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A0000012DE0E09381.jpg" manifest:media-type="image/jpeg"/>
  <manifest:file-entry manifest:full-path="Pictures/100000000000072E000004F4549785E0.jpg" manifest:media-type="image/jpeg"/>
  <manifest:file-entry manifest:full-path="Pictures/10000001000002BC000000F09F1E98F1.png" manifest:media-type="image/png"/>
  <manifest:file-entry manifest:full-path="Pictures/10000001000001D0000000FAB4360744.png" manifest:media-type="image/png"/>
  <manifest:file-entry manifest:full-path="Pictures/1000000100000266000000CCF159C772.png" manifest:media-type="image/png"/>
  <manifest:file-entry manifest:full-path="Pictures/100000000000027C0000006AB6E6D12E.jpg" manifest:media-type="image/jpeg"/>
  <manifest:file-entry manifest:full-path="Pictures/100000010000012C0000004D7EE7FD49.png" manifest:media-type="image/png"/>
  <manifest:file-entry manifest:full-path="Pictures/100000010000012C0000004B8D3482C1.png" manifest:media-type="image/png"/>
  <manifest:file-entry manifest:full-path="Pictures/1000000000000187000000948CDA5171.jpg" manifest:media-type="image/jpeg"/>
  <manifest:file-entry manifest:full-path="Pictures/10000000000001A2000001EFA58DF16D.jpg" manifest:media-type="image/jpeg"/>
  <manifest:file-entry manifest:full-path="Pictures/10000000000002A0000001184FB5F461.jpg" manifest:media-type="image/jpeg"/>
  <manifest:file-entry manifest:full-path="Pictures/10000000000000BD0000009B99601C16.jpg" manifest:media-type="image/jpeg"/>
  <manifest:file-entry manifest:full-path="Pictures/10000001000002E6000003006C00F571.png" manifest:media-type="image/png"/>
  <manifest:file-entry manifest:full-path="Pictures/1000000000000298000000DB262B5F89.jpg" manifest:media-type="image/jpeg"/>
  <manifest:file-entry manifest:full-path="Pictures/100000000000017E0000003CA1E0BEF9.jpg" manifest:media-type="image/jpeg"/>
  <manifest:file-entry manifest:full-path="Pictures/10000000000002440000003E9B9D60B7.jpg" manifest:media-type="image/jpeg"/>
  <manifest:file-entry manifest:full-path="Pictures/1000000000000295000000CC080799DA.jpg" manifest:media-type="image/jpeg"/>
  <manifest:file-entry manifest:full-path="Pictures/10000001000003420000015191BCB7E0.png" manifest:media-type="image/png"/>
  <manifest:file-entry manifest:full-path="Pictures/100000000000014B000000D087E36688.jpg" manifest:media-type="image/jpeg"/>
  <manifest:file-entry manifest:full-path="Pictures/1000000100000234000000F482642A34.png" manifest:media-type="image/png"/>
  <manifest:file-entry manifest:full-path="Pictures/1000000100000421000001D3EB40BC04.png" manifest:media-type="image/png"/>
  <manifest:file-entry manifest:full-path="Pictures/10000000000001DC000000C33BECE3EA.jpg" manifest:media-type="image/jpeg"/>
  <manifest:file-entry manifest:full-path="Pictures/10000000000001E1000000C80C4FFE45.jpg" manifest:media-type="image/jpeg"/>
  <manifest:file-entry manifest:full-path="Pictures/10000001000001680000016422FE00C9.png" manifest:media-type="image/png"/>
  <manifest:file-entry manifest:full-path="Pictures/100000010000006F0000009F8420996B.png" manifest:media-type="image/png"/>
  <manifest:file-entry manifest:full-path="Pictures/1000000100000400000001821A0910FB.png" manifest:media-type="image/png"/>
  <manifest:file-entry manifest:full-path="Pictures/10000001000001F200000163A5B4712D.png" manifest:media-type="image/png"/>
  <manifest:file-entry manifest:full-path="Pictures/10000001000001730000014059F26EEB.png" manifest:media-type="image/png"/>
  <manifest:file-entry manifest:full-path="Pictures/100000010000018A000000E155331B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Mono" svg:font-family="'Roboto Mono', monospac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pple-system" svg:font-family="apple-system, BlinkMacSystemFont, 'Segoe UI', Roboto, Oxygen, Ubuntu, Cantarell, 'Open Sans', 'Helvetica Neue', sans-serif"/>
    <style:font-face style:name="arial" svg:font-family="arial, sans-serif"/>
    <style:font-face style:name="inherit" svg:font-family="inherit"/>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officeooo:paragraph-rsid="002233c6"/>
    </style:style>
    <style:style style:name="P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style:line-height-at-least="0cm" fo:text-align="start" style:justify-single-word="false"/>
      <style:text-properties officeooo:paragraph-rsid="02149c3f"/>
    </style:style>
    <style:style style:name="P12" style:family="paragraph" style:parent-style-name="Standard">
      <style:paragraph-properties fo:text-align="start" style:justify-single-word="false"/>
      <style:text-properties officeooo:paragraph-rsid="01d42410"/>
    </style:style>
    <style:style style:name="P1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1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17" style:family="paragraph" style:parent-style-name="Standard">
      <style:paragraph-properties fo:text-align="start" style:justify-single-word="false"/>
      <style:text-properties fo:language="pt" fo:country="BR" officeooo:paragraph-rsid="01d42410"/>
    </style:style>
    <style:style style:name="P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1d42410"/>
    </style:style>
    <style:style style:name="P22" style:family="paragraph" style:parent-style-name="Standard">
      <style:paragraph-properties fo:text-align="center" style:justify-single-word="false"/>
      <style:text-properties fo:language="pt" fo:country="BR" officeooo:paragraph-rsid="01d42410"/>
    </style:style>
    <style:style style:name="P2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 style:family="paragraph" style:parent-style-name="Standard">
      <style:paragraph-properties fo:text-align="start" style:justify-single-word="false"/>
      <style:text-properties fo:language="pt" fo:country="BR" officeooo:paragraph-rsid="01e01678"/>
    </style:style>
    <style:style style:name="P26" style:family="paragraph" style:parent-style-name="Standard" style:list-style-name="L2">
      <style:paragraph-properties fo:text-align="start" style:justify-single-word="false"/>
      <style:text-properties fo:language="pt" fo:country="BR" officeooo:paragraph-rsid="01d42410"/>
    </style:style>
    <style:style style:name="P27" style:family="paragraph" style:parent-style-name="Standard" style:list-style-name="L3">
      <style:paragraph-properties fo:text-align="start" style:justify-single-word="false"/>
      <style:text-properties fo:language="pt" fo:country="BR" officeooo:paragraph-rsid="01d880af"/>
    </style:style>
    <style:style style:name="P28" style:family="paragraph" style:parent-style-name="Standard" style:list-style-name="L3">
      <style:paragraph-properties fo:text-align="start" style:justify-single-word="false"/>
      <style:text-properties fo:language="pt" fo:country="BR" officeooo:paragraph-rsid="01d5d0f1"/>
    </style:style>
    <style:style style:name="P29" style:family="paragraph" style:parent-style-name="Standard" style:list-style-name="L3">
      <style:paragraph-properties fo:text-align="start" style:justify-single-word="false"/>
      <style:text-properties fo:language="pt" fo:country="BR" officeooo:paragraph-rsid="01d71c5c"/>
    </style:style>
    <style:style style:name="P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language="pt" fo:country="BR" officeooo:rsid="01d5d0f1" officeooo:paragraph-rsid="01d880af"/>
    </style:style>
    <style:style style:name="P32" style:family="paragraph" style:parent-style-name="Standard" style:list-style-name="L3">
      <style:paragraph-properties fo:text-align="start" style:justify-single-word="false"/>
      <style:text-properties officeooo:rsid="01d880af" officeooo:paragraph-rsid="01d880af"/>
    </style:style>
    <style:style style:name="P33" style:family="paragraph" style:parent-style-name="Standard" style:list-style-name="L3">
      <style:paragraph-properties fo:text-align="start" style:justify-single-word="false"/>
      <style:text-properties officeooo:rsid="01da7a3d" officeooo:paragraph-rsid="01da7a3d"/>
    </style:style>
    <style:style style:name="P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36" style:family="paragraph" style:parent-style-name="Standard" style:list-style-name="L3">
      <style:paragraph-properties fo:text-align="start" style:justify-single-word="false"/>
      <style:text-properties fo:language="pt" fo:country="BR" officeooo:paragraph-rsid="01d42410"/>
    </style:style>
    <style:style style:name="P37" style:family="paragraph" style:parent-style-name="Standard" style:list-style-name="L3">
      <style:paragraph-properties fo:text-align="start" style:justify-single-word="false"/>
      <style:text-properties fo:language="pt" fo:country="BR" officeooo:paragraph-rsid="01dd5c95"/>
    </style:style>
    <style:style style:name="P38" style:family="paragraph" style:parent-style-name="Standard" style:list-style-name="L3">
      <style:paragraph-properties fo:text-align="start" style:justify-single-word="false"/>
      <style:text-properties officeooo:paragraph-rsid="01dd5c95"/>
    </style:style>
    <style:style style:name="P39" style:family="paragraph" style:parent-style-name="Standard" style:list-style-name="L3">
      <style:paragraph-properties fo:text-align="start" style:justify-single-word="false"/>
      <style:text-properties fo:language="pt" fo:country="BR" officeooo:paragraph-rsid="01de631c"/>
    </style:style>
    <style:style style:name="P40" style:family="paragraph" style:parent-style-name="Standard" style:list-style-name="L3">
      <style:paragraph-properties fo:text-align="start" style:justify-single-word="false"/>
      <style:text-properties fo:language="pt" fo:country="BR" officeooo:paragraph-rsid="01dbb72f"/>
    </style:style>
    <style:style style:name="P41" style:family="paragraph" style:parent-style-name="Standard" style:list-style-name="L3">
      <style:paragraph-properties fo:text-align="start" style:justify-single-word="false"/>
      <style:text-properties fo:language="pt" fo:country="BR" officeooo:rsid="01de631c" officeooo:paragraph-rsid="01dbb72f"/>
    </style:style>
    <style:style style:name="P42" style:family="paragraph" style:parent-style-name="Standard" style:list-style-name="L3">
      <style:paragraph-properties fo:text-align="start" style:justify-single-word="false"/>
      <style:text-properties fo:language="pt" fo:country="BR" officeooo:rsid="01de631c" officeooo:paragraph-rsid="01de631c"/>
    </style:style>
    <style:style style:name="P43" style:family="paragraph" style:parent-style-name="Standard" style:list-style-name="L3">
      <style:paragraph-properties fo:text-align="start" style:justify-single-word="false"/>
      <style:text-properties fo:language="pt" fo:country="BR" officeooo:paragraph-rsid="01d58264"/>
    </style:style>
    <style:style style:name="P44" style:family="paragraph" style:parent-style-name="Standard" style:list-style-name="L3">
      <style:paragraph-properties fo:text-align="start" style:justify-single-word="false"/>
      <style:text-properties fo:language="pt" fo:country="BR" officeooo:paragraph-rsid="01da7a3d"/>
    </style:style>
    <style:style style:name="P45" style:family="paragraph" style:parent-style-name="Standard" style:list-style-name="L2">
      <style:paragraph-properties fo:text-align="start" style:justify-single-word="false"/>
      <style:text-properties fo:language="pt" fo:country="BR" officeooo:paragraph-rsid="01d58264"/>
    </style:style>
    <style:style style:name="P4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language="pt" fo:country="BR" officeooo:paragraph-rsid="02277f72"/>
    </style:style>
    <style:style style:name="P59" style:family="paragraph" style:parent-style-name="Standard">
      <style:paragraph-properties fo:text-align="start" style:justify-single-word="false"/>
      <style:text-properties officeooo:paragraph-rsid="023fa018"/>
    </style:style>
    <style:style style:name="P60" style:family="paragraph" style:parent-style-name="Standard">
      <style:paragraph-properties fo:text-align="start" style:justify-single-word="false"/>
      <style:text-properties fo:language="pt" fo:country="BR" officeooo:paragraph-rsid="0011dbb3"/>
    </style:style>
    <style:style style:name="P61" style:family="paragraph" style:parent-style-name="Standard">
      <style:paragraph-properties fo:text-align="start" style:justify-single-word="false"/>
      <style:text-properties fo:language="pt" fo:country="BR" officeooo:paragraph-rsid="024198f0"/>
    </style:style>
    <style:style style:name="P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68" style:family="paragraph" style:parent-style-name="Standard" style:list-style-name="L4">
      <style:paragraph-properties fo:text-align="start" style:justify-single-word="false"/>
      <style:text-properties fo:language="pt" fo:country="BR" officeooo:paragraph-rsid="01ef50ab"/>
    </style:style>
    <style:style style:name="P69" style:family="paragraph" style:parent-style-name="Standard">
      <style:paragraph-properties fo:text-align="start" style:justify-single-word="false"/>
      <style:text-properties fo:language="pt" fo:country="BR" officeooo:paragraph-rsid="01ef50ab"/>
    </style:style>
    <style:style style:name="P70" style:family="paragraph" style:parent-style-name="Standard">
      <style:paragraph-properties fo:text-align="start" style:justify-single-word="false"/>
      <style:text-properties fo:language="pt" fo:country="BR" officeooo:paragraph-rsid="0211e3ab"/>
    </style:style>
    <style:style style:name="P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language="pt" fo:country="BR" officeooo:paragraph-rsid="0241530b"/>
    </style:style>
    <style:style style:name="P7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language="pt" fo:country="BR" officeooo:paragraph-rsid="024198f0"/>
    </style:style>
    <style:style style:name="P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language="pt" fo:country="BR" officeooo:paragraph-rsid="0340144e"/>
    </style:style>
    <style:style style:name="P78" style:family="paragraph" style:parent-style-name="Standard">
      <style:paragraph-properties fo:text-align="center" style:justify-single-word="false"/>
      <style:text-properties fo:language="pt" fo:country="BR" officeooo:paragraph-rsid="0241530b"/>
    </style:style>
    <style:style style:name="P79" style:family="paragraph" style:parent-style-name="Standard">
      <style:paragraph-properties fo:text-align="start" style:justify-single-word="false"/>
      <style:text-properties fo:language="pt" fo:country="BR" style:text-underline-style="none" officeooo:paragraph-rsid="024198f0"/>
    </style:style>
    <style:style style:name="P80" style:family="paragraph" style:parent-style-name="Standard">
      <style:paragraph-properties fo:text-align="center" style:justify-single-word="false"/>
      <style:text-properties fo:language="pt" fo:country="BR" officeooo:paragraph-rsid="024198f0"/>
    </style:style>
    <style:style style:name="P81" style:family="paragraph" style:parent-style-name="Standard">
      <style:text-properties fo:language="pt" fo:country="BR" officeooo:paragraph-rsid="024198f0"/>
    </style:style>
    <style:style style:name="P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88" style:family="paragraph" style:parent-style-name="Standard">
      <style:text-properties fo:language="pt" fo:country="BR" officeooo:paragraph-rsid="0353f805"/>
    </style:style>
    <style:style style:name="P89" style:family="paragraph" style:parent-style-name="Text_20_body">
      <style:paragraph-properties fo:margin-top="0cm" fo:margin-bottom="0cm" style:contextual-spacing="false"/>
      <style:text-properties officeooo:paragraph-rsid="0244731f"/>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9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1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10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1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1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112"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1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11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11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1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123"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4"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13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13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13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13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13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14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142" style:family="paragraph" style:parent-style-name="Standard">
      <style:paragraph-properties style:line-height-at-least="0cm"/>
      <style:text-properties fo:color="#cccccc" loext:opacity="100%" style:font-name="Consolas" fo:font-size="10.5pt" fo:language="pt" fo:country="BR" fo:font-weight="normal"/>
    </style:style>
    <style:style style:name="P14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1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14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146"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147"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1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14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1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171"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fo:language="pt" fo:country="BR" officeooo:rsid="001f959f" officeooo:paragraph-rsid="003aecb0"/>
    </style:style>
    <style:style style:name="P176" style:family="paragraph" style:parent-style-name="Standard" style:list-style-name="L8">
      <style:paragraph-properties fo:text-align="start" style:justify-single-word="false"/>
      <style:text-properties fo:language="pt" fo:country="BR" officeooo:paragraph-rsid="003c342f"/>
    </style:style>
    <style:style style:name="P1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17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82" style:family="paragraph" style:parent-style-name="Standard">
      <style:paragraph-properties fo:margin-left="0cm" fo:margin-right="-0.7cm" fo:text-align="start" style:justify-single-word="false" fo:text-indent="0cm" style:auto-text-indent="false"/>
      <style:text-properties officeooo:paragraph-rsid="00479dba"/>
    </style:style>
    <style:style style:name="P183" style:family="paragraph" style:parent-style-name="Standard">
      <style:paragraph-properties fo:margin-left="0cm" fo:margin-right="-0.7cm" fo:text-align="start" style:justify-single-word="false"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a52b8b" officeooo:paragraph-rsid="00479dba" style:font-size-asian="14pt" style:font-weight-asian="normal" style:font-size-complex="14pt" style:font-weight-complex="normal"/>
    </style:style>
    <style:style style:name="P184" style:family="paragraph" style:parent-style-name="Standard">
      <style:paragraph-properties fo:margin-left="0cm" fo:margin-right="-0.7cm" fo:text-align="start" style:justify-single-word="false" fo:text-indent="0cm" style:auto-text-indent="false"/>
      <style:text-properties officeooo:paragraph-rsid="03879950"/>
    </style:style>
    <style:style style:name="P185" style:family="paragraph" style:parent-style-name="Standard">
      <style:paragraph-properties fo:margin-left="0cm" fo:margin-right="-0.7cm" fo:text-align="center" style:justify-single-word="false" fo:text-indent="0cm" style:auto-text-indent="false"/>
      <style:text-properties officeooo:paragraph-rsid="03879950"/>
    </style:style>
    <style:style style:name="P186"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7"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9"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2"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3" style:family="paragraph" style:parent-style-name="Standard" style:list-style-name="L11">
      <loext:graphic-properties draw:fill="none"/>
      <style:paragraph-properties fo:background-color="transparent"/>
      <style:text-properties fo:language="pt" fo:country="BR" officeooo:paragraph-rsid="022f53c2"/>
    </style:style>
    <style:style style:name="P194"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6" style:family="paragraph" style:parent-style-name="Standard">
      <style:paragraph-properties style:line-height-at-least="0cm" fo:text-align="center" style:justify-single-word="false"/>
      <style:text-properties fo:color="#cccccc" loext:opacity="100%" fo:language="pt" fo:country="BR" fo:background-color="#1f1f1f"/>
    </style:style>
    <style:style style:name="P197"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198"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4" style:family="paragraph" style:parent-style-name="Standard">
      <style:paragraph-properties style:line-height-at-least="0cm"/>
      <style:text-properties fo:language="pt" fo:country="BR" officeooo:paragraph-rsid="022ccd20"/>
    </style:style>
    <style:style style:name="P205"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206" style:family="paragraph" style:parent-style-name="Standard">
      <style:paragraph-properties style:line-height-at-least="0cm"/>
      <style:text-properties fo:color="#d4d4d4" loext:opacity="100%" fo:language="pt" fo:country="BR" officeooo:paragraph-rsid="022ccd20" fo:background-color="#1e1e1e"/>
    </style:style>
    <style:style style:name="P2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217"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218"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2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221"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222"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223"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22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2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2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8"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229"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230"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231"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232"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233"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23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239"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2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2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244"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5"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24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272"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273"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274"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275"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6"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87"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28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9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9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00"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30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3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04"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30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30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0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0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30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310"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11"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1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31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14"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5"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6"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7"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8"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19"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2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1"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2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325"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2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8"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32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330"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33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332"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33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33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33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33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3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33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3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34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3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34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34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34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34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34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34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34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350"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35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35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53"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35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3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6"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357"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35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5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6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6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36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6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6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5"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3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6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7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7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7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4" style:family="paragraph" style:parent-style-name="Standard">
      <style:paragraph-properties style:line-height-at-least="0cm" fo:text-align="center" style:justify-single-word="false"/>
      <style:text-properties fo:language="pt" fo:country="BR" officeooo:paragraph-rsid="019863b6"/>
    </style:style>
    <style:style style:name="P37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37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77"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37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379" style:family="paragraph" style:parent-style-name="Standard">
      <style:paragraph-properties style:line-height-at-least="0.503cm"/>
      <style:text-properties fo:font-size="14pt" fo:language="pt" fo:country="BR" style:font-size-asian="14pt" style:font-size-complex="14pt"/>
    </style:style>
    <style:style style:name="P380"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8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82" style:family="paragraph" style:parent-style-name="Standard">
      <style:text-properties fo:language="pt" fo:country="BR" officeooo:paragraph-rsid="0249ae61"/>
    </style:style>
    <style:style style:name="P383"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384"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8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6" style:family="paragraph" style:parent-style-name="Standard">
      <style:paragraph-properties fo:text-align="start" style:justify-single-word="false"/>
      <style:text-properties fo:language="pt" fo:country="BR" officeooo:paragraph-rsid="0229565f"/>
    </style:style>
    <style:style style:name="P38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8" style:family="paragraph" style:parent-style-name="Standard">
      <style:paragraph-properties style:line-height-at-least="0cm" fo:text-align="start" style:justify-single-word="false"/>
      <style:text-properties fo:language="pt" fo:country="BR" officeooo:paragraph-rsid="0262fca5"/>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390"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9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395"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9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98"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39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400"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2" style:family="paragraph" style:parent-style-name="Standard">
      <style:paragraph-properties style:line-height-at-least="0cm" fo:text-align="center" style:justify-single-word="false"/>
      <style:text-properties fo:language="pt" fo:country="BR" officeooo:paragraph-rsid="027f6486"/>
    </style:style>
    <style:style style:name="P40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04"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5" style:family="paragraph" style:parent-style-name="Standard">
      <style:paragraph-properties style:line-height-at-least="0cm"/>
      <style:text-properties fo:color="#d4d4d4" loext:opacity="100%" fo:language="pt" fo:country="BR" officeooo:paragraph-rsid="026b8c27" fo:background-color="#1e1e1e"/>
    </style:style>
    <style:style style:name="P406"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407"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8" style:family="paragraph" style:parent-style-name="Text_20_body" style:list-style-name="L28">
      <style:paragraph-properties fo:margin-top="0cm" fo:margin-bottom="0cm" style:contextual-spacing="false" fo:line-height="100%"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9"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0"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41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bold" officeooo:paragraph-rsid="027f6486" style:text-blinking="false" fo:background-color="transparent"/>
    </style:style>
    <style:style style:name="P412" style:family="paragraph" style:parent-style-name="Text_20_body">
      <style:paragraph-properties fo:margin-left="0cm" fo:margin-right="0cm" fo:text-indent="0cm" style:auto-text-indent="false"/>
    </style:style>
    <style:style style:name="P41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4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15"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1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language="pt" fo:country="BR" officeooo:paragraph-rsid="026b8c27"/>
    </style:style>
    <style:style style:name="P4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0"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2"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423"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4"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4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3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31"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43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433"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434"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435"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436"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43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438"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439"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440" style:family="paragraph" style:parent-style-name="Text_20_body" style:list-style-name="L32">
      <style:paragraph-properties fo:break-before="page"/>
    </style:style>
    <style:style style:name="P441" style:family="paragraph" style:parent-style-name="Text_20_body" style:list-style-name="L35">
      <style:text-properties officeooo:paragraph-rsid="02917ec6"/>
    </style:style>
    <style:style style:name="P442" style:family="paragraph" style:parent-style-name="Text_20_body" style:list-style-name="L35">
      <style:text-properties officeooo:paragraph-rsid="03048d4b"/>
    </style:style>
    <style:style style:name="P443" style:family="paragraph" style:parent-style-name="Text_20_body" style:list-style-name="L35">
      <style:text-properties officeooo:paragraph-rsid="03062e7a"/>
    </style:style>
    <style:style style:name="P444" style:family="paragraph" style:parent-style-name="Text_20_body" style:list-style-name="L35">
      <style:text-properties officeooo:paragraph-rsid="032ab70b"/>
    </style:style>
    <style:style style:name="P445" style:family="paragraph" style:parent-style-name="Text_20_body">
      <style:paragraph-properties fo:margin-top="0cm" fo:margin-bottom="0cm" style:contextual-spacing="false"/>
      <style:text-properties fo:language="pt" fo:country="BR" officeooo:paragraph-rsid="030398ca"/>
    </style:style>
    <style:style style:name="P446" style:family="paragraph" style:parent-style-name="Heading_20_1" style:list-style-name=""/>
    <style:style style:name="P447" style:family="paragraph" style:parent-style-name="Heading_20_1">
      <style:paragraph-properties fo:break-before="page"/>
    </style:style>
    <style:style style:name="P448" style:family="paragraph" style:parent-style-name="Text_20_body">
      <style:paragraph-properties fo:margin-top="0cm" fo:margin-bottom="0cm" style:contextual-spacing="false"/>
      <style:text-properties fo:language="pt" fo:country="BR" officeooo:paragraph-rsid="03062e7a"/>
    </style:style>
    <style:style style:name="P449"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450"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451" style:family="paragraph" style:parent-style-name="Text_20_body">
      <style:paragraph-properties fo:margin-top="0cm" fo:margin-bottom="0cm" style:contextual-spacing="false"/>
      <style:text-properties fo:language="pt" fo:country="BR" officeooo:rsid="03117e5d" officeooo:paragraph-rsid="03117e5d"/>
    </style:style>
    <style:style style:name="P452" style:family="paragraph" style:parent-style-name="Heading_20_2" style:list-style-name="L36">
      <style:text-properties fo:color="#2a6099" loext:opacity="100%" fo:language="pt" fo:country="BR" officeooo:paragraph-rsid="03117e5d"/>
    </style:style>
    <style:style style:name="P453" style:family="paragraph" style:parent-style-name="Text_20_body">
      <style:paragraph-properties fo:margin-top="0cm" fo:margin-bottom="0cm" style:contextual-spacing="false"/>
      <style:text-properties officeooo:paragraph-rsid="03117e5d"/>
    </style:style>
    <style:style style:name="P454" style:family="paragraph" style:parent-style-name="Text_20_body" style:list-style-name="L35">
      <style:paragraph-properties fo:margin-top="0cm" fo:margin-bottom="0cm" style:contextual-spacing="false"/>
      <style:text-properties officeooo:paragraph-rsid="03117e5d"/>
    </style:style>
    <style:style style:name="P455"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456"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457" style:family="paragraph" style:parent-style-name="Text_20_body" style:list-style-name="L35">
      <style:paragraph-properties fo:margin-top="0cm" fo:margin-bottom="0.046cm" style:contextual-spacing="false"/>
      <style:text-properties officeooo:paragraph-rsid="03117e5d"/>
    </style:style>
    <style:style style:name="P458" style:family="paragraph" style:parent-style-name="Text_20_body">
      <style:paragraph-properties fo:margin-top="0cm" fo:margin-bottom="0.046cm" style:contextual-spacing="false"/>
      <style:text-properties officeooo:paragraph-rsid="03117e5d"/>
    </style:style>
    <style:style style:name="P459" style:family="paragraph" style:parent-style-name="Text_20_body">
      <style:text-properties officeooo:paragraph-rsid="03117e5d"/>
    </style:style>
    <style:style style:name="P460" style:family="paragraph" style:parent-style-name="Text_20_body" style:list-style-name="L37">
      <style:paragraph-properties fo:margin-top="0cm" fo:margin-bottom="0.046cm" style:contextual-spacing="false"/>
      <style:text-properties officeooo:paragraph-rsid="03117e5d"/>
    </style:style>
    <style:style style:name="P461" style:family="paragraph" style:parent-style-name="Text_20_body" style:list-style-name="L37">
      <style:paragraph-properties fo:margin-top="0cm" fo:margin-bottom="0.046cm" style:contextual-spacing="false"/>
      <style:text-properties officeooo:paragraph-rsid="031ad590"/>
    </style:style>
    <style:style style:name="P462" style:family="paragraph" style:parent-style-name="Text_20_body">
      <style:paragraph-properties fo:margin-top="0cm" fo:margin-bottom="0cm" style:contextual-spacing="false"/>
      <style:text-properties fo:language="pt" fo:country="BR" officeooo:paragraph-rsid="03117e5d"/>
    </style:style>
    <style:style style:name="P463" style:family="paragraph" style:parent-style-name="Text_20_body">
      <style:paragraph-properties fo:margin-top="0cm" fo:margin-bottom="0cm" style:contextual-spacing="false"/>
      <style:text-properties officeooo:paragraph-rsid="03217def"/>
    </style:style>
    <style:style style:name="P464" style:family="paragraph" style:parent-style-name="Text_20_body" style:list-style-name="L37">
      <style:paragraph-properties fo:margin-top="0cm" fo:margin-bottom="0.046cm" style:contextual-spacing="false"/>
      <style:text-properties officeooo:paragraph-rsid="03217def"/>
    </style:style>
    <style:style style:name="P465" style:family="paragraph" style:parent-style-name="Text_20_body">
      <style:paragraph-properties fo:margin-top="0cm" fo:margin-bottom="0cm" style:contextual-spacing="false"/>
      <style:text-properties fo:language="pt" fo:country="BR" officeooo:paragraph-rsid="03217def"/>
    </style:style>
    <style:style style:name="P466" style:family="paragraph" style:parent-style-name="Text_20_body">
      <style:paragraph-properties fo:margin-top="0cm" fo:margin-bottom="0.046cm" style:contextual-spacing="false" fo:break-before="page"/>
      <style:text-properties officeooo:paragraph-rsid="03217def"/>
    </style:style>
    <style:style style:name="P467" style:family="paragraph" style:parent-style-name="Text_20_body">
      <style:text-properties officeooo:paragraph-rsid="038431e7"/>
    </style:style>
    <style:style style:name="P468" style:family="paragraph" style:parent-style-name="Text_20_body">
      <style:text-properties fo:language="pt" fo:country="BR"/>
    </style:style>
    <style:style style:name="P469" style:family="paragraph" style:parent-style-name="Heading_20_2" style:list-style-name="L38">
      <style:paragraph-properties fo:break-before="page"/>
      <style:text-properties fo:color="#2a6099" loext:opacity="100%" fo:language="pt" fo:country="BR"/>
    </style:style>
    <style:style style:name="P470" style:family="paragraph" style:parent-style-name="Text_20_body">
      <style:paragraph-properties fo:margin-top="0cm" fo:margin-bottom="0cm" style:contextual-spacing="false"/>
      <style:text-properties officeooo:paragraph-rsid="02995347"/>
    </style:style>
    <style:style style:name="P471" style:family="paragraph" style:parent-style-name="Text_20_body" style:list-style-name="L35">
      <style:paragraph-properties fo:margin-top="0cm" fo:margin-bottom="0cm" style:contextual-spacing="false"/>
      <style:text-properties officeooo:paragraph-rsid="033bb0c3"/>
    </style:style>
    <style:style style:name="P472" style:family="paragraph" style:parent-style-name="Text_20_body" style:list-style-name="L35">
      <style:paragraph-properties fo:margin-top="0cm" fo:margin-bottom="0cm" style:contextual-spacing="false"/>
      <style:text-properties officeooo:paragraph-rsid="03397688"/>
    </style:style>
    <style:style style:name="P473" style:family="paragraph" style:parent-style-name="Text_20_body" style:list-style-name="L35"/>
    <style:style style:name="P474" style:family="paragraph" style:parent-style-name="Text_20_body" style:list-style-name="L35">
      <style:text-properties officeooo:paragraph-rsid="03300e75"/>
    </style:style>
    <style:style style:name="P475" style:family="paragraph" style:parent-style-name="Text_20_body">
      <style:paragraph-properties fo:margin-top="0cm" fo:margin-bottom="0cm" style:contextual-spacing="false"/>
      <style:text-properties officeooo:paragraph-rsid="031274ab"/>
    </style:style>
    <style:style style:name="P476" style:family="paragraph" style:parent-style-name="Text_20_body">
      <style:paragraph-properties fo:margin-top="0cm" fo:margin-bottom="0cm" style:contextual-spacing="false"/>
      <style:text-properties officeooo:paragraph-rsid="0329c1c1"/>
    </style:style>
    <style:style style:name="P477" style:family="paragraph" style:parent-style-name="Text_20_body">
      <style:paragraph-properties fo:margin-top="0cm" fo:margin-bottom="0cm" style:contextual-spacing="false"/>
      <style:text-properties officeooo:paragraph-rsid="032a72e7"/>
    </style:style>
    <style:style style:name="P478" style:family="paragraph" style:parent-style-name="Text_20_body">
      <style:paragraph-properties fo:margin-top="0cm" fo:margin-bottom="0cm" style:contextual-spacing="false"/>
      <style:text-properties officeooo:paragraph-rsid="02f3dffd"/>
    </style:style>
    <style:style style:name="P479" style:family="paragraph" style:parent-style-name="Text_20_body" style:list-style-name="L39">
      <style:paragraph-properties fo:line-height="120%"/>
      <style:text-properties officeooo:paragraph-rsid="032a72e7"/>
    </style:style>
    <style:style style:name="P480" style:family="paragraph" style:parent-style-name="Text_20_body">
      <style:paragraph-properties fo:line-height="120%"/>
      <style:text-properties officeooo:paragraph-rsid="032a72e7"/>
    </style:style>
    <style:style style:name="P481" style:family="paragraph" style:parent-style-name="Heading_20_1">
      <style:paragraph-properties fo:break-before="page"/>
      <style:text-properties officeooo:paragraph-rsid="0336964c"/>
    </style:style>
    <style:style style:name="P482" style:family="paragraph" style:parent-style-name="Text_20_body">
      <style:text-properties officeooo:paragraph-rsid="0336964c"/>
    </style:style>
    <style:style style:name="P483" style:family="paragraph" style:parent-style-name="Text_20_body">
      <style:text-properties officeooo:paragraph-rsid="0298d864"/>
    </style:style>
    <style:style style:name="P48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48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486" style:family="paragraph" style:parent-style-name="Heading_20_1">
      <style:paragraph-properties fo:text-align="center" style:justify-single-word="false" fo:break-before="page"/>
      <style:text-properties fo:color="#ff0000" loext:opacity="100%" fo:language="pt" fo:country="BR"/>
    </style:style>
    <style:style style:name="P4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88"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89"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9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91" style:family="paragraph" style:parent-style-name="Text_20_body">
      <style:paragraph-properties fo:margin-top="0cm" fo:margin-bottom="0cm" style:contextual-spacing="false" style:line-height-at-least="0cm"/>
      <style:text-properties officeooo:paragraph-rsid="03852f39"/>
    </style:style>
    <style:style style:name="P492" style:family="paragraph" style:parent-style-name="Text_20_body">
      <style:paragraph-properties fo:margin-top="0cm" fo:margin-bottom="0cm" style:contextual-spacing="false" style:line-height-at-least="0cm" fo:text-align="center" style:justify-single-word="false"/>
      <style:text-properties officeooo:paragraph-rsid="0387287b"/>
    </style:style>
    <style:style style:name="P493" style:family="paragraph" style:parent-style-name="Text_20_body">
      <style:paragraph-properties fo:margin-top="0cm" fo:margin-bottom="0cm" style:contextual-spacing="false"/>
      <style:text-properties officeooo:paragraph-rsid="03870e3b"/>
    </style:style>
    <style:style style:name="P494" style:family="paragraph" style:parent-style-name="Text_20_body" style:list-style-name="L40">
      <style:paragraph-properties fo:margin-top="0cm" fo:margin-bottom="0cm" style:contextual-spacing="false"/>
      <style:text-properties officeooo:paragraph-rsid="026f77c4"/>
    </style:style>
    <style:style style:name="P495" style:family="paragraph" style:parent-style-name="Text_20_body" style:list-style-name="L40">
      <style:text-properties officeooo:paragraph-rsid="026f77c4"/>
    </style:style>
    <style:style style:name="P496" style:family="paragraph" style:parent-style-name="Text_20_body">
      <style:text-properties officeooo:paragraph-rsid="026f77c4"/>
    </style:style>
    <style:style style:name="P497" style:family="paragraph" style:parent-style-name="Subtitle">
      <style:paragraph-properties fo:break-before="page"/>
      <style:text-properties fo:color="#c9211e" loext:opacity="100%" fo:language="pt" fo:country="BR" fo:font-weight="bold" style:font-weight-asian="bold" style:font-weight-complex="bold"/>
    </style:style>
    <style:style style:name="P498"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499"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00"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0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502"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503"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504"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0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07"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8"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09"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10"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11"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13"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14"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515"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1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7"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1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0"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2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2"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3" style:family="paragraph" style:parent-style-name="Standard">
      <style:paragraph-properties style:line-height-at-least="0cm"/>
      <style:text-properties fo:language="pt" fo:country="BR" officeooo:paragraph-rsid="02823b2c"/>
    </style:style>
    <style:style style:name="P524" style:family="paragraph" style:parent-style-name="Standard">
      <style:paragraph-properties style:line-height-at-least="0cm"/>
      <style:text-properties officeooo:paragraph-rsid="02823b2c"/>
    </style:style>
    <style:style style:name="P52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26"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27" style:family="paragraph" style:parent-style-name="Standard">
      <style:paragraph-properties style:line-height-at-least="0cm" fo:text-align="center" style:justify-single-word="false"/>
      <style:text-properties fo:language="pt" fo:country="BR" officeooo:paragraph-rsid="02823b2c"/>
    </style:style>
    <style:style style:name="P528"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30"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1"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2"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3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534"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35"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3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53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38"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539"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4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1"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42"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3"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544"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54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46" style:family="paragraph" style:parent-style-name="Heading_20_1">
      <style:paragraph-properties fo:text-align="center" style:justify-single-word="false"/>
      <style:text-properties fo:language="pt" fo:country="BR" officeooo:paragraph-rsid="0231e71c"/>
    </style:style>
    <style:style style:name="P547" style:family="paragraph" style:parent-style-name="Heading_20_1">
      <style:paragraph-properties fo:text-align="start" style:justify-single-word="false"/>
      <style:text-properties fo:language="pt" fo:country="BR" officeooo:paragraph-rsid="0231e71c"/>
    </style:style>
    <style:style style:name="P548"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49"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0"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552"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3"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4"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55"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556"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57" style:family="paragraph" style:parent-style-name="Text_20_body">
      <style:paragraph-properties style:line-height-at-least="0cm" fo:orphans="2" fo:widows="2"/>
      <style:text-properties fo:language="pt" fo:country="BR" officeooo:paragraph-rsid="01214ef5"/>
    </style:style>
    <style:style style:name="P558" style:family="paragraph" style:parent-style-name="Text_20_body">
      <style:paragraph-properties fo:margin-top="0cm" fo:margin-bottom="0cm" style:contextual-spacing="false" style:line-height-at-least="0cm" fo:orphans="2" fo:widows="2"/>
      <style:text-properties officeooo:paragraph-rsid="026e3778"/>
    </style:style>
    <style:style style:name="P559"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60" style:family="paragraph" style:parent-style-name="Standard">
      <style:paragraph-properties fo:line-height="100%"/>
      <style:text-properties fo:color="#cccccc" loext:opacity="100%" style:font-name="Consolas" fo:font-size="10.5pt" fo:font-weight="normal" fo:background-color="#1f1f1f"/>
    </style:style>
    <style:style style:name="P561" style:family="paragraph" style:parent-style-name="Text_20_body">
      <style:paragraph-properties style:line-height-at-least="0cm" fo:orphans="2" fo:widows="2"/>
      <style:text-properties fo:language="pt" fo:country="BR" officeooo:paragraph-rsid="026e3778"/>
    </style:style>
    <style:style style:name="P562"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563"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564"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5"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566"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567"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568"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569"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5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71" style:family="paragraph" style:parent-style-name="Text_20_body">
      <style:paragraph-properties fo:margin-top="0cm" fo:margin-bottom="0.247cm" style:contextual-spacing="false" fo:line-height="100%" fo:orphans="2" fo:widows="2"/>
      <style:text-properties officeooo:paragraph-rsid="02bad22f"/>
    </style:style>
    <style:style style:name="P572" style:family="paragraph" style:parent-style-name="Text_20_body">
      <style:paragraph-properties fo:margin-top="0.101cm" fo:margin-bottom="0.347cm" style:contextual-spacing="false" fo:line-height="100%" fo:orphans="2" fo:widows="2"/>
      <style:text-properties officeooo:paragraph-rsid="02bad22f"/>
    </style:style>
    <style:style style:name="P573"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74"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75"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576" style:family="paragraph" style:parent-style-name="Text_20_body">
      <style:paragraph-properties fo:line-height="100%" fo:orphans="2" fo:widows="2"/>
      <style:text-properties fo:language="pt" fo:country="BR" officeooo:paragraph-rsid="017501d9"/>
    </style:style>
    <style:style style:name="P577"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578"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7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8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81"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8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8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4" style:family="paragraph" style:parent-style-name="Standard">
      <style:paragraph-properties fo:line-height="100%" fo:orphans="2" fo:widows="2"/>
      <style:text-properties fo:language="pt" fo:country="BR" officeooo:paragraph-rsid="011fe7ff"/>
    </style:style>
    <style:style style:name="P585"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8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8"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89" style:family="paragraph" style:parent-style-name="Text_20_body">
      <style:paragraph-properties fo:margin-top="0.101cm" fo:margin-bottom="0.101cm" style:contextual-spacing="false"/>
    </style:style>
    <style:style style:name="P590" style:family="paragraph" style:parent-style-name="Text_20_body">
      <style:text-properties officeooo:paragraph-rsid="03823a2d"/>
    </style:style>
    <style:style style:name="P591" style:family="paragraph" style:parent-style-name="Standard">
      <style:paragraph-properties fo:line-height="100%" fo:orphans="2" fo:widows="2"/>
      <style:text-properties officeooo:paragraph-rsid="03823a2d"/>
    </style:style>
    <style:style style:name="P592"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4"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5"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6"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597" style:family="paragraph" style:parent-style-name="Text_20_body" style:list-style-name="L51">
      <style:paragraph-properties fo:orphans="2" fo:widows="2"/>
      <style:text-properties fo:language="pt" fo:country="BR" officeooo:paragraph-rsid="02ab13d2"/>
    </style:style>
    <style:style style:name="P598" style:family="paragraph" style:parent-style-name="Text_20_body" style:list-style-name="L51">
      <style:paragraph-properties fo:orphans="2" fo:widows="2"/>
      <style:text-properties officeooo:paragraph-rsid="02ab13d2"/>
    </style:style>
    <style:style style:name="P599" style:family="paragraph" style:parent-style-name="Text_20_body" style:list-style-name="L51">
      <style:paragraph-properties fo:orphans="2" fo:widows="2"/>
      <style:text-properties officeooo:paragraph-rsid="02c9dcec"/>
    </style:style>
    <style:style style:name="P600" style:family="paragraph" style:parent-style-name="Text_20_body">
      <style:paragraph-properties fo:text-align="center" style:justify-single-word="false" fo:orphans="2" fo:widows="2"/>
      <style:text-properties fo:language="pt" fo:country="BR" officeooo:paragraph-rsid="02ab13d2"/>
    </style:style>
    <style:style style:name="P601"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02" style:family="paragraph" style:parent-style-name="Text_20_body" style:list-style-name="L51">
      <style:paragraph-properties fo:orphans="2" fo:widows="2"/>
      <style:text-properties officeooo:rsid="02a7a468" officeooo:paragraph-rsid="02ab13d2"/>
    </style:style>
    <style:style style:name="P603"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04"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6"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7"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609" style:family="paragraph" style:parent-style-name="Standard">
      <style:paragraph-properties fo:line-height="100%" fo:orphans="2" fo:widows="2"/>
      <style:text-properties fo:language="pt" fo:country="BR" officeooo:paragraph-rsid="02c48aae"/>
    </style:style>
    <style:style style:name="P610"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11" style:family="paragraph" style:parent-style-name="Standard" style:list-style-name="L52">
      <style:text-properties fo:language="pt" fo:country="BR"/>
    </style:style>
    <style:style style:name="P612"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613"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614" style:family="paragraph" style:parent-style-name="Standard" style:list-style-name="L52">
      <style:paragraph-properties fo:line-height="100%" fo:orphans="2" fo:widows="2"/>
      <style:text-properties fo:language="pt" fo:country="BR" officeooo:paragraph-rsid="02c89ccd"/>
    </style:style>
    <style:style style:name="P615"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6"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618" style:family="paragraph" style:parent-style-name="Standard">
      <style:paragraph-properties fo:line-height="100%" fo:orphans="2" fo:widows="2"/>
      <style:text-properties fo:language="pt" fo:country="BR" fo:font-weight="normal" officeooo:paragraph-rsid="02ab13d2"/>
    </style:style>
    <style:style style:name="P619" style:family="paragraph" style:parent-style-name="Standard" style:list-style-name="L53">
      <style:paragraph-properties fo:line-height="100%" fo:orphans="2" fo:widows="2"/>
      <style:text-properties fo:language="pt" fo:country="BR" officeooo:paragraph-rsid="02ab13d2"/>
    </style:style>
    <style:style style:name="P62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62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22"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23"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4"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5" style:family="paragraph" style:parent-style-name="Text_20_body" style:list-style-name="L54">
      <style:paragraph-properties fo:line-height="100%"/>
    </style:style>
    <style:style style:name="P626" style:family="paragraph" style:parent-style-name="Preformatted_20_Text" style:list-style-name="L54">
      <style:paragraph-properties fo:line-height="100%"/>
      <style:text-properties officeooo:paragraph-rsid="02ce9872"/>
    </style:style>
    <style:style style:name="P627" style:family="paragraph" style:parent-style-name="Preformatted_20_Text">
      <style:text-properties fo:language="pt" fo:country="BR" officeooo:paragraph-rsid="02ce9872"/>
    </style:style>
    <style:style style:name="P628"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9" style:family="paragraph" style:parent-style-name="Preformatted_20_Text">
      <style:text-properties fo:language="pt" fo:country="BR" officeooo:rsid="02d04d35" officeooo:paragraph-rsid="02d04d35"/>
    </style:style>
    <style:style style:name="P630" style:family="paragraph" style:parent-style-name="Preformatted_20_Text" style:list-style-name="L55">
      <style:text-properties fo:language="pt" fo:country="BR" officeooo:paragraph-rsid="02d04d35"/>
    </style:style>
    <style:style style:name="P631" style:family="paragraph" style:parent-style-name="Preformatted_20_Text" style:list-style-name="L55">
      <style:text-properties fo:language="pt" fo:country="BR" officeooo:rsid="02d04d35" officeooo:paragraph-rsid="02d04d35"/>
    </style:style>
    <style:style style:name="P632"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3"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634" style:family="paragraph" style:parent-style-name="Text_20_body">
      <style:paragraph-properties fo:margin-top="0cm" fo:margin-bottom="0cm" style:contextual-spacing="false" fo:line-height="100%"/>
      <style:text-properties officeooo:paragraph-rsid="02dad38b"/>
    </style:style>
    <style:style style:name="P635" style:family="paragraph" style:parent-style-name="Text_20_body" style:list-style-name="L56">
      <style:paragraph-properties fo:margin-top="0cm" fo:margin-bottom="0cm" style:contextual-spacing="false" fo:line-height="100%"/>
      <style:text-properties officeooo:paragraph-rsid="02dad38b"/>
    </style:style>
    <style:style style:name="P636" style:family="paragraph" style:parent-style-name="Text_20_body" style:list-style-name="L56">
      <style:paragraph-properties fo:margin-top="0cm" fo:margin-bottom="0cm" style:contextual-spacing="false" fo:line-height="100%"/>
      <style:text-properties officeooo:paragraph-rsid="02e4a689"/>
    </style:style>
    <style:style style:name="P637" style:family="paragraph" style:parent-style-name="Text_20_body">
      <style:paragraph-properties fo:margin-top="0cm" fo:margin-bottom="0cm" style:contextual-spacing="false" fo:line-height="100%"/>
      <style:text-properties officeooo:paragraph-rsid="02de98dc"/>
    </style:style>
    <style:style style:name="P638" style:family="paragraph" style:parent-style-name="Text_20_body">
      <style:paragraph-properties fo:margin-top="0cm" fo:margin-bottom="0cm" style:contextual-spacing="false" fo:line-height="100%"/>
      <style:text-properties officeooo:paragraph-rsid="027db3e5"/>
    </style:style>
    <style:style style:name="P639" style:family="paragraph" style:parent-style-name="Text_20_body">
      <style:paragraph-properties fo:margin-top="0cm" fo:margin-bottom="0cm" style:contextual-spacing="false" fo:line-height="100%"/>
      <style:text-properties officeooo:paragraph-rsid="02e104dd"/>
    </style:style>
    <style:style style:name="P640" style:family="paragraph" style:parent-style-name="Text_20_body" style:list-style-name="L57">
      <style:paragraph-properties fo:margin-top="0cm" fo:margin-bottom="0cm" style:contextual-spacing="false" fo:line-height="100%"/>
      <style:text-properties officeooo:paragraph-rsid="02e104dd"/>
    </style:style>
    <style:style style:name="P641" style:family="paragraph" style:parent-style-name="Text_20_body" style:list-style-name="L57">
      <style:paragraph-properties fo:margin-top="0cm" fo:margin-bottom="0cm" style:contextual-spacing="false" fo:line-height="100%"/>
      <style:text-properties officeooo:paragraph-rsid="02e18e86"/>
    </style:style>
    <style:style style:name="P642" style:family="paragraph" style:parent-style-name="Text_20_body" style:list-style-name="L57">
      <style:paragraph-properties fo:margin-top="0cm" fo:margin-bottom="0cm" style:contextual-spacing="false" fo:line-height="100%"/>
      <style:text-properties officeooo:paragraph-rsid="02e3798c"/>
    </style:style>
    <style:style style:name="P643" style:family="paragraph" style:parent-style-name="Text_20_body">
      <style:paragraph-properties fo:margin-top="0cm" fo:margin-bottom="0cm" style:contextual-spacing="false"/>
      <style:text-properties officeooo:paragraph-rsid="02e104dd"/>
    </style:style>
    <style:style style:name="P644" style:family="paragraph" style:parent-style-name="Text_20_body">
      <style:paragraph-properties fo:line-height="100%"/>
      <style:text-properties officeooo:paragraph-rsid="02e91537"/>
    </style:style>
    <style:style style:name="P645" style:family="paragraph" style:parent-style-name="Standard">
      <style:paragraph-properties fo:line-height="100%" fo:text-align="center" style:justify-single-word="false"/>
      <style:text-properties officeooo:paragraph-rsid="02e91537"/>
    </style:style>
    <style:style style:name="P646" style:family="paragraph" style:parent-style-name="Standard">
      <style:paragraph-properties fo:break-before="page"/>
      <style:text-properties officeooo:paragraph-rsid="02ee98ba"/>
    </style:style>
    <style:style style:name="P647" style:family="paragraph" style:parent-style-name="Standard">
      <style:text-properties officeooo:paragraph-rsid="02ee98ba"/>
    </style:style>
    <style:style style:name="P648" style:family="paragraph" style:parent-style-name="Standard">
      <style:text-properties officeooo:paragraph-rsid="02effb30"/>
    </style:style>
    <style:style style:name="P649" style:family="paragraph" style:parent-style-name="Standard">
      <style:text-properties fo:font-size="14pt" fo:language="pt" fo:country="BR" officeooo:paragraph-rsid="02effb30" style:font-size-asian="14pt" style:font-size-complex="14pt"/>
    </style:style>
    <style:style style:name="P650"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51"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52"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53"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54"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55"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6"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7"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658"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659"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66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66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66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66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66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5"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6"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6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668"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66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670"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671"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672"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7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67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7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676"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67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678" style:family="paragraph" style:parent-style-name="Standard">
      <style:paragraph-properties style:line-height-at-least="0cm" fo:text-align="center" style:justify-single-word="false"/>
      <style:text-properties fo:color="#cccccc" loext:opacity="100%" fo:language="pt" fo:country="BR" fo:background-color="#111111"/>
    </style:style>
    <style:style style:name="P67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68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681"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682" style:family="paragraph" style:parent-style-name="Standard">
      <loext:graphic-properties draw:fill="none"/>
      <style:paragraph-properties style:line-height-at-least="0cm" fo:text-align="start" style:justify-single-word="false" fo:background-color="transparent"/>
      <style:text-properties fo:language="pt" fo:country="BR" officeooo:rsid="038ac1c2" officeooo:paragraph-rsid="038ac1c2"/>
    </style:style>
    <style:style style:name="P683" style:family="paragraph" style:parent-style-name="Standard">
      <style:paragraph-properties fo:margin-left="0cm" fo:margin-right="0cm" style:line-height-at-least="0cm" fo:text-align="center" style:justify-single-word="false" fo:text-indent="0cm" style:auto-text-indent="false"/>
      <style:text-properties fo:color="#cccccc" loext:opacity="100%" officeooo:paragraph-rsid="038ac1c2" fo:background-color="#1f1f1f"/>
    </style:style>
    <style:style style:name="P684" style:family="paragraph" style:parent-style-name="Standard">
      <style:paragraph-properties fo:margin-left="0cm" fo:margin-right="0cm" style:line-height-at-least="0cm" fo:text-align="center" style:justify-single-word="false" fo:text-indent="0cm" style:auto-text-indent="false"/>
    </style:style>
    <style:style style:name="P685"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officeooo:paragraph-rsid="038ac1c2" fo:background-color="#1f1f1f"/>
    </style:style>
    <style:style style:name="P686" style:family="paragraph" style:parent-style-name="Standard">
      <style:paragraph-properties fo:margin-left="0cm" fo:margin-right="0cm" style:line-height-at-least="0cm" fo:text-align="center" style:justify-single-word="false" fo:text-indent="0cm" style:auto-text-indent="false"/>
      <style:text-properties officeooo:paragraph-rsid="038ac1c2"/>
    </style:style>
    <style:style style:name="P687" style:family="paragraph" style:parent-style-name="Standard">
      <style:paragraph-properties fo:margin-left="0cm" fo:margin-right="0cm" style:line-height-at-least="0cm" fo:text-indent="0cm" style:auto-text-indent="false"/>
      <style:text-properties fo:color="#cccccc" loext:opacity="100%" style:font-name="Consolas" fo:font-size="10.5pt" fo:font-weight="normal" officeooo:paragraph-rsid="038ac1c2" fo:background-color="#1f1f1f"/>
    </style:style>
    <style:style style:name="P688"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8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90"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691"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92"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93" style:family="paragraph" style:parent-style-name="Standard" style:list-style-name="L61">
      <style:text-properties fo:language="pt" fo:country="BR"/>
    </style:style>
    <style:style style:name="P694"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5"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96" style:family="paragraph" style:parent-style-name="Standard" style:list-style-name="L61">
      <style:paragraph-properties fo:margin-top="0.201cm" fo:margin-bottom="0.201cm" style:contextual-spacing="false"/>
      <style:text-properties fo:language="pt" fo:country="BR" officeooo:paragraph-rsid="02a05ebf"/>
    </style:style>
    <style:style style:name="P697" style:family="paragraph" style:parent-style-name="Standard" style:list-style-name="L61">
      <style:paragraph-properties fo:margin-top="0.201cm" fo:margin-bottom="0.201cm" style:contextual-spacing="false"/>
      <style:text-properties fo:language="pt" fo:country="BR" officeooo:paragraph-rsid="02a14429"/>
    </style:style>
    <style:style style:name="P698" style:family="paragraph" style:parent-style-name="Standard" style:list-style-name="L61">
      <style:text-properties fo:language="pt" fo:country="BR" officeooo:paragraph-rsid="02a14429"/>
    </style:style>
    <style:style style:name="P69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700" style:family="paragraph" style:parent-style-name="Standard">
      <style:text-properties fo:language="pt" fo:country="BR" officeooo:paragraph-rsid="02d4a24c"/>
    </style:style>
    <style:style style:name="P701"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3"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4"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70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708"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709" style:family="paragraph" style:parent-style-name="Standard" style:list-style-name="L64">
      <style:paragraph-properties fo:margin-top="0cm" fo:margin-bottom="0cm" style:contextual-spacing="false" fo:line-height="115%"/>
      <style:text-properties officeooo:paragraph-rsid="02a26a78"/>
    </style:style>
    <style:style style:name="P710" style:family="paragraph" style:parent-style-name="Standard" style:list-style-name="L64">
      <style:paragraph-properties fo:line-height="115%"/>
      <style:text-properties fo:font-size="14pt" fo:language="pt" fo:country="BR" style:font-size-asian="14pt" style:font-size-complex="14pt"/>
    </style:style>
    <style:style style:name="P711" style:family="paragraph" style:parent-style-name="Standard" style:list-style-name="L64">
      <style:paragraph-properties fo:line-height="115%"/>
      <style:text-properties fo:language="pt" fo:country="BR"/>
    </style:style>
    <style:style style:name="P71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71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71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715"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716"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717"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718" style:family="paragraph" style:parent-style-name="Text_20_body">
      <style:paragraph-properties fo:margin-left="0cm" fo:margin-right="-1cm" fo:margin-top="0cm" fo:margin-bottom="0cm" style:contextual-spacing="false" fo:line-height="100%" fo:text-align="center" style:justify-single-word="false" fo:text-indent="0cm" style:auto-text-indent="false" fo:break-before="page"/>
      <style:text-properties officeooo:paragraph-rsid="038a842e"/>
    </style:style>
    <style:style style:name="P719"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officeooo:paragraph-rsid="02c0db35"/>
    </style:style>
    <style:style style:name="P720" style:family="paragraph" style:parent-style-name="Text_20_body">
      <style:paragraph-properties fo:margin-left="0cm" fo:margin-right="-1cm" fo:line-height="100%" fo:text-align="start" style:justify-single-word="false" fo:text-indent="0cm" style:auto-text-indent="false"/>
      <style:text-properties officeooo:paragraph-rsid="02c0db35"/>
    </style:style>
    <style:style style:name="P721" style:family="paragraph" style:parent-style-name="Text_20_body">
      <style:paragraph-properties fo:margin-left="0cm" fo:margin-right="-1cm"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2" style:family="paragraph" style:parent-style-name="Text_20_body" style:list-style-name="L65">
      <style:paragraph-properties fo:margin-left="0cm" fo:margin-right="-1cm" fo:margin-top="0.101cm" fo:margin-bottom="0.146cm" style:contextual-spacing="false" fo:line-height="100%" fo:text-align="start" style:justify-single-word="false" fo:text-indent="0cm" style:auto-text-indent="false"/>
      <style:text-properties officeooo:paragraph-rsid="02c0db35"/>
    </style:style>
    <style:style style:name="P723" style:family="paragraph" style:parent-style-name="Text_20_body" style:list-style-name="L65">
      <style:paragraph-properties fo:margin-left="0cm" fo:margin-right="-1cm" fo:line-height="100%" fo:text-align="start" style:justify-single-word="false" fo:text-indent="0cm" style:auto-text-indent="false"/>
      <style:text-properties officeooo:paragraph-rsid="02c0db35"/>
    </style:style>
    <style:style style:name="P724" style:family="paragraph" style:parent-style-name="Text_20_body" style:list-style-name="L66">
      <style:paragraph-properties fo:margin-left="0cm" fo:margin-right="-1cm" fo:line-height="100%" fo:text-align="start" style:justify-single-word="false" fo:text-indent="0cm" style:auto-text-indent="false"/>
      <style:text-properties officeooo:paragraph-rsid="02c0db35"/>
    </style:style>
    <style:style style:name="P725"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6" style:family="paragraph" style:parent-style-name="Text_20_body">
      <style:paragraph-properties fo:margin-left="0cm" fo:margin-right="-1cm" fo:line-height="100%" fo:text-align="start" style:justify-single-word="false" fo:text-indent="0cm" style:auto-text-indent="false"/>
      <style:text-properties officeooo:paragraph-rsid="038a842e"/>
    </style:style>
    <style:style style:name="P727" style:family="paragraph" style:parent-style-name="Text_20_body">
      <style:paragraph-properties fo:margin-left="0cm" fo:margin-right="-1cm" fo:line-height="100%" fo:text-align="center" style:justify-single-word="false" fo:text-indent="0cm" style:auto-text-indent="false"/>
      <style:text-properties officeooo:paragraph-rsid="038a842e"/>
    </style:style>
    <style:style style:name="P728" style:family="paragraph" style:parent-style-name="Standard">
      <loext:graphic-properties draw:fill="none"/>
      <style:paragraph-properties style:line-height-at-least="0cm" fo:text-align="center" style:justify-single-word="false" fo:background-color="transparent"/>
      <style:text-properties officeooo:paragraph-rsid="038a842e"/>
    </style:style>
    <style:style style:name="P729"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38a842e"/>
    </style:style>
    <style:style style:name="P730"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rsid="03891223" officeooo:paragraph-rsid="038a842e"/>
    </style:style>
    <style:style style:name="P731"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732" style:family="paragraph" style:parent-style-name="Text_20_body">
      <style:paragraph-properties style:line-height-at-least="0cm"/>
      <style:text-properties officeooo:paragraph-rsid="02294769"/>
    </style:style>
    <style:style style:name="P733" style:family="paragraph" style:parent-style-name="Text_20_body" style:list-style-name="L67">
      <style:paragraph-properties fo:margin-top="0cm" fo:margin-bottom="0cm" style:contextual-spacing="false" style:line-height-at-least="0cm"/>
      <style:text-properties officeooo:paragraph-rsid="02294769"/>
    </style:style>
    <style:style style:name="P734" style:family="paragraph" style:parent-style-name="Heading_20_3" style:list-style-name="L67">
      <style:paragraph-properties fo:margin-top="0cm" fo:margin-bottom="0cm" style:contextual-spacing="false" style:line-height-at-least="0cm"/>
      <style:text-properties officeooo:paragraph-rsid="02294769"/>
    </style:style>
    <style:style style:name="P735" style:family="paragraph" style:parent-style-name="Text_20_body">
      <style:paragraph-properties fo:margin-top="0cm" fo:margin-bottom="0cm" style:contextual-spacing="false" style:line-height-at-least="0cm"/>
      <style:text-properties officeooo:paragraph-rsid="02294769"/>
    </style:style>
    <style:style style:name="P73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737" style:family="paragraph" style:parent-style-name="Standard" style:list-style-name="L68">
      <loext:graphic-properties draw:fill="none"/>
      <style:paragraph-properties style:line-height-at-least="0cm" fo:text-align="start" style:justify-single-word="false" fo:background-color="transparent"/>
      <style:text-properties fo:language="pt" fo:country="BR" officeooo:paragraph-rsid="02294769"/>
    </style:style>
    <style:style style:name="P738"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739"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0" style:family="paragraph" style:parent-style-name="Text_20_body">
      <style:paragraph-properties style:line-height-at-least="0cm" fo:text-align="start" style:justify-single-word="false"/>
      <style:text-properties fo:language="pt" fo:country="BR" officeooo:paragraph-rsid="02294769"/>
    </style:style>
    <style:style style:name="P741"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2"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74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74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745" style:family="paragraph" style:parent-style-name="Standard">
      <style:paragraph-properties fo:text-align="start" style:justify-single-word="false"/>
      <style:text-properties fo:language="pt" fo:country="BR" officeooo:paragraph-rsid="0351eb13"/>
    </style:style>
    <style:style style:name="P746" style:family="paragraph" style:parent-style-name="Standard">
      <style:paragraph-properties fo:text-align="center" style:justify-single-word="false"/>
      <style:text-properties fo:language="pt" fo:country="BR" officeooo:paragraph-rsid="0351eb13"/>
    </style:style>
    <style:style style:name="P7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7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7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7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753"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54"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55" style:family="paragraph" style:parent-style-name="Text_20_body">
      <loext:graphic-properties draw:fill="none"/>
      <style:paragraph-properties fo:text-align="start" style:justify-single-word="false" fo:background-color="transparent"/>
      <style:text-properties officeooo:paragraph-rsid="03762acd"/>
    </style:style>
    <style:style style:name="P756"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757"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758"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59" style:family="paragraph" style:parent-style-name="Text_20_body" style:list-style-name="L69">
      <style:paragraph-properties fo:margin-top="0cm" fo:margin-bottom="0cm" style:contextual-spacing="false" fo:line-height="100%"/>
    </style:style>
    <style:style style:name="P760" style:family="paragraph" style:parent-style-name="Text_20_body" style:list-style-name="L70">
      <style:paragraph-properties fo:margin-top="0cm" fo:margin-bottom="0cm" style:contextual-spacing="false" fo:line-height="100%"/>
    </style:style>
    <style:style style:name="P761" style:family="paragraph" style:parent-style-name="Text_20_body">
      <style:paragraph-properties fo:margin-top="0cm" fo:margin-bottom="0cm" style:contextual-spacing="false" fo:line-height="100%"/>
    </style:style>
    <style:style style:name="P762" style:family="paragraph" style:parent-style-name="Text_20_body" style:list-style-name="L71">
      <style:paragraph-properties fo:margin-top="0cm" fo:margin-bottom="0cm" style:contextual-spacing="false" fo:line-height="100%"/>
    </style:style>
    <style:style style:name="P763"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4"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7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766"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767" style:family="paragraph" style:parent-style-name="Text_20_body" style:list-style-name="L72">
      <style:text-properties officeooo:paragraph-rsid="022ccd20"/>
    </style:style>
    <style:style style:name="T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 style:family="text">
      <style:text-properties fo:font-size="14pt" fo:language="pt" fo:country="BR" style:font-size-asian="12.25pt" style:font-size-complex="14pt"/>
    </style:style>
    <style:style style:name="T4" style:family="text">
      <style:text-properties fo:color="#000000" loext:opacity="100%" style:font-name="Microsoft Sans Serif1" fo:font-size="14pt" officeooo:rsid="002233c6" style:font-size-asian="14pt" style:font-size-complex="14pt"/>
    </style:style>
    <style:style style:name="T5" style:family="text">
      <style:text-properties fo:color="#000000" loext:opacity="100%" style:font-name="Microsoft Sans Serif1" fo:font-size="14pt" officeooo:rsid="00c5cce9" style:font-size-asian="14pt" style:font-size-complex="14pt"/>
    </style:style>
    <style:style style:name="T6" style:family="text">
      <style:text-properties fo:color="#000000" loext:opacity="100%" style:font-name="Microsoft Sans Serif1" fo:font-size="14pt" officeooo:rsid="009d35f9" style:font-size-asian="14pt" style:font-size-complex="14pt"/>
    </style:style>
    <style:style style:name="T7" style:family="text">
      <style:text-properties fo:color="#000000" loext:opacity="100%" style:font-name="Microsoft Sans Serif1" fo:font-size="14pt" officeooo:rsid="0023ce6e" style:font-size-asian="14pt" style:font-size-complex="14pt"/>
    </style:style>
    <style:style style:name="T8" style:family="text">
      <style:text-properties fo:font-weight="bold" style:font-weight-asian="bold" style:font-weight-complex="bold"/>
    </style:style>
    <style:style style:name="T9" style:family="text">
      <style:text-properties officeooo:rsid="00b57eee"/>
    </style:style>
    <style:style style:name="T10" style:family="text">
      <style:text-properties officeooo:rsid="00072123"/>
    </style:style>
    <style:style style:name="T11" style:family="text">
      <style:text-properties fo:font-weight="bold" officeooo:rsid="00b57eee" style:font-weight-asian="bold" style:font-weight-complex="bold"/>
    </style:style>
    <style:style style:name="T12" style:family="text">
      <style:text-properties officeooo:rsid="00067250"/>
    </style:style>
    <style:style style:name="T13" style:family="text">
      <style:text-properties fo:font-weight="bold" officeooo:rsid="00067250" style:font-weight-asian="bold" style:font-weight-complex="bold"/>
    </style:style>
    <style:style style:name="T14" style:family="text">
      <style:text-properties officeooo:rsid="009d35f9"/>
    </style:style>
    <style:style style:name="T15" style:family="text">
      <style:text-properties officeooo:rsid="00c5cce9"/>
    </style:style>
    <style:style style:name="T16" style:family="text">
      <style:text-properties style:font-name="Microsoft Sans Serif1" fo:font-size="14pt" officeooo:rsid="00067250" style:font-size-asian="14pt" style:font-size-complex="14pt"/>
    </style:style>
    <style:style style:name="T17" style:family="text">
      <style:text-properties style:font-name="Microsoft Sans Serif1" fo:font-size="14pt" officeooo:rsid="01f9feb0" style:font-size-asian="14pt" style:font-size-complex="14pt"/>
    </style:style>
    <style:style style:name="T18" style:family="text">
      <style:text-properties style:font-name="Microsoft Sans Serif1" fo:font-size="14pt" officeooo:rsid="009d35f9" style:font-size-asian="14pt" style:font-size-complex="14pt"/>
    </style:style>
    <style:style style:name="T19" style:family="text">
      <style:text-properties style:font-name="Microsoft Sans Serif1" fo:font-size="14pt" fo:font-weight="bold" officeooo:rsid="00067250" style:font-size-asian="14pt" style:font-weight-asian="bold" style:font-size-complex="14pt" style:font-weight-complex="bold"/>
    </style:style>
    <style:style style:name="T20" style:family="text">
      <style:text-properties style:font-name="Microsoft Sans Serif1" fo:font-size="14pt" fo:font-weight="normal" officeooo:rsid="00067250" style:font-size-asian="14pt" style:font-weight-asian="normal" style:font-size-complex="14pt" style:font-weight-complex="normal"/>
    </style:style>
    <style:style style:name="T21" style:family="text">
      <style:text-properties style:font-name="Microsoft Sans Serif1" fo:font-size="14pt" fo:font-weight="normal" officeooo:rsid="02277f72" style:font-size-asian="14pt" style:font-weight-asian="normal" style:font-size-complex="14pt" style:font-weight-complex="normal"/>
    </style:style>
    <style:style style:name="T22" style:family="text">
      <style:text-properties style:font-name="Microsoft Sans Serif1" fo:font-size="14pt" fo:font-weight="normal" officeooo:rsid="01f9feb0" style:font-size-asian="14pt" style:font-weight-asian="normal" style:font-size-complex="14pt" style:font-weight-complex="normal"/>
    </style:style>
    <style:style style:name="T23" style:family="text">
      <style:text-properties style:font-name="Microsoft Sans Serif1" fo:font-size="14pt" officeooo:rsid="00b57eee" style:font-size-asian="14pt" style:font-size-complex="14pt"/>
    </style:style>
    <style:style style:name="T24" style:family="text">
      <style:text-properties style:font-name="Microsoft Sans Serif1" fo:font-size="14pt" fo:font-weight="bold" officeooo:rsid="01f9feb0" style:font-size-asian="14pt" style:font-weight-asian="bold" style:font-size-complex="14pt" style:font-weight-complex="bold"/>
    </style:style>
    <style:style style:name="T25" style:family="text">
      <style:text-properties style:font-name="Microsoft Sans Serif1" fo:font-size="14pt" fo:language="pt" fo:country="BR" officeooo:rsid="00067250" style:font-size-asian="14pt" style:font-size-complex="14pt"/>
    </style:style>
    <style:style style:name="T26" style:family="text">
      <style:text-properties fo:language="pt" fo:country="BR"/>
    </style:style>
    <style:style style:name="T27" style:family="text">
      <style:text-properties style:font-name="Microsoft Sans Serif1" fo:font-size="14pt" fo:language="pt" fo:country="BR" officeooo:rsid="00084753" style:font-size-asian="14pt" style:font-size-complex="14pt"/>
    </style:style>
    <style:style style:name="T28" style:family="text">
      <style:text-properties officeooo:rsid="00008cc1"/>
    </style:style>
    <style:style style:name="T29" style:family="text">
      <style:text-properties fo:font-variant="normal" fo:text-transform="none" fo:color="#202124" loext:opacity="100%" fo:letter-spacing="normal"/>
    </style:style>
    <style:style style:name="T30" style:family="text">
      <style:text-properties fo:font-weight="normal" officeooo:rsid="009d35f9" style:font-weight-asian="normal" style:font-weight-complex="normal"/>
    </style:style>
    <style:style style:name="T31" style:family="text">
      <style:text-properties fo:color="#ce181e" loext:opacity="100%" fo:font-weight="bold" officeooo:rsid="00008cc1" style:font-weight-asian="bold" style:font-weight-complex="bold"/>
    </style:style>
    <style:style style:name="T32" style:family="text">
      <style:text-properties officeooo:rsid="000289fa"/>
    </style:style>
    <style:style style:name="T33" style:family="text">
      <style:text-properties officeooo:rsid="00084753"/>
    </style:style>
    <style:style style:name="T34" style:family="text">
      <style:text-properties style:text-underline-style="solid" style:text-underline-width="auto" style:text-underline-color="font-color" officeooo:rsid="00008cc1"/>
    </style:style>
    <style:style style:name="T35" style:family="text">
      <style:text-properties style:font-name="Microsoft Sans Serif1" fo:font-size="14pt" officeooo:rsid="000460f8" style:font-size-asian="14pt" style:font-size-complex="14pt"/>
    </style:style>
    <style:style style:name="T36" style:family="text">
      <style:text-properties style:font-name="Microsoft Sans Serif1" fo:font-size="14pt" fo:font-weight="bold" officeooo:rsid="000460f8" style:font-size-asian="14pt" style:font-weight-asian="bold" style:font-size-complex="14pt" style:font-weight-complex="bold"/>
    </style:style>
    <style:style style:name="T37" style:family="text">
      <style:text-properties style:font-name="Microsoft Sans Serif1" fo:font-size="14pt" fo:font-weight="bold" officeooo:rsid="009d35f9" style:font-size-asian="14pt" style:font-weight-asian="bold" style:font-size-complex="14pt" style:font-weight-complex="bold"/>
    </style:style>
    <style:style style:name="T3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084753" style:font-style-asian="normal" style:font-style-complex="normal"/>
    </style:style>
    <style:style style:name="T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49" style:family="text">
      <style:text-properties fo:color="#000000" loext:opacity="100%" style:font-name="Inter" fo:font-size="12pt" fo:font-style="italic" style:text-underline-style="none" fo:font-weight="normal" fo:background-color="#81d41a" loext:char-shading-value="0"/>
    </style:style>
    <style:style style:name="T50" style:family="text">
      <style:text-properties fo:color="#000000" loext:opacity="100%" style:font-name="Inter" fo:font-size="12pt" fo:font-style="italic" style:text-underline-style="none" fo:font-weight="normal" officeooo:rsid="01d42410" fo:background-color="#81d41a" loext:char-shading-value="0"/>
    </style:style>
    <style:style style:name="T51" style:family="text">
      <style:text-properties fo:color="#000000" loext:opacity="100%" style:font-name="Inter" fo:font-size="12pt" fo:font-style="italic" style:text-underline-style="none" fo:font-weight="normal" fo:background-color="#81d41a" loext:char-shading-value="0" loext:padding="0cm" loext:border="none"/>
    </style:style>
    <style:style style:name="T52" style:family="text">
      <style:text-properties fo:color="#000000" loext:opacity="100%" style:font-name="Inter" fo:font-size="12pt" fo:font-style="italic" style:text-underline-style="none" fo:font-weight="normal" fo:background-color="#ff8000" loext:char-shading-value="0"/>
    </style:style>
    <style:style style:name="T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54" style:family="text">
      <style:text-properties fo:color="#000000" loext:opacity="100%" style:font-name="Inter" fo:font-size="12pt" fo:font-style="italic" style:text-underline-style="none" fo:font-weight="normal" fo:background-color="#729fcf" loext:char-shading-value="0"/>
    </style:style>
    <style:style style:name="T55" style:family="text">
      <style:text-properties fo:color="#000000" loext:opacity="100%" style:font-name="Inter" fo:font-size="12pt" fo:font-style="italic" style:text-underline-style="none" fo:font-weight="normal" fo:background-color="#729fcf" loext:char-shading-value="0" loext:padding="0cm" loext:border="none"/>
    </style:style>
    <style:style style:name="T56" style:family="text">
      <style:text-properties fo:color="#000000" loext:opacity="100%" style:font-name="Inter" fo:font-size="12pt" fo:font-style="italic" style:text-underline-style="none" fo:font-weight="normal" fo:background-color="#ff3838" loext:char-shading-value="0"/>
    </style:style>
    <style:style style:name="T57" style:family="text">
      <style:text-properties fo:color="#000000" loext:opacity="100%" style:font-name="Inter" fo:font-size="12pt" fo:font-style="italic" style:text-underline-style="none" fo:font-weight="normal" fo:background-color="#ff3838" loext:char-shading-value="0" loext:padding="0cm" loext:border="none"/>
    </style:style>
    <style:style style:name="T58" style:family="text">
      <style:text-properties fo:color="#000000" loext:opacity="100%" style:font-name="Inter" fo:font-size="12pt" fo:font-style="italic" style:text-underline-style="none" fo:font-weight="normal" fo:background-color="#8e86ae" loext:char-shading-value="0"/>
    </style:style>
    <style:style style:name="T59" style:family="text">
      <style:text-properties fo:color="#000000" loext:opacity="100%" style:font-name="Inter" fo:font-size="12pt" fo:font-style="italic" style:text-underline-style="none" fo:font-weight="normal" fo:background-color="#8e86ae" loext:char-shading-value="0" loext:padding="0cm" loext:border="none"/>
    </style:style>
    <style:style style:name="T60" style:family="text">
      <style:text-properties fo:color="#000000" loext:opacity="100%" style:font-name="Inter" fo:font-size="12pt" fo:font-style="italic" style:text-underline-style="none" fo:font-weight="normal" fo:background-color="#e8a202" loext:char-shading-value="0"/>
    </style:style>
    <style:style style:name="T61" style:family="text">
      <style:text-properties fo:color="#000000" loext:opacity="100%" style:font-name="Inter" fo:font-size="12pt" fo:font-style="italic" style:text-underline-style="none" fo:font-weight="normal" fo:background-color="#e8a202" loext:char-shading-value="0" loext:padding="0cm" loext:border="none"/>
    </style:style>
    <style:style style:name="T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9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97" style:family="text">
      <style:text-properties style:text-underline-style="solid" style:text-underline-width="auto" style:text-underline-color="font-color"/>
    </style:style>
    <style:style style:name="T98" style:family="text">
      <style:text-properties officeooo:rsid="01d71c5c"/>
    </style:style>
    <style:style style:name="T99"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00"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ono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3"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ono1" fo:font-size="14pt" fo:letter-spacing="normal" fo:font-style="normal" style:text-underline-style="none" fo:font-weight="normal" officeooo:rsid="01d42410" style:font-size-asian="14pt" style:font-weight-asian="normal" style:font-size-complex="14pt" style:font-weight-complex="normal"/>
    </style:style>
    <style:style style:name="T136" style:family="text">
      <style:text-properties fo:font-variant="normal" fo:text-transform="none" fo:color="#000000" loext:opacity="100%" style:font-name="Mono1" fo:font-size="14pt" fo:letter-spacing="normal" fo:font-style="normal" style:text-underline-style="none" fo:font-weight="normal" officeooo:rsid="01da7a3d"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3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3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41" style:family="text">
      <style:text-properties fo:font-weight="bold" officeooo:rsid="00cc5c65" style:font-weight-asian="bold" style:font-weight-complex="bold"/>
    </style:style>
    <style:style style:name="T142" style:family="text">
      <style:text-properties style:font-name="Microsoft Sans Serif1" officeooo:rsid="02277f72"/>
    </style:style>
    <style:style style:name="T143" style:family="text">
      <style:text-properties officeooo:rsid="00cc5c65"/>
    </style:style>
    <style:style style:name="T144"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45"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4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4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4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49"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50"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1"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3"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4"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5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5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5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60" style:family="text">
      <style:text-properties fo:font-variant="normal" fo:text-transform="none" fo:color="#800080" loext:opacity="100%" style:font-name="Mono1" fo:font-size="14pt" fo:letter-spacing="normal" fo:font-style="normal" fo:font-weight="bold" officeooo:rsid="0037ee9c" style:font-size-asian="14pt" style:font-weight-asian="bold" style:font-size-complex="14pt" style:font-weight-complex="bold"/>
    </style:style>
    <style:style style:name="T161" style:family="text">
      <style:text-properties fo:font-variant="normal" fo:text-transform="none" fo:color="#00a933" loext:opacity="100%" style:font-name="Mono1" fo:font-size="14pt" fo:letter-spacing="normal" fo:font-style="normal" style:text-underline-style="none" fo:font-weight="normal" officeooo:rsid="0037ee9c" style:font-size-asian="14pt" style:font-weight-asian="normal" style:font-size-complex="14pt" style:font-weight-complex="normal"/>
    </style:style>
    <style:style style:name="T162" style:family="text">
      <style:text-properties fo:font-variant="normal" fo:text-transform="none" fo:color="#158466" loext:opacity="100%" style:font-name="Mono1" fo:font-size="14pt" fo:letter-spacing="normal" fo:font-style="normal" fo:font-weight="normal" officeooo:rsid="0037ee9c"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66" style:family="text">
      <style:text-properties fo:color="#2a6099" loext:opacity="100%" fo:font-weight="bold" style:font-weight-asian="bold" style:font-weight-complex="bold"/>
    </style:style>
    <style:style style:name="T167" style:family="text">
      <style:text-properties officeooo:rsid="01ef50ab"/>
    </style:style>
    <style:style style:name="T168" style:family="text">
      <style:text-properties style:font-name="Mono1" officeooo:rsid="01ef50ab"/>
    </style:style>
    <style:style style:name="T169"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0" style:family="text">
      <style:text-properties fo:color="#2a6099" loext:opacity="100%" style:font-name="Mono1" fo:font-size="14pt" fo:font-weight="normal" officeooo:rsid="01ef50ab" style:font-size-asian="14pt" style:font-weight-asian="normal" style:font-size-complex="14pt" style:font-weight-complex="normal"/>
    </style:style>
    <style:style style:name="T171"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3"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74"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5" style:family="text">
      <style:text-properties fo:color="#800080" loext:opacity="100%" style:font-name="Mono1" fo:font-size="14pt" fo:font-weight="bold" officeooo:rsid="00260a6a" style:font-size-asian="14pt" style:font-weight-asian="bold" style:font-size-complex="14pt" style:font-weight-complex="bold"/>
    </style:style>
    <style:style style:name="T176" style:family="text">
      <style:text-properties fo:color="#800080" loext:opacity="100%" style:font-name="Mono1" fo:font-size="14pt" fo:font-weight="bold" officeooo:rsid="01cb5f51" style:font-size-asian="14pt" style:font-weight-asian="bold" style:font-size-complex="14pt" style:font-weight-complex="bold"/>
    </style:style>
    <style:style style:name="T17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8"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79"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0"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1" style:family="text">
      <style:text-properties fo:color="#800080" loext:opacity="100%" style:font-name="Mono1" fo:font-size="14pt" fo:font-weight="bold" officeooo:rsid="0241530b" style:font-size-asian="14pt" style:font-weight-asian="bold" style:font-size-complex="14pt" style:font-weight-complex="bold"/>
    </style:style>
    <style:style style:name="T182"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83" style:family="text">
      <style:text-properties fo:color="#800080" loext:opacity="100%" style:font-name="Mono1" fo:font-size="14pt" fo:font-weight="bold" officeooo:rsid="002228cb" style:font-size-asian="14pt" style:font-weight-asian="bold" style:font-size-complex="14pt" style:font-weight-complex="bold"/>
    </style:style>
    <style:style style:name="T184"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85"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86"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87"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8" style:family="text">
      <style:text-properties fo:color="#800080" loext:opacity="100%" style:font-name="Mono1" fo:font-size="14pt" fo:font-weight="bold" officeooo:rsid="024198f0" style:font-size-asian="14pt" style:font-weight-asian="bold" style:font-size-complex="14pt" style:font-weight-complex="bold"/>
    </style:style>
    <style:style style:name="T189"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90"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9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92"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93"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9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202"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3" style:family="text">
      <style:text-properties fo:font-variant="normal" fo:text-transform="none" fo:color="#2a6099"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5" style:family="text">
      <style:text-properties fo:font-variant="normal" fo:text-transform="none" fo:color="#ff400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6"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800080" loext:opacity="100%" style:text-line-through-style="none" style:text-line-through-type="none" style:font-name="Mono1"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ono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800080" loext:opacity="100%" style:text-line-through-style="none" style:text-line-through-type="none" style:font-name="Mono1" fo:font-size="14pt" fo:letter-spacing="normal" fo:font-style="normal" fo:font-weight="bold" officeooo:rsid="005bbf3e" fo:background-color="transparent" loext:char-shading-value="0" style:font-size-asian="14pt" style:font-weight-asian="bold" style:font-size-complex="14pt" style:font-weight-complex="bold"/>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4" style:family="text">
      <style:text-properties fo:font-variant="normal" fo:text-transform="none" fo:color="#808080"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5" style:family="text">
      <style:text-properties fo:font-variant="normal" fo:text-transform="none" fo:color="#569cd6"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6" style:family="text">
      <style:text-properties fo:color="#808080" loext:opacity="100%" style:font-name="Consolas" fo:font-size="12pt" fo:font-weight="normal" fo:background-color="#000000" loext:char-shading-value="0" style:font-size-asian="12pt" style:font-size-complex="12pt"/>
    </style:style>
    <style:style style:name="T257" style:family="text">
      <style:text-properties fo:color="#569cd6" loext:opacity="100%" style:font-name="Consolas" fo:font-size="12pt" fo:font-weight="normal" fo:background-color="#000000" loext:char-shading-value="0" style:font-size-asian="12pt" style:font-size-complex="12pt"/>
    </style:style>
    <style:style style:name="T258" style:family="text">
      <style:text-properties fo:color="#cccccc" loext:opacity="100%" style:font-name="Consolas" fo:font-size="12pt" fo:font-weight="normal" fo:background-color="#000000" loext:char-shading-value="0" style:font-size-asian="12pt" style:font-size-complex="12pt"/>
    </style:style>
    <style:style style:name="T259" style:family="text">
      <style:text-properties fo:color="#000000" loext:opacity="100%" style:font-name="Microsoft Sans Serif1" fo:font-size="14pt" fo:font-weight="normal" style:font-size-asian="14pt" style:font-weight-asian="normal" style:font-size-complex="14pt" style:font-weight-complex="normal"/>
    </style:style>
    <style:style style:name="T260" style:family="text">
      <style:text-properties fo:font-variant="normal" fo:text-transform="none" fo:color="#780373" loext:opacity="100%" style:text-line-through-style="none" style:text-line-through-type="none" style:font-name="Mono1"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4" style:family="text">
      <style:text-properties fo:color="#800080" loext:opacity="100%" style:font-name="Mono1" fo:font-weight="bold" style:font-weight-asian="bold" style:font-weight-complex="bold"/>
    </style:style>
    <style:style style:name="T265" style:family="text">
      <style:text-properties fo:font-variant="normal" fo:text-transform="none" fo:color="#780373" loext:opacity="100%" style:text-line-through-style="none" style:text-line-through-type="none" style:font-name="Mono1" fo:font-size="14pt" fo:letter-spacing="normal" fo:font-style="normal" fo:font-weight="bold" officeooo:rsid="01fd93aa" fo:background-color="transparent" loext:char-shading-value="0" style:font-size-asian="14pt" style:font-weight-asian="bold" style:font-size-complex="14pt" style:font-weight-complex="bold"/>
    </style:style>
    <style:style style:name="T266"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weight-asian="bold" style:font-size-complex="14pt" style:font-weight-complex="bold"/>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ono1"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4"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27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276" style:family="text">
      <style:text-properties fo:color="#780373" loext:opacity="100%" style:font-name="Mono1" style:text-underline-style="none" fo:font-weight="bold" style:font-style-asian="normal" style:font-weight-asian="bold" style:font-style-complex="normal" style:font-weight-complex="bold"/>
    </style:style>
    <style:style style:name="T277" style:family="text">
      <style:text-properties fo:color="#780373" loext:opacity="100%" style:font-name="Mono1" fo:font-weight="bold" officeooo:rsid="009fa7c7" style:font-style-asian="normal" style:font-weight-asian="bold" style:font-style-complex="normal" style:font-weight-complex="bold"/>
    </style:style>
    <style:style style:name="T278" style:family="text">
      <style:text-properties officeooo:rsid="0149c32c" style:font-style-asian="normal" style:font-style-complex="normal"/>
    </style:style>
    <style:style style:name="T279" style:family="text">
      <style:text-properties style:text-underline-style="none" officeooo:rsid="0147cbe7" style:font-style-asian="normal" style:font-style-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ono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8"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289" style:family="text">
      <style:text-properties fo:font-weight="bold" style:font-style-asian="normal" style:font-weight-asian="bold" style:font-style-complex="normal" style:font-weight-complex="bold"/>
    </style:style>
    <style:style style:name="T290" style:family="text">
      <style:text-properties fo:font-style="italic" style:text-underline-style="none" style:font-style-asian="italic" style:font-style-complex="italic"/>
    </style:style>
    <style:style style:name="T291" style:family="text">
      <style:text-properties officeooo:rsid="01b3b703"/>
    </style:style>
    <style:style style:name="T292" style:family="text">
      <style:text-properties style:font-style-asian="normal" style:font-style-complex="normal"/>
    </style:style>
    <style:style style:name="T293" style:family="text">
      <style:text-properties officeooo:rsid="01b3b703" style:font-style-asian="normal" style:font-style-complex="normal"/>
    </style:style>
    <style:style style:name="T294" style:family="text">
      <style:text-properties fo:color="#800080" loext:opacity="100%" style:font-name="Mono1" fo:font-weight="bold" officeooo:rsid="01b3b703" style:font-style-asian="normal" style:font-weight-asian="bold" style:font-style-complex="normal" style:font-weight-complex="bold"/>
    </style:style>
    <style:style style:name="T295" style:family="text">
      <style:text-properties style:text-underline-style="solid" style:text-underline-width="auto" style:text-underline-color="font-color" officeooo:rsid="01b3b703" style:font-style-asian="normal" style:font-style-complex="normal"/>
    </style:style>
    <style:style style:name="T296" style:family="text">
      <style:text-properties officeooo:rsid="009d35f9" style:font-style-asian="normal" style:font-style-complex="normal"/>
    </style:style>
    <style:style style:name="T297" style:family="text">
      <style:text-properties officeooo:rsid="00e70f90" style:font-style-asian="normal" style:font-style-complex="normal"/>
    </style:style>
    <style:style style:name="T298" style:family="text">
      <style:text-properties fo:font-variant="normal" fo:text-transform="none" fo:color="#800080" loext:opacity="100%" style:text-line-through-style="none" style:text-line-through-type="non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solid" style:text-line-through-type="singl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302" style:family="text">
      <style:text-properties fo:background-color="#fff200" loext:char-shading-value="0"/>
    </style:style>
    <style:style style:name="T303" style:family="text">
      <style:text-properties style:font-name="Microsoft Sans Serif" fo:font-weight="bold" style:font-weight-asian="bold" style:font-weight-complex="bold"/>
    </style:style>
    <style:style style:name="T304" style:family="text">
      <style:text-properties style:font-name="Microsoft Sans Serif"/>
    </style:style>
    <style:style style:name="T305"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weight-asian="bold" style:font-size-complex="14pt" style:font-weight-complex="bold"/>
    </style:style>
    <style:style style:name="T3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307"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308"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3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311"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3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ono1"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5"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9"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4e6dfe" style:font-size-asian="14pt" style:font-weight-asian="bold" style:font-size-complex="14pt" style:font-weight-complex="bold"/>
    </style:style>
    <style:style style:name="T3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3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322"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3"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4"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6" style:family="text">
      <style:text-properties fo:color="#800080" loext:opacity="100%" style:font-name="Mono1" fo:font-weight="bold" style:font-style-asian="italic" style:font-weight-asian="bold" style:font-style-complex="italic" style:font-weight-complex="bold"/>
    </style:style>
    <style:style style:name="T337" style:family="text">
      <style:text-properties style:font-style-asian="italic" style:font-style-complex="italic"/>
    </style:style>
    <style:style style:name="T338" style:family="text">
      <style:text-properties officeooo:rsid="00505dcb" style:font-style-asian="italic" style:font-style-complex="italic"/>
    </style:style>
    <style:style style:name="T339" style:family="text">
      <style:text-properties fo:font-variant="normal" fo:text-transform="none" fo:color="#2a6099" loext:opacity="100%" style:text-line-through-style="none" style:text-line-through-type="none" style:font-name="Mono1"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0"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341" style:family="text">
      <style:text-properties fo:font-variant="normal" fo:text-transform="none" fo:color="#ff4000" loext:opacity="100%" style:text-line-through-style="none" style:text-line-through-type="none" style:font-name="Mono1"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342" style:family="text">
      <style:text-properties fo:font-variant="normal" fo:text-transform="none" fo:color="#000000" loext:opacity="100%" style:text-line-through-style="none" style:text-line-through-type="none" style:font-name="Mono1"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4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4"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weight-asian="bold" style:font-size-complex="14pt" style:font-weight-complex="bold"/>
    </style:style>
    <style:style style:name="T3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4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35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35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ono1" fo:font-size="14pt" fo:letter-spacing="normal" fo:font-style="normal" fo:font-weight="normal" officeooo:rsid="0249facc" style:font-size-asian="14pt" style:font-weight-asian="normal" style:font-size-complex="14pt" style:font-weight-complex="normal"/>
    </style:style>
    <style:style style:name="T357"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8"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0"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1"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364" style:family="text">
      <style:text-properties fo:font-variant="normal" fo:text-transform="none" fo:color="#2a6099" loext:opacity="100%" style:text-line-through-style="none" style:text-line-through-type="none" style:font-name="Mono1" fo:font-size="14pt" fo:letter-spacing="normal" fo:font-style="normal" fo:font-weight="bold" officeooo:rsid="0206e8d1" style:font-size-asian="14pt" style:font-weight-asian="bold" style:font-size-complex="14pt" style:font-weight-complex="bold"/>
    </style:style>
    <style:style style:name="T3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3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ono1" fo:font-size="14pt" fo:letter-spacing="normal" fo:font-style="normal" fo:font-weight="normal" officeooo:rsid="020ab540"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1" fo:font-size="14pt" fo:letter-spacing="normal" fo:font-style="normal" fo:font-weight="normal" officeooo:rsid="033df483" style:font-size-asian="14pt" style:font-weight-asian="normal" style:font-size-complex="14pt" style:font-weight-complex="normal"/>
    </style:style>
    <style:style style:name="T369" style:family="text">
      <style:text-properties fo:font-variant="normal" fo:text-transform="none" fo:color="#2a6099" loext:opacity="100%" style:text-line-through-style="none" style:text-line-through-type="none" style:font-name="Mono1" fo:font-size="14pt" fo:letter-spacing="normal" fo:font-style="normal" fo:font-weight="bold" officeooo:rsid="020ab540" style:font-size-asian="14pt" style:font-weight-asian="bold" style:font-size-complex="14pt" style:font-weight-complex="bold"/>
    </style:style>
    <style:style style:name="T3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371" style:family="text">
      <style:text-properties fo:font-variant="normal" fo:text-transform="none" fo:color="#000000" loext:opacity="100%" style:text-line-through-style="none" style:text-line-through-type="none" style:font-name="Mono1" fo:font-size="14pt" fo:letter-spacing="normal" fo:font-style="normal" fo:font-weight="normal" officeooo:rsid="020c3f37"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37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377"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8"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9" style:family="text">
      <style:text-properties fo:color="#cccccc" loext:opacity="100%" style:font-name="Consolas" fo:font-weight="normal" fo:background-color="#1f1f1f" loext:char-shading-value="0"/>
    </style:style>
    <style:style style:name="T380" style:family="text">
      <style:text-properties fo:color="#808080" loext:opacity="100%" style:font-name="Consolas" fo:font-weight="normal" fo:background-color="#1f1f1f" loext:char-shading-value="0"/>
    </style:style>
    <style:style style:name="T381" style:family="text">
      <style:text-properties fo:color="#569cd6" loext:opacity="100%" style:font-name="Consolas" fo:font-weight="normal" fo:background-color="#1f1f1f" loext:char-shading-value="0"/>
    </style:style>
    <style:style style:name="T382" style:family="text">
      <style:text-properties fo:color="#9cdcfe" loext:opacity="100%" style:font-name="Consolas" fo:font-weight="normal" fo:background-color="#1f1f1f" loext:char-shading-value="0"/>
    </style:style>
    <style:style style:name="T383" style:family="text">
      <style:text-properties fo:color="#ce9178" loext:opacity="100%" style:font-name="Consolas" fo:font-weight="normal" fo:background-color="#1f1f1f" loext:char-shading-value="0"/>
    </style:style>
    <style:style style:name="T384" style:family="text">
      <style:text-properties fo:color="#808080" loext:opacity="100%"/>
    </style:style>
    <style:style style:name="T385" style:family="text">
      <style:text-properties fo:color="#569cd6" loext:opacity="100%"/>
    </style:style>
    <style:style style:name="T386" style:family="text">
      <style:text-properties fo:color="#808080" loext:opacity="100%" style:font-name="Consolas" fo:font-weight="normal"/>
    </style:style>
    <style:style style:name="T387" style:family="text">
      <style:text-properties fo:color="#569cd6" loext:opacity="100%" style:font-name="Consolas" fo:font-weight="normal"/>
    </style:style>
    <style:style style:name="T388" style:family="text">
      <style:text-properties style:font-name="Consolas" fo:font-weight="normal"/>
    </style:style>
    <style:style style:name="T389" style:family="text">
      <style:text-properties fo:color="#9cdcfe" loext:opacity="100%" style:font-name="Consolas" fo:font-weight="normal"/>
    </style:style>
    <style:style style:name="T390" style:family="text">
      <style:text-properties fo:color="#ce9178" loext:opacity="100%" style:font-name="Consolas" fo:font-weight="normal"/>
    </style:style>
    <style:style style:name="T391" style:family="text">
      <style:text-properties style:font-name="Consolas" fo:font-weight="normal" officeooo:rsid="033df483"/>
    </style:style>
    <style:style style:name="T392" style:family="text">
      <style:text-properties fo:color="#313337" loext:opacity="100%" style:font-name="IBM Plex Mono" fo:font-size="12pt" fo:font-weight="bold" loext:padding="0cm" loext:border="none"/>
    </style:style>
    <style:style style:name="T393" style:family="text">
      <style:text-properties fo:color="#2a6099" loext:opacity="100%" fo:font-weight="bold" officeooo:rsid="024eacc6" style:font-weight-asian="bold" style:font-weight-complex="bold"/>
    </style:style>
    <style:style style:name="T394" style:family="text">
      <style:text-properties fo:color="#808080" loext:opacity="100%" fo:background-color="#1f1f1f" loext:char-shading-value="0"/>
    </style:style>
    <style:style style:name="T395" style:family="text">
      <style:text-properties fo:color="#569cd6" loext:opacity="100%" fo:background-color="#1f1f1f" loext:char-shading-value="0"/>
    </style:style>
    <style:style style:name="T396" style:family="text">
      <style:text-properties fo:background-color="#1f1f1f" loext:char-shading-value="0"/>
    </style:style>
    <style:style style:name="T397" style:family="text">
      <style:text-properties fo:color="#9cdcfe" loext:opacity="100%" fo:background-color="#1f1f1f" loext:char-shading-value="0"/>
    </style:style>
    <style:style style:name="T398" style:family="text">
      <style:text-properties fo:color="#ce9178" loext:opacity="100%" fo:background-color="#1f1f1f" loext:char-shading-value="0"/>
    </style:style>
    <style:style style:name="T399" style:family="text">
      <style:text-properties fo:color="#d7ba7d" loext:opacity="100%"/>
    </style:style>
    <style:style style:name="T400" style:family="text">
      <style:text-properties fo:color="#d4d4d4" loext:opacity="100%"/>
    </style:style>
    <style:style style:name="T401" style:family="text">
      <style:text-properties fo:color="#9cdcfe" loext:opacity="100%"/>
    </style:style>
    <style:style style:name="T402" style:family="text">
      <style:text-properties fo:color="#b5cea8" loext:opacity="100%"/>
    </style:style>
    <style:style style:name="T403" style:family="text">
      <style:text-properties fo:color="#ce9178" loext:opacity="100%"/>
    </style:style>
    <style:style style:name="T404" style:family="text">
      <style:text-properties fo:color="#dcdcaa" loext:opacity="100%"/>
    </style:style>
    <style:style style:name="T405" style:family="text">
      <style:text-properties officeooo:rsid="00334811"/>
    </style:style>
    <style:style style:name="T406" style:family="text">
      <style:text-properties officeooo:rsid="0042d5c2"/>
    </style:style>
    <style:style style:name="T407" style:family="text">
      <style:text-properties officeooo:rsid="01b1a396"/>
    </style:style>
    <style:style style:name="T408" style:family="text">
      <style:text-properties fo:font-weight="bold" officeooo:rsid="01a8da29" style:font-weight-asian="bold" style:font-weight-complex="bold"/>
    </style:style>
    <style:style style:name="T409" style:family="text">
      <style:text-properties officeooo:rsid="01aa26c1"/>
    </style:style>
    <style:style style:name="T410" style:family="text">
      <style:text-properties officeooo:rsid="00344f32"/>
    </style:style>
    <style:style style:name="T411" style:family="text">
      <style:text-properties fo:color="#800080" loext:opacity="100%" style:font-name="Mono1" fo:font-weight="bold" officeooo:rsid="0037ee9c" style:font-weight-asian="bold" style:font-weight-complex="bold"/>
    </style:style>
    <style:style style:name="T412" style:family="text">
      <style:text-properties officeooo:rsid="00cb2193"/>
    </style:style>
    <style:style style:name="T413" style:family="text">
      <style:text-properties fo:font-weight="bold" officeooo:rsid="00344f32" style:font-weight-asian="bold" style:font-weight-complex="bold"/>
    </style:style>
    <style:style style:name="T414" style:family="text">
      <style:text-properties officeooo:rsid="0043f181"/>
    </style:style>
    <style:style style:name="T415" style:family="text">
      <style:text-properties fo:font-style="italic" style:text-underline-style="solid" style:text-underline-width="auto" style:text-underline-color="font-color" style:font-style-asian="italic" style:font-style-complex="italic"/>
    </style:style>
    <style:style style:name="T416" style:family="text">
      <style:text-properties officeooo:rsid="0038fc69"/>
    </style:style>
    <style:style style:name="T417"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18"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19"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4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21"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422"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42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424" style:family="text">
      <style:text-properties fo:font-variant="normal" fo:text-transform="none" fo:color="#800080" loext:opacity="100%" style:font-name="Mono1" fo:font-size="14pt" fo:letter-spacing="normal" fo:font-style="normal" fo:font-weight="bold" officeooo:rsid="00344f32" style:font-size-asian="14pt" style:font-weight-asian="bold" style:font-size-complex="14pt" style:font-weight-complex="bold"/>
    </style:style>
    <style:style style:name="T425" style:family="text">
      <style:text-properties fo:font-variant="normal" fo:text-transform="none" fo:color="#800080" loext:opacity="100%" style:font-name="Mono1" fo:font-size="14pt" fo:letter-spacing="normal" fo:font-style="normal" fo:font-weight="bold" style:font-size-asian="14pt" style:font-weight-asian="bold" style:font-size-complex="14pt" style:font-weight-complex="bold"/>
    </style:style>
    <style:style style:name="T426" style:family="text">
      <style:text-properties fo:font-variant="normal" fo:text-transform="none" fo:color="#2a6099" loext:opacity="100%" style:font-name="Mono1" fo:font-size="14pt" fo:letter-spacing="normal" fo:font-style="normal" fo:font-weight="bold" style:font-size-asian="14pt" style:font-weight-asian="bold" style:font-size-complex="14pt" style:font-weight-complex="bold"/>
    </style:style>
    <style:style style:name="T427" style:family="text">
      <style:text-properties fo:font-variant="normal" fo:text-transform="none" fo:color="#800080" loext:opacity="100%" style:font-name="Mono1" fo:font-size="14pt" fo:letter-spacing="normal" fo:font-style="normal" fo:font-weight="bold" officeooo:rsid="006e02c6" style:font-size-asian="14pt" style:font-weight-asian="bold" style:font-size-complex="14pt" style:font-weight-complex="bold"/>
    </style:style>
    <style:style style:name="T428" style:family="text">
      <style:text-properties fo:font-variant="normal" fo:text-transform="none" fo:color="#ff4000" loext:opacity="100%" style:font-name="Mono1" fo:font-size="14pt" fo:letter-spacing="normal" fo:font-style="normal" fo:font-weight="normal" officeooo:rsid="006e02c6" style:font-size-asian="14pt" style:font-weight-asian="normal" style:font-size-complex="14pt" style:font-weight-complex="normal"/>
    </style:style>
    <style:style style:name="T429" style:family="text">
      <style:text-properties fo:font-variant="normal" fo:text-transform="none" fo:color="#ff4000" loext:opacity="100%" style:font-name="Mono1" fo:font-size="14pt" fo:letter-spacing="normal" fo:font-style="normal" fo:font-weight="normal" officeooo:rsid="0218b85a" style:font-size-asian="14pt" style:font-weight-asian="normal" style:font-size-complex="14pt" style:font-weight-complex="normal"/>
    </style:style>
    <style:style style:name="T430" style:family="text">
      <style:text-properties fo:font-variant="normal" fo:text-transform="none" fo:color="#2a6099" loext:opacity="100%" style:font-name="Mono1" fo:font-size="14pt" fo:letter-spacing="normal" fo:font-style="normal" fo:font-weight="bold" officeooo:rsid="021e6562" style:font-size-asian="14pt" style:font-weight-asian="bold" style:font-size-complex="14pt" style:font-weight-complex="bold"/>
    </style:style>
    <style:style style:name="T431" style:family="text">
      <style:text-properties fo:font-variant="normal" fo:text-transform="none" fo:color="#800080" loext:opacity="100%" style:font-name="Mono1" fo:font-size="14pt" fo:letter-spacing="normal" fo:font-style="normal" fo:font-weight="bold" officeooo:rsid="021e6562" style:font-size-asian="14pt" style:font-weight-asian="bold" style:font-size-complex="14pt" style:font-weight-complex="bold"/>
    </style:style>
    <style:style style:name="T432" style:family="text">
      <style:text-properties fo:font-variant="normal" fo:text-transform="none" fo:color="#ff4000" loext:opacity="100%" style:font-name="Mono1" fo:font-size="14pt" fo:letter-spacing="normal" fo:font-style="normal" fo:font-weight="normal" officeooo:rsid="02204ba5" style:font-size-asian="14pt" style:font-weight-asian="normal" style:font-size-complex="14pt" style:font-weight-complex="normal"/>
    </style:style>
    <style:style style:name="T433" style:family="text">
      <style:text-properties fo:font-variant="normal" fo:text-transform="none" fo:color="#000000" loext:opacity="100%" style:font-name="Mono1" fo:font-size="14pt" fo:letter-spacing="normal" fo:font-style="normal" fo:font-weight="normal" style:font-size-asian="14pt" style:font-weight-asian="normal" style:font-size-complex="14pt" style:font-weight-complex="normal"/>
    </style:style>
    <style:style style:name="T434"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35"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6"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437"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38"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439"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440"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43"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444"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46"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4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49"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45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4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45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454" style:family="text">
      <style:text-properties fo:color="#2a6099" loext:opacity="100%" fo:language="pt" fo:country="BR" fo:font-weight="bold" style:font-weight-asian="bold" style:font-weight-complex="bold"/>
    </style:style>
    <style:style style:name="T455" style:family="text">
      <style:text-properties fo:font-variant="normal" fo:text-transform="none" fo:color="#ff4000" loext:opacity="100%" style:font-name="Mono1" fo:font-size="14pt" fo:letter-spacing="normal" fo:language="pt" fo:country="BR" fo:font-style="normal" fo:font-weight="normal" officeooo:rsid="0218b85a" style:font-size-asian="14pt" style:font-weight-asian="normal" style:font-size-complex="14pt" style:font-weight-complex="normal"/>
    </style:style>
    <style:style style:name="T456"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7"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458"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59"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4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461"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462"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463" style:family="text">
      <style:text-properties fo:font-variant="normal" fo:text-transform="none" fo:color="#000000" loext:opacity="100%" style:font-name="Mono1" fo:font-size="14pt" fo:letter-spacing="normal" fo:font-style="normal" fo:font-weight="normal" officeooo:rsid="0038fc69" style:font-size-asian="14pt" style:font-weight-asian="normal" style:font-size-complex="14pt" style:font-weight-complex="normal"/>
    </style:style>
    <style:style style:name="T464" style:family="text">
      <style:text-properties officeooo:rsid="0340a1fc"/>
    </style:style>
    <style:style style:name="T465"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46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467"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8"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469"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470" style:family="text">
      <style:text-properties fo:color="#2a6099" loext:opacity="100%" style:font-name="Monospace" fo:font-size="14pt" fo:font-weight="bold" officeooo:rsid="003c342f" style:font-size-asian="14pt" style:font-weight-asian="bold" style:font-size-complex="14pt" style:font-weight-complex="bold"/>
    </style:style>
    <style:style style:name="T471" style:family="text">
      <style:text-properties fo:font-size="14pt" fo:language="pt" fo:country="BR" style:font-size-asian="14pt" style:font-size-complex="14pt"/>
    </style:style>
    <style:style style:name="T472"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473"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74"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475" style:family="text">
      <style:text-properties fo:font-variant="normal" fo:text-transform="none" fo:color="#800080" loext:opacity="100%" style:font-name="Mono1" fo:letter-spacing="normal" fo:font-style="normal" fo:font-weight="bold" style:font-weight-asian="bold" style:font-weight-complex="bold"/>
    </style:style>
    <style:style style:name="T476" style:family="text">
      <style:text-properties fo:font-variant="normal" fo:text-transform="none" fo:color="#800080" loext:opacity="100%" style:font-name="Mono1" fo:font-size="13pt" fo:letter-spacing="normal" fo:font-style="normal" fo:font-weight="bold" style:font-size-asian="13pt" style:font-weight-asian="bold" style:font-size-complex="13pt" style:font-weight-complex="bold"/>
    </style:style>
    <style:style style:name="T477" style:family="text">
      <style:text-properties fo:font-variant="normal" fo:text-transform="none" style:font-name="Mono1" fo:font-size="13pt" fo:letter-spacing="normal" fo:font-style="normal" fo:font-weight="bold" style:font-size-asian="13pt" style:font-weight-asian="bold" style:font-size-complex="13pt" style:font-weight-complex="bold"/>
    </style:style>
    <style:style style:name="T478" style:family="text">
      <style:text-properties fo:font-variant="normal" fo:text-transform="none" fo:color="#ff4000" loext:opacity="100%" style:font-name="Mono1" fo:font-size="13pt" fo:letter-spacing="normal" fo:font-style="normal" fo:font-weight="bold" style:font-size-asian="13pt" style:font-weight-asian="bold" style:font-size-complex="13pt" style:font-weight-complex="bold"/>
    </style:style>
    <style:style style:name="T479" style:family="text">
      <style:text-properties fo:font-variant="normal" fo:text-transform="none" fo:color="#800080" loext:opacity="100%" fo:letter-spacing="normal" fo:font-style="normal" fo:font-weight="bold" style:font-weight-asian="bold" style:font-weight-complex="bold"/>
    </style:style>
    <style:style style:name="T480" style:family="text">
      <style:text-properties fo:font-variant="normal" fo:text-transform="none" fo:letter-spacing="normal" fo:font-style="normal" officeooo:rsid="00a52b8b"/>
    </style:style>
    <style:style style:name="T481" style:family="text">
      <style:text-properties fo:font-variant="normal" fo:text-transform="none" fo:letter-spacing="normal" fo:font-style="normal"/>
    </style:style>
    <style:style style:name="T482" style:family="text">
      <style:text-properties fo:font-variant="normal" fo:text-transform="none" fo:letter-spacing="normal" fo:font-style="normal" fo:font-weight="bold" style:font-weight-asian="bold" style:font-weight-complex="bold"/>
    </style:style>
    <style:style style:name="T483" style:family="text">
      <style:text-properties fo:font-variant="normal" fo:text-transform="none" fo:letter-spacing="normal" fo:font-style="normal" fo:font-weight="bold" officeooo:rsid="00401201" style:font-weight-asian="bold" style:font-weight-complex="bold"/>
    </style:style>
    <style:style style:name="T484" style:family="text">
      <style:text-properties fo:font-variant="normal" fo:text-transform="none" fo:letter-spacing="normal" fo:font-style="normal" officeooo:rsid="00401201"/>
    </style:style>
    <style:style style:name="T485" style:family="text">
      <style:text-properties fo:font-variant="normal" fo:text-transform="none" style:font-name="Monospace" fo:letter-spacing="normal" fo:font-style="normal" fo:font-weight="bold" officeooo:rsid="00401201" style:font-weight-asian="bold" style:font-weight-complex="bold"/>
    </style:style>
    <style:style style:name="T486" style:family="text">
      <style:text-properties fo:font-variant="normal" fo:text-transform="none" style:font-name="Monospace" fo:letter-spacing="normal" fo:font-style="normal" officeooo:rsid="00401201"/>
    </style:style>
    <style:style style:name="T487" style:family="text">
      <style:text-properties fo:font-variant="normal" fo:text-transform="none" fo:letter-spacing="normal" fo:font-style="normal" officeooo:rsid="03428997"/>
    </style:style>
    <style:style style:name="T488" style:family="text">
      <style:text-properties fo:font-variant="normal" fo:text-transform="none" fo:letter-spacing="normal" fo:font-style="normal" officeooo:rsid="009d35f9"/>
    </style:style>
    <style:style style:name="T489" style:family="text">
      <style:text-properties fo:font-variant="normal" fo:text-transform="none" fo:color="#800080" loext:opacity="100%" style:font-name="Mono1" fo:font-size="14pt" fo:letter-spacing="normal" fo:language="pt" fo:country="BR" fo:font-style="normal" officeooo:rsid="003e2068" style:font-size-asian="14pt" style:font-size-complex="14pt"/>
    </style:style>
    <style:style style:name="T490" style:family="text">
      <style:text-properties fo:font-variant="normal" fo:text-transform="none" fo:color="#800080" loext:opacity="100%" style:font-name="Mono1" fo:font-size="14pt" fo:letter-spacing="normal" fo:language="pt" fo:country="BR" fo:font-style="normal" fo:font-weight="bold" officeooo:rsid="003e2068" style:font-size-asian="14pt" style:font-weight-asian="bold" style:font-size-complex="14pt" style:font-weight-complex="bold"/>
    </style:style>
    <style:style style:name="T491"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2"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493"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494" style:family="text">
      <style:text-properties fo:font-variant="normal" fo:text-transform="none" fo:color="#000000" loext:opacity="100%" style:font-name="Mono1" fo:font-size="14pt" fo:letter-spacing="normal" fo:language="pt" fo:country="BR" fo:font-style="normal" fo:font-weight="normal" officeooo:rsid="00a52b8b" style:font-size-asian="14pt" style:font-weight-asian="normal" style:font-size-complex="14pt" style:font-weight-complex="normal"/>
    </style:style>
    <style:style style:name="T495"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496" style:family="text">
      <style:text-properties fo:font-variant="normal" fo:text-transform="none" fo:color="#2a6099" loext:opacity="100%" style:font-name="Mono1" fo:font-size="14pt" fo:letter-spacing="normal" fo:language="pt" fo:country="BR" fo:font-style="normal" officeooo:rsid="003e2068" style:font-size-asian="14pt" style:font-size-complex="14pt"/>
    </style:style>
    <style:style style:name="T49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4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499" style:family="text">
      <style:text-properties fo:font-variant="normal" fo:text-transform="none" fo:color="#000000" loext:opacity="100%" style:font-name="Microsoft Sans Serif1" fo:font-size="14pt" fo:letter-spacing="normal" fo:language="pt" fo:country="BR" fo:font-style="normal" fo:font-weight="normal" officeooo:rsid="03879950" style:font-size-asian="14pt" style:font-weight-asian="normal" style:font-size-complex="14pt" style:font-weight-complex="normal"/>
    </style:style>
    <style:style style:name="T500" style:family="text">
      <style:text-properties fo:font-variant="normal" fo:text-transform="none" fo:color="#d7ba7d"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1" style:family="text">
      <style:text-properties fo:font-variant="normal" fo:text-transform="none" fo:color="#cccccc"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2" style:family="text">
      <style:text-properties fo:font-variant="normal" fo:text-transform="none" fo:color="#9cdcfe"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3" style:family="text">
      <style:text-properties fo:font-variant="normal" fo:text-transform="none" fo:color="#dcdcaa"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4" style:family="text">
      <style:text-properties fo:font-variant="normal" fo:text-transform="none" fo:color="#b5cea8"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5" style:family="text">
      <style:text-properties fo:color="#780373" loext:opacity="100%" style:font-name="Mono1" fo:font-weight="bold" officeooo:rsid="009fa7c7" style:font-weight-asian="bold" style:font-weight-complex="bold"/>
    </style:style>
    <style:style style:name="T506" style:family="text">
      <style:text-properties fo:color="#2a6099" loext:opacity="100%" style:font-name="Monospace" fo:font-weight="bold" style:font-weight-asian="bold" style:font-weight-complex="bold"/>
    </style:style>
    <style:style style:name="T507" style:family="text">
      <style:text-properties officeooo:rsid="00d302e5"/>
    </style:style>
    <style:style style:name="T508" style:family="text">
      <style:text-properties fo:color="#ff4000" loext:opacity="100%" style:font-name="Mono1" fo:font-weight="bold" style:font-weight-asian="bold" style:font-weight-complex="bold"/>
    </style:style>
    <style:style style:name="T509" style:family="text">
      <style:text-properties officeooo:rsid="00edb1e8"/>
    </style:style>
    <style:style style:name="T510" style:family="text">
      <style:text-properties officeooo:rsid="00f0086b"/>
    </style:style>
    <style:style style:name="T511" style:family="text">
      <style:text-properties style:text-underline-style="solid" style:text-underline-width="auto" style:text-underline-color="font-color" officeooo:rsid="00f0086b"/>
    </style:style>
    <style:style style:name="T512" style:family="text">
      <style:text-properties officeooo:rsid="00ed1d82"/>
    </style:style>
    <style:style style:name="T513" style:family="text">
      <style:text-properties style:text-underline-style="solid" style:text-underline-width="auto" style:text-underline-color="font-color" officeooo:rsid="00ed1d82"/>
    </style:style>
    <style:style style:name="T514" style:family="text">
      <style:text-properties officeooo:rsid="0343b15f"/>
    </style:style>
    <style:style style:name="T515" style:family="text">
      <style:text-properties fo:color="#ff4000" loext:opacity="100%" style:font-name="Mono1" fo:font-weight="bold" officeooo:rsid="00edb1e8" style:font-weight-asian="bold" style:font-weight-complex="bold"/>
    </style:style>
    <style:style style:name="T516" style:family="text">
      <style:text-properties officeooo:rsid="00ed39e7"/>
    </style:style>
    <style:style style:name="T517" style:family="text">
      <style:text-properties style:font-name="Mono1" fo:font-style="italic" officeooo:rsid="00ed39e7" style:font-style-asian="italic" style:font-style-complex="italic"/>
    </style:style>
    <style:style style:name="T518" style:family="text">
      <style:text-properties style:font-name="Mono1" officeooo:rsid="00ed39e7"/>
    </style:style>
    <style:style style:name="T519" style:family="text">
      <style:text-properties style:font-name="Mono1" officeooo:rsid="0343b15f"/>
    </style:style>
    <style:style style:name="T520" style:family="text">
      <style:text-properties style:font-name="Mono1" fo:font-style="italic" officeooo:rsid="00edb1e8" style:font-style-asian="italic" style:font-style-complex="italic"/>
    </style:style>
    <style:style style:name="T521" style:family="text">
      <style:text-properties officeooo:rsid="00be2b6c"/>
    </style:style>
    <style:style style:name="T522" style:family="text">
      <style:text-properties style:font-name="Mono1" fo:font-weight="bold" style:font-weight-asian="bold" style:font-weight-complex="bold"/>
    </style:style>
    <style:style style:name="T523" style:family="text">
      <style:text-properties officeooo:rsid="00ef14ab"/>
    </style:style>
    <style:style style:name="T524" style:family="text">
      <style:text-properties style:font-name="Mono1" fo:font-style="italic" style:font-style-asian="italic" style:font-style-complex="italic"/>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3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31" style:family="text">
      <style:text-properties fo:color="#808080" loext:opacity="100%" style:font-name="Consolas" fo:font-size="10.5pt" fo:font-weight="normal"/>
    </style:style>
    <style:style style:name="T532" style:family="text">
      <style:text-properties fo:color="#569cd6" loext:opacity="100%" style:font-name="Consolas" fo:font-size="10.5pt" fo:font-weight="normal"/>
    </style:style>
    <style:style style:name="T533" style:family="text">
      <style:text-properties style:font-name="Consolas" fo:font-size="10.5pt" fo:font-weight="normal"/>
    </style:style>
    <style:style style:name="T534" style:family="text">
      <style:text-properties fo:color="#9cdcfe" loext:opacity="100%" style:font-name="Consolas" fo:font-size="10.5pt" fo:font-weight="normal"/>
    </style:style>
    <style:style style:name="T535" style:family="text">
      <style:text-properties fo:color="#ce9178" loext:opacity="100%" style:font-name="Consolas" fo:font-size="10.5pt" fo:font-weight="normal"/>
    </style:style>
    <style:style style:name="T536" style:family="text">
      <style:text-properties officeooo:rsid="0073708d"/>
    </style:style>
    <style:style style:name="T537" style:family="text">
      <style:text-properties style:text-underline-style="solid" style:text-underline-width="auto" style:text-underline-color="font-color" officeooo:rsid="0073708d"/>
    </style:style>
    <style:style style:name="T538" style:family="text">
      <style:text-properties style:text-underline-style="none" officeooo:rsid="0073708d"/>
    </style:style>
    <style:style style:name="T539" style:family="text">
      <style:text-properties style:text-underline-style="none" officeooo:rsid="00defd8d"/>
    </style:style>
    <style:style style:name="T540" style:family="text">
      <style:text-properties officeooo:rsid="0344d235"/>
    </style:style>
    <style:style style:name="T541" style:family="text">
      <style:text-properties fo:color="#800080" loext:opacity="100%" style:font-name="Mono1" fo:font-weight="bold" officeooo:rsid="0073708d" style:font-weight-asian="bold" style:font-weight-complex="bold"/>
    </style:style>
    <style:style style:name="T542" style:family="text">
      <style:text-properties fo:color="#808080" loext:opacity="100%" style:font-name="Consolas" fo:font-size="12pt" fo:font-weight="normal" fo:background-color="#1e1e1e" loext:char-shading-value="0"/>
    </style:style>
    <style:style style:name="T543" style:family="text">
      <style:text-properties fo:color="#569cd6" loext:opacity="100%" style:font-name="Consolas" fo:font-size="12pt" fo:font-weight="normal" fo:background-color="#1e1e1e" loext:char-shading-value="0"/>
    </style:style>
    <style:style style:name="T544" style:family="text">
      <style:text-properties fo:color="#9cdcfe" loext:opacity="100%" style:font-name="Consolas" fo:font-size="12pt" fo:font-weight="normal"/>
    </style:style>
    <style:style style:name="T545" style:family="text">
      <style:text-properties style:font-name="Consolas" fo:font-size="12pt" fo:font-weight="normal"/>
    </style:style>
    <style:style style:name="T546" style:family="text">
      <style:text-properties fo:color="#ce9178" loext:opacity="100%" style:font-name="Consolas" fo:font-size="12pt" fo:font-weight="normal"/>
    </style:style>
    <style:style style:name="T547" style:family="text">
      <style:text-properties fo:color="#b5cea8" loext:opacity="100%" style:font-name="Consolas" fo:font-size="12pt" fo:font-weight="normal"/>
    </style:style>
    <style:style style:name="T548" style:family="text">
      <style:text-properties fo:color="#6a9955" loext:opacity="100%" style:font-name="Consolas" fo:font-size="12pt" fo:font-weight="normal"/>
    </style:style>
    <style:style style:name="T549" style:family="text">
      <style:text-properties fo:color="#6a9955" loext:opacity="100%" style:font-name="Consolas" fo:font-size="12pt" fo:font-weight="normal" officeooo:rsid="016f2d01"/>
    </style:style>
    <style:style style:name="T550" style:family="text">
      <style:text-properties fo:color="#808080" loext:opacity="100%" style:font-name="Consolas" fo:font-size="12pt"/>
    </style:style>
    <style:style style:name="T551" style:family="text">
      <style:text-properties fo:color="#569cd6" loext:opacity="100%" style:font-name="Consolas" fo:font-size="12pt"/>
    </style:style>
    <style:style style:name="T552" style:family="text">
      <style:text-properties fo:color="#808080" loext:opacity="100%" style:font-name="Consolas" fo:font-size="12pt" fo:font-weight="normal"/>
    </style:style>
    <style:style style:name="T553" style:family="text">
      <style:text-properties fo:color="#569cd6" loext:opacity="100%" style:font-name="Consolas" fo:font-size="12pt" fo:font-weight="normal"/>
    </style:style>
    <style:style style:name="T554" style:family="text">
      <style:text-properties fo:color="#9cdcfe" loext:opacity="100%" style:font-name="Consolas" fo:font-size="12pt" fo:font-weight="normal" officeooo:rsid="0151f3e1"/>
    </style:style>
    <style:style style:name="T555" style:family="text">
      <style:text-properties fo:color="#9cdcfe" loext:opacity="100%" style:font-name="Consolas" fo:font-size="12pt" fo:font-weight="normal" officeooo:rsid="0147cbe7"/>
    </style:style>
    <style:style style:name="T556" style:family="text">
      <style:text-properties style:text-underline-style="solid" style:text-underline-width="auto" style:text-underline-color="font-color" officeooo:rsid="00cf7b4f"/>
    </style:style>
    <style:style style:name="T557" style:family="text">
      <style:text-properties style:text-underline-style="solid" style:text-underline-width="auto" style:text-underline-color="font-color" officeooo:rsid="009d35f9"/>
    </style:style>
    <style:style style:name="T558" style:family="text">
      <style:text-properties officeooo:rsid="00cf7b4f"/>
    </style:style>
    <style:style style:name="T559" style:family="text">
      <style:text-properties style:text-underline-style="solid" style:text-underline-width="auto" style:text-underline-color="font-color" style:font-style-asian="normal" style:font-style-complex="normal"/>
    </style:style>
    <style:style style:name="T560" style:family="text">
      <style:text-properties officeooo:rsid="00760901"/>
    </style:style>
    <style:style style:name="T561" style:family="text">
      <style:text-properties style:font-name="Mono1" officeooo:rsid="00760901"/>
    </style:style>
    <style:style style:name="T562" style:family="text">
      <style:text-properties officeooo:rsid="03468982"/>
    </style:style>
    <style:style style:name="T563" style:family="text">
      <style:text-properties style:font-name="Mono1"/>
    </style:style>
    <style:style style:name="T564" style:family="text">
      <style:text-properties officeooo:rsid="007d35a0" fo:background-color="transparent" loext:char-shading-value="0"/>
    </style:style>
    <style:style style:name="T565" style:family="text">
      <style:text-properties fo:background-color="transparent" loext:char-shading-value="0"/>
    </style:style>
    <style:style style:name="T566" style:family="text">
      <style:text-properties fo:color="#ce181e" loext:opacity="100%" fo:background-color="transparent" loext:char-shading-value="0"/>
    </style:style>
    <style:style style:name="T567" style:family="text">
      <style:text-properties fo:font-weight="bold" fo:background-color="transparent" loext:char-shading-value="0" style:font-weight-asian="bold" style:font-weight-complex="bold"/>
    </style:style>
    <style:style style:name="T568" style:family="text">
      <style:text-properties officeooo:rsid="03468982" fo:background-color="transparent" loext:char-shading-value="0"/>
    </style:style>
    <style:style style:name="T569" style:family="text">
      <style:text-properties fo:color="#800080" loext:opacity="100%" style:font-name="Mono1" fo:font-weight="bold" officeooo:rsid="007b45ff" style:font-weight-asian="bold" style:font-weight-complex="bold"/>
    </style:style>
    <style:style style:name="T570" style:family="text">
      <style:text-properties officeooo:rsid="007b45ff"/>
    </style:style>
    <style:style style:name="T571" style:family="text">
      <style:text-properties fo:color="#808080" loext:opacity="100%" style:font-name="Consolas" fo:font-size="12pt" fo:background-color="#1e1e1e" loext:char-shading-value="0"/>
    </style:style>
    <style:style style:name="T572" style:family="text">
      <style:text-properties fo:color="#569cd6" loext:opacity="100%" style:font-name="Consolas" fo:font-size="12pt" fo:background-color="#1e1e1e" loext:char-shading-value="0"/>
    </style:style>
    <style:style style:name="T573" style:family="text">
      <style:text-properties fo:color="#ffff38" loext:opacity="100%" style:font-name="Consolas" fo:font-size="12pt" fo:background-color="#1e1e1e" loext:char-shading-value="0"/>
    </style:style>
    <style:style style:name="T574" style:family="text">
      <style:text-properties fo:color="#d4d4d4" loext:opacity="100%" style:font-name="Consolas" fo:font-size="12pt" fo:background-color="#1e1e1e" loext:char-shading-value="0"/>
    </style:style>
    <style:style style:name="T575" style:family="text">
      <style:text-properties fo:color="#d4d4d4" loext:opacity="100%" style:font-name="Consolas" fo:font-size="12pt" officeooo:rsid="007d35a0" fo:background-color="#1e1e1e" loext:char-shading-value="0"/>
    </style:style>
    <style:style style:name="T576" style:family="text">
      <style:text-properties fo:color="#ffff38" loext:opacity="100%" style:font-name="Consolas" fo:font-size="12pt" fo:font-weight="normal"/>
    </style:style>
    <style:style style:name="T577" style:family="text">
      <style:text-properties style:font-name="Consolas" fo:font-size="12pt" fo:font-weight="normal" officeooo:rsid="007d35a0"/>
    </style:style>
    <style:style style:name="T578" style:family="text">
      <style:text-properties fo:color="#9cdcfe" loext:opacity="100%" style:font-name="Consolas" fo:font-size="12pt" fo:font-weight="normal" officeooo:rsid="007b45ff"/>
    </style:style>
    <style:style style:name="T5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58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582" style:family="text">
      <style:text-properties fo:font-variant="normal" fo:text-transform="none" fo:color="#800080" loext:opacity="100%" style:text-line-through-style="none" style:text-line-through-type="none" style:font-name="Mono1" fo:font-size="14pt" fo:letter-spacing="normal" fo:font-style="normal" fo:font-weight="bold" officeooo:rsid="007d35a0" fo:background-color="transparent" loext:char-shading-value="0" style:font-size-asian="14pt" style:font-weight-asian="bold" style:font-size-complex="14pt" style:font-weight-complex="bold"/>
    </style:style>
    <style:style style:name="T583"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5"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86"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7"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5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5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5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602" style:family="text">
      <style:text-properties fo:font-variant="normal" fo:text-transform="none" fo:color="#800080" loext:opacity="100%" style:text-line-through-style="none" style:text-line-through-type="none" style:font-name="Mono1" fo:font-size="14pt" fo:letter-spacing="normal" fo:font-style="normal" fo:font-weight="bold" fo:background-color="transparent" loext:char-shading-value="0" style:font-size-asian="14pt" style:font-weight-asian="bold" style:font-size-complex="14pt" style:font-weight-complex="bold"/>
    </style:style>
    <style:style style:name="T603"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weight-asian="normal" style:font-size-complex="14pt" style:font-weight-complex="normal"/>
    </style:style>
    <style:style style:name="T604"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5"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6" style:family="text">
      <style:text-properties fo:color="#9cdcfe" loext:opacity="100%" style:font-name="Consolas" fo:font-size="12pt" fo:font-weight="normal" officeooo:rsid="00864a14"/>
    </style:style>
    <style:style style:name="T607" style:family="text">
      <style:text-properties style:font-name="Consolas" fo:font-size="12pt" fo:font-weight="normal" officeooo:rsid="00864a14"/>
    </style:style>
    <style:style style:name="T608" style:family="text">
      <style:text-properties fo:color="#ffff38" loext:opacity="100%"/>
    </style:style>
    <style:style style:name="T609" style:family="text">
      <style:text-properties fo:color="#808080" loext:opacity="100%" style:font-name="Consolas" fo:font-size="12pt" style:text-underline-style="none" fo:font-weight="normal"/>
    </style:style>
    <style:style style:name="T610" style:family="text">
      <style:text-properties fo:color="#569cd6" loext:opacity="100%" style:font-name="Consolas" fo:font-size="12pt" style:text-underline-style="none" fo:font-weight="normal"/>
    </style:style>
    <style:style style:name="T611" style:family="text">
      <style:text-properties style:font-name="Consolas" fo:font-size="12pt" style:text-underline-style="none" fo:font-weight="normal"/>
    </style:style>
    <style:style style:name="T612" style:family="text">
      <style:text-properties fo:color="#9cdcfe" loext:opacity="100%" style:font-name="Consolas" fo:font-size="12pt" style:text-underline-style="none" fo:font-weight="normal"/>
    </style:style>
    <style:style style:name="T613" style:family="text">
      <style:text-properties fo:color="#ce9178" loext:opacity="100%" style:font-name="Consolas" fo:font-size="12pt" style:text-underline-style="none" fo:font-weight="normal"/>
    </style:style>
    <style:style style:name="T614" style:family="text">
      <style:text-properties officeooo:rsid="0085da85"/>
    </style:style>
    <style:style style:name="T615"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61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9"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20"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621" style:family="text">
      <style:text-properties fo:color="#800080" loext:opacity="100%" style:text-line-through-style="none" style:text-line-through-type="none" style:font-name="Mono1" fo:font-size="14pt" fo:font-style="normal" fo:font-weight="bold" officeooo:rsid="0087dece" fo:background-color="transparent" loext:char-shading-value="0" style:font-size-asian="14pt" style:font-weight-asian="bold" style:font-size-complex="14pt" style:font-weight-complex="bold"/>
    </style:style>
    <style:style style:name="T622" style:family="text">
      <style:text-properties fo:color="#800080"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3" style:family="text">
      <style:text-properties fo:color="#2a6099"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4" style:family="text">
      <style:text-properties fo:color="#2a6099"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5" style:family="text">
      <style:text-properties fo:color="#ff4000"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6"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627"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28"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3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3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6"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4"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5"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50"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5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7"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8"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9"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4" style:family="text">
      <style:text-properties fo:color="#ff8000" loext:opacity="100%"/>
    </style:style>
    <style:style style:name="T665" style:family="text">
      <style:text-properties style:text-underline-style="solid" style:text-underline-width="auto" style:text-underline-color="font-color" fo:font-weight="bold" officeooo:rsid="0050823d" style:font-weight-asian="bold" style:font-weight-complex="bold"/>
    </style:style>
    <style:style style:name="T666" style:family="text">
      <style:text-properties style:text-underline-style="solid" style:text-underline-width="auto" style:text-underline-color="font-color" fo:font-weight="bold" style:font-weight-asian="bold" style:font-weight-complex="bold"/>
    </style:style>
    <style:style style:name="T667" style:family="text">
      <style:text-properties fo:color="#2a6099" loext:opacity="100%" style:font-name="Mono1" fo:font-weight="bold" style:font-weight-asian="bold" style:font-weight-complex="bold"/>
    </style:style>
    <style:style style:name="T668" style:family="text">
      <style:text-properties fo:color="#800080" loext:opacity="100%" style:font-name="Mono1" fo:font-weight="bold" officeooo:rsid="006d71e2" style:font-weight-asian="bold" style:font-weight-complex="bold"/>
    </style:style>
    <style:style style:name="T669" style:family="text">
      <style:text-properties fo:color="#ff4000" loext:opacity="100%" style:font-name="Mono1" fo:font-weight="bold" officeooo:rsid="006d71e2" style:font-weight-asian="bold" style:font-weight-complex="bold"/>
    </style:style>
    <style:style style:name="T670" style:family="text">
      <style:text-properties officeooo:rsid="0052c896"/>
    </style:style>
    <style:style style:name="T671" style:family="text">
      <style:text-properties officeooo:rsid="006d71e2"/>
    </style:style>
    <style:style style:name="T672" style:family="text">
      <style:text-properties officeooo:rsid="01b40ede"/>
    </style:style>
    <style:style style:name="T673" style:family="text">
      <style:text-properties fo:color="#800080" loext:opacity="100%" fo:font-weight="bold" style:font-weight-asian="bold" style:font-weight-complex="bold"/>
    </style:style>
    <style:style style:name="T674" style:family="text">
      <style:text-properties officeooo:rsid="006e0ca4"/>
    </style:style>
    <style:style style:name="T675" style:family="text">
      <style:text-properties fo:color="#2a6099" loext:opacity="100%" style:font-name="Monospace" fo:font-weight="bold" officeooo:rsid="004e6dfe" style:font-weight-asian="bold" style:font-weight-complex="bold"/>
    </style:style>
    <style:style style:name="T676"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77"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78"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79" style:family="text">
      <style:text-properties fo:color="#9cdcfe" loext:opacity="100%" style:font-name="Consolas" fo:font-size="12pt" fo:background-color="#1e1e1e" loext:char-shading-value="0"/>
    </style:style>
    <style:style style:name="T680" style:family="text">
      <style:text-properties fo:color="#ce9178" loext:opacity="100%" style:font-name="Consolas" fo:font-size="12pt" fo:background-color="#1e1e1e" loext:char-shading-value="0"/>
    </style:style>
    <style:style style:name="T681" style:family="text">
      <style:text-properties fo:color="#d7ba7d" loext:opacity="100%" style:font-name="Consolas" fo:font-size="12pt" fo:background-color="#1e1e1e" loext:char-shading-value="0"/>
    </style:style>
    <style:style style:name="T682" style:family="text">
      <style:text-properties fo:color="#6a9955" loext:opacity="100%" style:font-name="Consolas" fo:font-size="12pt" fo:background-color="#1e1e1e" loext:char-shading-value="0"/>
    </style:style>
    <style:style style:name="T683" style:family="text">
      <style:text-properties fo:color="#6a9955" loext:opacity="100%" style:font-name="Consolas" fo:font-size="12pt" officeooo:rsid="01b4a341" fo:background-color="#1e1e1e" loext:char-shading-value="0"/>
    </style:style>
    <style:style style:name="T6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6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6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687" style:family="text">
      <style:text-properties fo:font-variant="normal" fo:text-transform="none" fo:color="#800080" loext:opacity="100%" style:text-line-through-style="none" style:text-line-through-type="none" style:font-name="Mono1" fo:font-size="14pt" fo:letter-spacing="normal" fo:font-style="normal" fo:font-weight="bold" officeooo:rsid="00571439" style:font-size-asian="14pt" style:font-weight-asian="bold" style:font-size-complex="14pt" style:font-weight-complex="bold"/>
    </style:style>
    <style:style style:name="T688" style:family="text">
      <style:text-properties fo:font-variant="normal" fo:text-transform="none" fo:color="#800080" loext:opacity="100%" style:text-line-through-style="none" style:text-line-through-type="none" style:font-name="Mono1" fo:font-size="14pt" fo:letter-spacing="normal" fo:font-style="normal" fo:font-weight="bold" style:font-size-asian="14pt" style:font-weight-asian="bold" style:font-size-complex="14pt" style:font-weight-complex="bold"/>
    </style:style>
    <style:style style:name="T689"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90"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691" style:family="text">
      <style:text-properties fo:font-variant="normal" fo:text-transform="none" fo:color="#000000" loext:opacity="100%" style:text-line-through-style="none" style:text-line-through-type="none" style:font-name="Mono1" fo:font-size="14pt" fo:letter-spacing="normal" fo:font-style="normal" fo:font-weight="normal" style:font-size-asian="14pt" style:font-weight-asian="normal" style:font-size-complex="14pt" style:font-weight-complex="normal"/>
    </style:style>
    <style:style style:name="T692"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style:font-size-asian="14pt" style:font-weight-asian="bold" style:font-size-complex="14pt" style:font-weight-complex="bold"/>
    </style:style>
    <style:style style:name="T693" style:family="text">
      <style:text-properties fo:font-variant="normal" fo:text-transform="none" fo:color="#ff4000" loext:opacity="100%" style:text-line-through-style="none" style:text-line-through-type="none" style:font-name="Mono1" fo:font-size="14pt" fo:letter-spacing="normal" fo:language="pt" fo:country="BR" fo:font-style="normal" fo:font-weight="normal" officeooo:rsid="005bbf3e" style:font-size-asian="14pt" style:font-weight-asian="normal" style:font-size-complex="14pt" style:font-weight-complex="normal"/>
    </style:style>
    <style:style style:name="T6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698" style:family="text">
      <style:text-properties officeooo:rsid="005d3931"/>
    </style:style>
    <style:style style:name="T699" style:family="text">
      <style:text-properties style:text-underline-style="none" fo:font-weight="bold" style:font-weight-asian="bold" style:font-weight-complex="bold"/>
    </style:style>
    <style:style style:name="T700" style:family="text">
      <style:text-properties style:text-underline-style="none"/>
    </style:style>
    <style:style style:name="T701" style:family="text">
      <style:text-properties style:text-underline-style="none" officeooo:rsid="009d35f9"/>
    </style:style>
    <style:style style:name="T7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7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7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705"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06" style:family="text">
      <style:text-properties fo:font-variant="normal" fo:text-transform="none" fo:color="#ff4000" loext:opacity="100%" style:text-line-through-style="none" style:text-line-through-type="none" style:font-name="Mono1" fo:font-size="14pt" fo:letter-spacing="normal" fo:font-style="normal" fo:font-weight="bold" officeooo:rsid="005bbf3e" style:font-size-asian="14pt" style:font-weight-asian="bold" style:font-size-complex="14pt" style:font-weight-complex="bold"/>
    </style:style>
    <style:style style:name="T707" style:family="text">
      <style:text-properties fo:font-variant="normal" fo:text-transform="none" fo:color="#2a6099" loext:opacity="100%" style:text-line-through-style="none" style:text-line-through-type="none" style:font-name="Mono1" fo:font-size="14pt" fo:letter-spacing="normal" fo:font-style="normal" fo:font-weight="bold" officeooo:rsid="005d206c" style:font-size-asian="14pt" style:font-weight-asian="bold" style:font-size-complex="14pt" style:font-weight-complex="bold"/>
    </style:style>
    <style:style style:name="T70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7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7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712" style:family="text">
      <style:text-properties fo:font-variant="normal" fo:text-transform="none" fo:color="#ff4000" loext:opacity="100%" style:text-line-through-style="none" style:text-line-through-type="none" style:font-name="Mono1" fo:font-size="14pt" fo:letter-spacing="normal" fo:font-style="normal" fo:font-weight="bold" officeooo:rsid="01927275" style:font-size-asian="14pt" style:font-weight-asian="bold" style:font-size-complex="14pt" style:font-weight-complex="bold"/>
    </style:style>
    <style:style style:name="T7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7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715" style:family="text">
      <style:text-properties fo:font-variant="normal" fo:text-transform="none" fo:color="#ff4000" loext:opacity="100%" style:text-line-through-style="none" style:text-line-through-type="none" style:font-name="Mono1" fo:font-size="14pt" fo:letter-spacing="normal" fo:font-style="normal" fo:font-weight="bold" officeooo:rsid="005d3931" style:font-size-asian="14pt" style:font-weight-asian="bold" style:font-size-complex="14pt" style:font-weight-complex="bold"/>
    </style:style>
    <style:style style:name="T7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71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71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719" style:family="text">
      <style:text-properties fo:color="#ffff00" loext:opacity="100%" style:font-name="Consolas" fo:font-size="12pt" fo:font-weight="bold" fo:background-color="#1e1e1e" loext:char-shading-value="0" style:font-weight-asian="bold" style:font-weight-complex="bold"/>
    </style:style>
    <style:style style:name="T720" style:family="text">
      <style:text-properties fo:color="#9cdcfe" loext:opacity="100%" fo:background-color="#1e1e1e" loext:char-shading-value="0"/>
    </style:style>
    <style:style style:name="T721" style:family="text">
      <style:text-properties fo:background-color="#1e1e1e" loext:char-shading-value="0"/>
    </style:style>
    <style:style style:name="T722" style:family="text">
      <style:text-properties fo:color="#ce9178" loext:opacity="100%" fo:background-color="#1e1e1e" loext:char-shading-value="0"/>
    </style:style>
    <style:style style:name="T723" style:family="text">
      <style:text-properties fo:color="#808080" loext:opacity="100%" fo:background-color="#1e1e1e" loext:char-shading-value="0"/>
    </style:style>
    <style:style style:name="T724" style:family="text">
      <style:text-properties fo:color="#ffff00" loext:opacity="100%" fo:font-weight="bold" fo:background-color="#1e1e1e" loext:char-shading-value="0" style:font-weight-asian="bold" style:font-weight-complex="bold"/>
    </style:style>
    <style:style style:name="T725" style:family="text">
      <style:text-properties fo:color="#569cd6" loext:opacity="100%" fo:background-color="#1e1e1e" loext:char-shading-value="0"/>
    </style:style>
    <style:style style:name="T726" style:family="text">
      <style:text-properties style:text-underline-style="none" fo:font-weight="bold" officeooo:rsid="006117db" style:font-weight-asian="bold" style:font-weight-complex="bold"/>
    </style:style>
    <style:style style:name="T727" style:family="text">
      <style:text-properties officeooo:rsid="00ce3802"/>
    </style:style>
    <style:style style:name="T728" style:family="text">
      <style:text-properties officeooo:rsid="00a6ece1"/>
    </style:style>
    <style:style style:name="T729" style:family="text">
      <style:text-properties style:font-name="Microsoft Sans Serif1" officeooo:rsid="009fa7c7" fo:background-color="transparent" loext:char-shading-value="0"/>
    </style:style>
    <style:style style:name="T730" style:family="text">
      <style:text-properties style:font-name="Microsoft Sans Serif1" officeooo:rsid="00a6ece1" fo:background-color="transparent" loext:char-shading-value="0"/>
    </style:style>
    <style:style style:name="T731" style:family="text">
      <style:text-properties fo:color="#c9211e" loext:opacity="100%" fo:font-weight="bold" style:font-weight-asian="bold" style:font-weight-complex="bold"/>
    </style:style>
    <style:style style:name="T732" style:family="text">
      <style:text-properties officeooo:rsid="00a7092f"/>
    </style:style>
    <style:style style:name="T733" style:family="text">
      <style:text-properties officeooo:rsid="006117db"/>
    </style:style>
    <style:style style:name="T734" style:family="text">
      <style:text-properties style:text-underline-style="none" officeooo:rsid="0067528a"/>
    </style:style>
    <style:style style:name="T735" style:family="text">
      <style:text-properties officeooo:rsid="0067528a"/>
    </style:style>
    <style:style style:name="T7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737" style:family="text">
      <style:text-properties fo:font-variant="normal" fo:text-transform="none" fo:color="#2a6099" loext:opacity="100%" style:text-line-through-style="none" style:text-line-through-type="none" style:font-name="Mono1" fo:font-size="14pt" fo:letter-spacing="normal" fo:font-style="normal" fo:font-weight="bold" officeooo:rsid="006607e7" style:font-size-asian="14pt" style:font-weight-asian="bold" style:font-size-complex="14pt" style:font-weight-complex="bold"/>
    </style:style>
    <style:style style:name="T7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739" style:family="text">
      <style:text-properties officeooo:rsid="01b5c490"/>
    </style:style>
    <style:style style:name="T740" style:family="text">
      <style:text-properties officeooo:rsid="02179b1c"/>
    </style:style>
    <style:style style:name="T7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74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74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5"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6"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7"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9" style:family="text">
      <style:text-properties fo:font-weight="bold" officeooo:rsid="02179b1c" style:font-weight-asian="bold" style:font-weight-complex="bold"/>
    </style:style>
    <style:style style:name="T750" style:family="text">
      <style:text-properties style:font-name="Verdana1" fo:font-size="11.25pt"/>
    </style:style>
    <style:style style:name="T751" style:family="text">
      <style:text-properties fo:color="#55215b" loext:opacity="100%" style:font-name="Verdana1" fo:font-size="11.25pt"/>
    </style:style>
    <style:style style:name="T752" style:family="text">
      <style:text-properties style:font-name="Verdana1" fo:font-size="11.25pt" fo:font-weight="bold" style:font-weight-asian="bold" style:font-weight-complex="bold"/>
    </style:style>
    <style:style style:name="T753"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4"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755"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6"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7"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58"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59" style:family="text">
      <style:text-properties fo:color="#780373" loext:opacity="100%" style:font-name="Mono1" fo:font-weight="bold" style:font-style-asian="normal" style:font-weight-asian="bold" style:font-style-complex="normal" style:font-weight-complex="bold"/>
    </style:style>
    <style:style style:name="T760" style:family="text">
      <style:text-properties style:text-underline-style="none" style:font-style-asian="normal" style:font-style-complex="normal"/>
    </style:style>
    <style:style style:name="T761" style:family="text">
      <style:text-properties fo:color="#780373" loext:opacity="100%" style:font-name="Mono1" style:text-underline-style="none" fo:font-weight="bold" officeooo:rsid="0178a33f" style:font-style-asian="normal" style:font-weight-asian="bold" style:font-style-complex="normal" style:font-weight-complex="bold"/>
    </style:style>
    <style:style style:name="T762" style:family="text">
      <style:text-properties style:text-underline-style="none" officeooo:rsid="0178a33f" style:font-style-asian="normal" style:font-style-complex="normal"/>
    </style:style>
    <style:style style:name="T763" style:family="text">
      <style:text-properties style:text-underline-style="solid" style:text-underline-width="auto" style:text-underline-color="font-color" officeooo:rsid="0178a33f" style:font-style-asian="normal" style:font-style-complex="normal"/>
    </style:style>
    <style:style style:name="T764" style:family="text">
      <style:text-properties fo:font-variant="normal" fo:text-transform="none" fo:color="#780373" loext:opacity="100%" style:text-line-through-style="none" style:text-line-through-type="none" style:font-name="Mono1"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65"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6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67"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6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69"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7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71"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808080"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8" style:family="text">
      <style:text-properties fo:font-variant="normal" fo:text-transform="none" fo:color="#569cd6"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9" style:family="text">
      <style:text-properties fo:font-variant="normal" fo:text-transform="none" fo:color="#d4d4d4"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9cdcfe"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ce9178"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9cdcfe" loext:opacity="100%" style:text-line-through-style="none" style:text-line-through-type="none" style:font-name="Mono1"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97" style:family="text">
      <style:text-properties fo:font-variant="normal" fo:text-transform="none" fo:color="#2a6099" loext:opacity="100%" style:text-line-through-style="none" style:text-line-through-type="none" style:font-name="Mono1"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729fcf"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5"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6"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7" style:family="text">
      <style:text-properties fo:font-variant="normal" fo:text-transform="none" fo:color="#000000" loext:opacity="100%" style:text-line-through-style="none" style:text-line-through-type="none" style:font-name="Mono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color="#9cdcfe" loext:opacity="100%" style:font-name="Consolas" fo:font-size="14pt" fo:font-weight="normal" fo:background-color="#1e1e1e" loext:char-shading-value="0" style:font-size-asian="14pt" style:font-size-complex="14pt"/>
    </style:style>
    <style:style style:name="T809" style:family="text">
      <style:text-properties fo:color="#d4d4d4" loext:opacity="100%" style:font-name="Consolas" fo:font-size="14pt" fo:font-weight="normal" fo:background-color="#1e1e1e" loext:char-shading-value="0" style:font-size-asian="14pt" style:font-size-complex="14pt"/>
    </style:style>
    <style:style style:name="T810" style:family="text">
      <style:text-properties fo:color="#ce9178" loext:opacity="100%" style:font-name="Consolas" fo:font-size="14pt" fo:font-weight="normal" fo:background-color="#1e1e1e" loext:char-shading-value="0" style:font-size-asian="14pt" style:font-size-complex="14pt"/>
    </style:style>
    <style:style style:name="T811" style:family="text">
      <style:text-properties fo:color="#ffff00" loext:opacity="100%" style:font-name="Consolas" fo:font-size="14pt" fo:font-weight="normal" fo:background-color="#1e1e1e" loext:char-shading-value="0" style:font-size-asian="14pt" style:font-size-complex="14pt"/>
    </style:style>
    <style:style style:name="T81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3"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4"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5"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6"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7"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18"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19" style:family="text">
      <style:text-properties fo:color="#9cdcfe" loext:opacity="100%" style:font-name="Consolas" fo:font-weight="normal" fo:background-color="#000000" loext:char-shading-value="0"/>
    </style:style>
    <style:style style:name="T820" style:family="text">
      <style:text-properties fo:color="#d4d4d4" loext:opacity="100%" style:font-name="Consolas" fo:font-weight="normal" fo:background-color="#000000" loext:char-shading-value="0"/>
    </style:style>
    <style:style style:name="T821" style:family="text">
      <style:text-properties fo:color="#ce9178" loext:opacity="100%" style:font-name="Consolas" fo:font-weight="normal" fo:background-color="#000000" loext:char-shading-value="0"/>
    </style:style>
    <style:style style:name="T822" style:family="text">
      <style:text-properties fo:color="#d4d4d4" loext:opacity="100%" style:font-name="Consolas" fo:font-weight="normal" officeooo:rsid="0260e473" fo:background-color="#000000" loext:char-shading-value="0"/>
    </style:style>
    <style:style style:name="T8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824"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5"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6" style:family="text">
      <style:text-properties fo:color="#6a9955" loext:opacity="100%" style:font-name="Consolas" fo:font-weight="normal" fo:background-color="#000000" loext:char-shading-value="0"/>
    </style:style>
    <style:style style:name="T827" style:family="text">
      <style:text-properties fo:color="#b5cea8" loext:opacity="100%" style:font-name="Consolas" fo:font-weight="normal"/>
    </style:style>
    <style:style style:name="T828" style:family="text">
      <style:text-properties fo:color="#6a9955" loext:opacity="100%" style:font-name="Consolas" fo:font-weight="normal"/>
    </style:style>
    <style:style style:name="T829" style:family="text">
      <style:text-properties fo:color="#6a9955" loext:opacity="100%" style:font-name="Consolas" fo:font-weight="normal" officeooo:rsid="017cda52"/>
    </style:style>
    <style:style style:name="T830" style:family="text">
      <style:text-properties style:font-name="Consolas" fo:font-weight="normal" officeooo:rsid="0260e473"/>
    </style:style>
    <style:style style:name="T8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780373" loext:opacity="100%" style:text-line-through-style="none" style:text-line-through-type="none" style:font-name="Mono1"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35" style:family="text">
      <style:text-properties fo:font-variant="normal" fo:text-transform="none" fo:color="#780373" loext:opacity="100%" style:text-line-through-style="none" style:text-line-through-type="none" style:font-name="Mono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838"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39"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0" style:family="text">
      <style:text-properties fo:color="#d7ba7d" loext:opacity="100%" style:font-name="Consolas" fo:font-weight="normal"/>
    </style:style>
    <style:style style:name="T8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000000" loext:opacity="100%" style:text-line-through-style="none" style:text-line-through-type="none" style:font-name="Mono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49"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8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0" style:family="text">
      <style:text-properties officeooo:rsid="01be6d0a"/>
    </style:style>
    <style:style style:name="T871" style:family="text">
      <style:text-properties officeooo:rsid="01973a79"/>
    </style:style>
    <style:style style:name="T872" style:family="text">
      <style:text-properties officeooo:rsid="00fa40f0"/>
    </style:style>
    <style:style style:name="T87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7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89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9"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9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904"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9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909"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91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5"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7"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9" style:family="text">
      <style:text-properties fo:color="#808080" loext:opacity="100%" style:font-name="Consolas" fo:font-size="12pt" fo:font-weight="normal" fo:background-color="#111111" loext:char-shading-value="0" style:font-size-asian="12pt" style:font-size-complex="12pt"/>
    </style:style>
    <style:style style:name="T920" style:family="text">
      <style:text-properties fo:color="#569cd6" loext:opacity="100%" style:font-name="Consolas" fo:font-size="12pt" fo:font-weight="normal" fo:background-color="#111111" loext:char-shading-value="0" style:font-size-asian="12pt" style:font-size-complex="12pt"/>
    </style:style>
    <style:style style:name="T921" style:family="text">
      <style:text-properties fo:color="#d4d4d4" loext:opacity="100%" style:font-name="Consolas" fo:font-size="12pt" fo:font-weight="normal" fo:background-color="#111111" loext:char-shading-value="0" style:font-size-asian="12pt" style:font-size-complex="12pt"/>
    </style:style>
    <style:style style:name="T922" style:family="text">
      <style:text-properties fo:color="#9cdcfe" loext:opacity="100%" style:font-name="Consolas" fo:font-size="12pt" fo:font-weight="normal" fo:background-color="#111111" loext:char-shading-value="0" style:font-size-asian="12pt" style:font-size-complex="12pt"/>
    </style:style>
    <style:style style:name="T923" style:family="text">
      <style:text-properties fo:color="#ce9178" loext:opacity="100%" style:font-name="Consolas" fo:font-size="12pt" fo:font-weight="normal" fo:background-color="#111111" loext:char-shading-value="0" style:font-size-asian="12pt" style:font-size-complex="12pt"/>
    </style:style>
    <style:style style:name="T924" style:family="text">
      <style:text-properties fo:color="#ce9178" loext:opacity="100%" style:font-name="Consolas" fo:font-size="12pt" fo:font-weight="normal" officeooo:rsid="0194aafb" fo:background-color="#111111" loext:char-shading-value="0" style:font-size-asian="12pt" style:font-size-complex="12pt"/>
    </style:style>
    <style:style style:name="T9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ff4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930"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9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94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4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44" style:family="text">
      <style:text-properties fo:color="#800080" loext:opacity="100%" officeooo:rsid="0087d59c"/>
    </style:style>
    <style:style style:name="T945" style:family="text">
      <style:text-properties fo:color="#000000" loext:opacity="100%" style:font-name="Microsoft Sans Serif" fo:font-weight="normal" officeooo:rsid="00882a9b" style:font-weight-asian="normal" style:font-weight-complex="normal"/>
    </style:style>
    <style:style style:name="T946" style:family="text">
      <style:text-properties fo:color="#000000" loext:opacity="100%" style:font-name="Microsoft Sans Serif" fo:font-weight="normal" officeooo:rsid="02580d12" style:font-weight-asian="normal" style:font-weight-complex="normal"/>
    </style:style>
    <style:style style:name="T947" style:family="text">
      <style:text-properties fo:color="#000000" loext:opacity="100%" style:font-name="Microsoft Sans Serif" style:text-underline-style="none" officeooo:rsid="00882a9b"/>
    </style:style>
    <style:style style:name="T948" style:family="text">
      <style:text-properties fo:color="#000000" loext:opacity="100%" style:font-name="Microsoft Sans Serif" fo:font-weight="normal" officeooo:rsid="010b0f5a" style:font-weight-asian="normal" style:font-weight-complex="normal"/>
    </style:style>
    <style:style style:name="T949" style:family="text">
      <style:text-properties fo:color="#4ec9b0" loext:opacity="100%"/>
    </style:style>
    <style:style style:name="T9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9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9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959"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960"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961"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962"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963"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64"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65" style:family="text">
      <style:text-properties fo:font-variant="normal" fo:text-transform="none" style:font-name="Microsoft Sans Serif1" fo:letter-spacing="normal" fo:font-style="normal" officeooo:rsid="004f4071" style:font-weight-asian="normal" style:font-weight-complex="normal"/>
    </style:style>
    <style:style style:name="T966"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967"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68" style:family="text">
      <style:text-properties fo:font-variant="normal" fo:text-transform="none" style:font-name="Microsoft Sans Serif1" fo:letter-spacing="normal" fo:font-style="normal" officeooo:rsid="02603153" style:font-weight-asian="normal" style:font-weight-complex="normal"/>
    </style:style>
    <style:style style:name="T969" style:family="text">
      <style:text-properties officeooo:rsid="0197b4ea"/>
    </style:style>
    <style:style style:name="T970" style:family="text">
      <style:text-properties officeooo:rsid="019c44c7"/>
    </style:style>
    <style:style style:name="T971" style:family="text">
      <style:text-properties fo:color="#2a6099" loext:opacity="100%" style:font-name="Mono1" fo:font-weight="bold" officeooo:rsid="0197b4ea" style:font-weight-asian="bold" style:font-weight-complex="bold"/>
    </style:style>
    <style:style style:name="T972" style:family="text">
      <style:text-properties officeooo:rsid="019863b6"/>
    </style:style>
    <style:style style:name="T973" style:family="text">
      <style:text-properties style:font-name="Mono1" officeooo:rsid="0197b4ea"/>
    </style:style>
    <style:style style:name="T974" style:family="text">
      <style:text-properties fo:color="#dcdcaa" loext:opacity="100%" style:font-name="Consolas" fo:font-size="12pt" fo:font-weight="normal"/>
    </style:style>
    <style:style style:name="T975" style:family="text">
      <style:text-properties fo:color="#4ec9b0" loext:opacity="100%" style:font-name="Consolas" fo:font-size="12pt" fo:font-weight="normal"/>
    </style:style>
    <style:style style:name="T976" style:family="text">
      <style:text-properties fo:font-variant="normal" fo:text-transform="none" fo:color="#780373" loext:opacity="100%" style:text-line-through-style="none" style:text-line-through-type="none" style:font-name="Mono1"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9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9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9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981"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983" style:family="text">
      <style:text-properties fo:color="#800080" loext:opacity="100%" style:font-name="Mono1" fo:font-size="14pt" fo:font-weight="bold" officeooo:rsid="00298b67" style:font-size-asian="14pt" style:font-weight-asian="bold" style:font-size-complex="14pt" style:font-weight-complex="bold"/>
    </style:style>
    <style:style style:name="T984"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985"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986" style:family="text">
      <style:text-properties fo:color="#000000" loext:opacity="100%" style:font-name="Mono1" fo:font-size="14pt" fo:font-weight="normal" officeooo:rsid="0249ae61" style:font-size-asian="14pt" style:font-weight-asian="normal" style:font-size-complex="14pt" style:font-weight-complex="normal"/>
    </style:style>
    <style:style style:name="T98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988"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989"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990"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991"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992"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993"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994"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995"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996"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997"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998" style:family="text">
      <style:text-properties fo:color="#ce181e" loext:opacity="100%" style:font-name="Mono1" fo:font-size="14pt" fo:font-weight="bold" officeooo:rsid="01af71f3" style:font-size-asian="14pt" style:font-weight-asian="bold" style:font-size-complex="14pt" style:font-weight-complex="bold"/>
    </style:style>
    <style:style style:name="T999" style:family="text">
      <style:text-properties style:text-underline-style="none" officeooo:rsid="014f0d29"/>
    </style:style>
    <style:style style:name="T1000" style:family="text">
      <style:text-properties fo:color="#2a6099" loext:opacity="100%" style:text-underline-style="none" fo:font-weight="bold" officeooo:rsid="014f0d29" style:font-weight-asian="bold" style:font-weight-complex="bold"/>
    </style:style>
    <style:style style:name="T1001" style:family="text">
      <style:text-properties style:text-line-through-style="none" style:text-line-through-type="none" fo:background-color="transparent" loext:char-shading-value="0"/>
    </style:style>
    <style:style style:name="T1002" style:family="text">
      <style:text-properties style:text-line-through-style="none" style:text-line-through-type="none" officeooo:rsid="009d35f9" fo:background-color="transparent" loext:char-shading-value="0"/>
    </style:style>
    <style:style style:name="T1003" style:family="text">
      <style:text-properties style:text-line-through-style="none" style:text-line-through-type="none" style:font-name="Mono1" fo:background-color="transparent" loext:char-shading-value="0"/>
    </style:style>
    <style:style style:name="T1004" style:family="text">
      <style:text-properties fo:color="#780373" loext:opacity="100%" style:text-line-through-style="none" style:text-line-through-type="none" style:font-name="Mono1" style:text-underline-style="none" fo:font-weight="bold" officeooo:rsid="009fa7c7" fo:background-color="transparent" loext:char-shading-value="0" style:font-style-asian="normal" style:font-weight-asian="bold" style:font-style-complex="normal" style:font-weight-complex="bold"/>
    </style:style>
    <style:style style:name="T1005" style:family="text">
      <style:text-properties fo:color="#808080" loext:opacity="100%" style:text-line-through-style="none" style:text-line-through-type="none" style:font-name="Consolas" fo:font-size="12pt" fo:background-color="#1e1e1e" loext:char-shading-value="0"/>
    </style:style>
    <style:style style:name="T1006" style:family="text">
      <style:text-properties fo:color="#569cd6" loext:opacity="100%" style:text-line-through-style="none" style:text-line-through-type="none" style:font-name="Consolas" fo:font-size="12pt" fo:background-color="#1e1e1e" loext:char-shading-value="0"/>
    </style:style>
    <style:style style:name="T1007" style:family="text">
      <style:text-properties fo:color="#d4d4d4" loext:opacity="100%" style:text-line-through-style="none" style:text-line-through-type="none" style:font-name="Consolas" fo:font-size="12pt" fo:background-color="#1e1e1e" loext:char-shading-value="0"/>
    </style:style>
    <style:style style:name="T1008" style:family="text">
      <style:text-properties fo:color="#9cdcfe" loext:opacity="100%" style:text-line-through-style="none" style:text-line-through-type="none" style:font-name="Consolas" fo:font-size="12pt" fo:background-color="#1e1e1e" loext:char-shading-value="0"/>
    </style:style>
    <style:style style:name="T1009" style:family="text">
      <style:text-properties fo:color="#ce9178" loext:opacity="100%" style:text-line-through-style="none" style:text-line-through-type="none" style:font-name="Consolas" fo:font-size="12pt" fo:background-color="#1e1e1e" loext:char-shading-value="0"/>
    </style:style>
    <style:style style:name="T1010" style:family="text">
      <style:text-properties officeooo:rsid="00be9001"/>
    </style:style>
    <style:style style:name="T1011" style:family="text">
      <style:text-properties fo:color="#ce181e" loext:opacity="100%" style:font-name="MonOSPACE" fo:font-weight="bold" officeooo:rsid="00d40522" style:font-weight-asian="bold" style:font-weight-complex="bold"/>
    </style:style>
    <style:style style:name="T1012" style:family="text">
      <style:text-properties fo:font-weight="bold" officeooo:rsid="00d1ac93" style:font-weight-asian="bold" style:font-weight-complex="bold"/>
    </style:style>
    <style:style style:name="T1013" style:family="text">
      <style:text-properties fo:font-weight="bold" officeooo:rsid="009fa7c7" style:font-weight-asian="bold" style:font-weight-complex="bold"/>
    </style:style>
    <style:style style:name="T1014" style:family="text">
      <style:text-properties officeooo:rsid="009fa7c7"/>
    </style:style>
    <style:style style:name="T1015" style:family="text">
      <style:text-properties officeooo:rsid="01342be9"/>
    </style:style>
    <style:style style:name="T1016" style:family="text">
      <style:text-properties style:font-name="Mono1" officeooo:rsid="009fa7c7"/>
    </style:style>
    <style:style style:name="T1017" style:family="text">
      <style:text-properties fo:font-style="italic" officeooo:rsid="009fa7c7" style:font-style-asian="italic" style:font-style-complex="italic"/>
    </style:style>
    <style:style style:name="T1018" style:family="text">
      <style:text-properties fo:color="#808080" loext:opacity="100%" style:font-name="Consolas" fo:font-size="12pt" officeooo:rsid="00999657" fo:background-color="#000000" loext:char-shading-value="0"/>
    </style:style>
    <style:style style:name="T1019" style:family="text">
      <style:text-properties fo:color="#569cd6" loext:opacity="100%" style:font-name="Consolas" fo:font-size="12pt" officeooo:rsid="00999657" fo:background-color="#000000" loext:char-shading-value="0"/>
    </style:style>
    <style:style style:name="T1020" style:family="text">
      <style:text-properties fo:color="#d4d4d4" loext:opacity="100%" style:font-name="Consolas" fo:font-size="12pt" officeooo:rsid="00999657" fo:background-color="#000000" loext:char-shading-value="0"/>
    </style:style>
    <style:style style:name="T1021" style:family="text">
      <style:text-properties fo:color="#9cdcfe" loext:opacity="100%" style:font-name="Consolas" fo:font-size="12pt" officeooo:rsid="00999657" fo:background-color="#000000" loext:char-shading-value="0"/>
    </style:style>
    <style:style style:name="T1022" style:family="text">
      <style:text-properties fo:color="#ce9178" loext:opacity="100%" style:font-name="Consolas" fo:font-size="12pt" officeooo:rsid="00999657" fo:background-color="#000000" loext:char-shading-value="0"/>
    </style:style>
    <style:style style:name="T1023" style:family="text">
      <style:text-properties fo:color="#fff200" loext:opacity="100%" style:font-name="Consolas" fo:font-size="12pt" officeooo:rsid="009fa7c7" fo:background-color="#000000" loext:char-shading-value="0"/>
    </style:style>
    <style:style style:name="T1024"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25"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26"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27" style:family="text">
      <style:text-properties fo:font-variant="normal" fo:text-transform="none" style:text-line-through-style="none" style:text-line-through-type="none" style:font-name="Mono1" fo:letter-spacing="normal" fo:font-style="normal" officeooo:rsid="00b29f1c" fo:background-color="transparent" loext:char-shading-value="0"/>
    </style:style>
    <style:style style:name="T1028" style:family="text">
      <style:text-properties fo:font-variant="normal" fo:text-transform="none" style:text-line-through-style="none" style:text-line-through-type="none" style:font-name="Mono1" fo:letter-spacing="normal" fo:font-style="normal" officeooo:rsid="00d1ac93" fo:background-color="transparent" loext:char-shading-value="0"/>
    </style:style>
    <style:style style:name="T10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10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03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0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03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3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3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0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0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04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4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04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0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47" style:family="text">
      <style:text-properties fo:color="#d4d4d4" loext:opacity="100%" style:font-name="Consolas" fo:font-size="12pt" fo:font-weight="normal" fo:background-color="#1e1e1e" loext:char-shading-value="0"/>
    </style:style>
    <style:style style:name="T1048" style:family="text">
      <style:text-properties fo:color="#9cdcfe" loext:opacity="100%" style:font-name="Consolas" fo:font-size="12pt" fo:font-weight="normal" fo:background-color="#1e1e1e" loext:char-shading-value="0"/>
    </style:style>
    <style:style style:name="T1049" style:family="text">
      <style:text-properties fo:color="#ce9178" loext:opacity="100%" style:font-name="Consolas" fo:font-size="12pt" fo:font-weight="normal" fo:background-color="#1e1e1e" loext:char-shading-value="0"/>
    </style:style>
    <style:style style:name="T1050" style:family="text">
      <style:text-properties fo:color="#ce9178" loext:opacity="100%" style:font-name="Consolas" fo:font-size="12pt" fo:font-weight="normal" officeooo:rsid="01342be9" fo:background-color="#1e1e1e" loext:char-shading-value="0"/>
    </style:style>
    <style:style style:name="T10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05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5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5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5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0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57" style:family="text">
      <style:text-properties fo:font-variant="normal" fo:text-transform="none" fo:color="#000000" loext:opacity="100%" style:text-line-through-style="none" style:text-line-through-type="none" style:font-name="Mono1"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059"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1" style:family="text">
      <style:text-properties fo:color="#d7ba7d" loext:opacity="100%" style:font-name="Consolas" fo:font-size="12pt" fo:font-weight="normal"/>
    </style:style>
    <style:style style:name="T1062"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3"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065" style:family="text">
      <style:text-properties fo:font-variant="normal" fo:text-transform="none" fo:color="#800080" loext:opacity="100%" style:text-line-through-style="none" style:text-line-through-type="none" style:font-name="Mono1"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066" style:family="text">
      <style:text-properties fo:font-variant="normal" fo:text-transform="none" fo:color="#ff8000" loext:opacity="100%" style:text-line-through-style="none" style:text-line-through-type="none" style:font-name="Mono1"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67" style:family="text">
      <style:text-properties fo:font-variant="normal" fo:text-transform="none" fo:color="#000000" loext:opacity="100%" style:text-line-through-style="none" style:text-line-through-type="none" style:font-name="Mono1"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69" style:family="text">
      <style:text-properties fo:font-variant="normal" fo:text-transform="none" fo:color="#000000" loext:opacity="100%" style:text-line-through-style="none" style:text-line-through-type="none" style:font-name="Mono1"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0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72"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4"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5"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76" style:family="text">
      <style:text-properties style:font-name-asian="Microsoft YaHei" style:font-style-asian="normal" style:font-name-complex="Mangal1" style:font-style-complex="normal"/>
    </style:style>
    <style:style style:name="T1077" style:family="text">
      <style:text-properties officeooo:rsid="0138736b"/>
    </style:style>
    <style:style style:name="T107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style:text-blinking="false" fo:background-color="transparent" loext:char-shading-value="0"/>
    </style:style>
    <style:style style:name="T1079"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style:style>
    <style:style style:name="T1080" style:family="text">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normal" style:text-blinking="false" fo:background-color="transparent" loext:char-shading-value="0"/>
    </style:style>
    <style:style style:name="T10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10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10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10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10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108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5ba7a"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10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0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1094" style:family="text">
      <style:text-properties officeooo:rsid="0146205e"/>
    </style:style>
    <style:style style:name="T1095" style:family="text">
      <style:text-properties officeooo:rsid="01eccea5"/>
    </style:style>
    <style:style style:name="T1096" style:family="text">
      <style:text-properties style:text-underline-style="solid" style:text-underline-width="auto" style:text-underline-color="font-color" officeooo:rsid="01eccea5"/>
    </style:style>
    <style:style style:name="T109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0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10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1100" style:family="text">
      <style:text-properties officeooo:rsid="0143b24e"/>
    </style:style>
    <style:style style:name="T11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1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11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104"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105"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06"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07"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108" style:family="text">
      <style:text-properties fo:color="#b5cea8" loext:opacity="100%" style:font-name="Consolas" fo:font-size="12pt" fo:background-color="#1e1e1e" loext:char-shading-value="0"/>
    </style:style>
    <style:style style:name="T1109" style:family="text">
      <style:text-properties officeooo:rsid="0360fc71"/>
    </style:style>
    <style:style style:name="T1110" style:family="text">
      <style:text-properties fo:color="#780373" loext:opacity="100%" style:font-name="Mono1" style:text-underline-style="none" fo:font-weight="bold" officeooo:rsid="009fa7c7" style:font-weight-asian="bold" style:font-weight-complex="bold"/>
    </style:style>
    <style:style style:name="T11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12"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11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1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11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1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1121" style:family="text">
      <style:text-properties fo:font-variant="normal" fo:text-transform="none" fo:color="#780373" loext:opacity="100%" style:text-line-through-style="none" style:text-line-through-type="none" style:font-name="Mono1"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2"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1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1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1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1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1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1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1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113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35"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1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1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1"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1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11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000000" loext:opacity="100%" style:text-line-through-style="none" style:text-line-through-type="none" style:font-name="Mono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1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000000" loext:opacity="100%" style:text-line-through-style="none" style:text-line-through-type="none" style:font-name="Mono1"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0" style:family="text">
      <style:text-properties fo:color="#c9211e" loext:opacity="100%" fo:language="pt" fo:country="BR"/>
    </style:style>
    <style:style style:name="T11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7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1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1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1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1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119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1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1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style:font-name="Mono1" fo:language="pt" fo:country="BR"/>
    </style:style>
    <style:style style:name="T1212"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4"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8"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1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1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1239"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1241"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43"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4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1248"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9"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1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125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1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1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26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1263"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64"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1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1267"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69" style:family="text">
      <style:text-properties style:font-name="Microsoft Sans Serif1" fo:language="pt" fo:country="BR" fo:font-weight="normal" style:font-weight-asian="normal" style:font-weight-complex="normal"/>
    </style:style>
    <style:style style:name="T1270" style:family="text">
      <style:text-properties style:font-name="Microsoft Sans Serif1" fo:language="pt" fo:country="BR" fo:font-weight="normal" officeooo:rsid="032a72e7" style:font-weight-asian="normal" style:font-weight-complex="normal"/>
    </style:style>
    <style:style style:name="T1271" style:family="text">
      <style:text-properties style:font-name="Microsoft Sans Serif1" fo:language="pt" fo:country="BR" fo:font-weight="normal" officeooo:rsid="032d8216" style:font-weight-asian="normal" style:font-weight-complex="normal"/>
    </style:style>
    <style:style style:name="T1272"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273" style:family="text">
      <style:text-properties fo:color="#c9211e" loext:opacity="100%" fo:language="pt" fo:country="BR" style:language-asian="zxx" style:country-asian="none" style:language-complex="zxx" style:country-complex="none"/>
    </style:style>
    <style:style style:name="T1274" style:family="text">
      <style:text-properties officeooo:rsid="03117e5d"/>
    </style:style>
    <style:style style:name="T1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77" style:family="text">
      <style:text-properties fo:font-variant="normal" fo:text-transform="none" fo:color="#000000" loext:opacity="100%" style:text-line-through-style="none" style:text-line-through-type="none" style:font-name="Mono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1279" style:family="text">
      <style:text-properties fo:color="#d4d4d4" loext:opacity="100%" style:font-name="Consolas" fo:font-weight="normal" fo:background-color="#1e1e1e" loext:char-shading-value="0"/>
    </style:style>
    <style:style style:name="T1280" style:family="text">
      <style:text-properties fo:color="#d7ba7d" loext:opacity="100%" style:font-name="Consolas" fo:font-weight="normal" fo:background-color="#1e1e1e" loext:char-shading-value="0"/>
    </style:style>
    <style:style style:name="T1281" style:family="text">
      <style:text-properties fo:color="#dcdcaa" loext:opacity="100%" style:font-name="Consolas" fo:font-weight="normal"/>
    </style:style>
    <style:style style:name="T1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52f39" fo:background-color="transparent" loext:char-shading-value="0" style:font-size-asian="14pt" style:font-style-asian="normal" style:font-weight-asian="normal" style:font-size-complex="14pt" style:font-style-complex="normal" style:font-weight-complex="normal"/>
    </style:style>
    <style:style style:name="T1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84" style:family="text">
      <style:text-properties fo:font-variant="normal" fo:text-transform="none" fo:color="#d7ba7d"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5" style:family="text">
      <style:text-properties fo:font-variant="normal" fo:text-transform="none" fo:color="#cccccc"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6" style:family="text">
      <style:text-properties fo:color="#9cdcfe" loext:opacity="100%" style:font-name="Consolas" fo:font-size="12pt" fo:font-weight="normal" fo:background-color="#111111" loext:char-shading-value="0" style:font-size-asian="12pt" style:font-size-complex="12pt"/>
    </style:style>
    <style:style style:name="T1287" style:family="text">
      <style:text-properties fo:color="#cccccc" loext:opacity="100%" style:font-name="Consolas" fo:font-size="12pt" fo:font-weight="normal" fo:background-color="#111111" loext:char-shading-value="0" style:font-size-asian="12pt" style:font-size-complex="12pt"/>
    </style:style>
    <style:style style:name="T1288" style:family="text">
      <style:text-properties fo:color="#b5cea8" loext:opacity="100%" style:font-name="Consolas" fo:font-size="12pt" fo:font-weight="normal" fo:background-color="#111111" loext:char-shading-value="0" style:font-size-asian="12pt" style:font-size-complex="12pt"/>
    </style:style>
    <style:style style:name="T1289" style:family="text">
      <style:text-properties fo:color="#ce9178" loext:opacity="100%" style:font-name="Consolas" fo:font-size="12pt" fo:font-weight="normal" fo:background-color="#111111" loext:char-shading-value="0" style:font-size-asian="12pt" style:font-size-complex="12pt"/>
    </style:style>
    <style:style style:name="T129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8431e7" fo:background-color="transparent" loext:char-shading-value="0" style:font-size-asian="14pt" style:font-style-asian="normal" style:font-weight-asian="bold" style:font-size-complex="14pt" style:font-style-complex="normal" style:font-weight-complex="bold"/>
    </style:style>
    <style:style style:name="T1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style-asian="normal" style:font-weight-asian="normal" style:font-size-complex="14pt" style:font-style-complex="normal" style:font-weight-complex="normal"/>
    </style:style>
    <style:style style:name="T1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29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94" style:family="text">
      <style:text-properties officeooo:rsid="0231e71c"/>
    </style:style>
    <style:style style:name="T1295" style:family="text">
      <style:text-properties fo:color="#2a6099" loext:opacity="100%" fo:font-weight="bold" style:font-style-asian="normal" style:font-weight-asian="bold" style:font-style-complex="normal" style:font-weight-complex="bold"/>
    </style:style>
    <style:style style:name="T1296" style:family="text">
      <style:text-properties fo:color="#780373" loext:opacity="100%" style:font-name="Mono1" style:text-underline-style="none" fo:font-weight="bold" officeooo:rsid="009fa7c7" style:font-style-asian="normal" style:font-weight-asian="bold" style:font-style-complex="normal" style:font-weight-complex="bold"/>
    </style:style>
    <style:style style:name="T1297" style:family="text">
      <style:text-properties fo:color="#2a6099" loext:opacity="100%" style:font-style-asian="normal" style:font-style-complex="normal"/>
    </style:style>
    <style:style style:name="T1298" style:family="text">
      <style:text-properties fo:color="#ff0000" loext:opacity="100%" fo:font-weight="bold" style:font-style-asian="normal" style:font-weight-asian="bold" style:font-style-complex="normal" style:font-weight-complex="bold"/>
    </style:style>
    <style:style style:name="T1299" style:family="text">
      <style:text-properties fo:color="#00ff0c" loext:opacity="100%" fo:font-weight="bold" style:font-style-asian="normal" style:font-weight-asian="bold" style:font-style-complex="normal" style:font-weight-complex="bold"/>
    </style:style>
    <style:style style:name="T1300" style:family="text">
      <style:text-properties fo:color="#0003ff" loext:opacity="100%" fo:font-weight="bold" style:font-style-asian="normal" style:font-weight-asian="bold" style:font-style-complex="normal" style:font-weight-complex="bold"/>
    </style:style>
    <style:style style:name="T1301" style:family="text">
      <style:text-properties fo:color="#ff0000" loext:opacity="100%" style:font-style-asian="normal" style:font-style-complex="normal"/>
    </style:style>
    <style:style style:name="T1302" style:family="text">
      <style:text-properties fo:color="#00a933" loext:opacity="100%" style:font-style-asian="normal" style:font-style-complex="normal"/>
    </style:style>
    <style:style style:name="T1303" style:family="text">
      <style:text-properties fo:color="#780373" loext:opacity="100%" style:font-name="Mono1" style:text-underline-style="solid" style:text-underline-width="auto" style:text-underline-color="font-color" fo:font-weight="bold" officeooo:rsid="009fa7c7" style:font-style-asian="normal" style:font-weight-asian="bold" style:font-style-complex="normal" style:font-weight-complex="bold"/>
    </style:style>
    <style:style style:name="T1304" style:family="text">
      <style:text-properties fo:color="#2a6099" loext:opacity="100%" officeooo:rsid="00b71a56" style:font-style-asian="normal" style:font-style-complex="normal"/>
    </style:style>
    <style:style style:name="T1305" style:family="text">
      <style:text-properties fo:color="#ff4000" loext:opacity="100%" officeooo:rsid="00b71a56" style:font-style-asian="normal" style:font-style-complex="normal"/>
    </style:style>
    <style:style style:name="T13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3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13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1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1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5"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1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2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2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0"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3" style:family="text">
      <style:text-properties style:text-underline-style="none" officeooo:rsid="015933ba" style:font-style-asian="normal" style:font-style-complex="normal"/>
    </style:style>
    <style:style style:name="T1334" style:family="text">
      <style:text-properties fo:color="#780373" loext:opacity="100%" style:font-name="Mono1" style:text-underline-style="none" fo:font-weight="bold" officeooo:rsid="015933ba" style:font-style-asian="normal" style:font-weight-asian="bold" style:font-style-complex="normal" style:font-weight-complex="bold"/>
    </style:style>
    <style:style style:name="T1335" style:family="text">
      <style:text-properties style:text-underline-style="none" officeooo:rsid="014bafae" style:font-style-asian="normal" style:font-style-complex="normal"/>
    </style:style>
    <style:style style:name="T1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3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4"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345" style:family="text">
      <style:text-properties fo:font-variant="normal" fo:text-transform="none" style:text-line-through-style="none" style:text-line-through-type="none" style:font-name="Mono1"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1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49" style:family="text">
      <style:text-properties fo:color="#6a9955" loext:opacity="100%"/>
    </style:style>
    <style:style style:name="T1350" style:family="text">
      <style:text-properties fo:color="#6a9955" loext:opacity="100%" officeooo:rsid="015b13bb"/>
    </style:style>
    <style:style style:name="T1351" style:family="text">
      <style:text-properties fo:color="#d7ba7d" loext:opacity="100%" style:font-name="Consolas" fo:font-size="12pt" fo:font-weight="normal" fo:background-color="#1e1e1e" loext:char-shading-value="0"/>
    </style:style>
    <style:style style:name="T1352" style:family="text">
      <style:text-properties fo:color="#6a9955" loext:opacity="100%" style:font-name="Consolas" fo:font-size="12pt" fo:font-weight="normal" officeooo:rsid="015b64bb"/>
    </style:style>
    <style:style style:name="T13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35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1355" style:family="text">
      <style:text-properties fo:color="#9cdcfe" loext:opacity="100%" style:font-name="Consolas" fo:font-size="12pt" fo:background-color="#1e1e1e" loext:char-shading-value="0" style:font-size-asian="12pt" style:font-size-complex="12pt"/>
    </style:style>
    <style:style style:name="T1356" style:family="text">
      <style:text-properties fo:color="#d4d4d4" loext:opacity="100%" style:font-name="Consolas" fo:font-size="12pt" fo:background-color="#1e1e1e" loext:char-shading-value="0" style:font-size-asian="12pt" style:font-size-complex="12pt"/>
    </style:style>
    <style:style style:name="T1357" style:family="text">
      <style:text-properties fo:color="#ce9178" loext:opacity="100%" style:font-name="Consolas" fo:font-size="12pt" fo:background-color="#1e1e1e" loext:char-shading-value="0" style:font-size-asian="12pt" style:font-size-complex="12pt"/>
    </style:style>
    <style:style style:name="T1358" style:family="text">
      <style:text-properties fo:color="#dcdcaa" loext:opacity="100%" style:font-name="Consolas" fo:font-size="12pt" fo:background-color="#1e1e1e" loext:char-shading-value="0" style:font-size-asian="12pt" style:font-size-complex="12pt"/>
    </style:style>
    <style:style style:name="T1359"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60"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1"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2"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36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66"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67"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3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37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7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137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79"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8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13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138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1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1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1389" style:family="text">
      <style:text-properties officeooo:rsid="034cfa19"/>
    </style:style>
    <style:style style:name="T1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1391" style:family="text">
      <style:text-properties fo:font-variant="normal" fo:text-transform="none" fo:color="#ff860d" loext:opacity="100%" style:text-line-through-style="none" style:text-line-through-type="none" style:font-name="Mono1"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92" style:family="text">
      <style:text-properties fo:color="#780373" loext:opacity="100%" style:font-name="Mono1" fo:font-weight="bold" officeooo:rsid="015d890b" style:font-style-asian="normal" style:font-weight-asian="bold" style:font-style-complex="normal" style:font-weight-complex="bold"/>
    </style:style>
    <style:style style:name="T1393" style:family="text">
      <style:text-properties fo:color="#ff860d" loext:opacity="100%" style:font-name="Mono1" fo:font-size="12pt" fo:font-weight="bold" officeooo:rsid="015d890b" style:font-size-asian="12pt" style:font-style-asian="normal" style:font-weight-asian="bold" style:font-size-complex="12pt" style:font-style-complex="normal" style:font-weight-complex="bold"/>
    </style:style>
    <style:style style:name="T1394" style:family="text">
      <style:text-properties fo:color="#ff860d" loext:opacity="100%" style:font-name="Mono1" fo:font-size="12pt" fo:font-weight="bold" officeooo:rsid="0369d736" style:font-size-asian="12pt" style:font-style-asian="normal" style:font-weight-asian="bold" style:font-size-complex="12pt" style:font-style-complex="normal" style:font-weight-complex="bold"/>
    </style:style>
    <style:style style:name="T1395"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96"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97"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98"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99"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400"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401"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2"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140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1405" style:family="text">
      <style:text-properties style:font-name="Arial"/>
    </style:style>
    <style:style style:name="T1406" style:family="text">
      <style:text-properties fo:color="#000000" loext:opacity="100%" style:font-name="Arial" fo:font-weight="normal" officeooo:rsid="011671c3" style:font-weight-asian="normal" style:font-weight-complex="normal"/>
    </style:style>
    <style:style style:name="T1407" style:family="text">
      <style:text-properties style:font-name="Verdana"/>
    </style:style>
    <style:style style:name="T1408" style:family="text">
      <style:text-properties fo:color="#000000" loext:opacity="100%" style:font-name="Verdana Sans Serif" fo:font-weight="normal" officeooo:rsid="011671c3" style:font-weight-asian="normal" style:font-weight-complex="normal"/>
    </style:style>
    <style:style style:name="T1409" style:family="text">
      <style:text-properties style:font-name="Tahoma"/>
    </style:style>
    <style:style style:name="T1410" style:family="text">
      <style:text-properties fo:color="#000000" loext:opacity="100%" style:font-name="tahoma Sans Serif" fo:font-weight="normal" officeooo:rsid="011671c3" style:font-weight-asian="normal" style:font-weight-complex="normal"/>
    </style:style>
    <style:style style:name="T1411" style:family="text">
      <style:text-properties style:font-name="Trebuchet"/>
    </style:style>
    <style:style style:name="T1412" style:family="text">
      <style:text-properties fo:color="#000000" loext:opacity="100%" fo:font-weight="normal" style:font-weight-asian="normal" style:font-weight-complex="normal"/>
    </style:style>
    <style:style style:name="T1413" style:family="text">
      <style:text-properties fo:color="#000000" loext:opacity="100%" style:font-name="Trebuchet MS" fo:font-weight="normal" style:font-weight-asian="normal" style:font-weight-complex="normal"/>
    </style:style>
    <style:style style:name="T1414" style:family="text">
      <style:text-properties style:font-name="Times New Roman"/>
    </style:style>
    <style:style style:name="T1415" style:family="text">
      <style:text-properties fo:color="#000000" loext:opacity="100%" style:font-name="Times new roman Serif" fo:font-weight="normal" style:font-weight-asian="normal" style:font-weight-complex="normal"/>
    </style:style>
    <style:style style:name="T1416" style:family="text">
      <style:text-properties fo:color="#000000" loext:opacity="100%" style:font-name="Times new roman Serif" fo:font-weight="normal" officeooo:rsid="01214ef5" style:font-weight-asian="normal" style:font-weight-complex="normal"/>
    </style:style>
    <style:style style:name="T1417"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18"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1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42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421"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422" style:family="text">
      <style:text-properties style:font-name="Georgia" fo:font-size="13pt" fo:language="pt" fo:country="BR" style:font-size-asian="13pt" style:font-size-complex="13pt"/>
    </style:style>
    <style:style style:name="T1423" style:family="text">
      <style:text-properties style:font-name="Garamond"/>
    </style:style>
    <style:style style:name="T1424" style:family="text">
      <style:text-properties fo:color="#000000" loext:opacity="100%" style:font-name="Garamond1" fo:font-weight="normal" style:font-weight-asian="normal" style:font-weight-complex="normal"/>
    </style:style>
    <style:style style:name="T1425" style:family="text">
      <style:text-properties style:font-name="Courier New monospace"/>
    </style:style>
    <style:style style:name="T1426" style:family="text">
      <style:text-properties fo:color="#000000" loext:opacity="100%" style:font-name="Courier New" fo:font-weight="normal" style:font-weight-asian="normal" style:font-weight-complex="normal"/>
    </style:style>
    <style:style style:name="T1427" style:family="text">
      <style:text-properties style:font-name="Brush Script MT (cursive)"/>
    </style:style>
    <style:style style:name="T1428" style:family="text">
      <style:text-properties fo:color="#000000" loext:opacity="100%" style:font-name="Brush Script MT" fo:font-size="16pt" fo:font-weight="normal" style:font-size-asian="16pt" style:font-weight-asian="normal" style:font-size-complex="16pt" style:font-weight-complex="normal"/>
    </style:style>
    <style:style style:name="T1429" style:family="text">
      <style:text-properties fo:font-weight="bold" officeooo:rsid="0231e71c" style:font-weight-asian="bold" style:font-weight-complex="bold"/>
    </style:style>
    <style:style style:name="T14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433"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43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435"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14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1438"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39"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4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4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1451" style:family="text">
      <style:text-properties fo:language="zxx" fo:country="none" style:language-asian="zxx" style:country-asian="none" style:language-complex="zxx" style:country-complex="none"/>
    </style:style>
    <style:style style:name="T1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3" style:family="text">
      <style:text-properties fo:color="#c586c0" loext:opacity="100%" style:font-name="Consolas" fo:font-size="10.5pt" fo:font-weight="normal"/>
    </style:style>
    <style:style style:name="T1454" style:family="text">
      <style:text-properties fo:color="#dcdcaa" loext:opacity="100%" style:font-name="Consolas" fo:font-size="10.5pt" fo:font-weight="normal"/>
    </style:style>
    <style:style style:name="T145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5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57" style:family="text">
      <style:text-properties style:text-underline-style="none" officeooo:rsid="0123f5fe"/>
    </style:style>
    <style:style style:name="T145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4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1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1462"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6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46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67"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6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1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7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1475"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1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8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4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6"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8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4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4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9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5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1"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2"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3"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07" style:family="text">
      <style:text-properties fo:font-variant="normal" fo:text-transform="none" fo:color="#000000" loext:opacity="100%" style:text-line-through-style="solid" style:text-line-through-type="singl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08"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09"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510"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511"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1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1514"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151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17"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18"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19"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20"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21"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23" style:family="text">
      <style:text-properties fo:font-style="italic" style:font-style-asian="italic" style:font-style-complex="italic"/>
    </style:style>
    <style:style style:name="T1524" style:family="text">
      <style:text-properties officeooo:rsid="012cc197"/>
    </style:style>
    <style:style style:name="T1525" style:family="text">
      <style:text-properties officeooo:rsid="011fe7ff"/>
    </style:style>
    <style:style style:name="T1526" style:family="text">
      <style:text-properties fo:color="#9cdcfe" loext:opacity="100%" style:font-name="Consolas" fo:background-color="#1e1e1e" loext:char-shading-value="0"/>
    </style:style>
    <style:style style:name="T1527" style:family="text">
      <style:text-properties fo:color="#d4d4d4" loext:opacity="100%" style:font-name="Consolas" fo:background-color="#1e1e1e" loext:char-shading-value="0"/>
    </style:style>
    <style:style style:name="T1528" style:family="text">
      <style:text-properties fo:color="#ce9178" loext:opacity="100%" style:font-name="Consolas" fo:background-color="#1e1e1e" loext:char-shading-value="0"/>
    </style:style>
    <style:style style:name="T1529" style:family="text">
      <style:text-properties fo:color="#b5cea8" loext:opacity="100%" style:font-name="Consolas" fo:background-color="#1e1e1e" loext:char-shading-value="0"/>
    </style:style>
    <style:style style:name="T1530" style:family="text">
      <style:text-properties style:font-name="Mono1" officeooo:rsid="012cc197"/>
    </style:style>
    <style:style style:name="T153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32"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33"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34"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1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3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43" style:family="text">
      <style:text-properties officeooo:rsid="02a58153"/>
    </style:style>
    <style:style style:name="T1544" style:family="text">
      <style:text-properties fo:color="#f10d0c" loext:opacity="100%" fo:font-weight="bold" style:font-weight-asian="bold" style:font-weight-complex="bold"/>
    </style:style>
    <style:style style:name="T1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47"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1549"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5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2" style:family="tex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553" style:family="text">
      <style:text-properties fo:font-variant="normal" fo:text-transform="none" fo:color="#f10d0c" loext:opacity="100%" style:text-line-through-style="none" style:text-line-through-type="none" style:font-name="Mono1"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5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6"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5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5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59" style:family="text">
      <style:text-properties fo:color="#2a6099" loext:opacity="100%" officeooo:rsid="02a58153"/>
    </style:style>
    <style:style style:name="T1560" style:family="text">
      <style:text-properties fo:font-weight="normal" officeooo:rsid="02a890af" style:font-weight-asian="normal" style:font-weight-complex="normal"/>
    </style:style>
    <style:style style:name="T1561" style:family="text">
      <style:text-properties officeooo:rsid="02a9fba7"/>
    </style:style>
    <style:style style:name="T1562" style:family="text">
      <style:text-properties fo:color="#c9211e" loext:opacity="100%" officeooo:rsid="02a58153"/>
    </style:style>
    <style:style style:name="T15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6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5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15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5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5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15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1571" style:family="text">
      <style:text-properties fo:color="#c9211e" loext:opacity="100%" style:font-name="Monotype Corsiva" officeooo:rsid="02a58153"/>
    </style:style>
    <style:style style:name="T1572" style:family="text">
      <style:text-properties fo:color="#2a6099" loext:opacity="100%" officeooo:rsid="02ab13d2"/>
    </style:style>
    <style:style style:name="T1573" style:family="text">
      <style:text-properties fo:font-weight="bold" officeooo:rsid="02c38fbb" style:font-weight-asian="bold" style:font-weight-complex="bold"/>
    </style:style>
    <style:style style:name="T1574" style:family="text">
      <style:text-properties style:text-underline-style="solid" style:text-underline-width="auto" style:text-underline-color="font-color" fo:font-weight="bold" officeooo:rsid="02c38fbb" style:font-weight-asian="bold" style:font-weight-complex="bold"/>
    </style:style>
    <style:style style:name="T1575" style:family="text">
      <style:text-properties officeooo:rsid="02c38fbb"/>
    </style:style>
    <style:style style:name="T1576" style:family="text">
      <style:text-properties style:text-underline-style="solid" style:text-underline-width="auto" style:text-underline-color="font-color" officeooo:rsid="02a9fba7"/>
    </style:style>
    <style:style style:name="T1577" style:family="text">
      <style:text-properties fo:color="#c9211e" loext:opacity="100%" style:font-name="Mono1" officeooo:rsid="02a58153"/>
    </style:style>
    <style:style style:name="T1578"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15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588" style:family="text">
      <style:text-properties fo:font-variant="normal" fo:text-transform="none" fo:color="#800080" loext:opacity="100%" style:text-line-through-style="none" style:text-line-through-type="none" style:font-name="Mono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89" style:family="text">
      <style:text-properties fo:font-variant="normal" fo:text-transform="none" fo:color="#80008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90" style:family="text">
      <style:text-properties fo:font-variant="normal" fo:text-transform="none" fo:color="#800080" loext:opacity="100%" style:text-line-through-style="none" style:text-line-through-type="none" style:font-name="Mono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92" style:family="text">
      <style:text-properties fo:font-variant="normal" fo:text-transform="none" fo:color="#800080" loext:opacity="100%" style:text-line-through-style="none" style:text-line-through-type="none" style:font-name="Mono1"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593" style:family="text">
      <style:text-properties fo:font-variant="normal" fo:text-transform="none" fo:color="#800080" loext:opacity="100%" style:text-line-through-style="none" style:text-line-through-type="none" style:font-name="Mono1"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594" style:family="text">
      <style:text-properties fo:font-variant="normal" fo:text-transform="none" fo:color="#800080" loext:opacity="100%" style:text-line-through-style="none" style:text-line-through-type="none" style:font-name="Mono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95" style:family="text">
      <style:text-properties fo:font-variant="normal" fo:text-transform="none" fo:color="#800080" loext:opacity="100%" style:text-line-through-style="none" style:text-line-through-type="none" style:font-name="Mono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1597" style:family="text">
      <style:text-properties officeooo:rsid="02c89ccd"/>
    </style:style>
    <style:style style:name="T1598" style:family="text">
      <style:text-properties officeooo:rsid="02ab13d2"/>
    </style:style>
    <style:style style:name="T1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0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1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1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1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1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1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1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1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1609"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10"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11"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16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16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16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1618"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16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6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2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2"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6"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1"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2"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3"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4" style:family="text">
      <style:text-properties fo:color="#780373" loext:opacity="100%" style:font-name="Mono1" style:text-underline-style="none" officeooo:rsid="012f82c1"/>
    </style:style>
    <style:style style:name="T1645" style:family="text">
      <style:text-properties fo:font-weight="normal" officeooo:rsid="0271a5d1" style:font-weight-asian="normal" style:font-weight-complex="normal"/>
    </style:style>
    <style:style style:name="T1646" style:family="text">
      <style:text-properties fo:font-weight="normal" officeooo:rsid="027d28f7" style:font-weight-asian="normal" style:font-weight-complex="normal"/>
    </style:style>
    <style:style style:name="T1647" style:family="text">
      <style:text-properties fo:color="#ff8000" loext:opacity="100%" style:font-name="Mono1" officeooo:rsid="027d28f7"/>
    </style:style>
    <style:style style:name="T16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49"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1650"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1"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2"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3"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65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6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6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16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58"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1660" style:family="text">
      <style:text-properties fo:color="#2a6099" loext:opacity="100%" style:font-name="Mono1" fo:font-size="14pt" fo:language="pt" fo:country="BR" fo:font-weight="bold" officeooo:rsid="02e104dd" style:font-size-asian="14pt" style:font-weight-asian="bold" style:font-size-complex="14pt" style:font-weight-complex="bold"/>
    </style:style>
    <style:style style:name="T1661" style:family="text">
      <style:text-properties fo:color="#2a6099" loext:opacity="100%" style:font-name="Mono1" fo:font-size="14pt" fo:language="pt" fo:country="BR" fo:font-weight="bold" style:font-size-asian="14pt" style:font-weight-asian="bold" style:font-size-complex="14pt" style:font-weight-complex="bold"/>
    </style:style>
    <style:style style:name="T1662" style:family="text">
      <style:text-properties fo:language="pt" fo:country="BR" officeooo:rsid="02e18e86"/>
    </style:style>
    <style:style style:name="T1663" style:family="text">
      <style:text-properties fo:language="pt" fo:country="BR" officeooo:rsid="02e4a689"/>
    </style:style>
    <style:style style:name="T1664" style:family="text">
      <style:text-properties fo:language="pt" fo:country="BR" officeooo:rsid="02e4bc0c"/>
    </style:style>
    <style:style style:name="T1665" style:family="text">
      <style:text-properties fo:language="pt" fo:country="BR" officeooo:rsid="02e53cf9"/>
    </style:style>
    <style:style style:name="T16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1667"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1669"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0"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1"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2"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3"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4"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75"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16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1680"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16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6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85"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86" style:family="text">
      <style:text-properties fo:color="#c586c0" loext:opacity="100%" style:font-name="Consolas" fo:font-weight="normal"/>
    </style:style>
    <style:style style:name="T1687" style:family="text">
      <style:text-properties fo:color="#d4d4d4" loext:opacity="100%" style:font-name="Consolas" fo:font-weight="normal"/>
    </style:style>
    <style:style style:name="T16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89"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6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6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9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6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16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697" style:family="text">
      <style:text-properties fo:font-variant="normal" fo:text-transform="none" fo:color="#ff0000"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69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00"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170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4"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05"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06"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707"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08" style:family="text">
      <style:text-properties fo:color="#9cdcfe" loext:opacity="100%" fo:background-color="#666666" loext:char-shading-value="0"/>
    </style:style>
    <style:style style:name="T17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7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711"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71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3"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4"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5"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6" style:family="text">
      <style:text-properties fo:color="#c586c0" loext:opacity="100%"/>
    </style:style>
    <style:style style:name="T1717" style:family="text">
      <style:text-properties fo:color="#b5cea8" loext:opacity="100%" style:font-name="Consolas" fo:font-size="10.5pt" fo:font-weight="normal"/>
    </style:style>
    <style:style style:name="T1718" style:family="text">
      <style:text-properties fo:color="#d7ba7d" loext:opacity="100%" style:font-name="Consolas" fo:font-size="10.5pt" fo:font-weight="normal"/>
    </style:style>
    <style:style style:name="T1719" style:family="text">
      <style:text-properties style:font-name="Consolas" fo:font-size="10.5pt" fo:font-weight="normal" officeooo:rsid="01c6b46d"/>
    </style:style>
    <style:style style:name="T17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17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17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1724" style:family="text">
      <style:text-properties fo:color="#c586c0" loext:opacity="100%" style:font-name="Consolas" fo:font-size="10.5pt" fo:language="pt" fo:country="BR" fo:font-weight="normal"/>
    </style:style>
    <style:style style:name="T1725" style:family="text">
      <style:text-properties style:font-name="Consolas" fo:font-size="10.5pt" fo:language="pt" fo:country="BR" fo:font-weight="normal"/>
    </style:style>
    <style:style style:name="T1726" style:family="text">
      <style:text-properties fo:color="#ce9178" loext:opacity="100%" style:font-name="Consolas" fo:font-size="10.5pt" fo:language="pt" fo:country="BR" fo:font-weight="normal"/>
    </style:style>
    <style:style style:name="T1727" style:family="text">
      <style:text-properties fo:color="#6a9955" loext:opacity="100%" style:font-name="Consolas" fo:font-size="10.5pt" fo:language="pt" fo:country="BR" fo:font-weight="normal"/>
    </style:style>
    <style:style style:name="T1728" style:family="text">
      <style:text-properties fo:color="#d4d4d4" loext:opacity="100%" style:font-name="Consolas" fo:font-size="10.5pt" fo:font-weight="normal"/>
    </style:style>
    <style:style style:name="T1729" style:family="text">
      <style:text-properties fo:color="#cccccc" loext:opacity="100%" style:font-name="Consolas" fo:font-size="10.5pt" fo:font-weight="normal" fo:background-color="#1f1f1f" loext:char-shading-value="0"/>
    </style:style>
    <style:style style:name="T1730" style:family="text">
      <style:text-properties fo:color="#6a9955" loext:opacity="100%" style:font-name="Consolas" fo:font-size="10.5pt" fo:font-weight="normal"/>
    </style:style>
    <style:style style:name="T1731" style:family="text">
      <style:text-properties officeooo:rsid="0372e122"/>
    </style:style>
    <style:style style:name="T1732"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733"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1734"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173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1736"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173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38"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173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174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1741" style:family="text">
      <style:text-properties fo:font-variant="normal" fo:text-transform="none" fo:color="#ff4000" loext:opacity="100%" style:font-name="Mono1" fo:font-size="14pt" fo:letter-spacing="normal" fo:language="pt" fo:country="BR" fo:font-style="normal" fo:font-weight="bold" officeooo:rsid="02a05ebf" style:font-size-asian="14pt" style:font-weight-asian="bold" style:font-size-complex="14pt" style:font-weight-complex="bold"/>
    </style:style>
    <style:style style:name="T174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74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744"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1745"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46"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74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48"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1749"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50"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751"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752"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53" style:family="text">
      <style:text-properties officeooo:rsid="02d4a24c"/>
    </style:style>
    <style:style style:name="T1754" style:family="text">
      <style:text-properties fo:color="#2a6099" loext:opacity="100%" style:font-name="Mono1" fo:font-weight="bold" officeooo:rsid="0380ac68" style:font-weight-asian="bold" style:font-weight-complex="bold"/>
    </style:style>
    <style:style style:name="T17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17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58"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759"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1760"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761"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6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63"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64"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65"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66" style:family="text">
      <style:text-properties fo:color="#c9211e" loext:opacity="100%" style:font-name="Liberation Sans" fo:font-size="18.2000007629395pt" fo:language="pt" fo:country="BR" fo:font-weight="bold" officeooo:rsid="02823b2c" style:font-name-asian="Microsoft YaHei" style:font-size-asian="18.2000007629395pt" style:font-weight-asian="bold" style:font-name-complex="Mangal1" style:font-size-complex="18.2000007629395pt" style:font-weight-complex="bold"/>
    </style:style>
    <style:style style:name="T17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68"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94161" fo:background-color="transparent" loext:char-shading-value="0" style:font-size-asian="14pt" style:font-weight-asian="normal" style:font-size-complex="14pt" style:font-weight-complex="normal"/>
    </style:style>
    <style:style style:name="T17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894161" fo:background-color="transparent" loext:char-shading-value="0" style:font-size-asian="14pt" style:font-weight-asian="normal" style:font-size-complex="14pt" style:font-weight-complex="normal"/>
    </style:style>
    <style:style style:name="T17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72"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name-asian="Microsoft YaHei" style:font-size-asian="14pt" style:font-weight-asian="normal" style:font-name-complex="Mangal1" style:font-size-complex="14pt" style:font-weight-complex="normal"/>
    </style:style>
    <style:style style:name="T17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76"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77"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78"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79"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17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1782"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officeooo:rsid="038431e7" fo:background-color="transparent" loext:char-shading-value="0" style:font-size-asian="14pt" style:font-weight-asian="normal" style:font-size-complex="14pt" style:font-weight-complex="normal"/>
    </style:style>
    <style:style style:name="T17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weight-asian="normal" style:font-size-complex="14pt" style:font-weight-complex="normal"/>
    </style:style>
    <style:style style:name="T1784"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fo:background-color="transparent" loext:char-shading-value="0" style:font-size-asian="14pt" style:font-weight-asian="normal" style:font-size-complex="14pt" style:font-weight-complex="normal"/>
    </style:style>
    <style:style style:name="T17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1787"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style:text-underline-style="solid" style:text-underline-width="auto" style:text-underline-color="font-color" fo:font-weight="normal" officeooo:rsid="03891223"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17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78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9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1792"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93"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4" style:family="text">
      <style:text-properties fo:font-variant="normal" fo:text-transform="none" fo:color="#000000" loext:opacity="100%" style:font-name="Mono1" fo:font-size="13pt" fo:letter-spacing="normal" fo:language="pt" fo:country="BR" fo:font-style="normal" fo:font-weight="normal" officeooo:rsid="00260a6a" style:font-size-asian="13pt" style:font-weight-asian="normal" style:font-size-complex="13pt" style:font-weight-complex="normal"/>
    </style:style>
    <style:style style:name="T1795"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96"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1797"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1798"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1799"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00"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801"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802"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8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804"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80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80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80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808"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809" style:family="text">
      <style:text-properties fo:font-variant="normal" fo:text-transform="none" fo:color="#2a6099" loext:opacity="100%" style:font-name="Mono1" fo:font-size="14pt" fo:letter-spacing="normal" fo:font-style="normal" fo:font-weight="bold" officeooo:rsid="00505dcb" style:font-size-asian="14pt" style:font-weight-asian="bold" style:font-size-complex="14pt" style:font-weight-complex="bold"/>
    </style:style>
    <style:style style:name="T181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81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812"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813"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814" style:family="text">
      <style:text-properties officeooo:rsid="01e98ac2"/>
    </style:style>
    <style:style style:name="T1815" style:family="text">
      <style:text-properties style:text-line-through-style="solid" style:text-line-through-type="single" officeooo:rsid="01ead9fb"/>
    </style:style>
    <style:style style:name="T1816" style:family="text">
      <style:text-properties officeooo:rsid="01ead9fb"/>
    </style:style>
    <style:style style:name="T1817"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8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819"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820"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821"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8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823" style:family="text">
      <style:text-properties officeooo:rsid="01f40d93"/>
    </style:style>
    <style:style style:name="T1824"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825"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826"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827"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8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829"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830"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83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832"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83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3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35"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1836"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837"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183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39"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84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1841"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42" style:family="text">
      <style:text-properties fo:font-variant="normal" fo:text-transform="none" fo:color="#00000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3" style:family="text">
      <style:text-properties fo:font-variant="normal" fo:text-transform="none" fo:color="#80008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4" style:family="text">
      <style:text-properties fo:font-variant="normal" fo:text-transform="none" fo:color="#80008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45" style:family="text">
      <style:text-properties fo:font-variant="normal" fo:text-transform="none" fo:color="#ff400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46"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8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18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1849"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0"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1" style:family="text">
      <style:text-properties officeooo:rsid="0201ac47"/>
    </style:style>
    <style:style style:name="T1852" style:family="text">
      <style:text-properties style:font-name="Microsoft Sans Serif1" fo:font-size="14pt" fo:language="pt" fo:country="BR"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ção para desenvolver HTML/CSS</text:p>
      <text:list text:style-name="L1">
        <text:list-item>
          <text:p text:style-name="P2"><text:span text:style-name="T1">Instale </text:span><text:span text:style-name="T2">o editor de código da Microsoft:</text:span><text:span text:style-name="T1"> </text:span><text:a xlink:type="simple" xlink:href="https://code.visualstudio.com/" text:style-name="Internet_20_link" text:visited-style-name="Visited_20_Internet_20_Link"><text:span text:style-name="T3">Visual Studio Code</text:span></text:a></text:p>
        </text:list-item>
        <text:list-item>
          <text:p text:style-name="P3"><text:span text:style-name="T4">Após a instalação, </text:span><text:span text:style-name="T5">baixe</text:span><text:span text:style-name="T6"> o plugin de idioma</text:span><text:span text:style-name="T4">, </text:span><text:span text:style-name="T6">configure o </text:span><text:span text:style-name="T4">tamanho da </text:span><text:span text:style-name="T6">fonte</text:span><text:span text:style-name="T4">, ative o word wrap (quebra automátic</text:span><text:span text:style-name="T7">a</text:span><text:span text:style-name="T4"> de linhas) </text:span><text:span text:style-name="T6">e </text:span><text:span text:style-name="T4">habilite o salvamento automático.</text:span></text:p>
        </text:list-item>
      </text:list>
      <text:p text:style-name="P4"/>
      <text:p text:style-name="P5">História e funcionamento da Internet</text:p>
      <text:p text:style-name="P6"/>
      <text:p text:style-name="P7">A <text:span text:style-name="T8">internet</text:span> <text:span text:style-name="T8">nasceu</text:span> <text:span text:style-name="T9">em 1970, </text:span>dentro da <text:span text:style-name="T8">DARPA</text:span>, num <text:span text:style-name="T8">projeto</text:span> chamado <text:span text:style-name="T8">ARPANET</text:span>, <text:span text:style-name="T10">interligando 4 computadores.</text:span></text:p>
      <text:p text:style-name="P7"><text:span text:style-name="T9">Esse projeto criou o protocolo NCP que, por sua vez, continha 2 protocolos que são usados até hoje: o </text:span><text:span text:style-name="T11">FTP</text:span><text:span text:style-name="T9">, para transmissão de arquivos e o </text:span><text:span text:style-name="T11">DNS</text:span><text:span text:style-name="T9">, para identificação de máquinas na rede. </text:span></text:p>
      <text:p text:style-name="P7">Em 1983, <text:span text:style-name="T12">o </text:span><text:span text:style-name="T13">TCP/IP</text:span><text:span text:style-name="T12"> se tornou o </text:span><text:span text:style-name="T13">protocolo</text:span><text:span text:style-name="T12"> </text:span><text:span text:style-name="T13">único</text:span><text:span text:style-name="T12"> da internet, substituindo o limitado protocolo NCP.</text:span></text:p>
      <text:p text:style-name="P8"><text:span text:style-name="T14">Em 1989, </text:span>começou <text:span text:style-name="T14">a</text:span> internet <text:span text:style-name="T14">no Brasil </text:span>com o projeto RNP <text:span text:style-name="T14">(Backbone que interliga algumas universidades).</text:span></text:p>
      <text:p text:style-name="P9"><text:span text:style-name="T15">Hoje, </text:span>95% das informações intercontinentais são transmitidas via cabos submarinos.</text:p>
      <text:p text:style-name="P7"/>
      <text:p text:style-name="P10"><text:span text:style-name="T16">Em 199</text:span><text:span text:style-name="T17">1</text:span><text:span text:style-name="T16">, Tim Bernes Lee </text:span><text:span text:style-name="T17">e sua equipe no CERN projetaram</text:span><text:span text:style-name="T16"> </text:span><text:span text:style-name="T18">a linguagem</text:span><text:span text:style-name="T16"> </text:span><text:span text:style-name="T19">HTML</text:span><text:span text:style-name="T20"> – </text:span><text:span text:style-name="T21">Hyper Text Markup Language</text:span><text:span text:style-name="T20"> </text:span><text:span text:style-name="T22">e </text:span><text:span text:style-name="T16">o</text:span><text:span text:style-name="T23"> prot</text:span><text:span text:style-name="T16">ocolo </text:span><text:span text:style-name="T19">HTTP</text:span><text:span text:style-name="T20"> – </text:span><text:span text:style-name="T21">Hyper text tranfer Protocol</text:span><text:span text:style-name="T20">.</text:span><text:span text:style-name="T16"> No ano seguinte, ele cunhou o termo </text:span><text:span text:style-name="T24">WWW</text:span><text:span text:style-name="T17"> - </text:span><text:span text:style-name="T16">World Wide Web com o nascimento da rede de alcance mundial, tornando o HTML uma ferramenta utilizada para tudo e por todos.</text:span></text:p>
      <text:p text:style-name="P11"><text:span text:style-name="T25"><text:line-break/>Atualmente, o W3C é o consórcio que regulamenta a linguagem HTML. Ele oferece um </text:span><text:a xlink:type="simple" xlink:href="https://validator.w3.org/" text:style-name="Internet_20_link" text:visited-style-name="Visited_20_Internet_20_Link"><text:span text:style-name="T26">serviço de validação de documentos web</text:span></text:a><text:span text:style-name="T25">.</text:span></text:p>
      <text:p text:style-name="P12"><text:span text:style-name="Emphasis"><text:span text:style-name="T26"/></text:span></text:p>
      <text:p text:style-name="P12"><text:span text:style-name="T27">O site </text:span><text:a xlink:type="simple" xlink:href="http://iplocation.net/" text:style-name="Internet_20_link" text:visited-style-name="Visited_20_Internet_20_Link"><text:span text:style-name="T26">iplocation.net</text:span></text:a><text:span text:style-name="T27"> informa o seu atual endereço de IP, bem como o de outros sites.</text:span></text:p>
      <text:p text:style-name="P13"/>
      <text:p text:style-name="P14">Atenção!</text:p>
      <text:p text:style-name="P15"><text:span text:style-name="T28">MB é </text:span><text:span text:style-name="T29">≠</text:span><text:span text:style-name="T28"> de Mb!<text:tab/></text:span><text:span text:style-name="T30">Megabyte é diferente de Megabit:</text:span></text:p>
      <text:p text:style-name="P16"><text:span text:style-name="T28">M</text:span><text:span text:style-name="T31">B</text:span><text:span text:style-name="T28"> = </text:span><text:span text:style-name="T32">Megabytes</text:span><text:span text:style-name="T28">, </text:span><text:span text:style-name="T33">significa </text:span><text:span text:style-name="T34">armazenamento</text:span><text:span text:style-name="T28"><text:tab/>M</text:span><text:span text:style-name="T31">b</text:span><text:span text:style-name="T28"> = Megabits, </text:span><text:span text:style-name="T34">transferência</text:span></text:p>
      <text:p text:style-name="P17"/>
      <text:p text:style-name="P17"><text:span text:style-name="T35">O aparelho responsável pela </text:span><text:span text:style-name="T36">M</text:span><text:span text:style-name="T37">o</text:span><text:span text:style-name="T35">dulação e </text:span><text:span text:style-name="T36">D</text:span><text:span text:style-name="T37">em</text:span><text:span text:style-name="T35">odulação dos diferentes formatos de sinais </text:span><text:span text:style-name="T18">de internet</text:span><text:span text:style-name="T35"> é o </text:span><text:span text:style-name="T38">Modem</text:span><text:span text:style-name="T35">.</text:span></text:p>
      <text:p text:style-name="P18"/>
      <text:p text:style-name="P19"><text:soft-page-break/>O <text:span text:style-name="T8">Gateway</text:span> do cliente <text:span text:style-name="T39">se conecta</text:span> ao <text:span text:style-name="T15">r</text:span><text:span text:style-name="T39">oteador do provedor</text:span> de acesso e <text:span text:style-name="T33">e</text:span>s<text:span text:style-name="T33">s</text:span>e, por sua vez, <text:span text:style-name="T39">acessa</text:span> os servidores <text:span text:style-name="T39">DNS</text:span> para conseguir <text:span text:style-name="T14">o endereço e </text:span>se conectar aos diferentes<text:span text:style-name="T40"> servidores </text:span><text:span text:style-name="T41">pelo mundo, cada qual com seu IP.</text:span></text:p>
      <text:p text:style-name="P19"/>
      <text:p text:style-name="Standard"><text:span text:style-name="Emphasis"><text:span text:style-name="T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2"><text:span text:style-name="Emphasis"><text:span text:style-name="T26"/></text:span></text:p>
      <text:p text:style-name="P20"><draw:frame draw:style-name="fr1" draw:name="Figura1" text:anchor-type="as-char" svg:width="12.278cm" svg:height="6.615cm" draw:z-index="7"><draw:image xlink:href="Pictures/10000001000001D0000000FAB4360744.png" xlink:type="simple" xlink:show="embed" xlink:actuate="onLoad" draw:mime-type="image/png"/></draw:frame></text:p>
      <text:p text:style-name="P21"><text:span text:style-name="Emphasis"><text:span text:style-name="T26"/></text:span></text:p>
      <text:p text:style-name="P12"><text:span text:style-name="Emphasis"><text:span text:style-name="T43">DNS – </text:span></text:span><text:span text:style-name="Emphasis"><text:span text:style-name="T44">Domain Name System, </text:span></text:span><text:span text:style-name="Emphasis"><text:span text:style-name="T45">ou Sistema de Nomes de Domínio</text:span></text:span><text:span text:style-name="Emphasis"><text:span text:style-name="T44"> – </text:span></text:span><text:span text:style-name="Emphasis"><text:span text:style-name="T46">é uma</text:span></text:span><text:span text:style-name="Emphasis"><text:span text:style-name="T47"> rede global de servidores </text:span></text:span><text:span text:style-name="Emphasis"><text:span text:style-name="T46">que</text:span></text:span><text:span text:style-name="Emphasis"><text:span text:style-name="T47"> </text:span></text:span><text:span text:style-name="Emphasis"><text:span text:style-name="T45">trabalham em conjunto para rapidamente traduzir</text:span></text:span><text:span text:style-name="Emphasis"><text:span text:style-name="T47"> os nomes de domínio legíveis por humanos </text:span></text:span><text:span text:style-name="Emphasis"><text:span text:style-name="T45">(URLs)</text:span></text:span><text:span text:style-name="Emphasis"><text:span text:style-name="T47"> em endereços numéricos </text:span></text:span><text:span text:style-name="Emphasis"><text:span text:style-name="T45">(</text:span></text:span><text:span text:style-name="Emphasis"><text:span text:style-name="T47">IP - Internet Protocol), </text:span></text:span><text:span text:style-name="Emphasis"><text:span text:style-name="T45">difíceis de decorar</text:span></text:span><text:span text:style-name="Emphasis"><text:span text:style-name="T47">. </text:span></text:span><text:span text:style-name="Emphasis"><text:span text:style-name="T45">Atuam como uma espécie de</text:span></text:span><text:span text:style-name="Emphasis"><text:span text:style-name="T47"> "catálogo telefônico" da internet.</text:span></text:span></text:p>
      <text:p text:style-name="P12"><text:span text:style-name="Emphasis"><text:span text:style-name="T26"/></text:span></text:p>
      <text:p text:style-name="P22"><text:span text:style-name="T48"><draw:frame draw:style-name="fr2" draw:name="Figura14" text:anchor-type="as-char" svg:width="12.467cm" svg:height="4.272cm" draw:z-index="8"><draw:image xlink:href="Pictures/10000001000002BC000000F09F1E98F1.png" xlink:type="simple" xlink:show="embed" xlink:actuate="onLoad" draw:mime-type="image/png"/></draw:frame></text:span><draw:frame draw:style-name="fr1" draw:name="Figura2" text:anchor-type="as-char" svg:width="12.358cm" svg:height="4.106cm" draw:z-index="9"><draw:image xlink:href="Pictures/1000000100000266000000CCF159C772.png" xlink:type="simple" xlink:show="embed" xlink:actuate="onLoad" draw:mime-type="image/png"/></draw:frame></text:p>
      <text:p text:style-name="P23"><text:soft-page-break/><text:span text:style-name="T49">[</text:span><text:span text:style-name="T50">protocolo ou </text:span><text:span text:style-name="Strong_20_Emphasis"><text:span text:style-name="T51">esquema</text:span></text:span><text:span text:style-name="T49">]://</text:span><text:span text:style-name="T52">[</text:span><text:span text:style-name="Strong_20_Emphasis"><text:span text:style-name="T53">dominio</text:span></text:span><text:span text:style-name="T52">]</text:span><text:span text:style-name="T54">:[</text:span><text:span text:style-name="Strong_20_Emphasis"><text:span text:style-name="T55">porta</text:span></text:span><text:span text:style-name="T54">]</text:span><text:span text:style-name="T56">/[</text:span><text:span text:style-name="Strong_20_Emphasis"><text:span text:style-name="T57">caminho</text:span></text:span><text:span text:style-name="T56">]</text:span><text:span text:style-name="T58">?[</text:span><text:span text:style-name="Strong_20_Emphasis"><text:span text:style-name="T59">querystring</text:span></text:span><text:span text:style-name="T58">]</text:span><text:span text:style-name="T60">#[</text:span><text:span text:style-name="Strong_20_Emphasis"><text:span text:style-name="T61">fragmento</text:span></text:span><text:span text:style-name="T60">]</text:span></text:p>
      <text:p text:style-name="P24"/>
      <text:p text:style-name="P25"><text:span text:style-name="T62">Exemplo: </text:span><text:span text:style-name="T63">http://</text:span><text:span text:style-name="T64">pomadasparabigode.com</text:span><text:span text:style-name="T65">:</text:span><text:span text:style-name="T66">80</text:span><text:span text:style-name="T67">/produto/pomada-especial/</text:span><text:span text:style-name="T68">busca</text:span><text:span text:style-name="T69">?nome=pomadalegal&amp;tipo=2&amp;categoria=bigodesruivos</text:span><text:span text:style-name="T70">#</text:span><text:span text:style-name="T71">id</text:span><text:span text:style-name="T70">descricao</text:span><text:span text:style-name="T72"> </text:span></text:p>
      <text:p text:style-name="P25"/>
      <text:p text:style-name="P12"><text:span text:style-name="Emphasis"><text:span text:style-name="T73">URI</text:span></text:span><text:span text:style-name="Emphasis"><text:span text:style-name="T45"> - Uniform Resource Identifier é um identificador único para </text:span></text:span><text:span text:style-name="Emphasis"><text:span text:style-name="T74">encontrar um</text:span></text:span><text:span text:style-name="Emphasis"><text:span text:style-name="T45"> recurso, sendo dividid</text:span></text:span><text:span text:style-name="Emphasis"><text:span text:style-name="T74">o</text:span></text:span><text:span text:style-name="Emphasis"><text:span text:style-name="T45"> em 2 subconjuntos:</text:span></text:span></text:p>
      <text:list xml:id="list3540199781" text:style-name="L2">
        <text:list-item>
          <text:p text:style-name="P26"><text:span text:style-name="T75">URL</text:span><text:span text:style-name="T76"> – </text:span><text:span text:style-name="T77">Uniform Resource Locat</text:span><text:span text:style-name="T78">o</text:span><text:span text:style-name="T77">r </text:span><text:span text:style-name="T79">ou L</text:span><text:span text:style-name="T80">ocalizador de </text:span><text:span text:style-name="T81">endereço único</text:span><text:span text:style-name="T80">, </text:span><text:span text:style-name="T82">é o </text:span><text:span text:style-name="T79">identificador</text:span><text:span text:style-name="T82"> que </text:span><text:span text:style-name="T79">aponta par</text:span><text:span text:style-name="T82">a</text:span><text:span text:style-name="T83"> </text:span><text:span text:style-name="T84">a localização de</text:span><text:span text:style-name="T83"> </text:span><text:span text:style-name="T85">página </text:span><text:span text:style-name="T86">ou recurso</text:span><text:span text:style-name="T85"> </text:span><text:span text:style-name="T87">na internet</text:span><text:span text:style-name="T88">, para </text:span><text:span text:style-name="T87">então</text:span><text:span text:style-name="T88"> poder </text:span><text:span text:style-name="T89">copiar</text:span><text:span text:style-name="T88"> e enviar </text:span><text:span text:style-name="T87">seu conteúdo até o cliente. </text:span><text:span text:style-name="T90">Ela </text:span><text:span text:style-name="T87">é composta por diferentes partes, algumas são estritamente necessárias e outras são opcionais:</text:span></text:p>
        </text:list-item>
      </text:list>
      <text:list text:style-name="L3">
        <text:list-item>
          <text:list>
            <text:list-item>
              <text:p text:style-name="P27"><text:span text:style-name="T91">método de acesso</text:span><text:span text:style-name="T87">: </text:span><text:span text:style-name="T90">pode ser composto por protocolo ou esquema:</text:span></text:p>
              <text:list>
                <text:list-item>
                  <text:p text:style-name="P28"><text:span text:style-name="T92">protocolo</text:span><text:span text:style-name="T90">: define um conjunto de regras para comunicação entre cliente e servidor. Os principais são:</text:span></text:p>
                  <text:list>
                    <text:list-item>
                      <text:p text:style-name="P29"><text:span text:style-name="T93">HTTP</text:span><text:span text:style-name="T94">S</text:span><text:span text:style-name="T90"> - Hyper</text:span><text:span text:style-name="T95">T</text:span><text:span text:style-name="T90">ext Transfer Protocol </text:span><text:span text:style-name="T95">Secure</text:span><text:span text:style-name="T90">: </text:span><text:span text:style-name="T96">transfere</text:span><text:span text:style-name="T90"> dados pela W</text:span><text:span text:style-name="T96">WW - </text:span><text:span text:style-name="T90">World Wide Web, </text:span><text:span text:style-name="T96">com </text:span><text:span text:style-name="T95">uma camada a mais de segurança pois adiciona</text:span><text:span text:style-name="T90"> criptografia SSL/TLS.</text:span></text:p>
                    </text:list-item>
                    <text:list-item>
                      <text:p text:style-name="P30"><text:span text:style-name="T97">FTP</text:span> – <text:span text:style-name="T98">File Transfer Protocol: transfere arquivos entre sistemas em rede.</text:span></text:p>
                    </text:list-item>
                    <text:list-item>
                      <text:p text:style-name="P30"><text:span text:style-name="T97">SMTP</text:span> - Simple Mail Transfer Protocol: envia e-mails. </text:p>
                    </text:list-item>
                    <text:list-item>
                      <text:p text:style-name="P28"><text:span text:style-name="T93">Telnet</text:span><text:span text:style-name="T90"> </text:span><text:span text:style-name="T96">ou </text:span><text:span text:style-name="T90">SSH – </text:span><text:span text:style-name="T96">Secure Shell</text:span><text:span text:style-name="T90">: </text:span><text:span text:style-name="T96">acessa remotamente outros sistemas. </text:span></text:p>
                    </text:list-item>
                  </text:list>
                </text:list-item>
                <text:list-item>
                  <text:p text:style-name="P31"><text:span text:style-name="T99">esquema</text:span><text:span text:style-name="T100">: </text:span><text:span text:style-name="T86">é uma</text:span><text:span text:style-name="T100"> convenção de nomenclatura para indicar como um determinado tipo de recurso deve ser tratado / </text:span><text:span text:style-name="T101">interpretado</text:span><text:span text:style-name="T100">. </text:span><text:span text:style-name="T86">Os mais comuns são:</text:span></text:p>
                  <text:list>
                    <text:list-item>
                      <text:p text:style-name="P32"><text:span text:style-name="T102">m</text:span><text:span text:style-name="T103">ailto</text:span><text:span text:style-name="T104">: </text:span><text:span text:style-name="T105">indica</text:span><text:span text:style-name="T104"> que o recurso é um endereço de e-mail e o navegador ou aplicativo deve abrir o </text:span><text:span text:style-name="T103">cliente de e-mail</text:span><text:span text:style-name="T104"> do usuário.<text:line-break/>É possível incluir várias informações em um link </text:span><text:span text:style-name="Source_20_Text"><text:span text:style-name="T106">mailto</text:span></text:span><text:span text:style-name="T104">, como o destinatário, o assunto e o corpo do e-mail. Exemplo:<text:line-break/></text:span><text:span text:style-name="T107">&lt;</text:span><text:span text:style-name="T108">a</text:span><text:span text:style-name="T109"> </text:span><text:span text:style-name="T110">href</text:span><text:span text:style-name="T109">=</text:span><text:span text:style-name="T111">"mailto:suporte@exemplo.com?subject=Dúvida%20sobre%20Produto&amp;body=Olá,%20gostaria%20de%20mais%20informações%20sobre%20o%20produto%20tal.</text:span><text:span text:style-name="T112">"</text:span><text:span text:style-name="T113">&gt;&lt;/</text:span><text:span text:style-name="T114">a</text:span><text:span text:style-name="T113">&gt;</text:span></text:p>
                    </text:list-item>
                    <text:list-item>
                      <text:p text:style-name="P33"><text:a xlink:type="simple" xlink:href="data://" text:style-name="Internet_20_link" text:visited-style-name="Visited_20_Internet_20_Link"><text:span text:style-name="T102">data</text:span><text:span text:style-name="T105">://</text:span></text:a></text:p>
                    </text:list-item>
                    <text:list-item>
                      <text:p text:style-name="P33"><text:a xlink:type="simple" xlink:href="../../../../../" text:style-name="Internet_20_link" text:visited-style-name="Visited_20_Internet_20_Link"><text:span text:style-name="T102">file</text:span><text:span text:style-name="T105">://</text:span></text:a></text:p>
                    </text:list-item>
                    <text:list-item>
                      <text:p text:style-name="P34"><text:span text:style-name="T97">urn</text:span>://</text:p>
                    </text:list-item>
                    <text:list-item>
                      <text:p text:style-name="P34"><text:span text:style-name="T97">view-source</text:span>://</text:p>
                    </text:list-item>
                    <text:list-item>
                      <text:p text:style-name="P34"><text:span text:style-name="T97">ws/wss</text:span>: conecções de WebSocket (encriptadas)</text:p>
                    </text:list-item>
                  </text:list>
                </text:list-item>
              </text:list>
            </text:list-item>
          </text:list>
        </text:list-item>
      </text:list>
      <text:p text:style-name="P35"/>
      <text:list text:continue-numbering="true" text:style-name="L3">
        <text:list-item>
          <text:list>
            <text:list-item>
              <text:p text:style-name="P36"><text:span text:style-name="T115">domínio (host)</text:span><text:span text:style-name="T87">: O nome de domínio é usado para mapear o endereço IP do servidor onde o site está hospedado. </text:span><text:span text:style-name="T116">Ele é composto por:</text:span></text:p>
              <text:list>
                <text:list-item>
                  <text:p text:style-name="P37"><text:soft-page-break/><text:span text:style-name="T117">subdomínio</text:span><text:span text:style-name="T118">s</text:span><text:span text:style-name="T116">:</text:span><text:span text:style-name="T119"> p</text:span><text:span text:style-name="T116">ermite</text:span><text:span text:style-name="T101">m</text:span><text:span text:style-name="T116"> </text:span><text:span text:style-name="T120">organizar a arquitetura</text:span><text:span text:style-name="T119"> do site </text:span><text:span text:style-name="T116">em </text:span><text:span text:style-name="T119">diferentes </text:span><text:span text:style-name="T116">seções, departamentos, </text:span><text:span text:style-name="T119">equipes ou serviços. </text:span><text:span text:style-name="T101">P</text:span><text:span text:style-name="T119">odem apontar para </text:span><text:span text:style-name="T120">servidores dedicados</text:span><text:span text:style-name="T119"> a funcionalidades especializadas, como e-mail, fóruns, blogs, suporte, lojas, entre outros. Por exemplo:</text:span></text:p>
                  <text:list>
                    <text:list-item>
                      <text:p text:style-name="P38"><text:a xlink:type="simple" xlink:href="https://drive.google.com/" text:style-name="Internet_20_link" text:visited-style-name="Visited_20_Internet_20_Link"><text:span text:style-name="T121">https://drive.google.com/</text:span></text:a></text:p>
                    </text:list-item>
                    <text:list-item>
                      <text:p text:style-name="P38"><text:a xlink:type="simple" xlink:href="https://drive.google.com/" text:style-name="Internet_20_link" text:visited-style-name="Visited_20_Internet_20_Link"><text:span text:style-name="T121">https://mail.google.com/</text:span></text:a></text:p>
                    </text:list-item>
                    <text:list-item>
                      <text:p text:style-name="P38"><text:a xlink:type="simple" xlink:href="https://drive.google.com/" text:style-name="Internet_20_link" text:visited-style-name="Visited_20_Internet_20_Link"><text:span text:style-name="T121">https://photos.google.com/</text:span></text:a></text:p>
                    </text:list-item>
                    <text:list-item>
                      <text:p text:style-name="P38"><text:a xlink:type="simple" xlink:href="https://play.google.com/" text:style-name="Internet_20_link" text:visited-style-name="Visited_20_Internet_20_Link"><text:span text:style-name="T121">https://play.google.com/</text:span></text:a></text:p>
                    </text:list-item>
                  </text:list>
                  <text:p text:style-name="P37"><text:span text:style-name="T119">O subdomínio WWW é padrão principal de um site sendo, portanto, </text:span><text:span text:style-name="T122">opcional</text:span><text:span text:style-name="T119"> </text:span><text:span text:style-name="T101">informar esse prefixo.</text:span></text:p>
                </text:list-item>
                <text:list-item>
                  <text:p text:style-name="P39"><text:span text:style-name="T117">domínio principal</text:span><text:span text:style-name="T116">: é a autori</text:span><text:span text:style-name="T87">dade que governa o namespace </text:span><text:span text:style-name="T123">e t</text:span><text:span text:style-name="T124">e</text:span><text:span text:style-name="T125">m taxa de pagamento anual.</text:span></text:p>
                </text:list-item>
                <text:list-item>
                  <text:p text:style-name="P40"><text:span text:style-name="T117">TLD – </text:span><text:span text:style-name="T126">Top-Level Domain</text:span><text:span text:style-name="T123">: indica a categoria geral ou a localização geográfica do site. Divididos em 2 tipos:</text:span></text:p>
                  <text:list>
                    <text:list-item>
                      <text:p text:style-name="P41"><text:span text:style-name="T127">gTLD (gen</text:span><text:span text:style-name="T100">eric</text:span><text:span text:style-name="T127">). Como exemplo: .com <text:s text:c="2"/>.edu <text:s text:c="3"/>.gov <text:s text:c="3"/>.store <text:s text:c="3"/>.</text:span><text:span text:style-name="T100">blog</text:span></text:p>
                    </text:list-item>
                    <text:list-item>
                      <text:p text:style-name="P42"><text:span text:style-name="T100">c</text:span><text:span text:style-name="T124">c</text:span><text:span text:style-name="T127">TLD (country code). Como exemplo:<text:tab/>.br<text:tab/>.pt<text:tab/>.us<text:tab/>.uk<text:line-break/></text:span></text:p>
                    </text:list-item>
                  </text:list>
                </text:list-item>
              </text:list>
            </text:list-item>
            <text:list-item>
              <text:p text:style-name="P36"><text:span text:style-name="T128">p</text:span><text:span text:style-name="T129">orta</text:span><text:span text:style-name="T123">: indic</text:span><text:span text:style-name="T87">a qual é o “portão” técnico usado para acessar os recursos no servidor web. Usualmente ela é omitida se o servidor web utiliza a porta padrão do protocolo HTTP (80 para HTTP e 443 para HTTPS), </text:span><text:span text:style-name="T130">d</text:span><text:span text:style-name="T87">o contrário, ela se torna </text:span><text:span text:style-name="T131">obrigatória</text:span><text:span text:style-name="T87">.<text:line-break/></text:span></text:p>
            </text:list-item>
            <text:list-item>
              <text:p text:style-name="P36"><text:span text:style-name="T132">caminho (path)</text:span><text:span text:style-name="T87">: </text:span><text:span text:style-name="T130">e</text:span><text:span text:style-name="T87">specifica o caminho para o recurso no servidor, </text:span><text:span text:style-name="T130">p</text:span><text:span text:style-name="T87">ode</text:span><text:span text:style-name="T130">ndo</text:span><text:span text:style-name="T87"> incluir diretórios </text:span><text:span text:style-name="T130">(pastas)</text:span><text:span text:style-name="T87"> e nomes de arquivo.</text:span></text:p>
            </text:list-item>
            <text:list-item>
              <text:p text:style-name="P43"><text:span text:style-name="T133">parâmetros de consulta</text:span><text:span text:style-name="T87">: </text:span><text:span text:style-name="T130">c</text:span><text:span text:style-name="T87">ontém informações adicionais que são enviadas para o servidor, </text:span><text:span text:style-name="T130">composto por uma lista de</text:span><text:span text:style-name="T87"> chave-valor </text:span><text:span text:style-name="T130">separados com o símbolo &amp;</text:span><text:span text:style-name="T87">.<text:line-break/></text:span></text:p>
            </text:list-item>
            <text:list-item>
              <text:p text:style-name="P44"><text:span text:style-name="T134">fragmento</text:span><text:span text:style-name="T87">: é uma </text:span><text:span text:style-name="T130">indicação</text:span><text:span text:style-name="T87"> para outra parte do próprio recurso, dando ao navegador as instruções para mostrar o conteúdo localizado naquele ponto marcado. </text:span><text:span text:style-name="T101">P</text:span><text:span text:style-name="T87">or exemplo, </text:span><text:span text:style-name="T101">e</text:span><text:span text:style-name="T87">m um documento HTML, o navegador </text:span><text:span text:style-name="T130">rolará a tela até</text:span><text:span text:style-name="T87"> um ponto definido, geralmente uma </text:span><text:span text:style-name="T135">&lt;section </text:span><text:span text:style-name="T136">id=’somewhereInTheDocument’</text:span><text:span text:style-name="T135">&gt;</text:span><text:span text:style-name="T87">; em um vídeo ou </text:span><text:span text:style-name="T130">á</text:span><text:span text:style-name="T87">udio, o naveg</text:span><text:span text:style-name="T130">ad</text:span><text:span text:style-name="T87">or </text:span><text:span text:style-name="T130">levará</text:span><text:span text:style-name="T87"> para o tempo </text:span><text:span text:style-name="T130">de reprodução </text:span><text:span text:style-name="T101">indicado.<text:line-break/></text:span></text:p>
            </text:list-item>
          </text:list>
        </text:list-item>
      </text:list>
      <text:list text:continue-list="list3540199781" text:style-name="L2">
        <text:list-item>
          <text:p text:style-name="P45"><text:span text:style-name="T137">URN</text:span><text:span text:style-name="T87"> - <text:s/></text:span><text:span text:style-name="T62">Uniform </text:span><text:span text:style-name="T138">R</text:span><text:span text:style-name="T62">esource </text:span><text:span text:style-name="T138">N</text:span><text:span text:style-name="T62">ame </text:span><text:span text:style-name="T139">ou </text:span><text:span text:style-name="T62">Nome Uniforme de Recurso, identifica um recurso de forma persistente e independente de sua localização, através de um nome estático mesmo se os seus dados forem movidos para outro local.<text:line-break/></text:span><text:span text:style-name="T140">Ela</text:span><text:span text:style-name="T62"> não informa qual protocolo deve ser utilizado.</text:span></text:p>
        </text:list-item>
      </text:list>
      <text:p text:style-name="P46"/>
      <text:p text:style-name="P47"><text:soft-page-break/><text:span text:style-name="T8">Request</text:span> e <text:span text:style-name="T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8"><draw:frame draw:style-name="fr3" draw:name="Figura22" text:anchor-type="as-char" svg:width="7.938cm" svg:height="2.037cm" draw:z-index="10"><draw:image xlink:href="Pictures/100000010000012C0000004D7EE7FD49.png" xlink:type="simple" xlink:show="embed" xlink:actuate="onLoad" draw:mime-type="image/png"/><svg:title>request</svg:title></draw:frame><text:s/><draw:frame draw:style-name="fr4" draw:name="Figura23" text:anchor-type="as-char" svg:y="-2.011cm" svg:width="7.938cm" svg:height="1.984cm" draw:z-index="11"><draw:image xlink:href="Pictures/100000010000012C0000004B8D3482C1.png" xlink:type="simple" xlink:show="embed" xlink:actuate="onLoad" draw:mime-type="image/png"/><svg:title>response</svg:title></draw:frame></text:p>
      <text:p text:style-name="P49"/>
      <text:p text:style-name="P50">Hospedagem é a casa onde seu site vive, ou seja, o computador onde seus os arquivos estão guardados.</text:p>
      <text:p text:style-name="P5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1"/>
      <text:p text:style-name="P52">O <text:span text:style-name="T8">index.</text:span><text:span text:style-name="T141">html</text:span> é a página <text:span text:style-name="T97">padrão</text:span> dentro dos diretórios nos servidores de websites que é carregada sempre que uma pasta seja solicitada e não seja especificado o nome de um arquivo específico, neste caso o servidor <text:span text:style-name="T142">está configurado para</text:span> procurar pelo arquivo index.html <text:span text:style-name="T142">ou index.php </text:span>e entreg<text:span text:style-name="T143">á-lo</text:span> para o visitante.</text:p>
      <text:p text:style-name="P52"/>
      <text:p text:style-name="P53"><draw:frame draw:style-name="fr1" draw:name="Figura3" text:anchor-type="as-char" svg:width="10.345cm" svg:height="3.916cm" draw:z-index="12"><draw:image xlink:href="Pictures/1000000000000187000000948CDA5171.jpg" xlink:type="simple" xlink:show="embed" xlink:actuate="onLoad" draw:mime-type="image/jpeg"/></draw:frame></text:p>
      <text:p text:style-name="P53"/>
      <text:p text:style-name="P52"/>
      <text:p text:style-name="P54">HTML</text:p>
      <text:p text:style-name="P55"/>
      <text:p text:style-name="P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56"/>
      <text:p text:style-name="P57">Ao criar arquivos HTML, nomeie-os apenas com letras <text:span text:style-name="T97">minúsculas</text:span>, sem acentos e sem colocar espaços.</text:p>
      <text:p text:style-name="P58"/>
      <text:p text:style-name="P59"><text:span text:style-name="T144">Um documento </text:span><text:span text:style-name="T145">em</text:span><text:span text:style-name="T146"> </text:span><text:span text:style-name="T147">HTML</text:span><text:span text:style-name="T148"> </text:span><text:span text:style-name="T144">é fundamentado apenas </text:span><text:span text:style-name="T145">com</text:span><text:span text:style-name="T148"> marcas ou etiquetas (do Inglês </text:span><text:span text:style-name="T149">tag</text:span><text:span text:style-name="T148">), </text:span><text:span text:style-name="T144">que</text:span><text:span text:style-name="T148"> são </text:span><text:span text:style-name="T150">elementos</text:span><text:span text:style-name="T148"> utilizados para estruturar o conteúdo de uma página web. Elas são compostas por um nome entre colchetes angulares </text:span><text:span text:style-name="T151">&lt;&gt;</text:span><text:span text:style-name="T148">, como </text:span><text:span text:style-name="Source_20_Text"><text:span text:style-name="T152">&lt;</text:span></text:span><text:span text:style-name="Source_20_Text"><text:span text:style-name="T148">tag</text:span></text:span><text:span text:style-name="Source_20_Text"><text:span text:style-name="T152">&gt;</text:span></text:span><text:span text:style-name="T148">, e geralmente são utilizadas em pares de abertura e fechamento, como </text:span><text:span text:style-name="Source_20_Text"><text:span text:style-name="T152">&lt;</text:span></text:span><text:span text:style-name="Source_20_Text"><text:span text:style-name="T148">tag</text:span></text:span><text:span text:style-name="Source_20_Text"><text:span text:style-name="T152">&gt;</text:span></text:span><text:span text:style-name="Source_20_Text"><text:span text:style-name="T148">conteúdo</text:span></text:span><text:span text:style-name="Source_20_Text"><text:span text:style-name="T152">&lt;</text:span></text:span><text:span text:style-name="Source_20_Text"><text:span text:style-name="T153">/</text:span></text:span><text:span text:style-name="Source_20_Text"><text:span text:style-name="T148">tag</text:span></text:span><text:span text:style-name="Source_20_Text"><text:span text:style-name="T152">&gt;</text:span></text:span><text:span text:style-name="T148">.</text:span></text:p>
      <text:p text:style-name="P60"/>
      <text:p text:style-name="P55"><draw:frame draw:style-name="fr2" draw:name="Figura4" text:anchor-type="as-char" svg:width="18.457cm" svg:height="3.076cm" draw:z-index="0"><draw:image xlink:href="Pictures/100000000000027C0000006AB6E6D12E.jpg" xlink:type="simple" xlink:show="embed" xlink:actuate="onLoad" draw:mime-type="image/jpeg"/></draw:frame></text:p>
      <text:p text:style-name="P60"/>
      <text:p text:style-name="P61"><text:span text:style-name="T154">T</text:span><text:span text:style-name="T155">ags </text:span><text:span text:style-name="T154">que</text:span><text:span text:style-name="T155"> não possuem a necessidade de </text:span><text:span text:style-name="T156">conteúdo interno</text:span><text:span text:style-name="T155"> não </text:span><text:span text:style-name="T154">precisam de</text:span><text:span text:style-name="T155"> fechamento. São exemplos as tags &lt;br&gt;, &lt;meta&gt; e &lt;img&gt;.</text:span></text:p>
      <text:p text:style-name="P61"/>
      <text:p text:style-name="P62"><text:span text:style-name="T157">Para fazer </text:span><text:span text:style-name="T158">comentários</text:span><text:span text:style-name="T157"> </text:span><text:span text:style-name="T159">no HTML </text:span><text:span text:style-name="T157">escreva:</text:span><text:span text:style-name="T160">&lt;!-- </text:span><text:span text:style-name="T161">este é um comentário</text:span><text:span text:style-name="T162"> </text:span><text:span text:style-name="T160">→</text:span></text:p>
      <text:p text:style-name="P62"/>
      <text:p text:style-name="P61"><text:span text:style-name="T163">A</text:span><text:span text:style-name="T164">s tags ficam obsoletas com o passar do tempo. No VSCode, tags </text:span><text:span text:style-name="T165">obsoletas </text:span><text:span text:style-name="T164">ficam em vermelho como forma de aviso.</text:span></text:p>
      <text:p text:style-name="P60"/>
      <text:p text:style-name="P63"/>
      <text:p text:style-name="P64">Atributos</text:p>
      <text:p text:style-name="P65"/>
      <text:p text:style-name="P66"><text:span text:style-name="T166">Atributos</text:span> HTML são palavras especiais usadas dentro da tag de <text:span text:style-name="T97">abertura</text:span> para controlar o comportamento do elemento. <text:span text:style-name="T167">Sua estrutura é </text:span><text:span text:style-name="T168">chave=’valor’</text:span><text:span text:style-name="T167">.</text:span></text:p>
      <text:p text:style-name="P67">Existem 2 tipos de atributos:</text:p>
      <text:list text:style-name="L4">
        <text:list-item>
          <text:p text:style-name="P68"><text:span text:style-name="T169">globais</text:span><text:span text:style-name="T154">: aceitos por todas as tags, dentre os principais estão: </text:span><text:span text:style-name="T170">id</text:span><text:span text:style-name="T154">, </text:span><text:span text:style-name="T170">class</text:span><text:span text:style-name="T154">, </text:span><text:span text:style-name="T170">style</text:span><text:span text:style-name="T154">, </text:span><text:span text:style-name="T170">autocapitalize</text:span><text:span text:style-name="T154">, </text:span><text:span text:style-name="T170">autocomplete</text:span><text:span text:style-name="T154">, </text:span><text:span text:style-name="T170">data-*</text:span><text:span text:style-name="T154">, </text:span><text:span text:style-name="T170">draggable</text:span><text:span text:style-name="T154">, </text:span><text:span text:style-name="T170">hidden</text:span><text:span text:style-name="T154">, </text:span><text:span text:style-name="T170">spellcheck</text:span><text:span text:style-name="T154">, </text:span><text:span text:style-name="T170">title</text:span><text:span text:style-name="T154">, etc.</text:span></text:p>
        </text:list-item>
        <text:list-item>
          <text:p text:style-name="P68"><text:span text:style-name="T169">específicos</text:span><text:span text:style-name="T154">: somente algumas tags possuem, como: </text:span><text:span text:style-name="T170">src</text:span><text:span text:style-name="T154">, </text:span><text:span text:style-name="T170">disabled</text:span><text:span text:style-name="T154">, </text:span><text:span text:style-name="T170">href</text:span><text:span text:style-name="T154">, </text:span><text:span text:style-name="T170">label</text:span><text:span text:style-name="T154">, etc.</text:span></text:p>
        </text:list-item>
      </text:list>
      <text:p text:style-name="P69"/>
      <text:p text:style-name="P70"><text:span text:style-name="T171">E</text:span><text:span text:style-name="T172">strutura básica de um documento </text:span><text:span text:style-name="T171">HTML:</text:span></text:p>
      <text:p text:style-name="P71"/>
      <text:p text:style-name="P72"><draw:frame draw:style-name="fr1" draw:name="Figura6" text:anchor-type="as-char" svg:width="17.406cm" svg:height="7.184cm" draw:z-index="13"><draw:image xlink:href="Pictures/100000000000026A0000012DE0E09381.jpg" xlink:type="simple" xlink:show="embed" xlink:actuate="onLoad" draw:mime-type="image/jpeg"/></draw:frame></text:p>
      <text:p text:style-name="P72"><draw:frame draw:style-name="fr1" draw:name="Figura7" text:anchor-type="as-char" svg:width="17.59cm" svg:height="7.329cm" draw:z-index="14"><draw:image xlink:href="Pictures/10000000000002A0000001184FB5F461.jpg" xlink:type="simple" xlink:show="embed" xlink:actuate="onLoad" draw:mime-type="image/jpeg"/></draw:frame></text:p>
      <text:p text:style-name="P73"/>
      <text:p text:style-name="P74"/>
      <text:p text:style-name="P75"><text:span text:style-name="T173">Tag</text:span><text:span text:style-name="T174"> </text:span><text:span text:style-name="T173">raiz</text:span></text:p>
      <text:p text:style-name="P76"/>
      <text:p text:style-name="P77"><text:span text:style-name="T175">&lt;!</text:span><text:span text:style-name="T176">DOCTYPE html</text:span><text:span text:style-name="T175">&gt;</text:span><text:span text:style-name="T177"> </text:span><text:span text:style-name="T178">essa instrução deve ser posicionada </text:span><text:span text:style-name="T179">sempre na primeira linha</text:span><text:span text:style-name="T178"> do documento pois especifica ao navegador que o código deve ser interpretado</text:span><text:span text:style-name="T177"> </text:span><text:span text:style-name="T178">de acordo com os padrões atuais</text:span><text:span text:style-name="T177">, garantindo uma renderização mais previsível e consistente das páginas. </text:span><text:span text:style-name="T178">Caso contrário, </text:span><text:span text:style-name="T177">o navegador pode entrar no modo de </text:span><text:span text:style-name="T180">Quirks</text:span><text:span text:style-name="T177"> </text:span><text:span text:style-name="T178">(</text:span><text:span text:style-name="T177">Modo de Compatibilidade</text:span><text:span text:style-name="T178">)</text:span><text:span text:style-name="T177"> </text:span><text:span text:style-name="T178">e</text:span><text:span text:style-name="T177"> tentar interpretar a página de uma maneira mais antiga, seguindo regras de versões anteriores </text:span><text:span text:style-name="T178">ao</text:span><text:span text:style-name="T177"> HTML </text:span><text:span text:style-name="T178">5</text:span><text:span text:style-name="T177">.</text:span></text:p>
      <text:p text:style-name="P73"><text:span text:style-name="T175">&lt;</text:span><text:span text:style-name="T181">html&gt;</text:span><text:span text:style-name="T178"> </text:span><text:span text:style-name="T182">representa a raíz (root), é o nível mais acima do documento, onde todos os elementos descendem dele.</text:span></text:p>
      <text:p text:style-name="P73"/>
      <text:p text:style-name="P78"><text:span text:style-name="T173">Tags</text:span><text:span text:style-name="T174"> </text:span><text:span text:style-name="T173">de metadados</text:span></text:p>
      <text:p text:style-name="P73"/>
      <text:p text:style-name="P61"><text:span text:style-name="T183">&lt;head&gt;</text:span><text:span text:style-name="T184"> </text:span><text:span text:style-name="T185">tag que marca</text:span><text:span text:style-name="T184"> a área de configurações, </text:span><text:span text:style-name="T186">usando </text:span><text:span text:style-name="T187">metadados</text:span></text:p>
      <text:p text:style-name="P79"><text:span text:style-name="T175">&lt;</text:span><text:span text:style-name="T188">link</text:span><text:span text:style-name="T175">&gt;</text:span><text:span text:style-name="T189"> </text:span><text:span text:style-name="T190">e</text:span><text:span text:style-name="T186">specifica relacionamentos entre o documento atual e um recurso externo.</text:span></text:p>
      <text:p text:style-name="P61"><text:span text:style-name="T175">&lt;</text:span><text:span text:style-name="T188">style</text:span><text:span text:style-name="T175">&gt;</text:span><text:span text:style-name="T189"> </text:span><text:span text:style-name="T190">contém informações de estilo CSS</text:span></text:p>
      <text:p text:style-name="P61"><text:span text:style-name="T175">&lt;title&gt;</text:span><text:span text:style-name="T189"> fica dentro </text:span><text:span text:style-name="T177">da</text:span><text:span text:style-name="T189"> tag &lt;head&gt;: nomeia o título da aba do navegador</text:span></text:p>
      <text:p text:style-name="P61"/>
      <text:p text:style-name="P80"><text:span text:style-name="T173">Tag</text:span><text:span text:style-name="T174"> </text:span><text:span text:style-name="T173">de conteúdo</text:span></text:p>
      <text:p text:style-name="P80"/>
      <text:p text:style-name="P81"><text:span text:style-name="T183">&lt;body&gt;</text:span><text:span text:style-name="T184"> </text:span><text:span text:style-name="T190">delimita</text:span><text:span text:style-name="T184"> a área de conteúdo </text:span><text:span text:style-name="T190">do documento.</text:span></text:p>
      <text:p text:style-name="P81"/>
      <text:p text:style-name="P82"><text:span text:style-name="T191">Tags semânticas </text:span><text:span text:style-name="T192">estruturais</text:span></text:p>
      <text:p text:style-name="P83"/>
      <text:p text:style-name="P84"><text:span text:style-name="T193">O HTML 5 tornou-se mais </text:span><text:span text:style-name="T194">semântico</text:span><text:span text:style-name="T193"> para melhorar </text:span><text:span text:style-name="T195">a</text:span><text:span text:style-name="T193"> SEO - Search Engine Optimization, </text:span><text:span text:style-name="T195">a </text:span><text:span text:style-name="T193">acessibilidade da página </text:span><text:span text:style-name="T196">e </text:span><text:span text:style-name="T197">a </text:span><text:span text:style-name="T198">estruturação</text:span><text:span text:style-name="T197"> do documento.</text:span></text:p>
      <text:p text:style-name="P85"/>
      <text:p text:style-name="P86"><text:span text:style-name="T199">T</text:span><text:span text:style-name="T200">ags semânticas de agrupamento </text:span><text:span text:style-name="T201">p</text:span><text:span text:style-name="T193">ermitem organizar o conteúdo do documento em partes lógicas e organizadas.</text:span></text:p>
      <text:p text:style-name="P87"/>
      <text:p text:style-name="P88"><text:span text:style-name="T202">&lt;/nav</text:span><text:span text:style-name="T203"> </text:span><text:span text:style-name="T204">id</text:span><text:span text:style-name="T203">= "</text:span><text:span text:style-name="T205">menu</text:span><text:span text:style-name="T203">"</text:span><text:span text:style-name="T202">&gt;</text:span><text:span text:style-name="T206"> utilizada para definir </text:span><text:span text:style-name="T207">menu de navegação principal</text:span><text:span text:style-name="T206">, </text:span><text:span text:style-name="T208">composta por um</text:span><text:span text:style-name="T209"> conjunto </text:span><text:span text:style-name="T208">de</text:span><text:span text:style-name="T209"> listas e </text:span><text:span text:style-name="T210">links</text:span><text:span text:style-name="T209">. </text:span><text:span text:style-name="T211">Exemplo:</text:span><text:span text:style-name="T212"> o parâmetro </text:span><text:span text:style-name="T213">id</text:span><text:span text:style-name="T212"> </text:span><text:span text:style-name="T211">(e</text:span><text:span text:style-name="T212">m azul</text:span><text:span text:style-name="T211">) </text:span><text:span text:style-name="T212">atribui o </text:span><text:span text:style-name="T214">identificador</text:span><text:span text:style-name="T212"> </text:span><text:span text:style-name="T215">menu</text:span><text:span text:style-name="T212"> à tag </text:span><text:span text:style-name="T216">&lt;n</text:span><text:span text:style-name="T217">av</text:span><text:span text:style-name="T216">&gt;</text:span><text:span text:style-name="T212"> a fim de identificá-la nas CSS.</text:span></text:p>
      <text:p text:style-name="P89"><text:span text:style-name="Source_20_Text"><text:span text:style-name="T218">&lt;menu&gt;</text:span></text:span><text:span text:style-name="T219"> </text:span><text:span text:style-name="T220">tag semântica para</text:span><text:span text:style-name="T219"> </text:span><text:span text:style-name="T220">encapsular</text:span><text:span text:style-name="T219"> elementos de </text:span><text:span text:style-name="T221">menu </text:span><text:span text:style-name="T222">específicos</text:span><text:span text:style-name="T220"> para </text:span><text:span text:style-name="T222">ações contextuais</text:span><text:span text:style-name="T220"> como, por exemplo</text:span><text:span text:style-name="T219">, </text:span><text:span text:style-name="T220">incluir tags</text:span><text:span text:style-name="T219"> </text:span><text:span text:style-name="Source_20_Text"><text:span text:style-name="T223">&lt;li&gt;</text:span></text:span><text:span text:style-name="T219"> (item de lista) e links de navegação </text:span><text:span text:style-name="Source_20_Text"><text:span text:style-name="T223">&lt;a&gt;</text:span></text:span><text:span text:style-name="T219"> (âncora) </text:span><text:span text:style-name="T220">para botões de ação </text:span><text:span text:style-name="T224">EDITAR</text:span><text:span text:style-name="T220"> e </text:span><text:span text:style-name="T224">EXCLUIR</text:span><text:span text:style-name="T220">.</text:span><text:span text:style-name="T225"><text:line-break/></text:span><text:span text:style-name="T226">&lt;/header&gt;</text:span><text:span text:style-name="T227"> </text:span><text:span text:style-name="T228">utilizad</text:span><text:span text:style-name="T229">a</text:span><text:span text:style-name="T228"> para representar </text:span><text:span text:style-name="T230">cabeçalhos</text:span><text:span text:style-name="T228">, sejam eles de um site, artigo ou seção.</text:span></text:p>
      <text:p text:style-name="P89"><text:soft-page-break/><text:span text:style-name="Strong_20_Emphasis"><text:span text:style-name="T231">&lt;/main&gt;</text:span></text:span><text:span text:style-name="Strong_20_Emphasis"><text:span text:style-name="T228"> </text:span></text:span><text:span text:style-name="T228"><text:s/>representa o conteúdo principal, relacionado diretamente com o tópico central da página</text:span></text:p>
      <text:p text:style-name="P90"><text:span text:style-name="T202">&lt;/footer&gt;</text:span><text:span text:style-name="T209"> rodapé </text:span><text:span text:style-name="T232">para colocar as informações institucionais, endereços, contatos e redes sociais.</text:span></text:p>
      <text:p text:style-name="P90"><text:span text:style-name="T202">&lt;/section&gt;</text:span><text:span text:style-name="T209"> </text:span><text:span text:style-name="T233">identifica uma seção de conteúdo</text:span></text:p>
      <text:p text:style-name="P91"><text:span text:style-name="T202">&lt;/article&gt;</text:span><text:span text:style-name="T234"> </text:span><text:span text:style-name="T233">define um artigo, utilizada para </text:span><text:span text:style-name="T214">identificar</text:span><text:span text:style-name="T233"> o </text:span><text:span text:style-name="T210">principal </text:span><text:span text:style-name="T233">conteúdo da página.</text:span><text:span text:style-name="T209"><text:line-break/></text:span><text:span text:style-name="T202">&lt;/aside&gt;</text:span><text:span text:style-name="T209"> </text:span><text:span text:style-name="T235">tag semântica para um </text:span><text:span text:style-name="T209">conteúdo lateral, próximo ao conteúdo principal. </text:span><text:span text:style-name="T236">Pode conter</text:span><text:span text:style-name="T235"> explicações, glossário, avisos, links relacionados, perfil do autor, etc.</text:span></text:p>
      <text:p text:style-name="P92"><text:span text:style-name="T237">&lt;h1</text:span><text:span text:style-name="T238"> … </text:span><text:span text:style-name="T237">h6&gt;</text:span><text:span text:style-name="T239"> </text:span><text:span text:style-name="T240">head</text:span><text:span text:style-name="T241">ing</text:span><text:span text:style-name="T240">: tag</text:span><text:span text:style-name="T238"> para identificar a hierarquia d</text:span><text:span text:style-name="T242">o</text:span><text:span text:style-name="T238"> conteúdo</text:span><text:span text:style-name="T241">. </text:span><text:span text:style-name="T243">Os títulos </text:span><text:span text:style-name="T244">(</text:span><text:span text:style-name="T243">headings</text:span><text:span text:style-name="T244">)</text:span><text:span text:style-name="T243"> </text:span><text:span text:style-name="T245">organizam-se</text:span><text:span text:style-name="T243"> </text:span><text:span text:style-name="T245">em</text:span><text:span text:style-name="T246"> até 6 </text:span><text:span text:style-name="T247">níveis de assunto. Essa tag é um dos primeiros parâmetros analisados pelos </text:span><text:span text:style-name="T248">motores de busca</text:span><text:span text:style-name="T247">, portanto um bom título é vital para que sua página seja </text:span><text:span text:style-name="T249">bem-vista</text:span><text:span text:style-name="T247"> pelos buscadores.</text:span></text:p>
      <text:p text:style-name="P93"><text:span text:style-name="T250">&lt;/hgroup&gt;</text:span><text:span text:style-name="T251"> </text:span><text:span text:style-name="T252">essa tag </text:span><text:span text:style-name="T251">agrupa títulos semelhantes, </text:span><text:span text:style-name="T252">com a</text:span><text:span text:style-name="T251"> mesma semântica. <text:line-break/></text:span><text:span text:style-name="T253">P</text:span><text:span text:style-name="T251">or exemplo:</text:span></text:p>
      <text:p text:style-name="P94"><text:span text:style-name="T254">&lt;</text:span><text:span text:style-name="T255">hgroup</text:span><text:span text:style-name="T254">&gt;<text:tab/><text:tab/><text:tab/><text:tab/><text:tab/><text:tab/><text:tab/><text:tab/></text:span></text:p>
      <text:p text:style-name="P94"><text:span text:style-name="T256"><text:tab/>&lt;</text:span><text:span text:style-name="T257">h1</text:span><text:span text:style-name="T256">&gt;</text:span><text:span text:style-name="T258">Game of thrones</text:span><text:span text:style-name="T256">&lt;/</text:span><text:span text:style-name="T257">h1</text:span><text:span text:style-name="T256">&gt;<text:tab/><text:tab/><text:tab/><text:tab/></text:span></text:p>
      <text:p text:style-name="P94"><text:span text:style-name="T256"><text:tab/>&lt;</text:span><text:span text:style-name="T257">h2</text:span><text:span text:style-name="T256">&gt;</text:span><text:span text:style-name="T258">Chronicles of fire and bood</text:span><text:span text:style-name="T256">&lt;/</text:span><text:span text:style-name="T257">h2</text:span><text:span text:style-name="T256">&gt;<text:tab/><text:tab/></text:span></text:p>
      <text:p text:style-name="P94"><text:span text:style-name="T256"><text:tab/>&lt;</text:span><text:span text:style-name="T257">h3</text:span><text:span text:style-name="T256">&gt;</text:span><text:span text:style-name="T258">autor George R. R. Martin</text:span><text:span text:style-name="T256">&lt;/</text:span><text:span text:style-name="T257">h3</text:span><text:span text:style-name="T256">&gt;<text:tab/><text:tab/></text:span></text:p>
      <text:p text:style-name="P94"><text:span text:style-name="T256">&lt;/</text:span><text:span text:style-name="T257">hgroup</text:span><text:span text:style-name="T256">&gt;<text:tab/><text:tab/><text:tab/><text:tab/><text:tab/><text:tab/><text:tab/><text:tab/></text:span></text:p>
      <text:p text:style-name="P61"><text:span text:style-name="T175">&lt;p&gt;</text:span><text:span text:style-name="T189"> paragraph: tag para </text:span><text:span text:style-name="T259">criar um parágrafo</text:span></text:p>
      <text:p text:style-name="P95"/>
      <text:p text:style-name="P96"><draw:frame draw:style-name="fr5" draw:name="Figura24" text:anchor-type="as-char" svg:width="14.981cm" svg:height="10.335cm" draw:z-index="15"><draw:image xlink:href="Pictures/100000000000072E000004F4549785E0.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97"><text:soft-page-break/><text:span text:style-name="T260">&lt;/figure&gt; </text:span><text:span text:style-name="T261">tag semântica para abrigar um conjunto de imagens, com seus títulos ou legendas</text:span><text:span text:style-name="T209"><text:line-break/></text:span><text:span text:style-name="T202">&lt;/figcaption&gt;</text:span><text:span text:style-name="T209"> adiciona uma </text:span><text:span text:style-name="T262">legenda</text:span><text:span text:style-name="T209"> à imagem. </text:span><text:span text:style-name="T212">E</text:span><text:span text:style-name="T209">ssa tag costuma ficar dentro da tag que abriga imagens </text:span><text:span text:style-name="T263">&lt;img&gt;</text:span><text:span text:style-name="T209"> </text:span><text:span text:style-name="T212">ou</text:span><text:span text:style-name="T209"> </text:span><text:span text:style-name="T263">&lt;figure&gt;</text:span></text:p>
      <text:p text:style-name="P98"><text:span text:style-name="T264">&lt;adress&gt;</text:span> esse elemento serve para inserir informações de contato, desde um simples e-mail até um endereço completo de um local físico.</text:p>
      <text:p text:style-name="P99"><text:span text:style-name="T265">&lt;</text:span><text:span text:style-name="T266">search</text:span><text:span text:style-name="T265">&gt;</text:span><text:span text:style-name="T267"> tag semântica para </text:span><text:span text:style-name="T268">encapsular</text:span><text:span text:style-name="T267"> os recursos de </text:span><text:span text:style-name="T269">pesquisa</text:span><text:span text:style-name="T267"> e </text:span><text:span text:style-name="T269">filtragem</text:span><text:span text:style-name="T267"> </text:span><text:span text:style-name="T268">como, por exemplo, aqueles mini </text:span><text:span text:style-name="T270">&lt;form&gt;</text:span><text:span text:style-name="T268"> para campos quickSearch</text:span></text:p>
      <text:p text:style-name="P100"><text:span text:style-name="T271">&lt;fieldset&gt;</text:span><text:span text:style-name="T272"> agrupa elementos de um formulário. Geralmente, é combinada com a tag </text:span><text:span text:style-name="Source_20_Text"><text:span text:style-name="T273">&lt;legend&gt;</text:span></text:span><text:span text:style-name="T272"> para fornecer um rótulo ou título descritivo</text:span></text:p>
      <text:p text:style-name="P101"/>
      <text:p text:style-name="P80"><text:span text:style-name="T191">&lt;</text:span><text:span text:style-name="T274">div&gt;</text:span><text:span text:style-name="T275"> x </text:span><text:span text:style-name="T274">&lt;span&gt;</text:span></text:p>
      <text:p text:style-name="P102"/>
      <text:p text:style-name="P103">A linguagem HTML padrão tinha apenas duas tags de agrupamento genérico: a <text:span text:style-name="T276">&lt;div&gt; </text:span>e a <text:span text:style-name="T277">&lt;span&gt;</text:span>. A diferença básica entre elas é que a primeira é um <text:span text:style-name="T97">elemento agrupador do tipo block-level</text:span> e o segundo é <text:span text:style-name="T97">inline-level</text:span>. No mais, eles agem exatamente da mesma maneira, servindo para juntar vários outros elementos HTML. <text:span text:style-name="T278">Em resumo</text:span><text:span text:style-name="T279">:</text:span></text:p>
      <text:p text:style-name="P104"><text:span text:style-name="T202">&lt;span&gt;</text:span><text:span text:style-name="T280"> </text:span><text:span text:style-name="T281">é</text:span><text:span text:style-name="T280"> um </text:span><text:span text:style-name="T282">container </text:span><text:span text:style-name="T283">genérico</text:span><text:span text:style-name="T282"> </text:span><text:span text:style-name="T284">inline</text:span><text:span text:style-name="T280">, </text:span><text:span text:style-name="T281">pode ser usada para agrupar elementos que tenham o mesmo estilo (usando os atributos </text:span><text:span text:style-name="T285">class</text:span><text:span text:style-name="T281"> ou </text:span><text:span text:style-name="T285">id</text:span><text:span text:style-name="T281">), ou que compartilham atributos semelhantes em</text:span><text:span text:style-name="T280"> um </text:span><text:span text:style-name="T286">trecho específico</text:span><text:span text:style-name="T280">.</text:span></text:p>
      <text:p text:style-name="P62"><text:span text:style-name="T287">&lt;div&gt;</text:span><text:span text:style-name="T288"> </text:span><text:span text:style-name="T286">não possui um valor semântico mas é muito utilizada para organizar melhor o conteúdo, definindo </text:span><text:span text:style-name="T282">divisões lógicas</text:span><text:span text:style-name="T286">, organizando as informações ao delimitá-las dentro de um layout, permitindo aplicação particular de CSS, </text:span><text:span text:style-name="T282">centralizando blocos</text:span><text:span text:style-name="T286"> de conteúdo, criando efeitos de coluna, diferentes áreas de cor e muito mais.</text:span></text:p>
      <text:p text:style-name="P102"/>
      <text:p text:style-name="P105"/>
      <text:p text:style-name="P106"><text:span text:style-name="T191">Tags semânticas </text:span><text:span text:style-name="T192">formatadoras</text:span><text:span text:style-name="T274"> de texto</text:span></text:p>
      <text:p text:style-name="P107"/>
      <text:p text:style-name="P107"><text:span text:style-name="T264">&lt;strong&gt;</text:span> <text:span text:style-name="T289">negrito</text:span></text:p>
      <text:p text:style-name="P107"><text:span text:style-name="T264">&lt;em&gt;</text:span> <text:span text:style-name="T290">emphasis </text:span><text:span text:style-name="T291">(</text:span><text:span text:style-name="T292">itálico</text:span><text:span text:style-name="T293">)</text:span></text:p>
      <text:p text:style-name="P108"><text:span text:style-name="T294">&lt;ins&gt;</text:span><text:span text:style-name="T293"> insert: </text:span><text:span text:style-name="T295">sublinha</text:span><text:span text:style-name="T293"> o texto; o texto inserido é o op</text:span><text:span text:style-name="T296">o</text:span><text:span text:style-name="T293">sto do texto deletado</text:span><text:span text:style-name="T297">(tachado)</text:span></text:p>
      <text:p text:style-name="P109"><text:span text:style-name="T298">&lt;del&gt;</text:span><text:span text:style-name="T299"> delete: deixa o texto </text:span><text:span text:style-name="T300">tachado</text:span><text:span text:style-name="T301"> representa aquilo que não é muito relevante ou preciso</text:span></text:p>
      <text:p text:style-name="P107"><text:span text:style-name="T264">&lt;mark&gt;</text:span> <text:span text:style-name="T302">delimita</text:span> um texto (assim como uma caneta marca-texto)</text:p>
      <text:p text:style-name="P108"><text:span text:style-name="T264">&lt;sup&gt;</text:span> sobrescrito (x<text:span text:style-name="T303">²</text:span><text:span text:style-name="T304">)</text:span></text:p>
      <text:p text:style-name="P110"><text:span text:style-name="T305">&lt;sub&gt;</text:span><text:span text:style-name="T306"> subscrito (H</text:span><text:span text:style-name="T307">2</text:span><text:span text:style-name="T306">O)</text:span></text:p>
      <text:p text:style-name="P110"><text:span text:style-name="T308">&lt;cite&gt;</text:span><text:span text:style-name="T309"> tag semântica para representar o título de uma </text:span><text:span text:style-name="T310">obra criativa</text:span><text:span text:style-name="T309">, como o título de um livro, filme, música, artigo, entre outros.</text:span></text:p>
      <text:p text:style-name="P111"><text:span text:style-name="T311">&lt;small&gt;</text:span><text:span text:style-name="T312"> representa comentários laterais e letras pequenas, como </text:span><text:span text:style-name="T313">direitos autorais</text:span><text:span text:style-name="T312"> e </text:span><text:span text:style-name="T313">texto jurídico</text:span><text:span text:style-name="T312">, independente de seu CSS. Por padrão, ele renderiza o texto no menor tamanho (</text:span><text:span text:style-name="T314">small ou x-small</text:span><text:span text:style-name="T312">).</text:span></text:p>
      <text:p text:style-name="P112"><text:span text:style-name="T315">&lt;wbr&gt;</text:span><text:span text:style-name="T251"> word breaker: permite </text:span><text:span text:style-name="T252">dividir uma</text:span><text:span text:style-name="T251"> palavra, assim </text:span><text:span text:style-name="T252">ela</text:span><text:span text:style-name="T251"> pode ser quebrada para a próxima linha (muito </text:span><text:span text:style-name="T252">útil</text:span><text:span text:style-name="T251"> para grandes endereços de sites)</text:span></text:p>
      <text:list text:style-name="L5">
        <text:list-item>
          <text:p text:style-name="P113"><text:span text:style-name="T204">&amp;shy;</text:span><text:span text:style-name="T251"> soft hyphen: semelhante à tag </text:span><text:span text:style-name="T316">&lt;wbr&gt;</text:span><text:span text:style-name="T251"> porém adiciona um hífen </text:span><text:span text:style-name="T252">(</text:span><text:span text:style-name="T251">ideal para divisão silábica de palavras grandes</text:span><text:span text:style-name="T252">)</text:span></text:p>
        </text:list-item>
        <text:list-item>
          <text:p text:style-name="P113"><text:span text:style-name="T317">&amp;nbsp;</text:span><text:span text:style-name="T251"> non-break spaces: adiciona um </text:span><text:span text:style-name="T318">espaço em branco</text:span><text:span text:style-name="T251"> lateral (</text:span><text:span text:style-name="T252">já que simples espaços ou enters são desconsiderados</text:span><text:span text:style-name="T251">)</text:span></text:p>
        </text:list-item>
      </text:list>
      <text:p text:style-name="P99"/>
      <text:p text:style-name="P114"><text:span text:style-name="Source_20_Text"><text:span text:style-name="T319">&lt;var&gt;</text:span></text:span><text:span text:style-name="Source_20_Text"><text:span text:style-name="T320"> utilizada para representar </text:span></text:span><text:span text:style-name="Source_20_Text"><text:span text:style-name="T321">e destacar visualmente (em itálico) variáveis </text:span></text:span><text:span text:style-name="Source_20_Text"><text:span text:style-name="T320">em um contexto matemático ou de programação.</text:span></text:span></text:p>
      <text:p text:style-name="P115"><text:span text:style-name="Source_20_Text"><text:span text:style-name="T322">&lt;</text:span></text:span><text:span text:style-name="Source_20_Text"><text:span text:style-name="T323">p</text:span></text:span><text:span text:style-name="Source_20_Text"><text:span text:style-name="T322">&gt;</text:span></text:span><text:span text:style-name="Source_20_Text"><text:span text:style-name="T324">A fórmula para calcular a área de um círculo é<text:tab/><text:tab/><text:tab/><text:line-break/></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lt;</text:span></text:span><text:span text:style-name="Source_20_Text"><text:span text:style-name="T323">sup</text:span></text:span><text:span text:style-name="Source_20_Text"><text:span text:style-name="T322">&gt;</text:span></text:span><text:span text:style-name="Source_20_Text"><text:span text:style-name="T324">2</text:span></text:span><text:span text:style-name="Source_20_Text"><text:span text:style-name="T322">&lt;/</text:span></text:span><text:span text:style-name="Source_20_Text"><text:span text:style-name="T323">sup</text:span></text:span><text:span text:style-name="Source_20_Text"><text:span text:style-name="T322">&gt;</text:span></text:span><text:span text:style-name="Source_20_Text"><text:span text:style-name="T324">,<text:tab/><text:tab/><text:tab/><text:tab/><text:line-break/>ond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número pi 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raio.</text:span></text:span><text:span text:style-name="Source_20_Text"><text:span text:style-name="T322">&lt;/</text:span></text:span><text:span text:style-name="Source_20_Text"><text:span text:style-name="T323">p</text:span></text:span><text:span text:style-name="Source_20_Text"><text:span text:style-name="T322">&gt;<text:tab/></text:span></text:span></text:p>
      <text:p text:style-name="P116"><text:span text:style-name="Source_20_Text"><text:span text:style-name="T319">&lt;samp&gt;</text:span></text:span><text:span text:style-name="T320"> útil </text:span><text:span text:style-name="T321">para</text:span><text:span text:style-name="T320"> destacar visualmente uma saída de programa ou script. Seu conteúdo normalmente é renderizado usando a </text:span><text:span text:style-name="T325">fonte</text:span><text:span text:style-name="T326"> </text:span><text:span text:style-name="T327">monospace</text:span><text:span text:style-name="T320"> padrão do navegador.</text:span></text:p>
      <text:p text:style-name="P117"><text:span text:style-name="T305">&lt;code&gt;</text:span><text:span text:style-name="T306"> </text:span><text:span text:style-name="T328">usada para apresentar um fragmento de código-fonte de um programa, também usa</text:span><text:span text:style-name="T306"> </text:span><text:span text:style-name="T329">a fonte</text:span><text:span text:style-name="T306"> </text:span><text:span text:style-name="T330">monospace</text:span><text:span text:style-name="T331"> </text:span><text:span text:style-name="T332">para facilitar</text:span><text:span text:style-name="T333"> a leitura. Essa tag não </text:span><text:span text:style-name="T334">o</text:span><text:span text:style-name="T333">rganiza o código com identação, para solucionar isso utilize a tag </text:span><text:span text:style-name="T335">&lt;pre&gt;</text:span></text:p>
      <text:p text:style-name="P109"><text:span text:style-name="T308">&lt;pre&gt;</text:span><text:span text:style-name="T331"> mantém o texto pré-formatado, então passa a obedecer quebras de linha, espaços e tabulações.</text:span></text:p>
      <text:p text:style-name="P111"><text:span text:style-name="T308">&lt;kbd&gt;</text:span><text:span text:style-name="T331"> usada para destacar as teclas do teclado. Por convenção, o UserAgent renderiza seu conteúdo usando sua fonte </text:span><text:span text:style-name="T330">monospace</text:span><text:span text:style-name="T331"> padrão.</text:span></text:p>
      <text:p text:style-name="P118"/>
      <text:p text:style-name="P119"><text:span text:style-name="T336">&lt;q&gt;</text:span><text:span text:style-name="T337"> quote: usada para fazer </text:span><text:span text:style-name="T338">uma</text:span><text:span text:style-name="T337"> citação </text:span><text:span text:style-name="T338">simples </text:span><text:span text:style-name="T337">em meio a uma frase, colocando as aspas automaticamente, mas sem deslocamento</text:span></text:p>
      <text:p text:style-name="P84"><text:soft-page-break/><text:span text:style-name="T308">&lt;blockquote </text:span><text:span text:style-name="T339">cite</text:span><text:span text:style-name="T340">=”</text:span><text:span text:style-name="T341">link.com</text:span><text:span text:style-name="T340">“</text:span><text:span text:style-name="T308">&gt; </text:span><text:span text:style-name="T340">&lt;/blockquote&gt;</text:span><text:span text:style-name="T342"> </text:span><text:span text:style-name="T331">usada para fazer citações </text:span><text:span text:style-name="T333">completas</text:span><text:span text:style-name="T331"> (em bloco), tendo um parágrafo só para si, então o texto ganha um recuo automaticamente. O parâmetro </text:span><text:span text:style-name="T343">cite</text:span><text:span text:style-name="T331"> serve para adicionar um link para o texto original.</text:span></text:p>
      <text:p text:style-name="P117"/>
      <text:p text:style-name="P120"><text:span text:style-name="T305">&lt;dfn</text:span><text:span text:style-name="T344">&gt;</text:span><text:span text:style-name="T306"> </text:span><text:span text:style-name="T345">definition: usada para </text:span><text:span text:style-name="T346">explicar e fornecer definições sobre termos técnicos</text:span><text:span text:style-name="T345">, siglas ou abreviações. Formata as palavras encapsuladas para </text:span><text:span text:style-name="T347">itálico</text:span><text:span text:style-name="T345"> e, caso possua o atributo </text:span><text:span text:style-name="T343">title</text:span><text:span text:style-name="T345">, apresenta a definição ao passar o mouse sobre o elemento.<text:line-break/>Exemplo: </text:span><text:span text:style-name="T348">&lt;</text:span><text:span text:style-name="T349">dfn</text:span><text:span text:style-name="T350"> </text:span><text:span text:style-name="T351">title</text:span><text:span text:style-name="T350">=</text:span><text:span text:style-name="T352">"explicação"</text:span><text:span text:style-name="T348">&gt;</text:span><text:span text:style-name="T350">termo específico</text:span><text:span text:style-name="T348">&lt;/</text:span><text:span text:style-name="T353">dfn</text:span><text:span text:style-name="T348">&gt;</text:span></text:p>
      <text:p text:style-name="P121"><text:span text:style-name="T305">&lt;abbr</text:span><text:span text:style-name="T344">&gt;</text:span><text:span text:style-name="T354"> </text:span><text:span text:style-name="T306">abbreviation: </text:span><text:span text:style-name="T345">usada somente </text:span><text:span text:style-name="T346">para abreviações</text:span><text:span text:style-name="T345"> ou siglas. Formata as palavras encapsuladas para </text:span><text:span text:style-name="T355">sublinhado</text:span><text:span text:style-name="T345"> e pode ser combinada com a tag </text:span><text:span text:style-name="T356">&lt;dfn&gt;</text:span><text:span text:style-name="T345"> para oferecer ainda mais semântica.</text:span></text:p>
      <text:p text:style-name="P122"><text:span text:style-name="T357">&lt;</text:span><text:span text:style-name="T358">abbr</text:span><text:span text:style-name="T359"> </text:span><text:span text:style-name="T360">title</text:span><text:span text:style-name="T359">=</text:span><text:span text:style-name="T361">"Hyper Text Markup Language"</text:span><text:span text:style-name="T357">&gt;</text:span><text:span text:style-name="T359">HTML</text:span><text:span text:style-name="T357">&lt;/</text:span><text:span text:style-name="T358">abbr</text:span><text:span text:style-name="T357">&gt;</text:span></text:p>
      <text:p text:style-name="P109"><text:span text:style-name="T266">&lt;time&gt;</text:span><text:span text:style-name="T362"> </text:span><text:span text:style-name="T363">r</text:span><text:span text:style-name="T362">epresenta um período específico no tempo. Pode incluir o atributo </text:span><text:span text:style-name="T364">datetime</text:span><text:span text:style-name="T362"> para traduzir datas em formato legível por máquina</text:span><text:span text:style-name="T363">s</text:span><text:span text:style-name="T362">, </text:span><text:span text:style-name="T363">melhorando o SEO</text:span><text:span text:style-name="T362"> ou recursos personalizados, como lembretes.</text:span></text:p>
      <text:p text:style-name="P109"/>
      <text:h text:style-name="P123" text:outline-level="1"/>
      <text:h text:style-name="P124" text:outline-level="1">Tags para elementos interativos</text:h>
      <text:p text:style-name="P125"/>
      <text:p text:style-name="P109"><text:span text:style-name="T266">&lt;details&gt;</text:span><text:span text:style-name="T365"> é um conteiner de elementos dos quais o usuário pode escolher exibir ou ocultar. Qualquer tipo de conteúdo pode ser colocado dentro desta tag </text:span><text:span text:style-name="T366">porém, p</text:span><text:span text:style-name="T365">or padrão, o conteúdo dos detalhes </text:span><text:span text:style-name="T366">inicializa sem ser</text:span><text:span text:style-name="T365"> exibido (</text:span><text:span text:style-name="T367">display: </text:span><text:span text:style-name="T368">none</text:span><text:span text:style-name="T365">). Deve conter a tag </text:span><text:span text:style-name="T367">&lt;summary&gt;</text:span><text:span text:style-name="T365"> dentro dela. Possui um único atributo específico: </text:span><text:span text:style-name="T369">open</text:span><text:span text:style-name="T365"> que define se os detalhes devem ficar visíveis ao usuário. </text:span><text:span text:style-name="T370">Possui peso semântico e melhora o SEO e a acessibilidade pois os leitores de tela entenderão que o título possui um conteúdo detalhado que pode ser expandido ao usuário.</text:span></text:p>
      <text:p text:style-name="P109"><text:span text:style-name="T266">&lt;summary&gt; </text:span><text:span text:style-name="T370">usada somente para definir o título da tag </text:span><text:span text:style-name="T371">&lt;details&gt;</text:span></text:p>
      <text:p text:style-name="P126"/>
      <text:p text:style-name="P127"><text:span text:style-name="T266">&lt;dialog&gt;</text:span><text:span text:style-name="T370"> define uma caixa de diálogo, facilitando a criação de um modal </text:span><text:span text:style-name="T372">ou popover</text:span><text:span text:style-name="T370">. </text:span><text:span text:style-name="T365">Possui um único atributo específico: </text:span><text:span text:style-name="T369">open</text:span><text:span text:style-name="T365"> que </text:span><text:span text:style-name="T373">vem fechado por padrão. </text:span></text:p>
      <text:p text:style-name="P128"/>
      <text:p text:style-name="P129"><text:span text:style-name="T8">Modal</text:span>: janela que aparece sobre o conteúdo principal da página, <text:span text:style-name="T97">bloqueando</text:span> a interação com o restante da interface até que seja fechada. </text:p>
      <text:p text:style-name="P129"><text:span text:style-name="T8">Popover</text:span>: pequena janela que aparece sobre o conteúdo principal da página, para exibir informações adicionais ou ações contextuais relacionadas a um elemento específico, como dicas de ferramentas, menus de contexto, ou descrições detalhadas. <text:span text:style-name="T97">Não bloqueia</text:span> a interação com o conteúdo de fundo. </text:p>
      <text:p text:style-name="P128"/>
      <text:p text:style-name="P127"><text:span text:style-name="T374">Exemplo combinando com </text:span><text:span text:style-name="T375">os atributos</text:span><text:span text:style-name="T374"> </text:span><text:span text:style-name="T376">popoverAPI</text:span><text:span text:style-name="T374">:</text:span></text:p>
      <text:p text:style-name="P130"><text:span text:style-name="T377">&lt;</text:span><text:span text:style-name="T378">details</text:span><text:span text:style-name="T377">&gt;<text:tab/><text:tab/><text:tab/><text:tab/><text:tab/><text:tab/><text:tab/><text:tab/><text:tab/><text:tab/><text:tab/><text:tab/><text:tab/></text:span></text:p>
      <text:p text:style-name="P130"><text:span text:style-name="T379"><text:tab/></text:span><text:span text:style-name="T380">&lt;</text:span><text:span text:style-name="T381">button</text:span><text:span text:style-name="T379"> </text:span><text:span text:style-name="T382">popovertarget</text:span><text:span text:style-name="T379">=</text:span><text:span text:style-name="T383">"modal"</text:span><text:span text:style-name="T379"> </text:span><text:span text:style-name="T382">popovertargetaction</text:span><text:span text:style-name="T379">=</text:span><text:span text:style-name="T383">"toogle"</text:span><text:span text:style-name="T380">&gt;<text:tab/><text:tab/><text:tab/></text:span></text:p>
      <text:p text:style-name="P130"><text:span text:style-name="T380"><text:tab/><text:tab/></text:span><text:span text:style-name="T379">botão que abre o modal<text:tab/><text:tab/><text:tab/><text:tab/><text:tab/><text:tab/><text:tab/><text:tab/></text:span></text:p>
      <text:p text:style-name="P130"><text:span text:style-name="T379"><text:tab/></text:span><text:span text:style-name="T380">&lt;/</text:span><text:span text:style-name="T381">button</text:span><text:span text:style-name="T380">&gt;<text:tab/><text:tab/><text:tab/><text:tab/><text:tab/><text:tab/><text:tab/><text:tab/><text:tab/><text:tab/><text:tab/><text:tab/></text:span></text:p>
      <text:p text:style-name="P130"><text:span text:style-name="T380"><text:tab/>&lt;</text:span><text:span text:style-name="T381">summary</text:span><text:span text:style-name="T380">&gt;</text:span><text:span text:style-name="T379">label da summary</text:span><text:span text:style-name="T380">&lt;/</text:span><text:span text:style-name="T381">summary</text:span><text:span text:style-name="T380">&gt;<text:tab/><text:tab/><text:tab/><text:tab/><text:tab/><text:tab/><text:tab/></text:span></text:p>
      <text:p text:style-name="P131"><text:span text:style-name="T384">&lt;/</text:span><text:span text:style-name="T385">details</text:span><text:span text:style-name="T384">&gt;<text:tab/><text:tab/><text:tab/><text:tab/><text:tab/><text:tab/><text:tab/><text:tab/><text:tab/><text:tab/><text:tab/><text:tab/><text:tab/></text:span></text:p>
      <text:p text:style-name="P132">    <text:tab/><text:tab/><text:tab/><text:tab/><text:tab/><text:tab/><text:tab/><text:tab/><text:tab/><text:tab/><text:tab/><text:tab/><text:tab/><text:tab/></text:p>
      <text:p text:style-name="P133"><text:span text:style-name="T386">&lt;</text:span><text:span text:style-name="T387">dialog</text:span><text:span text:style-name="T388"> </text:span><text:span text:style-name="T389">id</text:span><text:span text:style-name="T388">=</text:span><text:span text:style-name="T390">"modal"</text:span><text:span text:style-name="T388"> </text:span><text:span text:style-name="T389">popover</text:span><text:span text:style-name="T388">=</text:span><text:span text:style-name="T390">"manual"</text:span><text:span text:style-name="T387">&gt;</text:span><text:span text:style-name="T390"><text:tab/><text:tab/><text:tab/><text:tab/><text:tab/><text:tab/><text:tab/><text:tab/></text:span></text:p>
      <text:p text:style-name="P134"><text:span text:style-name="T390"><text:tab/></text:span><text:span text:style-name="T386">&lt;</text:span><text:span text:style-name="T387">button</text:span><text:span text:style-name="T388"> </text:span><text:span text:style-name="T389">popovertarget</text:span><text:span text:style-name="T388">=</text:span><text:span text:style-name="T390">"modal"</text:span><text:span text:style-name="T388"> </text:span><text:span text:style-name="T389">popovertargetaction</text:span><text:span text:style-name="T388">=</text:span><text:span text:style-name="T390">"hide"</text:span><text:span text:style-name="T386">&gt;<text:tab/><text:tab/><text:tab/></text:span></text:p>
      <text:p text:style-name="P134"><text:span text:style-name="T386"><text:tab/><text:tab/></text:span><text:span text:style-name="T388">botão que fecha modal<text:tab/><text:tab/><text:tab/><text:tab/><text:tab/><text:tab/><text:tab/><text:tab/><text:tab/></text:span></text:p>
      <text:p text:style-name="P134"><text:span text:style-name="T386"><text:tab/>&lt;/</text:span><text:span text:style-name="T387">button&gt;<text:tab/><text:tab/><text:tab/><text:tab/><text:tab/><text:tab/><text:tab/><text:tab/><text:tab/><text:tab/><text:tab/><text:tab/></text:span></text:p>
      <text:p text:style-name="P134"><text:span text:style-name="T387"><text:tab/></text:span><text:span text:style-name="T386">&lt;</text:span><text:span text:style-name="T387">p&gt;</text:span><text:span text:style-name="T391">Lorem i</text:span><text:span text:style-name="T388">psum dolor, sit amet consectetur adipisicing elit!</text:span><text:span text:style-name="T386">&lt;/</text:span><text:span text:style-name="T387">p</text:span><text:span text:style-name="T386">&gt;<text:tab/><text:tab/></text:span></text:p>
      <text:p text:style-name="P133"><text:span text:style-name="T386">&lt;/</text:span><text:span text:style-name="T387">dialog</text:span><text:span text:style-name="T386">&gt;<text:tab/><text:tab/><text:tab/><text:tab/><text:tab/><text:tab/><text:tab/><text:tab/><text:tab/><text:tab/><text:tab/><text:tab/><text:tab/></text:span></text:p>
      <text:p text:style-name="P135"/>
      <text:p text:style-name="P136">Nesse exemplo, o atributo <text:span text:style-name="T166">popover</text:span> designa o elemento &lt;dialog&gt; como um elemento_popover.</text:p>
      <text:p text:style-name="P137">Essa API suporta 3 métodos:</text:p>
      <text:list text:style-name="L6">
        <text:list-item>
          <text:p text:style-name="P138"><text:span text:style-name="T392">hidePopover()</text:span> </text:p>
        </text:list-item>
        <text:list-item>
          <text:p text:style-name="P138"><text:span text:style-name="T392">showPopover()</text:span> </text:p>
        </text:list-item>
        <text:list-item>
          <text:p text:style-name="P138"><text:span text:style-name="T392">togglePopover()</text:span> </text:p>
        </text:list-item>
      </text:list>
      <text:p text:style-name="P139">Exemplo usando dialog para apresentar SVG <text:span text:style-name="T393">loading</text:span>:</text:p>
      <text:p text:style-name="P140"><text:span text:style-name="T394">&lt;</text:span><text:span text:style-name="T395">dialog</text:span><text:span text:style-name="T396"> </text:span><text:span text:style-name="T397">id</text:span><text:span text:style-name="T396">=</text:span><text:span text:style-name="T398">"loading"</text:span><text:span text:style-name="T394">&gt;<text:tab/><text:tab/><text:tab/><text:tab/><text:tab/><text:tab/></text:span></text:p>
      <text:p text:style-name="P141"><text:span text:style-name="T384"><text:tab/>&lt;</text:span><text:span text:style-name="T385">svg</text:span><text:span text:style-name="T384">&gt;<text:tab/><text:tab/><text:tab/><text:tab/><text:tab/><text:tab/><text:tab/><text:tab/></text:span></text:p>
      <text:p text:style-name="P141"><text:span text:style-name="T384"><text:tab/>&lt;/</text:span><text:span text:style-name="T385">svg</text:span><text:span text:style-name="T384">&gt;<text:tab/><text:tab/><text:tab/><text:tab/><text:tab/><text:tab/><text:tab/><text:tab/></text:span></text:p>
      <text:p text:style-name="P142"><text:span text:style-name="T394">&lt;/</text:span><text:span text:style-name="T395">dialog</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tyle</text:span><text:span text:style-name="T384">&gt;<text:tab/><text:tab/><text:tab/><text:tab/><text:tab/><text:tab/><text:tab/><text:tab/></text:span></text:p>
      <text:p text:style-name="P145"><text:span text:style-name="T399"><text:tab/>dialog#loading</text:span><text:span text:style-name="T400"> {<text:tab/><text:tab/><text:tab/><text:tab/><text:tab/><text:tab/></text:span></text:p>
      <text:p text:style-name="P145"><text:span text:style-name="T401"><text:tab/><text:tab/>width</text:span><text:span text:style-name="T400">: </text:span><text:span text:style-name="T402">30vh</text:span><text:span text:style-name="T400">;<text:tab/><text:tab/><text:tab/><text:tab/><text:tab/><text:tab/></text:span></text:p>
      <text:p text:style-name="P145"><text:span text:style-name="T401"><text:tab/><text:tab/>height</text:span><text:span text:style-name="T400">: </text:span><text:span text:style-name="T402">30vh</text:span><text:span text:style-name="T400">;<text:tab/><text:tab/><text:tab/><text:tab/><text:tab/></text:span></text:p>
      <text:p text:style-name="P145"><text:span text:style-name="T401"><text:tab/><text:tab/>border</text:span><text:span text:style-name="T400">: </text:span><text:span text:style-name="T403">none</text:span><text:span text:style-name="T400">;<text:tab/><text:tab/><text:tab/><text:tab/><text:tab/></text:span></text:p>
      <text:p text:style-name="P145"><text:span text:style-name="T401"><text:tab/><text:tab/>background</text:span><text:span text:style-name="T400">: </text:span><text:span text:style-name="T403">transparent</text:span><text:span text:style-name="T400">;<text:tab/><text:tab/><text:tab/><text:tab/></text:span></text:p>
      <text:p text:style-name="P145"><text:span text:style-name="T401"><text:tab/><text:tab/>overflow</text:span><text:span text:style-name="T400">: </text:span><text:span text:style-name="T403">hidden</text:span><text:span text:style-name="T400">;<text:tab/><text:tab/><text:tab/><text:tab/><text:tab/></text:span></text:p>
      <text:p text:style-name="P145"><text:span text:style-name="T401"><text:tab/><text:tab/>outline</text:span><text:span text:style-name="T400">: </text:span><text:span text:style-name="T403">none</text:span><text:span text:style-name="T400">;<text:tab/><text:tab/><text:tab/><text:tab/><text:tab/></text:span></text:p>
      <text:p text:style-name="P146"><text:tab/>}<text:tab/><text:tab/><text:tab/><text:tab/><text:tab/><text:tab/><text:tab/><text:tab/></text:p>
      <text:p text:style-name="P146"><text:span text:style-name="T399"><text:tab/>dialog#loading::backdrop</text:span> {<text:tab/><text:tab/><text:tab/><text:tab/></text:p>
      <text:p text:style-name="P145"><text:span text:style-name="T401"><text:tab/><text:tab/>background</text:span><text:span text:style-name="T400">: </text:span><text:span text:style-name="T403">#020202</text:span><text:span text:style-name="T400">;<text:tab/><text:tab/><text:tab/><text:tab/></text:span></text:p>
      <text:p text:style-name="P145"><text:span text:style-name="T401"><text:tab/><text:tab/>opacity</text:span><text:span text:style-name="T400">: </text:span><text:span text:style-name="T402">0.4</text:span><text:span text:style-name="T400">;<text:tab/><text:tab/><text:tab/><text:tab/><text:tab/></text:span></text:p>
      <text:p text:style-name="P146"><text:tab/>}<text:tab/><text:tab/><text:tab/><text:tab/><text:tab/><text:tab/><text:tab/><text:tab/></text:p>
      <text:p text:style-name="P146"><text:span text:style-name="T399"><text:tab/>svg</text:span> {<text:tab/><text:tab/><text:tab/><text:tab/><text:tab/><text:tab/><text:tab/><text:tab/></text:p>
      <text:p text:style-name="P145"><text:span text:style-name="T401"><text:tab/><text:tab/>width</text:span><text:span text:style-name="T400">: </text:span><text:span text:style-name="T402">100px</text:span><text:span text:style-name="T400">;<text:tab/><text:tab/><text:tab/><text:tab/><text:tab/></text:span></text:p>
      <text:p text:style-name="P145"><text:span text:style-name="T401"><text:tab/><text:tab/>height</text:span><text:span text:style-name="T400">: </text:span><text:span text:style-name="T402">100px</text:span><text:span text:style-name="T400">;<text:tab/><text:tab/><text:tab/><text:tab/><text:tab/></text:span></text:p>
      <text:p text:style-name="P145"><text:span text:style-name="T401"><text:tab/><text:tab/>margin</text:span><text:span text:style-name="T400">: </text:span><text:span text:style-name="T402">20px</text:span><text:span text:style-name="T400">;<text:tab/><text:tab/><text:tab/><text:tab/><text:tab/></text:span></text:p>
      <text:p text:style-name="P145"><text:span text:style-name="T401"><text:tab/><text:tab/>display</text:span><text:span text:style-name="T400">:</text:span><text:span text:style-name="T403">inline-block</text:span><text:span text:style-name="T400">;<text:tab/><text:tab/><text:tab/><text:tab/></text:span></text:p>
      <text:p text:style-name="P147"><text:tab/>}<text:tab/><text:tab/><text:tab/><text:tab/><text:tab/><text:tab/><text:tab/><text:tab/></text:p>
      <text:p text:style-name="P142"><text:span text:style-name="T394">&lt;/</text:span><text:span text:style-name="T395">style</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cript</text:span><text:span text:style-name="T384">&gt;<text:tab/><text:tab/><text:tab/><text:tab/><text:tab/><text:tab/><text:tab/><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showModal</text:span><text:span text:style-name="T400">();<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close</text:span><text:span text:style-name="T400">();<text:tab/></text:span></text:p>
      <text:p text:style-name="P145"><text:span text:style-name="T384">&lt;/</text:span><text:span text:style-name="T385">script</text:span><text:span text:style-name="T384">&gt;<text:tab/><text:tab/><text:tab/><text:tab/><text:tab/><text:tab/><text:tab/><text:tab/></text:span></text:p>
      <text:p text:style-name="P148"/>
      <text:p text:style-name="P125"/>
      <text:p text:style-name="P149">Imagens</text:p>
      <text:p text:style-name="P150"/>
      <text:p text:style-name="P151">Não é porque o conteúdo está na internet que o seu uso é livre!</text:p>
      <text:p text:style-name="P151"><text:span text:style-name="T14">Um</text:span> conteúdo publicado na web é <text:span text:style-name="T97">diferente</text:span> de domínio público.</text:p>
      <text:p text:style-name="P152">Não podemos usar nenhuma mídia sem a prévia autorização do seu criador, <text:span text:style-name="T14">então tenha cuidado </text:span>a<text:span text:style-name="T405">o</text:span> criar profissionalmente sites para empresas usando imagens e conteúdos que você não <text:span text:style-name="T406">tem autorização.</text:span></text:p>
      <text:p text:style-name="P153">Dica: no buscador do Google, configure a pesquisa para <text:span text:style-name="T8">Creative Commons</text:span> <text:span text:style-name="T407">para ter acesso a imagens grátis</text:span><text:span text:style-name="T8">.</text:span></text:p>
      <text:p text:style-name="P154"/>
      <text:p text:style-name="P155">Banco de <text:span text:style-name="T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Pexels</text:span></text:a></text:p>
      <text:p text:style-name="P156">Site para download de <text:span text:style-name="T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materials </text:span><text:span text:style-name="T408">icons</text:span></text:a> (by google), <text:a xlink:type="simple" xlink:href="https://fontawesome.com/" text:style-name="Internet_20_link" text:visited-style-name="Visited_20_Internet_20_Link"><text:span text:style-name="T409">fontawesome</text:span></text:a><text:span text:style-name="T410">. </text:span><text:span text:style-name="T409">As tags </text:span><text:span text:style-name="T411">&lt;i&gt;</text:span><text:span text:style-name="T409"> e </text:span><text:span text:style-name="T411">&lt;span&gt;</text:span><text:span text:style-name="T409"> são amplamente usadas para adicionar ícones.</text:span></text:p>
      <text:p text:style-name="P156"/>
      <text:p text:style-name="P152"><text:span text:style-name="T8">JPEG</text:span> <text:span text:style-name="T412">é um </text:span>algoritmo de compactação usado para gerar imagens fotográficas com um <text:span text:style-name="T97">tamanho</text:span> extremamente <text:span text:style-name="T97">reduzido</text:span>.</text:p>
      <text:p text:style-name="P151">A principal característica do <text:span text:style-name="T8">PNG</text:span><text:span text:style-name="T413"> <text:s/></text:span><text:span text:style-name="T412">(</text:span>e que o diferencia do JPEG<text:span text:style-name="T412">) </text:span>é a capacidade de configurar a <text:span text:style-name="T97">opacidade</text:span> de cada pixel, deix<text:span text:style-name="T412">ando-</text:span><text:span text:style-name="T407">o</text:span> <text:span text:style-name="T97">transparente</text:span>.</text:p>
      <text:p text:style-name="P151">De forma resumida, na hora de escolher o formato de imagem para <text:span text:style-name="T414">um </text:span>site, opte sempre pelo formato JPEG com uma <text:span text:style-name="T97">compactação</text:span> entre 30% e 50%. O formato PNG só deverá ser usado quando precisarmos de <text:span text:style-name="T415">transparência</text:span> na foto. </text:p>
      <text:p text:style-name="P151"/>
      <text:p text:style-name="P153">Tamanho é dinheiro: quanto maior o <text:span text:style-name="T416">tráfego</text:span> de dados, maior<text:span text:style-name="T416">es serão as despesas.</text:span></text:p>
      <text:p text:style-name="P153"/>
      <text:p text:style-name="P153">Formatos como WebP e AVIF são recomendados porque apresentam desempenho muito melhor que PNG, JPEG, GIF para imagens estáticas e animadas.</text:p>
      <text:p text:style-name="P153"/>
      <text:p text:style-name="P157"><text:span text:style-name="T417">Nada de ficar salvando arquivos gigantes e diminuindo o tamanho da imagem com códigos, </text:span><text:span text:style-name="T418">u</text:span><text:span text:style-name="T417">ma imagem 1920x1080 de 3MB não vai ficar mais leve se você mudar a largura dela </text:span><text:span text:style-name="T419">com</text:span><text:span text:style-name="T417"> CSS. </text:span></text:p>
      <text:p text:style-name="P153"/>
      <text:p text:style-name="P157"><text:span text:style-name="T417">Os mecanismos de busca, como o Google, </text:span><text:span text:style-name="T420">penalizam</text:span><text:span text:style-name="T417"> </text:span><text:span text:style-name="T421">sites lentos e pesados</text:span><text:span text:style-name="T417">, retirando-os da primeira página de buscas. </text:span></text:p>
      <text:p text:style-name="P153"/>
      <text:p text:style-name="P158"><text:span text:style-name="T422">S</text:span><text:span text:style-name="T423">EO - </text:span><text:span text:style-name="T417">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59"/>
      <text:p text:style-name="P160"><text:soft-page-break/><text:span text:style-name="T424">&lt;</text:span><text:span text:style-name="T425">img </text:span><text:span text:style-name="T426">src</text:span><text:span text:style-name="T427">=</text:span><text:span text:style-name="T425">”</text:span><text:span text:style-name="T428">ipsumlorem.</text:span><text:span text:style-name="T429">png</text:span><text:span text:style-name="T425">” </text:span><text:span text:style-name="T426">alt</text:span><text:span text:style-name="T427">=</text:span><text:span text:style-name="T425">”</text:span><text:span text:style-name="T429">explicação da imagem</text:span><text:span text:style-name="T425">” </text:span><text:span text:style-name="T430">width</text:span><text:span text:style-name="T431">”</text:span><text:span text:style-name="T429">300</text:span><text:span text:style-name="T431">” </text:span><text:span text:style-name="T430">height</text:span><text:span text:style-name="T431">=”</text:span><text:span text:style-name="T429">200</text:span><text:span text:style-name="T431">” </text:span><text:span text:style-name="T430">title</text:span><text:span text:style-name="T431">=”</text:span><text:span text:style-name="T429">t</text:span><text:span text:style-name="T432">í</text:span><text:span text:style-name="T429">tulo da imagem</text:span><text:span text:style-name="T431">” </text:span><text:span text:style-name="T430">loading</text:span><text:span text:style-name="T431">=”</text:span><text:span text:style-name="T428">lazy</text:span><text:span text:style-name="T431">” </text:span><text:span text:style-name="T430">decoding</text:span><text:span text:style-name="T431">=”</text:span><text:span text:style-name="T428">async</text:span><text:span text:style-name="T431">”</text:span><text:span text:style-name="T425">&gt;</text:span><text:span text:style-name="T433"> </text:span><text:span text:style-name="T434">tag</text:span><text:span text:style-name="T100"> </text:span><text:span text:style-name="T435">para </text:span><text:span text:style-name="T436">inser</text:span><text:span text:style-name="T435">ir</text:span><text:span text:style-name="T436"> </text:span><text:span text:style-name="T437">uma </text:span><text:span text:style-name="T436">imagem</text:span></text:p>
      <text:p text:style-name="P161"/>
      <text:p text:style-name="P162"><text:span text:style-name="T438">Sempre inclua o atributo </text:span><text:span text:style-name="Source_20_Text"><text:span text:style-name="T439">alt</text:span></text:span><text:span text:style-name="T438">. Ele </text:span><text:span text:style-name="T440">é </text:span><text:span text:style-name="T438">o </text:span><text:span text:style-name="T441">texto alternativo</text:span><text:span text:style-name="T438"> </text:span><text:span text:style-name="T440">que </text:span><text:span text:style-name="T442">explica </text:span><text:span text:style-name="T443">o</text:span><text:span text:style-name="T442"> </text:span><text:span text:style-name="T444">conteúdo da imagem</text:span><text:span text:style-name="T442">, </text:span><text:span text:style-name="T444">esse atributo</text:span><text:span text:style-name="T442"> </text:span><text:span text:style-name="T438">é </text:span><text:span text:style-name="T443">muito</text:span><text:span text:style-name="T438"> importante </text:span><text:span text:style-name="T444">pois seu texto é exibido caso a imagem não carregue. Ele </text:span><text:span text:style-name="T445">ajuda </text:span><text:span text:style-name="T446">n</text:span><text:span text:style-name="T444">a</text:span><text:span text:style-name="T446"> SEO, ou seja, </text:span><text:span text:style-name="T445">na </text:span><text:span text:style-name="T102">indexação</text:span><text:span text:style-name="T445"> do seu site em mecanismos de busca </text:span><text:span text:style-name="T447">(auxilia o Google a saber o que tem dentro da sua foto </text:span><text:span text:style-name="T448">para</text:span><text:span text:style-name="T447"> exibi-la nos resultados do </text:span><text:span text:style-name="T449">Google Imagens</text:span><text:span text:style-name="T447">). </text:span><text:span text:style-name="T444">Também </text:span><text:span text:style-name="T450">proporciona</text:span><text:span text:style-name="T438"> </text:span><text:span text:style-name="T451">acessibilidade </text:span><text:span text:style-name="T452">e </text:span><text:span text:style-name="T451">inclusão</text:span><text:span text:style-name="T438"> social </text:span><text:span text:style-name="T444">pois, caso o usuário esteja usando um leitor de tela, o texto alternativo será lido para ele.</text:span></text:p>
      <text:p text:style-name="P163"/>
      <text:p text:style-name="Standard"><text:span text:style-name="T453">Especifique as dimensões da imagem usando os atributos </text:span><text:span text:style-name="Source_20_Text"><text:span text:style-name="T454">width</text:span></text:span><text:span text:style-name="T453"> e </text:span><text:span text:style-name="Source_20_Text"><text:span text:style-name="T454">height</text:span></text:span><text:span text:style-name="T453"> quando possível. Isso ajuda o navegador a reservar espaço para a imagem antes que ela seja totalmente carregada, melhorando o layout da página.</text:span></text:p>
      <text:p text:style-name="P164"/>
      <text:p text:style-name="P165"><text:span text:style-name="T453">O atributo </text:span><text:span text:style-name="Source_20_Text"><text:span text:style-name="T454">loading</text:span></text:span><text:span text:style-name="T453"> especifica quando a imagem deve ser carregada. Os valores possíveis são "</text:span><text:span text:style-name="T455">eager</text:span><text:span text:style-name="T453">" (padrão) para carregar imediatamente, "</text:span><text:span text:style-name="T455">lazy</text:span><text:span text:style-name="T453">" para carregar quando a imagem estiver prestes a entrar no campo de visão, e "</text:span><text:span text:style-name="T455">auto</text:span><text:span text:style-name="T453">" para deixar o navegador decidir.</text:span></text:p>
      <text:p text:style-name="P166"/>
      <text:p text:style-name="P165"><text:span text:style-name="T453">O atributo </text:span><text:span text:style-name="Source_20_Text"><text:span text:style-name="T454">decoding</text:span></text:span><text:span text:style-name="T453"> especifica como o navegador deve lidar com a decodificação da imagem. Os valores possíveis são </text:span><text:span text:style-name="Source_20_Text"><text:span text:style-name="T455">async</text:span></text:span><text:span text:style-name="T453"> (padrão, decodificação assíncrona), </text:span><text:span text:style-name="Source_20_Text"><text:span text:style-name="T455">sync</text:span></text:span><text:span text:style-name="T453"> (decodificação síncrona) e </text:span><text:span text:style-name="Source_20_Text"><text:span text:style-name="T455">auto</text:span></text:span><text:span text:style-name="T453"> (navegador decide).</text:span></text:p>
      <text:p text:style-name="P167"/>
      <text:p text:style-name="P168"><text:span text:style-name="T434">Também </text:span><text:span text:style-name="T456">podemos copiar</text:span><text:span text:style-name="T434"> a URL para referenciar uma imagem dentro de outro servidor. Para</text:span><text:span text:style-name="T436"> obter a URL completa de qualquer imagem </text:span><text:span text:style-name="T457">visualizada em um navegador,</text:span><text:span text:style-name="T436"> clique </text:span><text:span text:style-name="T457">nela </text:span><text:span text:style-name="T436">com o botão direito do mouse e escolha a opção “</text:span><text:span text:style-name="T458">c</text:span><text:span text:style-name="T436">opiar endereço da imagem”.</text:span></text:p>
      <text:p text:style-name="P169"/>
      <text:p text:style-name="P170"><text:span text:style-name="T459">Um </text:span><text:span text:style-name="T460">atalho</text:span><text:span text:style-name="T459"> </text:span><text:span text:style-name="T461">no VSCode </text:span><text:span text:style-name="T459">para inserir arquivo</text:span><text:span text:style-name="T462">s</text:span><text:span text:style-name="T459">: tecla </text:span><text:span text:style-name="T463">CONTROL + ESPAÇO</text:span></text:p>
      <text:p text:style-name="P166">Dê nomes significativos aos arquivos de imagem. Isso não apenas ajuda na organização, mas também pode contribuir para a otimização d<text:span text:style-name="T464">a</text:span> SEO.</text:p>
      <text:p text:style-name="P171"/>
      <text:p text:style-name="P172">Dentre as principais ferramentas para análise de performance do site, estão:</text:p>
      <text:list text:style-name="L7">
        <text:list-item>
          <text:p text:style-name="P173"><text:a xlink:type="simple" xlink:href="https://pagespeed.web.dev/" text:style-name="Internet_20_link" text:visited-style-name="Visited_20_Internet_20_Link">PageSpeed</text:a></text:p>
        </text:list-item>
        <text:list-item>
          <text:p text:style-name="P173">Devtools → LightHouse e Performance Insights</text:p>
        </text:list-item>
      </text:list>
      <text:p text:style-name="P174"/>
      <text:p text:style-name="P175"><text:span text:style-name="T465">Favicon</text:span><text:span text:style-name="T259"> é o </text:span><text:span text:style-name="T466">logotipo</text:span><text:span text:style-name="T259"> que fica ao lado esquerdo do título de uma aba no navegador, ele é um elemento de </text:span><text:span text:style-name="T467">branding</text:span><text:span text:style-name="T259"> e design para um site. </text:span><text:span text:style-name="T468">Dicas:</text:span></text:p>
      <text:list text:style-name="L8">
        <text:list-item>
          <text:p text:style-name="P176"><text:soft-page-break/><text:span text:style-name="T469">É aconselhável que seu formato seja do tipo </text:span><text:span text:style-name="T470">ICO</text:span><text:span text:style-name="T469"> pois, embora o formato </text:span><text:span text:style-name="T470">SVG</text:span><text:span text:style-name="T469"> seja </text:span><text:span text:style-name="T259">a melhor das opções, </text:span><text:span text:style-name="T469">infelizmente nem todo navegador é compatível com esse formato e acaba causando algumas inconsistências na exibição em outras plataformas. </text:span></text:p>
        </text:list-item>
      </text:list>
      <text:list text:style-name="L9">
        <text:list-item>
          <text:p text:style-name="P177"><text:span text:style-name="T438">Se quiser </text:span><text:span text:style-name="T441">baixar alguns ícones prontos</text:span><text:span text:style-name="T438">, recomendo o site </text:span><text:a xlink:type="simple" xlink:href="https://iconarchive.com/" text:style-name="Internet_20_link" text:visited-style-name="Visited_20_Internet_20_Link"><text:span text:style-name="T26">IconArchive</text:span></text:a><text:span text:style-name="T438">. </text:span></text:p>
        </text:list-item>
        <text:list-item>
          <text:p text:style-name="P177"><text:span text:style-name="T438">Se você tiver o dom e muita paciência, pode </text:span><text:span text:style-name="T441">desenhar seu favicon</text:span><text:span text:style-name="T438"> no site </text:span><text:a xlink:type="simple" xlink:href="https://www.favicon.cc/" text:style-name="Internet_20_link" text:visited-style-name="Visited_20_Internet_20_Link"><text:span text:style-name="T471">favicon.cc</text:span></text:a></text:p>
        </text:list-item>
        <text:list-item>
          <text:p text:style-name="P177"><text:span text:style-name="T472">Agora, s</text:span><text:span text:style-name="T438">e seu objetivo é criar um </text:span><text:span text:style-name="T441">ícone personalizado</text:span><text:span text:style-name="T438"> para seu site baseado em imagens que você já tem, </text:span><text:span text:style-name="T473">utilize</text:span><text:span text:style-name="T438"> o site </text:span><text:a xlink:type="simple" xlink:href="https://favicon.io/" text:style-name="Internet_20_link" text:visited-style-name="Visited_20_Internet_20_Link"><text:span text:style-name="T26">favicon.io</text:span></text:a><text:span text:style-name="T474"> </text:span></text:p>
        </text:list-item>
      </text:list>
      <text:p text:style-name="P178"/>
      <text:p text:style-name="P179"><text:span text:style-name="T475">&lt;link rel=</text:span><text:span text:style-name="T476">"</text:span><text:span text:style-name="T477">shortcut icon</text:span><text:span text:style-name="T476">" href="</text:span><text:span text:style-name="T478">favicon.ico</text:span><text:span text:style-name="T476">" type="</text:span><text:span text:style-name="T477">image/x-icon</text:span><text:span text:style-name="T476">"&gt;</text:span><text:span text:style-name="T479"> </text:span><text:span text:style-name="T480">tag para importar um favicon.<text:line-break/>Para isso, </text:span><text:span text:style-name="T481">digit</text:span><text:span text:style-name="T480">e</text:span><text:span text:style-name="T481"> </text:span><text:span text:style-name="T482">link</text:span><text:span text:style-name="T481"> dentro da &lt;head&gt; e escolha a opção “</text:span><text:span text:style-name="T483">link:favicon</text:span><text:span text:style-name="T484">”, </text:span><text:span text:style-name="T480">assim </text:span><text:span text:style-name="T484">o editor VSCode criará automaticamente a tag. No parâmetro “</text:span><text:span text:style-name="T483">href</text:span><text:span text:style-name="T484">”: digite </text:span><text:span text:style-name="T485">CONTROL</text:span><text:span text:style-name="T486"> </text:span><text:span text:style-name="T484">+</text:span><text:span text:style-name="T486"> </text:span><text:span text:style-name="T485">ESPAÇO</text:span><text:span text:style-name="T484"> e escolha o favicon (que deve estar dentro d</text:span><text:span text:style-name="T487">a</text:span><text:span text:style-name="T484"> root </text:span><text:span text:style-name="T487">(</text:span><text:span text:style-name="T484">pasta principal </text:span><text:span text:style-name="T488">do projeto</text:span><text:span text:style-name="T484">).</text:span></text:p>
      <text:p text:style-name="P180"/>
      <text:p text:style-name="P181"><text:span text:style-name="Strong_20_Emphasis"><text:span text:style-name="T489">&lt;svg</text:span></text:span><text:span text:style-name="Strong_20_Emphasis"><text:span text:style-name="T490">&gt;</text:span></text:span><text:span text:style-name="T491"> (Scalable Vector Graphics) é um formato de imagem vetorial baseado em XML, utilizado para descrever gráficos bidimensionais. </text:span><text:span text:style-name="T492">Suas formas podem ser definidas</text:span><text:span text:style-name="T491"> com a tag </text:span><text:span text:style-name="Source_20_Text"><text:span text:style-name="T493">&lt;svg&gt;</text:span></text:span><text:span text:style-name="T491">, que contém um caminho vetorial </text:span><text:span text:style-name="T492">(</text:span><text:span text:style-name="Source_20_Text"><text:span text:style-name="T494">path</text:span></text:span><text:span text:style-name="Source_20_Text"><text:span text:style-name="T495">)</text:span></text:span><text:span text:style-name="T491"> específico. <text:line-break/></text:span><text:span text:style-name="T492">O atributo </text:span><text:span text:style-name="Strong_20_Emphasis"><text:span text:style-name="T496">d</text:span></text:span><text:span text:style-name="T492"> contém as instruções para desenhar o caminho, criando linhas e curvas com base nas coordenadas definidas.<text:line-break/>Dica: O GIMP permite criar e exportar imagens vetoriais.</text:span></text:p>
      <text:p text:style-name="P181"><text:span text:style-name="T491"/></text:p>
      <text:p text:style-name="P182"><text:span text:style-name="T491">A propriedade CSS </text:span><text:span text:style-name="T490">clip-path</text:span><text:span text:style-name="T491"> cria uma região de </text:span><text:span text:style-name="T497">recorte</text:span><text:span text:style-name="T498">, pe</text:span><text:span text:style-name="T491">rmitindo que você defina uma área visível e esconda partes indesejadas do elemento fora dessa área. Isso cria formas visuais personalizadas, indo além dos contornos tradicionais de blocos retangulares ou circulares.</text:span></text:p>
      <text:p text:style-name="P183"/>
      <text:p text:style-name="P184"><text:span text:style-name="T491">A propriedade </text:span><text:span text:style-name="Source_20_Text"><text:span text:style-name="T490">filter</text:span></text:span><text:span text:style-name="Source_20_Text"><text:span text:style-name="T493"> é geralmente</text:span></text:span><text:span text:style-name="T491"> aplicada em imagens mas pode ser usada em </text:span><text:span text:style-name="Emphasis"><text:span text:style-name="T491">qualquer</text:span></text:span><text:span text:style-name="T491"> elemento. </text:span><text:span text:style-name="T499">Seus valores são funções que requerem um parâmetro.</text:span></text:p>
      <text:p text:style-name="P185"><text:span text:style-name="T500">img</text:span><text:span text:style-name="T501"> {<text:tab/><text:tab/><text:tab/><text:tab/><text:tab/></text:span></text:p>
      <text:p text:style-name="P185"><text:span text:style-name="T501"><text:s text:c="4"/></text:span><text:span text:style-name="T502">filter</text:span><text:span text:style-name="T501">: </text:span><text:span text:style-name="T503">opacity</text:span><text:span text:style-name="T501">(</text:span><text:span text:style-name="T504">0.5</text:span><text:span text:style-name="T501">) </text:span><text:span text:style-name="T503">blur</text:span><text:span text:style-name="T501">(</text:span><text:span text:style-name="T504">2px</text:span><text:span text:style-name="T501">);<text:tab/></text:span></text:p>
      <text:p text:style-name="P185"><text:span text:style-name="T501">}<text:tab/><text:tab/><text:tab/><text:tab/><text:tab/></text:span></text:p>
      <text:p text:style-name="P182"><text:span text:style-name="T499"/></text:p>
      <text:p text:style-name="P186">Mapas de imagens</text:p>
      <text:p text:style-name="P187"/>
      <text:p text:style-name="P188"><text:span text:style-name="T505">&lt;map&gt;</text:span> é usada com a tag <text:span text:style-name="T505">&lt;area&gt;</text:span> para definir um mapa de imagem (a área clicável do link). Existem 3 tipos de área: retângulo (<text:span text:style-name="T506">rect</text:span>), círculo(<text:span text:style-name="T506">circle</text:span>) e polígono(<text:span text:style-name="T506">poly</text:span>).<text:line-break/>Dentro de um mapa, existem áreas. Dentro de cada área é preciso informar os <text:span text:style-name="T507">4</text:span> seguintes atributos:</text:p>
      <text:list text:style-name="L10">
        <text:list-item>
          <text:p text:style-name="P189"><text:span text:style-name="T508">shape</text:span> <text:span text:style-name="T509">(rect, circle ou poly</text:span>)</text:p>
        </text:list-item>
        <text:list-item>
          <text:p text:style-name="P189"><text:span text:style-name="T508">coords</text:span> desse shape <text:span text:style-name="T510">em x,y</text:span> <text:span text:style-name="T509">(</text:span>a ordem respectiva das coordenadas <text:span text:style-name="T510">caso o shape seja um </text:span><text:span text:style-name="T511">retângulo</text:span><text:span text:style-name="T510"> são</text:span>: <text:span text:style-name="T512">canto superior esquerdo → canto inferior direito; caso o shape seja um </text:span><text:span text:style-name="T513">círculo</text:span><text:span text:style-name="T512"> são: o centro da circunferência e o tamanho do raio (em pixels). </text:span><text:span text:style-name="T514">Dica: e</text:span><text:span text:style-name="T512">ssas coordenadas podem ser encontradas através de um editor de imagens, como o Paint</text:span></text:p>
        </text:list-item>
        <text:list-item>
          <text:p text:style-name="P189"><text:span text:style-name="T515">href</text:span> <text:span text:style-name="T516">é o endereço do arquivo que será aberto. </text:span><text:span text:style-name="T514">Dica:</text:span><text:span text:style-name="T516"> se precisar abrir em uma posição específica desse arquivo, separe-o em </text:span><text:span text:style-name="T517">articles</text:span><text:span text:style-name="T516"> identificados por </text:span><text:span text:style-name="T518">#id</text:span><text:span text:style-name="T516"> e depois use uma</text:span> <text:span text:style-name="T519"># + id</text:span><text:span text:style-name="T514"> </text:span><text:span text:style-name="T509">após o endereço do </text:span><text:span text:style-name="T520">href</text:span><text:span text:style-name="T509"> </text:span>para abri-<text:span text:style-name="T521">lo</text:span> diretamente posicionado no artigo<text:span text:style-name="T512"> escolhido, identificado</text:span> através do <text:span text:style-name="T522">id</text:span></text:p>
        </text:list-item>
        <text:list-item>
          <text:p text:style-name="P189"><text:span text:style-name="T508">target</text:span><text:span text:style-name="T8"> </text:span><text:span text:style-name="T523">i</text:span>ndica onde <text:span text:style-name="T523">exibir o arquivo</text:span>, geralmente em um <text:span text:style-name="T524">iframe</text:span>.</text:p>
        </text:list-item>
      </text:list>
      <text:p text:style-name="P190"/>
      <text:p text:style-name="P191"><text:span text:style-name="T525">P</text:span><text:span text:style-name="T526">a</text:span><text:span text:style-name="T525">sso a passo para criar um mapa</text:span><text:span text:style-name="T526"> de imagens:</text:span></text:p>
      <text:list text:style-name="L11">
        <text:list-item>
          <text:p text:style-name="P192"><text:span text:style-name="T525">L</text:span><text:span text:style-name="T526">ink a imagem ao mapa através do parâmetro </text:span><text:span text:style-name="T527">usemap</text:span><text:span text:style-name="T526">.</text:span></text:p>
        </text:list-item>
        <text:list-item>
          <text:p text:style-name="P192"><text:span text:style-name="T525">U</text:span><text:span text:style-name="T526">se a tag &lt;map&gt;.</text:span></text:p>
        </text:list-item>
        <text:list-item>
          <text:p text:style-name="P193"><text:span text:style-name="T525">U</text:span><text:span text:style-name="T526">se a tag &lt;area&gt; </text:span><text:span text:style-name="T528">com os parâmetros:</text:span><text:span text:style-name="T526"> </text:span><text:span text:style-name="T529">shape</text:span><text:span text:style-name="T526">, </text:span><text:span text:style-name="T530">coords</text:span><text:span text:style-name="T528">,</text:span><text:span text:style-name="T526"> </text:span><text:span text:style-name="T529">href</text:span><text:span text:style-name="T526"> e também o </text:span><text:span text:style-name="T530">target</text:span></text:p>
        </text:list-item>
        <text:list-item>
          <text:p text:style-name="P194">Indique o iframe.</text:p>
        </text:list-item>
      </text:list>
      <text:p text:style-name="P195">Exemplo:</text:p>
      <text:p text:style-name="P196"><text:span text:style-name="T531">&lt;</text:span><text:span text:style-name="T532">img</text:span><text:span text:style-name="T533"> </text:span><text:span text:style-name="T534">src</text:span><text:span text:style-name="T533">=</text:span><text:span text:style-name="T535">"imagens/glass.jpg"</text:span><text:span text:style-name="T533"> </text:span><text:span text:style-name="T534">usemap</text:span><text:span text:style-name="T533">=</text:span><text:span text:style-name="T535">"#meumapa"</text:span><text:span text:style-name="T531">/&gt;<text:tab/><text:tab/><text:tab/><text:tab/><text:tab/><text:tab/></text:span></text:p>
      <text:p text:style-name="P197"><text:span text:style-name="T531">&lt;</text:span><text:span text:style-name="T532">map</text:span><text:span text:style-name="T533"> </text:span><text:span text:style-name="T534">name</text:span><text:span text:style-name="T533">=</text:span><text:span text:style-name="T535">"meumapa"</text:span><text:span text:style-name="T531">&gt;<text:tab/><text:tab/><text:tab/><text:tab/><text:tab/><text:tab/><text:tab/><text:tab/><text:tab/><text:tab/></text:span></text:p>
      <text:p text:style-name="P197"><text:span text:style-name="T531"><text:tab/>&lt;</text:span><text:span text:style-name="T532">area</text:span><text:span text:style-name="T533"> </text:span><text:span text:style-name="T534">shape</text:span><text:span text:style-name="T533">=</text:span><text:span text:style-name="T535">"rect"</text:span><text:span text:style-name="T533"> </text:span><text:span text:style-name="T534">coords</text:span><text:span text:style-name="T533">=</text:span><text:span text:style-name="T535">"179,202,170,160"</text:span><text:span text:style-name="T533"> </text:span><text:span text:style-name="T534">href</text:span><text:span text:style-name="T533">=</text:span><text:span text:style-name="T535">"glass.html#tela"</text:span><text:span text:style-name="T533"> <text:tab/><text:tab/><text:tab/></text:span><text:span text:style-name="T534">target</text:span><text:span text:style-name="T533">=</text:span><text:span text:style-name="T535">"janela"</text:span><text:span text:style-name="T531">/&gt;<text:tab/><text:tab/><text:tab/><text:tab/><text:tab/><text:tab/><text:tab/><text:tab/><text:tab/><text:tab/></text:span></text:p>
      <text:p text:style-name="P197"><text:span text:style-name="T531">&lt;/</text:span><text:span text:style-name="T532">map</text:span><text:span text:style-name="T531">&gt;<text:tab/><text:tab/><text:tab/><text:tab/><text:tab/><text:tab/><text:tab/><text:tab/><text:tab/><text:tab/><text:tab/><text:tab/><text:tab/></text:span></text:p>
      <text:p text:style-name="P196"><text:span text:style-name="T531">&lt;</text:span><text:span text:style-name="T532">iframe</text:span><text:span text:style-name="T533"> </text:span><text:span text:style-name="T534">src</text:span><text:span text:style-name="T533">=</text:span><text:span text:style-name="T535">"glass.html"</text:span><text:span text:style-name="T533"> </text:span><text:span text:style-name="T534">name</text:span><text:span text:style-name="T533">=</text:span><text:span text:style-name="T535">"janela"</text:span><text:span text:style-name="T533"> </text:span><text:span text:style-name="T534">id</text:span><text:span text:style-name="T533">=</text:span><text:span text:style-name="T535">"specs"</text:span><text:span text:style-name="T531">&gt;</text:span><text:span text:style-name="T533"> </text:span><text:span text:style-name="T531">&lt;/</text:span><text:span text:style-name="T532">iframe</text:span><text:span text:style-name="T531">&gt;<text:tab/><text:tab/><text:tab/><text:tab/></text:span></text:p>
      <text:p text:style-name="P198"/>
      <text:p text:style-name="P199">Inserindo mídias</text:p>
      <text:p text:style-name="P200"/>
      <text:p text:style-name="P201">Imagens</text:p>
      <text:p text:style-name="P202"/>
      <text:p text:style-name="P203"><text:span text:style-name="T536">Para tornar um site mais </text:span><text:span text:style-name="T537">responsivo</text:span><text:span text:style-name="T538"> </text:span><text:span text:style-name="T539">e</text:span><text:span text:style-name="T536"> que se adapta a vários tamanhos de janela é preciso disponibilizar</text:span> múltiplas imagens para tamanhos de telas diferentes. <text:span text:style-name="T536">Para isso, </text:span><text:span text:style-name="T540">use</text:span><text:span text:style-name="T536"> a tag </text:span><text:span text:style-name="T541">&lt;picture&gt;</text:span><text:span text:style-name="T536"> (que permite criar vários </text:span><text:span text:style-name="T541">&lt;source&gt;</text:span><text:span text:style-name="T536">) e dentro dela coloque tamanhos diferentes de imagens:</text:span></text:p>
      <text:p text:style-name="P204"><text:span text:style-name="T542">&lt;</text:span><text:span text:style-name="T543">style</text:span><text:span text:style-name="T542">&gt;<text:tab/><text:tab/><text:tab/><text:tab/><text:tab/><text:tab/><text:tab/><text:tab/><text:tab/><text:tab/><text:tab/><text:tab/><text:tab/></text:span></text:p>
      <text:p text:style-name="P205"><text:span text:style-name="T399">main</text:span> {<text:tab/><text:tab/><text:tab/><text:tab/><text:tab/><text:tab/><text:tab/><text:tab/><text:tab/><text:tab/><text:tab/><text:tab/><text:tab/></text:p>
      <text:p text:style-name="P206"><text:span text:style-name="T544"><text:tab/>background-color</text:span><text:span text:style-name="T545">: </text:span><text:span text:style-name="T546">white</text:span><text:span text:style-name="T545">;<text:tab/><text:tab/><text:tab/><text:tab/><text:tab/><text:tab/><text:tab/><text:tab/><text:tab/></text:span></text:p>
      <text:p text:style-name="P206"><text:span text:style-name="T544"><text:tab/>padding</text:span><text:span text:style-name="T545">: </text:span><text:span text:style-name="T547">20px</text:span><text:span text:style-name="T545">;<text:tab/><text:tab/><text:tab/><text:tab/><text:tab/><text:tab/><text:tab/><text:tab/><text:tab/><text:tab/><text:tab/></text:span></text:p>
      <text:p text:style-name="P206"><text:span text:style-name="T544"><text:tab/>border-radius</text:span><text:span text:style-name="T545">: </text:span><text:span text:style-name="T547">15px</text:span><text:span text:style-name="T545">;<text:tab/><text:tab/><text:tab/><text:tab/><text:tab/><text:tab/><text:tab/><text:tab/><text:tab/><text:tab/></text:span></text:p>
      <text:p text:style-name="P206"><text:span text:style-name="T544"><text:tab/>min-width</text:span><text:span text:style-name="T545">: </text:span><text:span text:style-name="T547">280px</text:span><text:span text:style-name="T545">; </text:span><text:span text:style-name="T548">/*considera a menor largura de tela de celular*/<text:tab/></text:span></text:p>
      <text:p text:style-name="P206"><text:span text:style-name="T544"><text:tab/>max-width</text:span><text:span text:style-name="T545">: </text:span><text:span text:style-name="T547">800px</text:span><text:span text:style-name="T545">; </text:span><text:span text:style-name="T548">/*não permite expandir demais o conteúdo*/<text:tab/><text:tab/></text:span></text:p>
      <text:p text:style-name="P206"><text:span text:style-name="T544"><text:tab/>margin</text:span><text:span text:style-name="T545">: </text:span><text:span text:style-name="T546">auto</text:span><text:span text:style-name="T545">; </text:span><text:span text:style-name="T548">/*melhora a responsividade, sempre centralizando o<text:tab/><text:tab/> conteúdo </text:span><text:span text:style-name="T549">horizontal</text:span><text:span text:style-name="T548">*/<text:tab/><text:tab/><text:tab/><text:tab/><text:tab/><text:tab/><text:tab/><text:tab/><text:tab/><text:tab/><text:tab/><text:tab/><text:tab/><text:tab/><text:tab/><text:tab/><text:tab/><text:tab/><text:tab/><text:tab/><text:tab/><text:tab/><text:tab/><text:tab/><text:tab/></text:span></text:p>
      <text:p text:style-name="P205">}<text:tab/><text:tab/><text:tab/><text:tab/><text:tab/><text:tab/><text:tab/><text:tab/><text:tab/><text:tab/><text:tab/><text:tab/><text:tab/><text:tab/></text:p>
      <text:p text:style-name="P205"><text:span text:style-name="T399">img</text:span> {<text:tab/><text:tab/><text:tab/><text:tab/><text:tab/><text:tab/><text:tab/><text:tab/><text:tab/><text:tab/><text:tab/><text:tab/><text:tab/><text:tab/></text:p>
      <text:p text:style-name="P206"><text:span text:style-name="T544"><text:tab/>width</text:span><text:span text:style-name="T545">: </text:span><text:span text:style-name="T547">100%</text:span><text:span text:style-name="T545">; </text:span><text:span text:style-name="T548">/*melhora a responsividade, eliminando a barra de rolagem<text:tab/> lateral*/<text:tab/><text:tab/><text:tab/><text:tab/><text:tab/><text:tab/><text:tab/><text:tab/><text:tab/><text:tab/><text:tab/><text:tab/></text:span></text:p>
      <text:p text:style-name="P205">}<text:tab/><text:tab/><text:tab/><text:tab/><text:tab/><text:tab/><text:tab/><text:tab/><text:tab/><text:tab/><text:tab/><text:tab/><text:tab/><text:tab/></text:p>
      <text:p text:style-name="P207"><text:span text:style-name="T550">&lt;/</text:span><text:span text:style-name="T551">style</text:span><text:span text:style-name="T550">&gt;<text:tab/><text:tab/><text:tab/><text:tab/><text:tab/><text:tab/><text:tab/><text:tab/><text:tab/><text:tab/><text:tab/><text:tab/><text:tab/></text:span></text:p>
      <text:p text:style-name="P208"><text:tab/><text:tab/><text:tab/><text:tab/><text:tab/><text:tab/><text:tab/><text:tab/><text:tab/><text:tab/><text:tab/><text:tab/><text:tab/><text:tab/></text:p>
      <text:p text:style-name="P209"><text:span text:style-name="T384">&lt;</text:span><text:span text:style-name="T385">picture</text:span><text:span text:style-name="T384">&gt;<text:tab/><text:tab/><text:tab/><text:tab/><text:tab/><text:tab/><text:tab/><text:tab/><text:tab/><text:tab/><text:tab/><text:tab/><text:tab/></text:span></text:p>
      <text:p text:style-name="P206"><text:span text:style-name="T552"><text:tab/>&lt;</text:span><text:span text:style-name="T553">source</text:span><text:span text:style-name="T545"> </text:span><text:span text:style-name="T544">media</text:span><text:span text:style-name="T545">=</text:span><text:span text:style-name="T546">"(max-width: 750px)"</text:span><text:span text:style-name="T545"> </text:span><text:span text:style-name="T544">srcset</text:span><text:span text:style-name="T545">=</text:span><text:span text:style-name="T546">"imagens/foto-p.png"</text:span><text:span text:style-name="T545"> <text:tab/><text:tab/><text:line-break/><text:tab/></text:span><text:span text:style-name="T544">typ</text:span><text:span text:style-name="T554">e</text:span><text:span text:style-name="T545">=</text:span><text:span text:style-name="T546">"image/png"</text:span><text:span text:style-name="T552">&gt;<text:tab/><text:tab/><text:tab/><text:tab/><text:tab/><text:tab/><text:tab/><text:tab/><text:tab/><text:tab/></text:span></text:p>
      <text:p text:style-name="P206"><text:span text:style-name="T552"><text:tab/>&lt;</text:span><text:span text:style-name="T553">source</text:span><text:span text:style-name="T545"> </text:span><text:span text:style-name="T544">media</text:span><text:span text:style-name="T545">=</text:span><text:span text:style-name="T546">"(max-width: 1050px)"</text:span><text:span text:style-name="T545"> </text:span><text:span text:style-name="T544">srcset</text:span><text:span text:style-name="T545">=</text:span><text:span text:style-name="T546">"imagens/foto-m.png"</text:span><text:span text:style-name="T545"> <text:tab/><text:tab/><text:line-break/><text:tab/></text:span><text:span text:style-name="T544">typ</text:span><text:span text:style-name="T555">e</text:span><text:span text:style-name="T545">=</text:span><text:span text:style-name="T546">"image/png"</text:span><text:span text:style-name="T552">&gt;<text:tab/><text:tab/><text:tab/><text:tab/><text:tab/><text:tab/><text:tab/><text:tab/><text:tab/><text:tab/></text:span></text:p>
      <text:p text:style-name="P206"><text:span text:style-name="T552"><text:tab/>&lt;</text:span><text:span text:style-name="T553">img</text:span><text:span text:style-name="T545"> </text:span><text:span text:style-name="T544">src</text:span><text:span text:style-name="T545">=</text:span><text:span text:style-name="T546">"imagens/foto-g.png"</text:span><text:span text:style-name="T545"> </text:span><text:span text:style-name="T544">alt</text:span><text:span text:style-name="T545">=</text:span><text:span text:style-name="T546">"apresentando uma imagem flexível"</text:span><text:span text:style-name="T552">&gt;<text:tab/></text:span></text:p>
      <text:p text:style-name="P204"><text:span text:style-name="T542">&lt;/</text:span><text:span text:style-name="T543">picture</text:span><text:span text:style-name="T542">&gt;<text:tab/><text:tab/><text:tab/><text:tab/><text:tab/><text:tab/><text:tab/><text:tab/><text:tab/><text:tab/><text:tab/><text:tab/><text:tab/></text:span></text:p>
      <text:p text:style-name="P210"/>
      <text:p text:style-name="P210">Note que a tag possui três atributos:</text:p>
      <text:p text:style-name="P210">‣ <text:span text:style-name="T506">media</text:span> indica o <text:span text:style-name="T97">tamanho</text:span> máximo <text:span text:style-name="T14">ou mínimo</text:span> para carregar a imagem</text:p>
      <text:p text:style-name="P210">‣ <text:span text:style-name="T506">srcset</text:span> configura o <text:span text:style-name="T556">caminho</text:span><text:span text:style-name="T97"> d</text:span><text:span text:style-name="T557">o arquivo</text:span> que será carregad<text:span text:style-name="T14">o</text:span> quando o tamanho <text:span text:style-name="T558">máximo </text:span>indicado for atingido</text:p>
      <text:p text:style-name="P210">‣ <text:span text:style-name="T506">type</text:span> indica o <text:span text:style-name="T97">media type</text:span> da imagem <text:span text:style-name="T540">utilizada</text:span></text:p>
      <text:p text:style-name="P210"><text:line-break/>É <text:span text:style-name="T559">importante</text:span> que exist<text:span text:style-name="T560">a</text:span> uma ordem entre os <text:span text:style-name="T561">&lt;source&gt;</text:span> e <text:span text:style-name="T560">que </text:span>os itens mais acima sejam <text:span text:style-name="T562">os com </text:span>menores tamanhos para <text:span text:style-name="T563">max-width</text:span> e os seguintes sejam maiores, de <text:span text:style-name="T97">forma crescente</text:span>. O <text:span text:style-name="T97">último item</text:span> deve ser a <text:span text:style-name="T97">imagem padrão</text:span>.</text:p>
      <text:p text:style-name="P210"/>
      <text:p text:style-name="P211">Adapt<text:span text:style-name="T562">ar</text:span> o tamanho das imagens ao tamanho da tela d<text:span text:style-name="T562">o</text:span> usuário <text:span text:style-name="T562">é um p</text:span>rincípio UX!</text:p>
      <text:p text:style-name="P212">Audios</text:p>
      <text:p text:style-name="P202"/>
      <text:p text:style-name="P213"><text:span text:style-name="T564">O</text:span><text:span text:style-name="T565">s navegadores aceitam 3 tipos de formatos de </text:span><text:span text:style-name="T566">áudio</text:span><text:span text:style-name="T565">: </text:span><text:span text:style-name="T567">MP3</text:span><text:span text:style-name="T565">, </text:span><text:span text:style-name="T567">WAV</text:span><text:span text:style-name="T565"> e </text:span><text:span text:style-name="T567">OGG</text:span><text:span text:style-name="T565">. </text:span><text:span text:style-name="T564">Sendo o WAV o mais pesado e o OGG o mais leve </text:span><text:span text:style-name="T568">e</text:span><text:span text:style-name="T564"> com licença Open Source.</text:span></text:p>
      <text:p text:style-name="P214"/>
      <text:p text:style-name="P211">Dentro da tag <text:span text:style-name="T569">&lt;audio&gt;</text:span>, adicion<text:span text:style-name="T14">e</text:span> vários <text:span text:style-name="T569">&lt;source&gt;</text:span><text:span text:style-name="T570"> </text:span>com formatos diferentes do mesmo áudio. Coloque na parte de cima o seu formato favorito. Os demais só serão carregados caso o de cima falhe. <text:span text:style-name="T14">E se</text:span> todos falh<text:span text:style-name="T14">arem</text:span>, cri<text:span text:style-name="T14">e</text:span> um parágrafo que permit<text:span text:style-name="T14">a</text:span> o download do arquivo MP3 para ouvir no player padrão do dispositivo:</text:p>
      <text:p text:style-name="P211"/>
      <text:p text:style-name="P215"><text:span text:style-name="T571">&lt;</text:span><text:span text:style-name="T572">h3</text:span><text:span text:style-name="T571">&gt;</text:span><text:span text:style-name="T573">1ª maneira</text:span><text:span text:style-name="T574">, </text:span><text:span text:style-name="T575">mais simples</text:span><text:span text:style-name="T574">:<text:tab/><text:tab/><text:tab/><text:tab/><text:tab/><text:tab/><text:tab/><text:tab/><text:tab/></text:span></text:p>
      <text:p text:style-name="P206"><text:span text:style-name="T552">&lt;</text:span><text:span text:style-name="T553">audio</text:span><text:span text:style-name="T545"> </text:span><text:span text:style-name="T544">src</text:span><text:span text:style-name="T545">=</text:span><text:span text:style-name="T546">"midias/happy-mistake.mp3" </text:span><text:span text:style-name="T544">autoplay</text:span><text:span text:style-name="T545"> </text:span><text:span text:style-name="T544">loop</text:span><text:span text:style-name="T545"> </text:span><text:span text:style-name="T544">controls</text:span><text:span text:style-name="T552">&gt;&lt;/</text:span><text:span text:style-name="T553">audio</text:span><text:span text:style-name="T552">&gt;<text:tab/><text:tab/></text:span></text:p>
      <text:p text:style-name="P206"><text:span text:style-name="T552">&lt;</text:span><text:span text:style-name="T553">h3</text:span><text:span text:style-name="T552">&gt;</text:span><text:span text:style-name="T576">2ª maneira</text:span><text:span text:style-name="T545">, </text:span><text:span text:style-name="T577">com redundância de várias tags &lt;source&gt; caso o navegador<text:tab/> não consiga reproduzir algum formato:<text:tab/><text:tab/><text:tab/><text:tab/><text:tab/><text:tab/><text:tab/><text:tab/></text:span></text:p>
      <text:p text:style-name="P206"><text:span text:style-name="T552">&lt;</text:span><text:span text:style-name="T553">audio</text:span><text:span text:style-name="T545"> </text:span><text:span text:style-name="T544">controls</text:span><text:span text:style-name="T552">&gt;<text:tab/><text:tab/><text:tab/><text:tab/><text:tab/><text:tab/><text:tab/><text:tab/><text:tab/><text:tab/><text:tab/><text:tab/></text:span></text:p>
      <text:p text:style-name="P206"><text:span text:style-name="T552">&lt;</text:span><text:span text:style-name="T553">source</text:span><text:span text:style-name="T545"> </text:span><text:span text:style-name="T544">src</text:span><text:span text:style-name="T545">=</text:span><text:span text:style-name="T546">"midias/Trimmed &amp; Taught - Dan Lebowitz.mp3"</text:span><text:span text:style-name="T545"> </text:span><text:span text:style-name="T544">type</text:span><text:span text:style-name="T545">=</text:span><text:span text:style-name="T546">"audio/mpeg"</text:span><text:span text:style-name="T552">&gt;</text:span></text:p>
      <text:p text:style-name="P206"><text:span text:style-name="T552">&lt;</text:span><text:span text:style-name="T553">source</text:span><text:span text:style-name="T545"> </text:span><text:span text:style-name="T544">src</text:span><text:span text:style-name="T545">=</text:span><text:span text:style-name="T546">"midias/Trimmed &amp; Taught - Dan Lebowitz.wav"</text:span><text:span text:style-name="T545"> </text:span><text:span text:style-name="T544">type</text:span><text:span text:style-name="T545">=</text:span><text:span text:style-name="T546">"audio/wav"</text:span><text:span text:style-name="T552">&gt;<text:tab/></text:span></text:p>
      <text:p text:style-name="P206"><text:span text:style-name="T552">&lt;</text:span><text:span text:style-name="T553">source</text:span><text:span text:style-name="T545"> </text:span><text:span text:style-name="T544">src</text:span><text:span text:style-name="T545">=</text:span><text:span text:style-name="T546">"midias/Trimmed &amp; Taught - Dan Lebowitz.ogg"</text:span><text:span text:style-name="T545"> </text:span><text:span text:style-name="T544">type</text:span><text:span text:style-name="T545">=</text:span><text:span text:style-name="T546">"audio/ogg"</text:span><text:span text:style-name="T552">&gt;<text:tab/></text:span></text:p>
      <text:p text:style-name="P206"><text:span text:style-name="T552">&lt;</text:span><text:span text:style-name="T553">p</text:span><text:span text:style-name="T552">&gt;</text:span><text:span text:style-name="T545">Infelizmente o seu navegador não consegue reproduzir formatos de áudio.<text:tab/></text:span></text:p>
      <text:p text:style-name="P206"><text:span text:style-name="T552">&lt;</text:span><text:span text:style-name="T553">a</text:span><text:span text:style-name="T545"> </text:span><text:span text:style-name="T544">href</text:span><text:span text:style-name="T545">=</text:span><text:span text:style-name="T546">"midias/Trimmed &amp; Taught - Dan Lebowitz.mp3"</text:span><text:span text:style-name="T545"> <text:tab/><text:tab/><text:tab/><text:tab/><text:tab/></text:span></text:p>
      <text:p text:style-name="P206"><text:span text:style-name="T544">downloa</text:span><text:span text:style-name="T578">d</text:span><text:span text:style-name="T545">=</text:span><text:span text:style-name="T546">"Trimmed &amp; Taught - Dan Lebowitz.mp3"</text:span><text:span text:style-name="T545"> <text:tab/><text:tab/><text:tab/><text:tab/><text:tab/><text:tab/></text:span></text:p>
      <text:p text:style-name="P206"><text:span text:style-name="T544">target</text:span><text:span text:style-name="T545">=</text:span><text:span text:style-name="T546">"_blank"</text:span><text:span text:style-name="T545"> </text:span><text:span text:style-name="T544">type</text:span><text:span text:style-name="T545">=</text:span><text:span text:style-name="T546">"audio/mpeg"</text:span><text:span text:style-name="T552">&gt;</text:span><text:span text:style-name="T545">Clique aqui</text:span><text:span text:style-name="T552">&lt;/</text:span><text:span text:style-name="T553">a</text:span><text:span text:style-name="T552">&gt;</text:span><text:span text:style-name="T545"> para fazer o download do MP3</text:span><text:span text:style-name="T552">&lt;/</text:span><text:span text:style-name="T553">p</text:span><text:span text:style-name="T552">&gt;<text:tab/><text:tab/><text:tab/><text:tab/><text:tab/><text:tab/><text:tab/><text:tab/><text:tab/><text:tab/><text:tab/><text:tab/><text:tab/></text:span></text:p>
      <text:p text:style-name="P206"><text:span text:style-name="T552">&lt;/</text:span><text:span text:style-name="T553">audio</text:span><text:span text:style-name="T552">&gt; &lt;/</text:span><text:span text:style-name="T553">h3</text:span><text:span text:style-name="T552">&gt;<text:tab/><text:tab/><text:tab/><text:tab/><text:tab/><text:tab/><text:tab/><text:tab/><text:tab/><text:tab/><text:tab/><text:tab/></text:span></text:p>
      <text:p text:style-name="P211"><text:s/></text:p>
      <text:p text:style-name="P216"><text:span text:style-name="T579">O</text:span><text:span text:style-name="T580">s principais </text:span><text:span text:style-name="T581">parâmetros</text:span><text:span text:style-name="T580"> da tag </text:span><text:span text:style-name="T582">&lt;audio&gt;</text:span><text:span text:style-name="T579"> são</text:span><text:span text:style-name="T580">:</text:span></text:p>
      <text:list text:style-name="L12">
        <text:list-item>
          <text:p text:style-name="P217"><text:span text:style-name="T583">controls</text:span><text:span text:style-name="T584">: vai apresentar o player na tela. Caso não seja colocado na tag, o controle será transparente e o usuário não poderá interagir com ele.</text:span></text:p>
        </text:list-item>
        <text:list-item>
          <text:p text:style-name="P217"><text:span text:style-name="T585">a</text:span><text:span text:style-name="T583">utoplay</text:span><text:span text:style-name="T584">: vai iniciar a reprodução do áudio assim que a página for carregada. </text:span></text:p>
        </text:list-item>
        <text:list-item>
          <text:p text:style-name="P217"><text:span text:style-name="T585">l</text:span><text:span text:style-name="T583">oop</text:span><text:span text:style-name="T584">: vai fazer com que o áudio seja repetido assim que terminar a sua reprodução.</text:span></text:p>
        </text:list-item>
        <text:list-item>
          <text:p text:style-name="P217"><text:span text:style-name="T583">preload</text:span><text:span text:style-name="T584">: indica se o áudio será pré-carregado ou não e aceita três valores:</text:span></text:p>
        </text:list-item>
      </text:list>
      <text:list text:style-name="L13">
        <text:list-item>
          <text:list>
            <text:list-item>
              <text:p text:style-name="P218"><text:span text:style-name="T586">metadata</text:span><text:span text:style-name="T587">:</text:span><text:span text:style-name="T584"> vai carregar apenas as informações sobre o arquivo (tamanho, tempo, informações de direitos, etc)</text:span></text:p>
            </text:list-item>
            <text:list-item>
              <text:p text:style-name="P218"><text:span text:style-name="T586">none</text:span><text:span text:style-name="T587">:</text:span><text:span text:style-name="T584"> não vai carregar absolutamente nada até que o usuário clique no botão play ou um script inicie a reprodução</text:span></text:p>
            </text:list-item>
            <text:list-item>
              <text:p text:style-name="P218"><text:span text:style-name="T586">auto</text:span><text:span text:style-name="T587">:</text:span><text:span text:style-name="T584"> (padrão) vai carregar o arquivo de áudio inteiro assim que a página for carregada, mesmo que o usuário nunca aperte o play</text:span></text:p>
            </text:list-item>
          </text:list>
        </text:list-item>
      </text:list>
      <text:p text:style-name="P219"/>
      <text:p text:style-name="P220"><text:span text:style-name="T584">D</text:span><text:span text:style-name="T580">icas:</text:span></text:p>
      <text:list text:style-name="L14">
        <text:list-item>
          <text:p text:style-name="P221"><text:span text:style-name="T588">U</text:span><text:span text:style-name="T589">m bom </text:span><text:span text:style-name="T590">lugar</text:span><text:span text:style-name="T589"> para baixar </text:span><text:span text:style-name="T591">áudio</text:span><text:span text:style-name="T592">s sem direitos autorais</text:span><text:span text:style-name="T589"> é </text:span><text:span text:style-name="T590">n</text:span><text:span text:style-name="T589">a </text:span><text:span text:style-name="T593">biblioteca de áudio</text:span><text:span text:style-name="T589"> do </text:span><text:a xlink:type="simple" xlink:href="https://studio.youtube.com/channel/UCGws3f7eBAgkZmpy8Dzi_LA/music" text:style-name="Internet_20_link" text:visited-style-name="Visited_20_Internet_20_Link"><text:span text:style-name="T3">Youtube Studio</text:span></text:a><text:span text:style-name="T589">.</text:span></text:p>
        </text:list-item>
        <text:list-item>
          <text:p text:style-name="P222"><text:span text:style-name="T588">U</text:span><text:span text:style-name="T594">m bom site para baixar vídeo</text:span><text:span text:style-name="T590">s </text:span><text:span text:style-name="T592">sem direitos autorais</text:span><text:span text:style-name="T594"> é o </text:span><text:a xlink:type="simple" xlink:href="https://www.pexels.com/pt-br/videos/" text:style-name="Internet_20_link" text:visited-style-name="Visited_20_Internet_20_Link"><text:span text:style-name="T3">Pexels</text:span></text:a><text:span text:style-name="T594">.</text:span></text:p>
        </text:list-item>
        <text:list-item>
          <text:p text:style-name="P223"><text:span text:style-name="T580">Um bom programa, Open Source, para </text:span><text:span text:style-name="T595">edição de imagens</text:span><text:span text:style-name="T580"> é o </text:span><text:span text:style-name="T596">GIMP</text:span><text:span text:style-name="T580">. </text:span></text:p>
        </text:list-item>
        <text:list-item>
          <text:p text:style-name="P223"><text:span text:style-name="T580">Um bom programa, Open Source, para </text:span><text:span text:style-name="T595">converter</text:span><text:span text:style-name="T580"> e diminuir o tamanho de vídeos é o </text:span><text:span text:style-name="T596">HandBrake</text:span><text:span text:style-name="T580">.</text:span></text:p>
        </text:list-item>
        <text:list-item>
          <text:p text:style-name="P224"><text:span text:style-name="T580">O padrão de vídeos para a web mais popular </text:span><text:span text:style-name="T597">e, portanto, mais recomendado</text:span><text:span text:style-name="T580"> é o padrão </text:span><text:span text:style-name="T596">MPEG</text:span><text:span text:style-name="T580">: mp4 ou </text:span><text:span text:style-name="T595">m4v</text:span></text:p>
        </text:list-item>
        <text:list-item>
          <text:p text:style-name="P224"><text:span text:style-name="T580">O formato </text:span><text:span text:style-name="T596">W</text:span><text:span text:style-name="T598">E</text:span><text:span text:style-name="T596">BM</text:span><text:span text:style-name="T580"> é bem leve e também possui compatibilidade com a maioria dos navegadores porém sua qualidade é sofrível.</text:span></text:p>
        </text:list-item>
        <text:list-item>
          <text:p text:style-name="P225"><text:span text:style-name="T580"><text:tab/>O formato </text:span><text:span text:style-name="T596">OGV</text:span><text:span text:style-name="T580"> é o mais leve </text:span><text:span text:style-name="T599">mas</text:span><text:span text:style-name="T580"> é compatível </text:span><text:span text:style-name="T599">somente</text:span><text:span text:style-name="T580"> com o </text:span><text:span text:style-name="T600">navegador</text:span><text:span text:style-name="T580"> Chrome, </text:span><text:span text:style-name="T601">não compatível com o Safari(Iphone)</text:span></text:p>
        </text:list-item>
      </text:list>
      <text:p text:style-name="P201"/>
      <text:p text:style-name="P201">Videos</text:p>
      <text:p text:style-name="P202"/>
      <text:p text:style-name="P226"><text:span text:style-name="T601"><text:tab/>A</text:span><text:span text:style-name="T580">ssim como na inserção de áudio, a inserção de vídeo é semelhante, através da tag </text:span><text:span text:style-name="T602">&lt;video&gt;</text:span><text:span text:style-name="T580">, contendo a tag </text:span><text:span text:style-name="T603">&lt;source&gt;</text:span></text:p>
      <text:p text:style-name="P227"/>
      <text:p text:style-name="P228"><text:span text:style-name="T604">&lt;p&gt;</text:span><text:span text:style-name="T605">Forma simples:</text:span><text:span text:style-name="T604">&lt;/p&gt;<text:tab/><text:tab/><text:tab/><text:tab/><text:tab/><text:tab/><text:tab/><text:tab/><text:tab/><text:tab/><text:tab/></text:span></text:p>
      <text:p text:style-name="P206"><text:span text:style-name="T552"><text:tab/>&lt;</text:span><text:span text:style-name="T553">video</text:span><text:span text:style-name="T545"> </text:span><text:span text:style-name="T544">src</text:span><text:span text:style-name="T545">=</text:span><text:span text:style-name="T546">"midias/Beach Waves And Sunset.mp4"</text:span><text:span text:style-name="T545"> </text:span><text:span text:style-name="T544">width</text:span><text:span text:style-name="T545">=</text:span><text:span text:style-name="T546">"500"</text:span><text:span text:style-name="T545"> </text:span><text:span text:style-name="T544">controls</text:span><text:span text:style-name="T545"> <text:tab/></text:span></text:p>
      <text:p text:style-name="P206"><text:span text:style-name="T544">autoplay</text:span><text:span text:style-name="T545"> </text:span><text:span text:style-name="T606">loop</text:span><text:span text:style-name="T607"> </text:span><text:span text:style-name="T544">poster</text:span><text:span text:style-name="T545">=</text:span><text:span text:style-name="T546">"imagens/tumblr por do sol.jpg"</text:span><text:span text:style-name="T552">&gt;&lt;/</text:span><text:span text:style-name="T553">video</text:span><text:span text:style-name="T552">&gt;<text:tab/><text:tab/><text:tab/></text:span></text:p>
      <text:p text:style-name="P229"><text:tab/><text:tab/><text:tab/><text:tab/><text:tab/><text:tab/><text:tab/><text:tab/><text:tab/><text:tab/><text:tab/><text:tab/><text:tab/><text:tab/></text:p>
      <text:p text:style-name="P205"><text:span text:style-name="T384">&lt;</text:span><text:span text:style-name="T385">p</text:span><text:span text:style-name="T384">&gt;</text:span><text:span text:style-name="T608">Forma com a redundância de várias tags</text:span> <text:span text:style-name="T385">&amp;lt;</text:span>source<text:span text:style-name="T385">&amp;gt;</text:span>:<text:span text:style-name="T384">&lt;/</text:span><text:span text:style-name="T385">p</text:span><text:span text:style-name="T384">&gt;<text:tab/><text:tab/><text:tab/></text:span></text:p>
      <text:p text:style-name="P206"><text:span text:style-name="T552"><text:tab/></text:span><text:span text:style-name="T609">&lt;</text:span><text:span text:style-name="T610">video</text:span><text:span text:style-name="T611"> </text:span><text:span text:style-name="T612">controls</text:span><text:span text:style-name="T611"> </text:span><text:span text:style-name="T612">width</text:span><text:span text:style-name="T611">=</text:span><text:span text:style-name="T613">"600"</text:span><text:span text:style-name="T609">&gt;<text:tab/><text:tab/><text:tab/><text:tab/><text:tab/><text:tab/><text:tab/><text:tab/></text:span></text:p>
      <text:p text:style-name="P230"><text:tab/>&lt;!--ordene por tamanho do arquivo!-→<text:tab/><text:tab/><text:tab/><text:tab/><text:tab/><text:tab/><text:tab/></text:p>
      <text:p text:style-name="P206"><text:span text:style-name="T552"><text:tab/>&lt;</text:span><text:span text:style-name="T553">source</text:span><text:span text:style-name="T545"> </text:span><text:span text:style-name="T544">src</text:span><text:span text:style-name="T545">=</text:span><text:span text:style-name="T546">"midias/Beach Waves And Sunset.mp4"</text:span><text:span text:style-name="T545"> </text:span><text:span text:style-name="T544">type</text:span><text:span text:style-name="T545">=</text:span><text:span text:style-name="T546">"video/mp4"</text:span><text:span text:style-name="T552">&gt;<text:tab/></text:span></text:p>
      <text:p text:style-name="P206"><text:span text:style-name="T552"><text:tab/>&lt;</text:span><text:span text:style-name="T553">source</text:span><text:span text:style-name="T545"> </text:span><text:span text:style-name="T544">src</text:span><text:span text:style-name="T545">=</text:span><text:span text:style-name="T546">"midias/Beach Waves And Sunset.ogv"</text:span><text:span text:style-name="T545"> </text:span><text:span text:style-name="T544">type</text:span><text:span text:style-name="T545">=</text:span><text:span text:style-name="T546">"video/ogg"</text:span><text:span text:style-name="T552">&gt;<text:tab/></text:span></text:p>
      <text:p text:style-name="P206"><text:span text:style-name="T552"><text:tab/>&lt;</text:span><text:span text:style-name="T553">source</text:span><text:span text:style-name="T545"> </text:span><text:span text:style-name="T544">src</text:span><text:span text:style-name="T545">=</text:span><text:span text:style-name="T546">"midias/Beach Waves And Sunset.webm"</text:span><text:span text:style-name="T545"> </text:span><text:span text:style-name="T544">type</text:span><text:span text:style-name="T545">=</text:span><text:span text:style-name="T546">"video/webm"</text:span><text:span text:style-name="T552">&gt;<text:tab/></text:span></text:p>
      <text:p text:style-name="P206"><text:span text:style-name="T552"><text:tab/>&lt;</text:span><text:span text:style-name="T553">p</text:span><text:span text:style-name="T552">&gt;</text:span><text:span text:style-name="T545">Seu navegador não tem compatibilidade com reprodução de videos</text:span><text:span text:style-name="T552">&lt;/</text:span><text:span text:style-name="T553">p</text:span><text:span text:style-name="T552">&gt;</text:span><text:span text:style-name="T545"> </text:span><text:span text:style-name="T548">&lt;!--só aparece esse parágrafo se o navegador não conseguir executar nenhum dos formatos acima-→<text:tab/><text:tab/><text:tab/><text:tab/><text:tab/><text:tab/><text:tab/><text:tab/><text:tab/><text:tab/><text:tab/></text:span></text:p>
      <text:p text:style-name="P206"><text:span text:style-name="T552"><text:tab/>&lt;/</text:span><text:span text:style-name="T553">video</text:span><text:span text:style-name="T552">&gt;<text:tab/><text:tab/><text:tab/><text:tab/><text:tab/><text:tab/><text:tab/><text:tab/><text:tab/><text:tab/><text:tab/><text:tab/></text:span></text:p>
      <text:p text:style-name="P231"/>
      <text:p text:style-name="P227"><text:span text:style-name="T614"><text:tab/>A</text:span>lguns atributos importantes:</text:p>
      <text:list text:style-name="L15">
        <text:list-item>
          <text:p text:style-name="P232"><text:span text:style-name="T615">width</text:span><text:span text:style-name="T616">:</text:span><text:span text:style-name="T601"> vai indicar a largura que o vídeo vai ter na tela. </text:span><text:span text:style-name="T617">E</text:span><text:span text:style-name="T601">xemplo: 600</text:span><text:span text:style-name="T618">px</text:span><text:span text:style-name="T601">.</text:span></text:p>
        </text:list-item>
        <text:list-item>
          <text:p text:style-name="P232"><text:span text:style-name="T619">p</text:span><text:span text:style-name="T615">oster</text:span><text:span text:style-name="T601">: </text:span><text:span text:style-name="T617">é a tumblr, </text:span><text:span text:style-name="T601">configura </text:span><text:span text:style-name="T599">a</text:span><text:span text:style-name="T601"> imagem que vai aparecer como capa enquanto o visitante não reproduzir o vídeo</text:span></text:p>
        </text:list-item>
        <text:list-item>
          <text:p text:style-name="P232"><text:span text:style-name="T615">controls</text:span><text:span text:style-name="T601">: </text:span><text:span text:style-name="T599">mostra</text:span><text:span text:style-name="T617"> </text:span><text:span text:style-name="T601">os controles do vídeo</text:span></text:p>
        </text:list-item>
        <text:list-item>
          <text:p text:style-name="P232"><text:span text:style-name="T615">autoplay</text:span><text:span text:style-name="T601">: </text:span><text:span text:style-name="T617">reproduz </text:span><text:span text:style-name="T601">automaticamente, assim que a página for carregada.</text:span></text:p>
        </text:list-item>
      </text:list>
      <text:p text:style-name="P227"/>
      <text:p text:style-name="P233">Dica: incorpore vídeos de outros servidores (como Youtube, Vimeo) para reduzir o consumo de banda de internet.</text:p>
      <text:p text:style-name="P234">Iframes</text:p>
      <text:p text:style-name="P235"/>
      <text:p text:style-name="P236"><text:span text:style-name="T620"><text:tab/></text:span><text:span text:style-name="T621">&lt;</text:span><text:span text:style-name="T622">Iframe</text:span><text:span text:style-name="T621"> </text:span><text:span text:style-name="T623">src</text:span><text:span text:style-name="T624">="</text:span><text:span text:style-name="T625">https://www.com.br</text:span><text:span text:style-name="T624">"</text:span><text:span text:style-name="T621">&gt;</text:span><text:span text:style-name="T626"> é uma tag que permite incluir um elemento HTML </text:span><text:span text:style-name="T627">aninhado</text:span><text:span text:style-name="T626"> dentro de outro objeto HTML principal. Com esse recurso é possível carregar somente um documento específico de outro site ou até mesmo o site inteiro. </text:span><text:span text:style-name="T628">Essa tag é muito utilizada na incorporação de vídeos.</text:span></text:p>
      <text:p text:style-name="P237"><text:span text:style-name="T629"><text:tab/>Um </text:span><text:span text:style-name="T202">&lt;iframe&gt;</text:span><text:span text:style-name="T630"> (inline frame) é um </text:span><text:span text:style-name="T629">quadro embutido </text:span><text:span text:style-name="T631">que incorpora</text:span><text:span text:style-name="T629"> </text:span><text:span text:style-name="T630">um</text:span><text:span text:style-name="T629"> documento </text:span><text:span text:style-name="T630">HTML no </text:span><text:span text:style-name="T629">documento HTML atual. </text:span><text:span text:style-name="T631">Podemos também incorporar vídeos do youtube / vimeo, google maps, waze maps, apresentação google docs, etc…</text:span></text:p>
      <text:p text:style-name="P237"/>
      <text:p text:style-name="P237"><text:span text:style-name="T629"><text:tab/>O atributo </text:span><text:span text:style-name="T632">src</text:span><text:span text:style-name="T629"> define a URL da página a ser incorporada. </text:span><text:span text:style-name="T633">Já </text:span><text:span text:style-name="T634">o parâmetro </text:span><text:span text:style-name="T632">srcdoc</text:span><text:span text:style-name="T634"> </text:span><text:span text:style-name="T633">permite</text:span><text:span text:style-name="T634"> </text:span><text:span text:style-name="T633">implementar</text:span><text:span text:style-name="T634"> um conteúdo </text:span><text:span text:style-name="T633">HTML </text:span><text:span text:style-name="T634">simples dentro do iframe.</text:span></text:p>
      <text:p text:style-name="P237"><text:span text:style-name="T629"><text:line-break/><text:tab/></text:span><text:span text:style-name="T634">O atributo </text:span><text:span text:style-name="T632">frameborder</text:span><text:span text:style-name="T634"> considera apenas 2 valores: zero para nenhuma borda e um(ou qualquer número acima de zero) para uma borda simples.<text:line-break/>(lembre-se de trocar por aspas simples se for preciso usá-las dentro desse atributo)</text:span></text:p>
      <text:p text:style-name="P237"/>
      <text:p text:style-name="P237"><text:span text:style-name="T629"><text:tab/>Quando o atributo </text:span><text:span text:style-name="T632">target</text:span><text:span text:style-name="T629"> de um </text:span><text:span text:style-name="T635">&lt;link&gt;</text:span><text:span text:style-name="T629"> corresponder ao </text:span><text:span text:style-name="T632">name</text:span><text:span text:style-name="T629"> de um </text:span><text:span text:style-name="T636">&lt;iframe&gt;</text:span><text:span text:style-name="T629">, o link será aberto no iframe. </text:span><text:span text:style-name="T634">Exemplo:</text:span></text:p>
      <text:p text:style-name="P237"/>
      <text:p text:style-name="P238"><text:span text:style-name="T637">&lt;</text:span><text:span text:style-name="T638">iframe</text:span><text:span text:style-name="T639"> </text:span><text:span text:style-name="T640">src</text:span><text:span text:style-name="T641">doc</text:span><text:span text:style-name="T639">=</text:span><text:span text:style-name="T642">"&lt;</text:span><text:span text:style-name="T643">h1&gt;Demonstração&lt;/h1&gt;&lt;p&gt;lorem ipsum&lt;/p&gt;</text:span><text:span text:style-name="T642">"</text:span><text:span text:style-name="T639"> </text:span><text:span text:style-name="T640">name</text:span><text:span text:style-name="T639">=</text:span><text:span text:style-name="T642">"iframe_a"</text:span><text:span text:style-name="T639"> </text:span><text:span text:style-name="T640">height</text:span><text:span text:style-name="T639">=</text:span><text:span text:style-name="T642">"300px"</text:span><text:span text:style-name="T639"> </text:span><text:span text:style-name="T640">width</text:span><text:span text:style-name="T639">=</text:span><text:span text:style-name="T642">"100%"</text:span><text:span text:style-name="T639"> <text:s/> </text:span><text:span text:style-name="T644">scrolling</text:span><text:span text:style-name="T645">=</text:span><text:span text:style-name="T646">"no"</text:span><text:span text:style-name="T639"> </text:span><text:span text:style-name="T640">frameborder</text:span><text:span text:style-name="T639">=</text:span><text:span text:style-name="T642">"1"</text:span><text:span text:style-name="T639"> </text:span><text:span text:style-name="T640">title</text:span><text:span text:style-name="T639">=</text:span><text:span text:style-name="T642">"Iframe<text:tab/>Example"</text:span><text:span text:style-name="T637">&gt;&lt;/</text:span><text:span text:style-name="T638">iframe</text:span><text:span text:style-name="T637">&gt;<text:tab/><text:tab/><text:tab/><text:tab/><text:tab/><text:tab/><text:tab/><text:tab/><text:tab/><text:tab/></text:span></text:p>
      <text:p text:style-name="P239"><text:span text:style-name="T384">&lt;</text:span><text:span text:style-name="T385">p</text:span><text:span text:style-name="T384">&gt;&lt;</text:span><text:span text:style-name="T385">a</text:span> <text:span text:style-name="T401">href</text:span>=<text:span text:style-name="T403">"https://www.w3schools.com"</text:span> <text:tab/><text:tab/><text:tab/><text:tab/><text:tab/><text:tab/><text:tab/><text:span text:style-name="T401">target</text:span>=<text:span text:style-name="T403">"iframe_a"</text:span><text:span text:style-name="T384">&gt;</text:span>W3Schools.com<text:span text:style-name="T384">&lt;/</text:span><text:span text:style-name="T385">a</text:span><text:span text:style-name="T384">&gt;&lt;/</text:span><text:span text:style-name="T385">p</text:span><text:span text:style-name="T384">&gt;<text:tab/><text:tab/><text:tab/><text:tab/><text:tab/></text:span></text:p>
      <text:p text:style-name="P240"/>
      <text:p text:style-name="P241"><text:span text:style-name="T634"><text:tab/>Cuidado </text:span><text:span text:style-name="T647">ao escolher trabalhar com iframes porque essa ação pode comprometer a segurança de seu site, expondo-o a vulnerabilidades como ataque</text:span><text:span text:style-name="T648">s</text:span><text:span text:style-name="T647"> de cross-site scripting (XSS). É por isso que alguns </text:span><text:span text:style-name="T634">sites bloqueiam sua atualização via iframe</text:span><text:span text:style-name="T647">s</text:span><text:span text:style-name="T634">.</text:span></text:p>
      <text:p text:style-name="P241"/>
      <text:p text:style-name="P241"><text:span text:style-name="T649">Uma configuração que pode aumentar a segurança do iframe é o parâmetro </text:span><text:span text:style-name="T632">sandbox="san</text:span><text:span text:style-name="T650">d</text:span><text:span text:style-name="T632">box”</text:span><text:span text:style-name="T649">, </text:span><text:span text:style-name="T648">e</text:span><text:span text:style-name="T649">l</text:span><text:span text:style-name="T648">e</text:span><text:span text:style-name="T649"> pode impedir a captura de qualquer tipo de informação como, por exemplo, inputs de um formulário </text:span><text:span text:style-name="T651">ou execução de scripts</text:span><text:span text:style-name="T649">. <text:line-break/>E</text:span><text:span text:style-name="T651">xistem vários parâmetros, por e</text:span><text:span text:style-name="T649">xemplo:</text:span></text:p>
      <text:p text:style-name="P242"/>
      <text:p text:style-name="P238"><text:span text:style-name="T652">&lt;</text:span><text:span text:style-name="T653">iframe</text:span><text:span text:style-name="T654"> </text:span><text:span text:style-name="T655">srcdoc</text:span><text:span text:style-name="T654">=</text:span><text:span text:style-name="T656">"</text:span><text:span text:style-name="T657">&lt;</text:span><text:span text:style-name="T656">h1&gt;Página exemplo</text:span><text:span text:style-name="T657">&lt;</text:span><text:span text:style-name="T656">/h1&gt;"</text:span><text:span text:style-name="T654"> </text:span><text:span text:style-name="T655">frameborder</text:span><text:span text:style-name="T654">=</text:span><text:span text:style-name="T656">"1"</text:span><text:span text:style-name="T654"> </text:span><text:span text:style-name="T655">sandbox</text:span><text:span text:style-name="T654">=</text:span><text:span text:style-name="T656">"</text:span><text:span text:style-name="T658">sanbox</text:span><text:span text:style-name="T656"> </text:span><text:span text:style-name="T659">allow-script</text:span><text:span text:style-name="T656">"</text:span><text:span text:style-name="T654"> </text:span><text:span text:style-name="T655">referrerpolicy</text:span><text:span text:style-name="T654">=</text:span><text:span text:style-name="T656">"</text:span><text:span text:style-name="T658">no-referrer</text:span><text:span text:style-name="T656">-when-downgrade"</text:span><text:span text:style-name="T652">&gt;&lt;/</text:span><text:span text:style-name="T653">iframe</text:span><text:span text:style-name="T652">&gt;<text:tab/><text:tab/><text:tab/><text:tab/><text:tab/><text:tab/><text:tab/><text:tab/><text:tab/></text:span></text:p>
      <text:p text:style-name="P243"/>
      <text:p text:style-name="P243"><text:soft-page-break/><text:span text:style-name="T660">Quando habilitamos a </text:span><text:span text:style-name="T661">política de </text:span><text:span text:style-name="T660">sandbox em nosso iframe, automaticamente o site que está dentro do quadro perde algumas funcionalidades, dentre elas:</text:span></text:p>
      <text:list text:style-name="L16">
        <text:list-item>
          <text:p text:style-name="P244">Não pode mais enviar dados de formulários</text:p>
        </text:list-item>
        <text:list-item>
          <text:p text:style-name="P244">Não pode mais executar scripts</text:p>
        </text:list-item>
        <text:list-item>
          <text:p text:style-name="P244">Desabilita todo tipo de API, janelas modais e popups</text:p>
        </text:list-item>
        <text:list-item>
          <text:p text:style-name="P245"><text:span text:style-name="T649">Desabilita todo tipo de plugin com </text:span><text:span text:style-name="T662">&lt;</text:span><text:span text:style-name="T663">embed&gt;</text:span><text:span text:style-name="T648">, </text:span><text:span text:style-name="T663">&lt;object&gt;</text:span><text:span text:style-name="T648">, </text:span><text:span text:style-name="T663">&lt;applet&gt;</text:span></text:p>
        </text:list-item>
        <text:list-item>
          <text:p text:style-name="P244">Evita que o site dentro do iframe assuma a navegação top level do navegador</text:p>
        </text:list-item>
        <text:list-item>
          <text:p text:style-name="P244">Bloqueia recursos como autoplay e foco automático em elementos de formulário </text:p>
        </text:list-item>
      </text:list>
      <text:p text:style-name="P246"/>
      <text:p text:style-name="P246">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664">no-referrer, no-referrer-when-downgrade, same-origin, unsafe-url</text:span>, etc…</text:p>
      <text:p text:style-name="P247">Listas</text:p>
      <text:p text:style-name="P248"/>
      <text:p text:style-name="P249"><text:span text:style-name="T665">L</text:span><text:span text:style-name="T666">istas</text:span> são muito úteis, elas simplificam e sintetizam o conteúdo a ser passado e faz a demarcação de cada item para facilitar a visualização. </text:p>
      <text:p text:style-name="P250"/>
      <text:p text:style-name="P251"><text:span text:style-name="T264">&lt;ol </text:span><text:span text:style-name="T667">type</text:span><text:span text:style-name="T668">=”</text:span><text:span text:style-name="T669">a</text:span><text:span text:style-name="T668">” </text:span><text:span text:style-name="T667">start</text:span><text:span text:style-name="T668">=”</text:span><text:span text:style-name="T669">5</text:span><text:span text:style-name="T668">”</text:span><text:span text:style-name="T264">&gt; </text:span><text:span text:style-name="T668">&lt;/ol&gt;</text:span> ordered list: delimita uma <text:span text:style-name="T666">lista ordenada</text:span>. Possui um parâmetro <text:span text:style-name="T506">type</text:span>, onde <text:span text:style-name="T670">personalizamos</text:span> o tipo de marcador da lista atual. As opções de valores para esse parâmetro são:</text:p>
      <text:p text:style-name="P249">‣ <text:span text:style-name="T166">1</text:span> - Valor padrão. Cria listas numeradas. Ex: 1, 2, 3 … </text:p>
      <text:p text:style-name="P249">‣ <text:span text:style-name="T166">A</text:span> - Cria listas alfabéticas em maiúsculas. Ex: A, B, C… </text:p>
      <text:p text:style-name="P249">‣ <text:span text:style-name="T166">a</text:span> - Cria listas alfabéticas em minúsculas. Ex: a, b, c … </text:p>
      <text:p text:style-name="P249">‣ <text:span text:style-name="T166">I</text:span> - Cria listas com algarismos romanos em maiúsculas.</text:p>
      <text:p text:style-name="P249">‣ <text:span text:style-name="T166">i</text:span> - Cria listas com algarismos romanos em minúsculas.</text:p>
      <text:p text:style-name="P251">Você também pode indicar o início da contagem usando o parâmetro <text:span text:style-name="T506">start</text:span>, <text:span text:style-name="T671">mas tenha atenção pois ele é um parâmetro </text:span><text:span text:style-name="T672">somente </text:span><text:span text:style-name="T671">numérico!</text:span></text:p>
      <text:p text:style-name="P249"/>
      <text:p text:style-name="P250"><text:span text:style-name="T264">&lt;li&gt;</text:span> list item: identifica cada <text:span text:style-name="T666">item da lista</text:span> (seu fechamento <text:span text:style-name="T14">é </text:span>opcional)</text:p>
      <text:p text:style-name="P250"><draw:frame draw:style-name="fr6" draw:name="Figura9" text:anchor-type="paragraph" svg:x="6.295cm" svg:y="0.198cm" svg:width="5.001cm" svg:height="4.101cm" draw:z-index="1"><draw:image xlink:href="Pictures/10000000000000BD0000009B99601C16.jpg" xlink:type="simple" xlink:show="embed" xlink:actuate="onLoad" draw:mime-type="image/jpeg"/></draw:frame></text:p>
      <text:p text:style-name="P250"/>
      <text:p text:style-name="P250"/>
      <text:p text:style-name="P250"/>
      <text:p text:style-name="P250"/>
      <text:p text:style-name="P250"/>
      <text:p text:style-name="P250"/>
      <text:p text:style-name="P250"/>
      <text:p text:style-name="P252"><text:span text:style-name="T673">&lt;ul&gt;</text:span> unordered list: <text:span text:style-name="T666">listas com marcadores</text:span>, são aquelas onde a ordem dos itens não influenciará no significado da lista.</text:p>
      <text:p text:style-name="P252"><text:tab/>O marcador padrão é a bolinha preta totalmente preenchida (<text:span text:style-name="T674">disc</text:span>), mas existe a opção de configurar a propriedade <text:span text:style-name="T675">type</text:span> da tag com os valores: </text:p>
      <text:p text:style-name="P252">‣ <text:span text:style-name="T675">disc</text:span> – <text:span text:style-name="T672">(by default)</text:span>. Uma bola preta totalmente pintada </text:p>
      <text:p text:style-name="P252">‣ <text:span text:style-name="T675">circle</text:span> - Uma bola com uma borda preta e sem preenchimento </text:p>
      <text:p text:style-name="P252">‣ <text:span text:style-name="T675">square</text:span> - Um pequeno quadrado preto <text:span text:style-name="T14">pintado</text:span> </text:p>
      <text:p text:style-name="P253"><text:span text:style-name="T676"><text:tab/></text:span><text:span text:style-name="T677">Também é possível</text:span><text:span text:style-name="T676"> personalizar o símbolo de cada elemento </text:span><text:span text:style-name="T678">via CSS</text:span><text:span text:style-name="T676">, usando a propriedade: </text:span><text:span text:style-name="T679">list-style-type</text:span><text:span text:style-name="T574">: </text:span><text:span text:style-name="T680">'</text:span><text:span text:style-name="T681">\2714\00A0\00A0</text:span><text:span text:style-name="T680">'</text:span><text:span text:style-name="T574"> </text:span><text:span text:style-name="T682">/*O '</text:span><text:span text:style-name="T683">\</text:span><text:span text:style-name="T682">00A0' coloca um espaçamento, código do markcheck encontrado no emotepedia*/</text:span><text:span text:style-name="T574">;</text:span></text:p>
      <text:p text:style-name="P254"/>
      <text:p text:style-name="P254">É possível <text:span text:style-name="T97">aninhar</text:span> listas ou até mesmo misturar, juntando </text:p>
      <text:p text:style-name="P255">listas &lt;ol&gt; com &lt;ul&gt;, <text:span text:style-name="T14">uma prática muito utilizada na criação de menus.</text:span></text:p>
      <text:p text:style-name="P256"><text:span text:style-name="T684">Lista de Definição</text:span><text:span text:style-name="T685"> é como se fosse um </text:span><text:span text:style-name="T686">dicionário</text:span><text:span text:style-name="T685">, temos os termos e as suas descrições. É uma lista sem demarcadores.</text:span></text:p>
      <text:p text:style-name="P257"/>
      <text:p text:style-name="P258"><text:span text:style-name="T687">&lt;</text:span><text:span text:style-name="T688">dl&gt;</text:span><text:span text:style-name="T689"> </text:span><text:span text:style-name="T690">definition list: delimita a lista de definição</text:span></text:p>
      <text:p text:style-name="P258"><text:span text:style-name="T688">&lt;dt&gt;</text:span><text:span text:style-name="T689"> </text:span><text:span text:style-name="T690">definition term: termo</text:span></text:p>
      <text:p text:style-name="P258"><text:span text:style-name="T688">&lt;dd&gt;</text:span><text:span text:style-name="T691"> </text:span><text:span text:style-name="T690">definition description: definição do termo</text:span></text:p>
      <text:p text:style-name="P259"><draw:frame draw:style-name="fr1" draw:name="Figura10" text:anchor-type="as-char" svg:width="17.568cm" svg:height="5.794cm" draw:z-index="2"><draw:image xlink:href="Pictures/1000000000000298000000DB262B5F89.jpg" xlink:type="simple" xlink:show="embed" xlink:actuate="onLoad" draw:mime-type="image/jpeg"/></draw:frame></text:p>
      <text:p text:style-name="P260"/>
      <text:p text:style-name="P260"/>
      <text:p text:style-name="P261">Links</text:p>
      <text:p text:style-name="P262"/>
      <text:p text:style-name="P263"><text:span text:style-name="T692">&lt;a href=”</text:span><text:span text:style-name="T693">https://google.com</text:span><text:span text:style-name="T692">”&gt;</text:span><text:span text:style-name="T694"> </text:span><text:span text:style-name="T695">ancor hypertext reference:</text:span><text:span text:style-name="T694"> cria link</text:span><text:span text:style-name="T696">s. </text:span><text:span text:style-name="T697">No contexto semântico, é importante usar </text:span><text:span text:style-name="Strong_20_Emphasis"><text:span text:style-name="T697">links descritivos </text:span></text:span><text:span text:style-name="T697">em vez de genéricos “clique_aqui” para deixar claro o destino desse link. </text:span></text:p>
      <text:p text:style-name="P264"/>
      <text:p text:style-name="P264">O <text:span text:style-name="T698">atributo</text:span> <text:span text:style-name="T675">hreflang</text:span> indica o idioma principal do site: </text:p>
      <text:p text:style-name="P265"><text:span text:style-name="T394">&lt;</text:span><text:span text:style-name="T395">a</text:span><text:span text:style-name="T396"> </text:span><text:span text:style-name="T397">href</text:span><text:span text:style-name="T396">=</text:span><text:span text:style-name="T398">”https://google.com”</text:span><text:span text:style-name="T396"> </text:span><text:span text:style-name="T397">hreflang</text:span><text:span text:style-name="T396">=</text:span><text:span text:style-name="T398">”en”</text:span><text:span text:style-name="T394">&gt;&lt;/</text:span><text:span text:style-name="T395">a</text:span><text:span text:style-name="T394">&gt;</text:span></text:p>
      <text:p text:style-name="P266"/>
      <text:p text:style-name="P267"><text:span text:style-name="T699">Link interno</text:span><text:span text:style-name="T700"> faz </text:span><text:span text:style-name="T701">ligação</text:span><text:span text:style-name="T700"> com outra página do </text:span><text:span text:style-name="T701">mesmo</text:span><text:span text:style-name="T700"> site, que está dentro do mesmo servidor</text:span></text:p>
      <text:p text:style-name="P268"><draw:frame draw:style-name="fr1" draw:name="Figura12" text:anchor-type="as-char" svg:width="14.683cm" svg:height="2.305cm" draw:z-index="3"><draw:image xlink:href="Pictures/100000000000017E0000003CA1E0BEF9.jpg" xlink:type="simple" xlink:show="embed" xlink:actuate="onLoad" draw:mime-type="image/jpeg"/></draw:frame></text:p>
      <text:p text:style-name="P269">Note que não é necessário indicar a URL completa nesses casos. </text:p>
      <text:p text:style-name="P270"/>
      <text:p text:style-name="P271"><text:span text:style-name="T702">O</text:span><text:span text:style-name="T703"> </text:span><text:span text:style-name="T704">atributo</text:span><text:span text:style-name="T703"> </text:span><text:span text:style-name="T705">target</text:span><text:span text:style-name="T704"> </text:span><text:span text:style-name="T702">p</text:span><text:span text:style-name="T704">o</text:span><text:span text:style-name="T702">ssui os</text:span><text:span text:style-name="T704"> parâmetro</text:span><text:span text:style-name="T702">s:</text:span></text:p>
      <text:list text:style-name="L17">
        <text:list-item>
          <text:p text:style-name="P272"><text:span text:style-name="T706">_self</text:span><text:span text:style-name="T707"> </text:span><text:span text:style-name="T708">s</text:span><text:span text:style-name="T709">obrepõe a </text:span><text:span text:style-name="T710">página</text:span><text:span text:style-name="T709"> atual</text:span><text:span text:style-name="T703"> quando clicado. </text:span><text:span text:style-name="T711">Esse parâmetro </text:span><text:span text:style-name="T703">já vem configurado como padrão ao criarmos um hiperlink.</text:span></text:p>
        </text:list-item>
        <text:list-item>
          <text:p text:style-name="P272"><text:span text:style-name="T706">_blank</text:span><text:span text:style-name="T707"> </text:span><text:span text:style-name="T709">abre o link em uma nova </text:span><text:span text:style-name="T710">aba</text:span><text:span text:style-name="T703">, assim não fecha a guia atual </text:span><text:span text:style-name="T704">(atenção para o underline)</text:span></text:p>
        </text:list-item>
        <text:list-item>
          <text:p text:style-name="P272"><text:span text:style-name="T706">_</text:span><text:span text:style-name="T712">parent</text:span><text:span text:style-name="T703"> Abre a página no iframe pai </text:span><text:span text:style-name="T702">(ou n</text:span><text:span text:style-name="T703">o mesmo iframe se não houver pai. </text:span></text:p>
        </text:list-item>
        <text:list-item>
          <text:p text:style-name="P272"><text:span text:style-name="T706">_</text:span><text:span text:style-name="T712">top</text:span><text:span text:style-name="T703"> Abre a página no </text:span><text:span text:style-name="T713">nív</text:span><text:span text:style-name="T714">e</text:span><text:span text:style-name="T713">l raiz</text:span><text:span text:style-name="T703">, que sempre é a </text:span><text:span text:style-name="T713">aba</text:span><text:span text:style-name="T703">/janela completa do navegador. </text:span></text:p>
        </text:list-item>
        <text:list-item>
          <text:p text:style-name="P273"><text:span text:style-name="T706">_</text:span><text:span text:style-name="T712">nomeDoIframe</text:span><text:span text:style-name="T703"> Abre a página em um iframe nomeado.</text:span></text:p>
        </text:list-item>
      </text:list>
      <text:p text:style-name="P274"/>
      <text:p text:style-name="P274"><text:span text:style-name="T704">O atributo </text:span><text:span text:style-name="T705">rel</text:span><text:span text:style-name="T704"> </text:span><text:span text:style-name="T702">p</text:span><text:span text:style-name="T704">o</text:span><text:span text:style-name="T702">ssui os</text:span><text:span text:style-name="T704"> parâmetro</text:span><text:span text:style-name="T702">s:</text:span></text:p>
      <text:list text:style-name="L18">
        <text:list-item>
          <text:p text:style-name="P275"><text:span text:style-name="T715">next</text:span><text:span text:style-name="T704"> indica que o link </text:span><text:span text:style-name="T716">aponta</text:span><text:span text:style-name="T704"> para a </text:span><text:span text:style-name="T717">próxima</text:span><text:span text:style-name="T704"> parte do documento atual</text:span></text:p>
        </text:list-item>
        <text:list-item>
          <text:p text:style-name="P275"><text:span text:style-name="T715">prev</text:span><text:span text:style-name="T704"> indica que o link </text:span><text:span text:style-name="T716">aponta</text:span><text:span text:style-name="T704"> para a parte </text:span><text:span text:style-name="T717">anterior</text:span><text:span text:style-name="T704"> do documento atual</text:span></text:p>
        </text:list-item>
        <text:list-item>
          <text:p text:style-name="P275"><text:span text:style-name="T715">author</text:span><text:span text:style-name="T704"> indica que é </text:span><text:span text:style-name="T716">o</text:span><text:span text:style-name="T704"> link </text:span><text:span text:style-name="T716">aponta para</text:span><text:span text:style-name="T704"> o </text:span><text:span text:style-name="T717">site do autor</text:span><text:span text:style-name="T704"> do artigo atual</text:span></text:p>
        </text:list-item>
        <text:list-item>
          <text:p text:style-name="P275"><text:span text:style-name="T715">external</text:span><text:span text:style-name="T704"> indica que é um link </text:span><text:span text:style-name="T716">de</text:span><text:span text:style-name="T704"> </text:span><text:span text:style-name="T717">outro site</text:span><text:span text:style-name="T704">, não faz</text:span><text:span text:style-name="T716">endo</text:span><text:span text:style-name="T704"> parte do site </text:span><text:span text:style-name="T716">atual</text:span></text:p>
        </text:list-item>
        <text:list-item>
          <text:p text:style-name="P275"><text:span text:style-name="T715">nofollow</text:span><text:span text:style-name="T704"> indica que é um link para um site que </text:span><text:span text:style-name="T718">não tem o seu aval</text:span><text:span text:style-name="T704">, como exemplo, um link patrocinado, instruindo os mecanismos de pesquisa a </text:span><text:span text:style-name="T717">não</text:span><text:span text:style-name="T704"> contar esse hyperlink como ponto de relevância no PageRank do seu site ou blog.</text:span></text:p>
        </text:list-item>
      </text:list>
      <text:p text:style-name="P276"/>
      <text:p text:style-name="P277"/>
      <text:p text:style-name="P278">Note que o fechamento da tag <text:span text:style-name="T571">&lt;/</text:span><text:span text:style-name="T572">a</text:span><text:span text:style-name="T571">&gt;</text:span> vem depois do <text:span text:style-name="T719">texto-nome</text:span> do link, exemplo:</text:p>
      <text:p text:style-name="P279">acesse o meu <text:span text:style-name="T384">&lt;</text:span><text:span text:style-name="T385">a</text:span> <text:span text:style-name="T401">href</text:span>=<text:span text:style-name="T403">"https://www.youtube.com/watch?v=naFQrPhD09I"</text:span> </text:p>
      <text:p text:style-name="P280"><text:span text:style-name="T720">target</text:span><text:span text:style-name="T721">=</text:span><text:span text:style-name="T722">"_self"</text:span><text:span text:style-name="T721"> </text:span><text:span text:style-name="T720">rel</text:span><text:span text:style-name="T721">=</text:span><text:span text:style-name="T722">"external"</text:span><text:span text:style-name="T723">&gt;</text:span><text:span text:style-name="T724">canal no youtube</text:span><text:span text:style-name="T723">&lt;/</text:span><text:span text:style-name="T725">a</text:span><text:span text:style-name="T723">&gt;</text:span></text:p>
      <text:p text:style-name="P281"/>
      <text:p text:style-name="P281">Quando criar<text:span text:style-name="T700"> </text:span><text:span text:style-name="T726">L</text:span><text:span text:style-name="T699">inks externos</text:span><text:span text:style-name="T700">, </text:span>ou seja, que não pertençam ao seu site, é recomend<text:span text:style-name="T727">ável</text:span> utilizar os atributos <text:span text:style-name="T8">target=”_blank”</text:span> e <text:span text:style-name="T8">rel=”external”</text:span></text:p>
      <text:p text:style-name="P282"><draw:frame draw:style-name="fr1" draw:name="Figura11" text:anchor-type="as-char" svg:width="15.346cm" svg:height="1.64cm" draw:z-index="16"><draw:image xlink:href="Pictures/10000000000002440000003E9B9D60B7.jpg" xlink:type="simple" xlink:show="embed" xlink:actuate="onLoad" draw:mime-type="image/jpeg"/></draw:frame></text:p>
      <text:p text:style-name="P283">Nestes casos, devemos indicar a URL <text:span text:style-name="T97">completa</text:span>, <text:span text:style-name="T728">pois t</text:span><text:span text:style-name="T729">odo link externo precisa </text:span><text:span text:style-name="T730">começar</text:span><text:span text:style-name="T729"> com </text:span>o protocolo <text:span text:style-name="T8">http://</text:span> ou <text:span text:style-name="T8">http</text:span><text:span text:style-name="T731">s</text:span><text:span text:style-name="T8">://</text:span> <text:span text:style-name="T732">mais </text:span>o caminho que leve <text:span text:style-name="T733">a</text:span> uma página específica, se for necessário. </text:p>
      <text:p text:style-name="P284"/>
      <text:p text:style-name="P285"><text:span text:style-name="T699">Link para download</text:span><text:span text:style-name="T700">: </text:span><text:span text:style-name="T701">são</text:span><text:span text:style-name="T700"> necessário</text:span><text:span text:style-name="T701">s</text:span><text:span text:style-name="T700"> </text:span><text:span text:style-name="T734">2 atributos:</text:span><text:span text:style-name="T735"> </text:span></text:p>
      <text:list text:style-name="L19">
        <text:list-item>
          <text:p text:style-name="P286">O atributo <text:span text:style-name="T667">download</text:span> indica o nome do arquivo</text:p>
        </text:list-item>
        <text:list-item>
          <text:p text:style-name="P287"><text:span text:style-name="T716">O atributo</text:span><text:span text:style-name="T736"> </text:span><text:span text:style-name="T737">type</text:span><text:span text:style-name="T736"> </text:span><text:span text:style-name="T738">indica a extensão do arquivo</text:span></text:p>
        </text:list-item>
      </text:list>
      <text:p text:style-name="P288"><draw:frame draw:style-name="fr2" draw:name="Figura13" text:anchor-type="as-char" svg:width="17.489cm" svg:height="5.398cm" draw:z-index="4"><draw:image xlink:href="Pictures/1000000000000295000000CC080799DA.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739">sobre </text:span><text:span text:style-name="T8">media types</text:span>.</text:p>
      <text:p text:style-name="P289"/>
      <text:p text:style-name="P289">O atributo <text:span text:style-name="T166">title</text:span> especifica informações extras sobre um elemento. <text:span text:style-name="T740">Essas</text:span> informações geralmente são mostradas como um texto de dica quando o mouse passa sobre o elemento. <text:span text:style-name="T740">Exemplo:</text:span></text:p>
      <text:p text:style-name="P290"><text:span text:style-name="T384">&lt;</text:span><text:span text:style-name="T385">a</text:span> <text:span text:style-name="T401">href</text:span>=<text:span text:style-name="T403">"https://www.w3schools.com/html/"</text:span> <text:span text:style-name="T401">title</text:span>=<text:span text:style-name="T403">"Go to W3Schools HTML section"</text:span><text:span text:style-name="T384">&gt;</text:span>Visit our HTML Tutorial<text:span text:style-name="T384">&lt;/</text:span><text:span text:style-name="T385">a</text:span><text:span text:style-name="T384">&gt;</text:span></text:p>
      <text:p text:style-name="P289"/>
      <text:p text:style-name="P291"><text:span text:style-name="T741">Use </text:span><text:span text:style-name="T742">mailto:</text:span><text:span text:style-name="T741"> dentro do atributo </text:span><text:span text:style-name="T742">href</text:span><text:span text:style-name="T741"> para criar um link que abre o programa de e-mail do usuário (para permitir que ele envie um novo e-mail). </text:span><text:span text:style-name="T743">Exemplo:</text:span></text:p>
      <text:p text:style-name="P291"><text:span text:style-name="T744">&lt;</text:span><text:span text:style-name="T745">a</text:span><text:span text:style-name="T746"> </text:span><text:span text:style-name="T747">href</text:span><text:span text:style-name="T746">=</text:span><text:span text:style-name="T748">"mailto:someone@example.com"</text:span><text:span text:style-name="T744">&gt;</text:span><text:span text:style-name="T746">Send email</text:span><text:span text:style-name="T744">&lt;/</text:span><text:span text:style-name="T745">a</text:span><text:span text:style-name="T744">&gt;</text:span></text:p>
      <text:p text:style-name="P292"><text:line-break/>Um <text:span text:style-name="T749">file path</text:span> descreve a localização de um arquivo na estrutura de pastas de um site.</text:p>
      <text:p text:style-name="P292"><text:span text:style-name="T750">&lt;img src="</text:span><text:span text:style-name="T751">picture.jpg</text:span><text:span text:style-name="T750">"&gt; o arquivo está localizado na </text:span><text:span text:style-name="T752">mesma pasta</text:span><text:span text:style-name="T750"> da página atual</text:span></text:p>
      <text:p text:style-name="P293"><text:span text:style-name="T753">&lt;img src="images</text:span><text:span text:style-name="T754">/</text:span><text:span text:style-name="T755">picture.jpg</text:span><text:span text:style-name="T753">"&gt; localizado na </text:span><text:span text:style-name="T756">pasta</text:span><text:span text:style-name="T753"> de imagens </text:span><text:span text:style-name="T757">dentro</text:span><text:span text:style-name="T758"> </text:span><text:span text:style-name="T753">da </text:span><text:span text:style-name="T756">pasta</text:span><text:span text:style-name="T753"> </text:span><text:span text:style-name="T756">atual</text:span></text:p>
      <text:p text:style-name="P293"><text:span text:style-name="T753">&lt;img src="</text:span><text:span text:style-name="T754">/</text:span><text:span text:style-name="T753">images/</text:span><text:span text:style-name="T755">picture.jpg</text:span><text:span text:style-name="T753">"&gt; está na pasta de imagens, na </text:span><text:span text:style-name="T757">root</text:span><text:span text:style-name="T753"> da web atual</text:span></text:p>
      <text:p text:style-name="P293"><text:span text:style-name="T753">&lt;img src="</text:span><text:span text:style-name="T754">../</text:span><text:span text:style-name="T755">picture.jpg</text:span><text:span text:style-name="T753">"&gt; </text:span><text:span text:style-name="T758">está </text:span><text:span text:style-name="T753">localizado na </text:span><text:span text:style-name="T756">pasta um nível acima</text:span><text:span text:style-name="T753"> da pasta atual</text:span></text:p>
      <text:p text:style-name="P294">Tabelas</text:p>
      <text:p text:style-name="P295"><text:span text:style-name="T292"><text:line-break/></text:span><text:span text:style-name="T759">&lt;table&gt;</text:span><text:span text:style-name="T292"> cria tabela<text:line-break/></text:span><text:span text:style-name="T759">&lt;caption&gt;</text:span><text:span text:style-name="T292"> designa o </text:span><text:span text:style-name="T559">título da tabela</text:span><text:span text:style-name="T760"><text:line-break/></text:span><text:span text:style-name="T276">&lt;</text:span><text:span text:style-name="T761">thead</text:span><text:span text:style-name="T276">&gt;</text:span><text:span text:style-name="T760"> </text:span><text:span text:style-name="T762">agrupa os elementos do </text:span><text:span text:style-name="T763">cabeçalho</text:span><text:span text:style-name="T760"><text:line-break/></text:span><text:span text:style-name="T276">&lt;</text:span><text:span text:style-name="T761">tbody</text:span><text:span text:style-name="T276">&gt;</text:span><text:span text:style-name="T760"> </text:span><text:span text:style-name="T762">agrupa os elementos do </text:span><text:span text:style-name="T763">corpo</text:span><text:span text:style-name="T760"><text:line-break/></text:span><text:span text:style-name="T276">&lt;</text:span><text:span text:style-name="T761">tfoot</text:span><text:span text:style-name="T276">&gt;</text:span><text:span text:style-name="T760"> <text:s/></text:span><text:span text:style-name="T762">agrupa os elementos do </text:span><text:span text:style-name="T763">rodapé</text:span></text:p>
      <text:p text:style-name="P296"><text:span text:style-name="T764">&lt;tr&gt;</text:span><text:span text:style-name="T765"> table </text:span><text:span text:style-name="T766">rows</text:span><text:span text:style-name="T765">, </text:span><text:span text:style-name="T767">cria</text:span><text:span text:style-name="T765"> as </text:span><text:span text:style-name="T768">linhas</text:span><text:span text:style-name="T765"><text:line-break/></text:span><text:span text:style-name="T764">&lt;th&gt;</text:span><text:span text:style-name="T769"> table head, </text:span><text:span text:style-name="T765">designa </text:span><text:span text:style-name="T770">título da coluna</text:span><text:span text:style-name="T771">, </text:span><text:span text:style-name="T766">dentro de cada linha</text:span></text:p>
      <text:p text:style-name="P297"><text:span text:style-name="T772"><text:tab/></text:span><text:span text:style-name="T773">&lt;</text:span><text:span text:style-name="T774">th</text:span><text:span text:style-name="T775"> </text:span><text:span text:style-name="T776">scope</text:span><text:span text:style-name="T775">=</text:span><text:span text:style-name="T777">"col</text:span><text:span text:style-name="T778">group</text:span><text:span text:style-name="T777">"</text:span><text:span text:style-name="T773">&gt;&lt;/</text:span><text:span text:style-name="T774">th</text:span><text:span text:style-name="T773">&gt;</text:span><text:span text:style-name="T772"> </text:span><text:span text:style-name="T779">o atributo </text:span><text:span text:style-name="T204">scope</text:span><text:span text:style-name="T772"> </text:span><text:span text:style-name="T779">tem apenas </text:span><text:span text:style-name="T780">valor semântico</text:span><text:span text:style-name="T779"> e </text:span><text:span text:style-name="T781">define o escopo, ou seja,</text:span><text:span text:style-name="T772"> se a </text:span><text:span text:style-name="T782">&lt;t</text:span><text:span text:style-name="T783">h</text:span><text:span text:style-name="T782">&gt;</text:span><text:span text:style-name="T772"> é um cabeçalho para coluna </text:span><text:span text:style-name="T784">ou</text:span><text:span text:style-name="T772"> linha ou</text:span><text:span text:style-name="T781"> </text:span><text:span text:style-name="T772">grupo de colunas ou linhas.</text:span><text:span text:style-name="T209"><text:line-break/></text:span><text:span text:style-name="T202">&lt;td&gt;</text:span><text:span text:style-name="T209"> table </text:span><text:span text:style-name="T772">data</text:span><text:span text:style-name="T209">, </text:span><text:span text:style-name="T785">cria</text:span><text:span text:style-name="T209"> as </text:span><text:span text:style-name="T262">células</text:span><text:span text:style-name="T209">, dentro de cada linha. </text:span><text:span text:style-name="T786">(fechamento opcional)</text:span><text:span text:style-name="T209"><text:line-break/><text:tab/></text:span><text:span text:style-name="T787">&lt;</text:span><text:span text:style-name="T788">td</text:span><text:span text:style-name="T789"> </text:span><text:span text:style-name="T790">rowspan</text:span><text:span text:style-name="T789">=</text:span><text:span text:style-name="T791">"2"</text:span><text:span text:style-name="T787">&gt;&lt;/</text:span><text:span text:style-name="T788">td</text:span><text:span text:style-name="T787">&gt;</text:span><text:span text:style-name="T209"> </text:span><text:span text:style-name="T792">o atributo </text:span><text:span text:style-name="T204">rowspan</text:span><text:span text:style-name="T209"> faz a célula ocupar mais de uma </text:span><text:span text:style-name="T772">linha, </text:span><text:span text:style-name="T280">expan</text:span><text:span text:style-name="T792">dindo-a</text:span><text:span text:style-name="T209"> </text:span><text:span text:style-name="T793">(</text:span><text:span text:style-name="T794">mesclar </text:span><text:span text:style-name="T795">vertical</text:span><text:span text:style-name="T793">)</text:span><text:span text:style-name="T209"><text:line-break/><text:tab/></text:span><text:span text:style-name="T787">&lt;</text:span><text:span text:style-name="T788">td</text:span><text:span text:style-name="T789"> </text:span><text:span text:style-name="T796">cols</text:span><text:span text:style-name="T790">pan</text:span><text:span text:style-name="T789">=</text:span><text:span text:style-name="T791">"2"</text:span><text:span text:style-name="T787">&gt;&lt;/</text:span><text:span text:style-name="T788">td</text:span><text:span text:style-name="T787">&gt;</text:span><text:span text:style-name="T209"> </text:span><text:span text:style-name="T792">o atributo </text:span><text:span text:style-name="T797">col</text:span><text:span text:style-name="T204">span</text:span><text:span text:style-name="T798"> </text:span><text:span text:style-name="T209">faz a célula ocupar mais de uma </text:span><text:span text:style-name="T286">coluna</text:span><text:span text:style-name="T772"> </text:span><text:span text:style-name="T779">(</text:span><text:span text:style-name="T795">mesclar horizontal</text:span><text:span text:style-name="T792">)</text:span></text:p>
      <text:p text:style-name="P298"/>
      <text:p text:style-name="P299"><text:span text:style-name="T799">Em CSS, a propriedade </text:span><text:span text:style-name="T202">border-collapse </text:span><text:span text:style-name="T799">define se as bordas da tabela devem ser </text:span><text:span text:style-name="T800">unidas</text:span><text:span text:style-name="T799"> em uma única borda ou </text:span><text:span text:style-name="T801">separadas</text:span><text:span text:style-name="T802">, respectivamente. Exemplo</text:span><text:span text:style-name="T803">s</text:span><text:span text:style-name="T802">:</text:span></text:p>
      <text:p text:style-name="P300"><text:span text:style-name="T804">border-collapse</text:span><text:span text:style-name="T805">: </text:span><text:span text:style-name="T806">collapse</text:span><text:span text:style-name="T805">;</text:span></text:p>
      <text:p text:style-name="P300"><text:span text:style-name="T804">border-collapse</text:span><text:span text:style-name="T805">: </text:span><text:span text:style-name="T806">separate</text:span><text:span text:style-name="T805">;</text:span></text:p>
      <text:p text:style-name="P301"/>
      <text:p text:style-name="P302"><text:span text:style-name="T786">Para alinhar as </text:span><text:span text:style-name="T807">&lt;td&gt;</text:span><text:span text:style-name="T786"> horizontalmente, use a propriedade </text:span><text:span text:style-name="T202">text-align</text:span><text:span text:style-name="T786">.</text:span></text:p>
      <text:p text:style-name="P299"><text:span text:style-name="T786">Já para alinhar verticalmente, use a propriedade </text:span><text:span text:style-name="T202">vertical-align</text:span><text:span text:style-name="T786">.<text:line-break/>Exemplos: </text:span></text:p>
      <text:p text:style-name="P300"><text:span text:style-name="T808">text-align</text:span><text:span text:style-name="T809">: </text:span><text:span text:style-name="T810">center</text:span><text:span text:style-name="T809">; <text:tab/></text:span></text:p>
      <text:p text:style-name="P300"><text:span text:style-name="T808">vertical-align</text:span><text:span text:style-name="T809">: </text:span><text:span text:style-name="T811">middle</text:span><text:span text:style-name="T809">;</text:span></text:p>
      <text:p text:style-name="P303"/>
      <text:p text:style-name="P304"/>
      <text:p text:style-name="P305"><text:span text:style-name="T786">Para criar </text:span><text:span text:style-name="T812">efeito zebrado nas linhas da tabela</text:span><text:span text:style-name="T786">, utilize a seguinte configuração CSS:</text:span></text:p>
      <text:p text:style-name="P306"><text:span text:style-name="T813">tbody</text:span><text:span text:style-name="T814"> &gt; </text:span><text:span text:style-name="T813">tr:</text:span><text:span text:style-name="T815">nth-child(</text:span><text:span text:style-name="T814">even</text:span><text:span text:style-name="T815">)</text:span><text:span text:style-name="T814"> {<text:tab/><text:tab/><text:tab/><text:tab/><text:tab/><text:tab/><text:tab/><text:tab/></text:span></text:p>
      <text:p text:style-name="P307"><text:span text:style-name="T816">/* </text:span><text:span text:style-name="T817">exemplos de parâmetros: </text:span><text:span text:style-name="T816">2n / </text:span><text:span text:style-name="T817">2n-1 / </text:span><text:span text:style-name="T818">even</text:span><text:span text:style-name="T817">(par) / </text:span><text:span text:style-name="T818">odd</text:span><text:span text:style-name="T817">(ímpar)</text:span><text:span text:style-name="T816"> */<text:tab/><text:line-break/><text:tab/></text:span><text:span text:style-name="T819">background-color</text:span><text:span text:style-name="T820">: </text:span><text:span text:style-name="T821">lightgray</text:span><text:span text:style-name="T820">;</text:span><text:span text:style-name="T822">}</text:span><text:span text:style-name="T820"><text:tab/><text:tab/><text:tab/><text:tab/><text:tab/><text:tab/><text:tab/></text:span></text:p>
      <text:p text:style-name="P308"/>
      <text:p text:style-name="P309"><text:span text:style-name="T823">Para </text:span><text:span text:style-name="T812">fixar o cabeçalho no topo da tabela</text:span><text:span text:style-name="T823">, use a seguinte configuração:</text:span></text:p>
      <text:p text:style-name="P307"><text:span text:style-name="T824">head</text:span><text:span text:style-name="T825"> &gt; </text:span><text:span text:style-name="T824">tr</text:span><text:span text:style-name="T825"> &gt; </text:span><text:span text:style-name="T824">th</text:span><text:span text:style-name="T825"> {<text:tab/><text:tab/><text:tab/><text:tab/><text:tab/><text:tab/><text:tab/><text:tab/><text:tab/><text:tab/><text:tab/><text:tab/></text:span><text:span text:style-name="T819">position</text:span><text:span text:style-name="T820">: </text:span><text:span text:style-name="T821">sticky</text:span><text:span text:style-name="T820">; </text:span><text:span text:style-name="T826">/*é preciso que a &lt;table&gt; esteja<text:tab/><text:tab/><text:tab/><text:tab/>configurada com position: absolute*/<text:tab/><text:tab/><text:tab/><text:tab/><text:tab/><text:tab/></text:span></text:p>
      <text:p text:style-name="P310"><text:span text:style-name="T389"><text:tab/>top</text:span><text:span text:style-name="T388">: </text:span><text:span text:style-name="T827">-1px</text:span><text:span text:style-name="T388">; </text:span><text:span text:style-name="T828">/*é preciso </text:span><text:span text:style-name="T829">declarar</text:span><text:span text:style-name="T828"> </text:span><text:span text:style-name="T829">o ponto de fixação</text:span><text:span text:style-name="T828">*/<text:tab/><text:tab/><text:tab/></text:span></text:p>
      <text:p text:style-name="P311"><text:span text:style-name="T389"><text:tab/>background-color</text:span><text:span text:style-name="T388">: </text:span><text:span text:style-name="T390">lightgray</text:span><text:span text:style-name="T388">;</text:span><text:span text:style-name="T830">}</text:span><text:span text:style-name="T388"> </text:span><text:span text:style-name="T828">/*é importante colorir a &lt;th&gt;*/<text:tab/></text:span></text:p>
      <text:p text:style-name="P312"/>
      <text:p text:style-name="P313"><text:span text:style-name="T831">Para </text:span><text:span text:style-name="T812">aplicar estilo nas colunas d</text:span><text:span text:style-name="T832">a</text:span><text:span text:style-name="T812"> tabela</text:span><text:span text:style-name="T831"> use a tag </text:span><text:span text:style-name="T202">&lt;colgroup&gt;</text:span><text:span text:style-name="T831"> </text:span><text:span text:style-name="T833">combinada com a tag</text:span><text:span text:style-name="T831"> </text:span><text:span text:style-name="T834">&lt;col&gt;</text:span><text:span text:style-name="T833">. Usando o</text:span><text:span text:style-name="T835"> </text:span><text:span text:style-name="T833">atributo </text:span><text:span text:style-name="T836">&lt;span&gt;</text:span><text:span text:style-name="T833">, o estilo é aplicado nas colunas seguintes </text:span><text:span text:style-name="T837">também</text:span><text:span text:style-name="T833">. </text:span><text:span text:style-name="T831">Exemplo:</text:span></text:p>
      <text:p text:style-name="P313"/>
      <text:p text:style-name="P314"><text:span text:style-name="T838">&lt;/</text:span><text:span text:style-name="T839">style</text:span><text:span text:style-name="T838">&gt;<text:tab/><text:tab/><text:tab/><text:tab/><text:tab/><text:tab/><text:tab/><text:tab/><text:tab/><text:tab/></text:span></text:p>
      <text:p text:style-name="P315"><text:span text:style-name="T840"><text:tab/>col.destaque</text:span><text:span text:style-name="T388"> {<text:tab/><text:tab/><text:tab/><text:tab/><text:tab/><text:tab/><text:tab/><text:tab/></text:span></text:p>
      <text:p text:style-name="P315"><text:span text:style-name="T389"><text:tab/><text:tab/>background-color</text:span><text:span text:style-name="T388">: </text:span><text:span text:style-name="T390">chartreuse</text:span><text:span text:style-name="T388">;<text:tab/><text:tab/><text:tab/><text:tab/></text:span></text:p>
      <text:p text:style-name="P316"><text:tab/>}<text:tab/><text:tab/><text:tab/><text:tab/><text:tab/><text:tab/><text:tab/><text:tab/><text:tab/><text:tab/></text:p>
      <text:p text:style-name="P315"><text:span text:style-name="T840"><text:tab/>col.c_sexo</text:span><text:span text:style-name="T388">, </text:span><text:span text:style-name="T840">col.c_idade</text:span><text:span text:style-name="T388">, </text:span><text:span text:style-name="T840">col.c_profissao</text:span><text:span text:style-name="T388"> {<text:tab/><text:tab/></text:span></text:p>
      <text:p text:style-name="P315"><text:span text:style-name="T389"><text:tab/><text:tab/>background-color</text:span><text:span text:style-name="T388">: </text:span><text:span text:style-name="T390">yellow</text:span><text:span text:style-name="T388">;<text:tab/><text:tab/><text:tab/><text:tab/></text:span></text:p>
      <text:p text:style-name="P316"><text:tab/>}<text:tab/><text:tab/><text:tab/><text:tab/><text:tab/><text:tab/><text:tab/><text:tab/><text:tab/><text:tab/></text:p>
      <text:p text:style-name="P315"><text:span text:style-name="T840"><text:tab/>col.c_grupo</text:span><text:span text:style-name="T388"> {<text:tab/><text:tab/><text:tab/><text:tab/><text:tab/><text:tab/><text:tab/><text:tab/></text:span></text:p>
      <text:p text:style-name="P315"><text:span text:style-name="T389"><text:tab/><text:tab/>background-color</text:span><text:span text:style-name="T388">: </text:span><text:span text:style-name="T390">lightcoral</text:span><text:span text:style-name="T388">;<text:tab/><text:tab/><text:tab/><text:tab/></text:span></text:p>
      <text:p text:style-name="P316"><text:tab/>}<text:tab/><text:tab/><text:tab/><text:tab/><text:tab/><text:tab/><text:tab/><text:tab/><text:tab/><text:tab/></text:p>
      <text:p text:style-name="P317"><text:span text:style-name="T386">&lt;/</text:span><text:span text:style-name="T387">style</text:span><text:span text:style-name="T386">&gt;<text:tab/><text:tab/><text:tab/><text:tab/><text:tab/><text:tab/><text:tab/><text:tab/><text:tab/><text:tab/></text:span></text:p>
      <text:p text:style-name="P318">&lt;table&gt;<text:tab/><text:tab/><text:tab/><text:tab/><text:tab/><text:tab/><text:tab/><text:tab/><text:tab/><text:tab/></text:p>
      <text:p text:style-name="P315"><text:span text:style-name="T386"><text:tab/>&lt;</text:span><text:span text:style-name="T387">colgroup</text:span><text:span text:style-name="T386">&gt;<text:tab/><text:tab/><text:tab/><text:tab/><text:tab/><text:tab/><text:tab/><text:tab/></text:span></text:p>
      <text:p text:style-name="P315"><text:span text:style-name="T386"><text:tab/><text:tab/>&lt;</text:span><text:span text:style-name="T387">col</text:span><text:span text:style-name="T388"> </text:span><text:span text:style-name="T389">class</text:span><text:span text:style-name="T388">=</text:span><text:span text:style-name="T390">"c_nome destaque"</text:span><text:span text:style-name="T386">&gt;<text:tab/><text:tab/><text:tab/><text:tab/></text:span></text:p>
      <text:p text:style-name="P315"><text:span text:style-name="T386"><text:tab/><text:tab/>&lt;</text:span><text:span text:style-name="T387">col</text:span><text:span text:style-name="T388"> </text:span><text:span text:style-name="T389">class</text:span><text:span text:style-name="T388">=</text:span><text:span text:style-name="T390">"c_sexo c_grupo"</text:span><text:span text:style-name="T388"> </text:span><text:span text:style-name="T389">span</text:span><text:span text:style-name="T388">=</text:span><text:span text:style-name="T390">"2"</text:span><text:span text:style-name="T386">&gt;<text:tab/><text:tab/></text:span></text:p>
      <text:p text:style-name="P315"><text:span text:style-name="T386"><text:tab/><text:tab/>&lt;</text:span><text:span text:style-name="T387">col</text:span><text:span text:style-name="T388"> </text:span><text:span text:style-name="T389">class</text:span><text:span text:style-name="T388">=</text:span><text:span text:style-name="T390">"c_idade"</text:span><text:span text:style-name="T386">&gt;<text:tab/><text:tab/><text:tab/><text:tab/><text:tab/></text:span></text:p>
      <text:p text:style-name="P315"><text:span text:style-name="T386"><text:tab/><text:tab/>&lt;</text:span><text:span text:style-name="T387">col</text:span><text:span text:style-name="T388"> </text:span><text:span text:style-name="T389">class</text:span><text:span text:style-name="T388">=</text:span><text:span text:style-name="T390">"c_profissao"</text:span><text:span text:style-name="T386">&gt;<text:tab/><text:tab/><text:tab/><text:tab/></text:span></text:p>
      <text:p text:style-name="P315"><text:span text:style-name="T386"><text:tab/>&lt;/</text:span><text:span text:style-name="T387">colgroup</text:span><text:span text:style-name="T386">&gt;<text:tab/><text:tab/><text:tab/><text:tab/><text:tab/><text:tab/><text:tab/><text:tab/></text:span></text:p>
      <text:p text:style-name="P315"><text:span text:style-name="T386"><text:tab/>&lt;</text:span><text:span text:style-name="T387">caption</text:span><text:span text:style-name="T386">&gt;&lt;</text:span><text:span text:style-name="T387">strong</text:span><text:span text:style-name="T386">&gt;</text:span><text:span text:style-name="T388">Cadastro</text:span><text:span text:style-name="T386">&lt;/</text:span><text:span text:style-name="T387">strong</text:span><text:span text:style-name="T386">&gt;&lt;/</text:span><text:span text:style-name="T387">caption</text:span><text:span text:style-name="T386">&gt;<text:tab/><text:tab/></text:span></text:p>
      <text:p text:style-name="P315"><text:span text:style-name="T386"><text:tab/>&lt;</text:span><text:span text:style-name="T387">tr</text:span><text:span text:style-name="T386">&gt;<text:tab/><text:tab/><text:tab/><text:tab/><text:tab/><text:tab/><text:tab/><text:tab/><text:tab/><text:tab/></text:span></text:p>
      <text:p text:style-name="P315"><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Nome</text:span><text:span text:style-name="T386">&lt;/</text:span><text:span text:style-name="T387">th</text:span><text:span text:style-name="T386">&gt;<text:tab/><text:tab/><text:tab/><text:tab/></text:span></text:p>
      <text:p text:style-name="P315"><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Sexo</text:span><text:span text:style-name="T386">&lt;/</text:span><text:span text:style-name="T387">th</text:span><text:span text:style-name="T386">&gt;<text:tab/><text:tab/><text:tab/><text:tab/></text:span></text:p>
      <text:p text:style-name="P315"><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Idade</text:span><text:span text:style-name="T386">&lt;/</text:span><text:span text:style-name="T387">th</text:span><text:span text:style-name="T386">&gt;<text:tab/><text:tab/><text:tab/><text:tab/></text:span></text:p>
      <text:p text:style-name="P315"><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Profissão</text:span><text:span text:style-name="T386">&lt;/</text:span><text:span text:style-name="T387">th</text:span><text:span text:style-name="T386">&gt;<text:tab/><text:tab/><text:tab/></text:span></text:p>
      <text:p text:style-name="P319"><text:span text:style-name="T386"><text:tab/>&lt;/</text:span><text:span text:style-name="T387">tr</text:span><text:span text:style-name="T386">&gt;<text:tab/><text:tab/><text:tab/><text:tab/><text:tab/><text:tab/><text:tab/><text:tab/><text:tab/></text:span></text:p>
      <text:p text:style-name="P319"><text:span text:style-name="T387">&lt;/table&gt;<text:tab/></text:span><text:span text:style-name="T386"><text:tab/><text:tab/><text:tab/><text:tab/><text:tab/><text:tab/><text:tab/><text:tab/><text:tab/></text:span></text:p>
      <text:p text:style-name="P320"/>
      <text:p text:style-name="P321"><draw:frame draw:style-name="fr2" draw:name="Figura20" text:anchor-type="as-char" svg:width="11.361cm" svg:height="4.591cm" draw:z-index="18"><draw:image xlink:href="Pictures/10000001000003420000015191BCB7E0.png" xlink:type="simple" xlink:show="embed" xlink:actuate="onLoad" draw:mime-type="image/png"/></draw:frame></text:p>
      <text:p text:style-name="P322"/>
      <text:p text:style-name="P323"><text:span text:style-name="T841">Para tornar as tabelas mais </text:span><text:span text:style-name="T842">responsivas</text:span><text:span text:style-name="T841">, envelope-as dentro de uma </text:span><text:span text:style-name="T843">&lt;div&gt;</text:span><text:span text:style-name="T841"> e aplique o estilo </text:span><text:span text:style-name="T844">overflow</text:span><text:span text:style-name="T845">: </text:span><text:span text:style-name="T846">auto</text:span><text:span text:style-name="T845">;</text:span><text:span text:style-name="T841"> para habilitar a barra de rolagem horizontal </text:span><text:span text:style-name="T847">apenas na tabela</text:span><text:span text:style-name="T841">.</text:span></text:p>
      <text:p text:style-name="P324"/>
      <text:p text:style-name="P324">Exemplo de anatomia para tabelas grandes:</text:p>
      <text:p text:style-name="P324">TABLE</text:p>
      <text:p text:style-name="P324"><text:tab/>CAPTION</text:p>
      <text:p text:style-name="P324"><text:tab/>THEAD</text:p>
      <text:p text:style-name="P324"><text:tab/><text:tab/> TR, TH</text:p>
      <text:p text:style-name="P324"><text:tab/>TBODY</text:p>
      <text:p text:style-name="P324"><text:tab/><text:tab/>TR, TD, TH</text:p>
      <text:p text:style-name="P324"><text:tab/>TFOOT</text:p>
      <text:p text:style-name="P324"><text:tab/><text:tab/>TR, TH, TD</text:p>
      <text:p text:style-name="P324"/>
      <text:h text:style-name="P325" text:outline-level="1"><text:span text:style-name="T848">F</text:span><text:span text:style-name="T849">ormulários</text:span></text:h>
      <text:p text:style-name="P326"/>
      <text:p text:style-name="P327"><text:span text:style-name="Strong_20_Emphasis"><text:span text:style-name="T271">&lt;form&gt;</text:span></text:span><text:span text:style-name="Strong_20_Emphasis"><text:span text:style-name="T850"> </text:span></text:span><text:span text:style-name="T850">inicia um formulário, delimit</text:span><text:span text:style-name="T851">ando</text:span><text:span text:style-name="T850"> </text:span><text:span text:style-name="T851">sua</text:span><text:span text:style-name="T850"> área. </text:span><text:span text:style-name="T852">Seus principais parâmetros são</text:span><text:span text:style-name="T850">:</text:span></text:p>
      <text:list text:style-name="L20">
        <text:list-item>
          <text:p text:style-name="P328"><text:span text:style-name="T853">method:</text:span><text:span text:style-name="T854"> é o método HTTP para enviar o formulário</text:span></text:p>
        </text:list-item>
      </text:list>
      <text:list text:style-name="L21">
        <text:list-item>
          <text:list>
            <text:list-item>
              <text:p text:style-name="P329"><text:span text:style-name="T855">ge</text:span><text:span text:style-name="T856">t</text:span><text:span text:style-name="T286">: </text:span><text:span text:style-name="T857">os dados são incrementados</text:span><text:span text:style-name="T286"> na URL </text:span><text:span text:style-name="T857">ao submeter</text:span><text:span text:style-name="T286"> </text:span><text:span text:style-name="T858">o</text:span><text:span text:style-name="T286"> formulário, </text:span><text:span text:style-name="T859">com limite máximo de 3000 bytes </text:span><text:span text:style-name="T860">(2048 caracteres)</text:span><text:span text:style-name="T286">.<text:line-break/> </text:span><text:span text:style-name="T860">Seu uso é recomendado quando existir interesse em compartilhar a URL e/ou quando a operação for </text:span><text:span text:style-name="T861">idempotente</text:span><text:span text:style-name="T860"> (quando a mesma requisição puder ser enviada mais de uma vez sem consequências negativas).</text:span></text:p>
            </text:list-item>
            <text:list-item>
              <text:p text:style-name="P329"><text:span text:style-name="T855">post</text:span><text:span text:style-name="T286">: </text:span><text:span text:style-name="T857">os dados não se apresentam na URL mas podem ser encontrados no network→ </text:span><text:span text:style-name="T862">payload</text:span><text:span text:style-name="T857"> d</text:span><text:span text:style-name="T862">a ferramenta D</text:span><text:span text:style-name="T857">ev</text:span><text:span text:style-name="T862">T</text:span><text:span text:style-name="T857">ools</text:span><text:span text:style-name="T286">.<text:line-break/> </text:span><text:span text:style-name="T862">Seu uso é</text:span><text:span text:style-name="T859"> recomendado quando </text:span><text:span text:style-name="T862">não queremos que os dados apareçam explicitamente na URL (ao capturar dados sensíveis, como senhas ou documentos) e também quando for preciso enviar muitos dados como, por exemplo, imagens ou outros tipos de arquivos.</text:span></text:p>
            </text:list-item>
            <text:list-item>
              <text:p text:style-name="P330"><text:span text:style-name="T863">dialog</text:span><text:span text:style-name="T852">: quando um formulário está dentro de um </text:span><text:span text:style-name="Source_20_Text"><text:span text:style-name="T864">&lt;dialog&gt;</text:span></text:span><text:span text:style-name="T852">, ao submetê-lo, o diálogo é fechado, um evento de envio é disparado, mas os dados do formulário não são enviados e o formulário não é limpo.</text:span></text:p>
            </text:list-item>
          </text:list>
        </text:list-item>
      </text:list>
      <text:list text:style-name="L22">
        <text:list-item>
          <text:p text:style-name="P331"><text:span text:style-name="T853">action</text:span><text:span text:style-name="T865">: aponta para o arquivo que processará os dados</text:span></text:p>
        </text:list-item>
        <text:list-item>
          <text:p text:style-name="P332"><text:span text:style-name="Strong_20_Emphasis"><text:span text:style-name="T866">enctype</text:span></text:span><text:span text:style-name="T867">: especifica como os dados do formulário devem ser codificados antes de serem enviados para o servidor.</text:span></text:p>
        </text:list-item>
        <text:list-item>
          <text:p text:style-name="P333"><text:span text:style-name="T853">autocomplete</text:span><text:span text:style-name="T865">: </text:span><text:span text:style-name="T855">on</text:span><text:span text:style-name="T865">/</text:span><text:span text:style-name="T855">off</text:span></text:p>
        </text:list-item>
        <text:list-item>
          <text:p text:style-name="P334"><text:span text:style-name="T853">capitalize</text:span><text:span text:style-name="T868">: on</text:span><text:span text:style-name="T865">, </text:span><text:span text:style-name="T868">off</text:span><text:span text:style-name="T865">, </text:span><text:span text:style-name="T868">words</text:span><text:span text:style-name="T865">, </text:span><text:span text:style-name="T868">characters</text:span></text:p>
        </text:list-item>
        <text:list-item>
          <text:p text:style-name="P335"><text:span text:style-name="T853">novalidate</text:span><text:span text:style-name="T865">: não valida os campos do formulário </text:span><text:span text:style-name="T869">em seu</text:span><text:span text:style-name="T865"> envio</text:span></text:p>
        </text:list-item>
        <text:list-item>
          <text:p text:style-name="P336"><text:span text:style-name="T853">target</text:span><text:span text:style-name="T869">: indica onde exibir a resposta após envio: </text:span><text:span text:style-name="T868">_self</text:span><text:span text:style-name="T869">, </text:span><text:span text:style-name="T868">_blank</text:span><text:span text:style-name="T869">, </text:span><text:span text:style-name="T868">_parent</text:span><text:span text:style-name="T869"> ou </text:span><text:span text:style-name="T868">_top</text:span></text:p>
        </text:list-item>
      </text:list>
      <text:p text:style-name="P337"><text:span text:style-name="Strong_20_Emphasis"><text:span text:style-name="T26"/></text:span></text:p>
      <text:p text:style-name="P338"><text:span text:style-name="T505">&lt;fieldset&gt;</text:span> tag semântica, indica um conjunto de campos, <text:span text:style-name="T870">margeando-os</text:span>. Exemplo: identificação, endereço, pagamento.</text:p>
      <text:p text:style-name="P338"><text:span text:style-name="T505">&lt;legend&gt;</text:span> representa o título do <text:span text:style-name="T871">conjunto de campos</text:span>, <text:span text:style-name="T871">rotulando</text:span> o conteúdo<text:line-break/><text:line-break/><text:span text:style-name="T505">&lt;input&gt;</text:span> é usada para criar controles interativos (<text:span text:style-name="T8">objetos</text:span>) para formulários. Essa tag não tem fechamento. <text:span text:style-name="T872">Alguns parâmetros são:</text:span></text:p>
      <text:list text:style-name="L23">
        <text:list-item>
          <text:p text:style-name="P339"><text:span text:style-name="T853">t</text:span><text:span text:style-name="T873">ype:</text:span><text:span text:style-name="T286"> indica o tipo do campo. </text:span><text:span text:style-name="T874">Entre os vários parâmetros, </text:span><text:span text:style-name="T865">tem</text:span><text:span text:style-name="T874">os </text:span><text:span text:style-name="T865">os</text:span><text:span text:style-name="T874"> principais </text:span><text:span text:style-name="T865">que </text:span><text:span text:style-name="T874">são</text:span><text:span text:style-name="T286"> </text:span><text:span text:style-name="T875">tex</text:span><text:span text:style-name="T876">t</text:span><text:span text:style-name="T286">, </text:span><text:span text:style-name="T877">number</text:span><text:span text:style-name="T878">,</text:span><text:span text:style-name="T286"> </text:span><text:span text:style-name="T879">mail</text:span><text:span text:style-name="T874">,</text:span><text:span text:style-name="T878"> </text:span><text:span text:style-name="T875">password</text:span><text:span text:style-name="T286">,</text:span><text:span text:style-name="T874"> </text:span><text:span text:style-name="T879">radio</text:span><text:span text:style-name="T874">, </text:span><text:span text:style-name="T879">checkbox</text:span><text:span text:style-name="T874">, </text:span><text:span text:style-name="T879">range</text:span><text:span text:style-name="T874">, </text:span><text:span text:style-name="T880">month</text:span><text:span text:style-name="T881">, </text:span><text:span text:style-name="T880">date</text:span><text:span text:style-name="T881">, </text:span><text:span text:style-name="T880">time</text:span><text:span text:style-name="T881">, </text:span><text:span text:style-name="T880">tel</text:span><text:span text:style-name="T881">, </text:span><text:span text:style-name="T882">list</text:span><text:span text:style-name="T883">, </text:span><text:span text:style-name="T879">button</text:span><text:span text:style-name="T874">, </text:span><text:span text:style-name="T879">submit</text:span><text:span text:style-name="T874">, </text:span><text:span text:style-name="T880">reset</text:span><text:span text:style-name="T881">, </text:span><text:span text:style-name="T880">file</text:span><text:span text:style-name="T884">, </text:span><text:span text:style-name="T874">etc</text:span></text:p>
        </text:list-item>
        <text:list-item>
          <text:p text:style-name="P340"><text:soft-page-break/><text:span text:style-name="T853">name</text:span><text:span text:style-name="T865">:</text:span><text:span text:style-name="T881"> </text:span><text:span text:style-name="T885">utilizado no </text:span><text:span text:style-name="T886">backend</text:span><text:span text:style-name="T885"> pois </text:span><text:span text:style-name="T881">referencia o elemento </text:span><text:span text:style-name="T886">para processar</text:span><text:span text:style-name="T885"> seu valor. É ele que aparece na URL (ao usar o método GET) e no corpo do HTTP request (ao usar o método POST).</text:span></text:p>
        </text:list-item>
        <text:list-item>
          <text:p text:style-name="P341"><text:span text:style-name="T853">id</text:span><text:span text:style-name="T865">: </text:span><text:span text:style-name="T885">utilizado pelo </text:span><text:span text:style-name="T886">frontend</text:span><text:span text:style-name="T885"> para identificar o elemento e então</text:span><text:span text:style-name="T865"> </text:span><text:span text:style-name="T885">receber tratamentos via Javascript e/ou CSS. Esse atributo também é necessário para fazer a ligação com a tag </text:span><text:span text:style-name="T887">&lt;label&gt;</text:span></text:p>
        </text:list-item>
        <text:list-item>
          <text:p text:style-name="P340"><text:span text:style-name="T888">required</text:span><text:span text:style-name="T889">: </text:span><text:span text:style-name="T286">com essa cláusula, </text:span><text:span text:style-name="T865">o campo torna-se obrigatório</text:span></text:p>
        </text:list-item>
        <text:list-item>
          <text:p text:style-name="P342"><text:span text:style-name="T890">readonly:</text:span><text:span text:style-name="T286"> impede que seja inserido valor n</text:span><text:span text:style-name="T891">o campo</text:span></text:p>
        </text:list-item>
        <text:list-item>
          <text:p text:style-name="P342"><text:span text:style-name="T890">checked:</text:span><text:span text:style-name="T286"> já deixa a opção como marcada em uma checkbox </text:span><text:span text:style-name="T878">ou radio</text:span></text:p>
        </text:list-item>
        <text:list-item>
          <text:p text:style-name="P340"><text:span text:style-name="T890">placeholder</text:span><text:span text:style-name="T865">: dica dentro do campo para descrever o valor esperado</text:span><text:span text:style-name="T878">, </text:span><text:span text:style-name="T865">auxili</text:span><text:span text:style-name="T878">ando</text:span><text:span text:style-name="T865"> na </text:span><text:span text:style-name="T891">sua </text:span><text:span text:style-name="T865">validação</text:span></text:p>
        </text:list-item>
        <text:list-item>
          <text:p text:style-name="P343"><text:span text:style-name="T890">min</text:span><text:span text:style-name="T286"> e </text:span><text:span text:style-name="T890">max</text:span><text:span text:style-name="T892">: </text:span><text:span text:style-name="T286">limita </text:span><text:span text:style-name="T859">o</text:span><text:span text:style-name="T286"> </text:span><text:span text:style-name="T282">valor</text:span><text:span text:style-name="T286"> </text:span><text:span text:style-name="T878">mínimo e máximo do </text:span><text:span text:style-name="T859">campo numérico, slide, etc</text:span></text:p>
        </text:list-item>
        <text:list-item>
          <text:p text:style-name="P344"><text:span text:style-name="T890">value:</text:span><text:span text:style-name="T859"> </text:span><text:span text:style-name="T891">carrega o campo com um valor pré-</text:span><text:span text:style-name="T881">definido. Exemplo: data atual</text:span></text:p>
        </text:list-item>
        <text:list-item>
          <text:p text:style-name="P345"><text:span text:style-name="T890">size:</text:span><text:span text:style-name="T893"> </text:span><text:span text:style-name="T878">indica quantos caracteres serão exibidos na caixa</text:span></text:p>
        </text:list-item>
        <text:list-item>
          <text:p text:style-name="P345"><text:span text:style-name="T890">maxlength</text:span><text:span text:style-name="T865"> e </text:span><text:span text:style-name="T888">min</text:span><text:span text:style-name="T890">length:</text:span><text:span text:style-name="T286"> </text:span><text:span text:style-name="T865">limita </text:span><text:span text:style-name="T282">comprimento</text:span><text:span text:style-name="T286"> máximo </text:span><text:span text:style-name="T878">e mínimo do</text:span></text:p>
        </text:list-item>
        <text:list-item>
          <text:p text:style-name="P346"><text:span text:style-name="T890">step</text:span><text:span text:style-name="T881">: determina o passo. Exemplo, o campo do tipo number avança de 0.5 em 0.5 ponto</text:span></text:p>
        </text:list-item>
        <text:list-item>
          <text:p text:style-name="P346"><text:span text:style-name="T890">pattern</text:span><text:span text:style-name="T881">: armazena uma expressão regular (RegEx), validando o campo</text:span></text:p>
        </text:list-item>
        <text:list-item>
          <text:p text:style-name="P340"><text:span text:style-name="T890">autocomplete</text:span><text:span text:style-name="T865">: </text:span><text:span text:style-name="T891">habilita</text:span><text:span text:style-name="T865"> preenchimento automático </text:span><text:span text:style-name="T891">dos campos</text:span></text:p>
        </text:list-item>
        <text:list-item>
          <text:p text:style-name="P347"><text:span text:style-name="T853">list</text:span><text:span text:style-name="T286">: se liga a tag </text:span><text:span text:style-name="T894">&lt;datalist&gt;</text:span></text:p>
        </text:list-item>
        <text:list-item>
          <text:p text:style-name="P348"><text:span text:style-name="T890">f</text:span><text:span text:style-name="T895">ormnovalidate</text:span><text:span text:style-name="T865">: bypass da validação no envio do formulário</text:span></text:p>
        </text:list-item>
        <text:list-item>
          <text:p text:style-name="P341"><text:span text:style-name="T890">accept</text:span><text:span text:style-name="T896">: limita as extensões aceitas para realizar o upload do arquivo.<text:line-break/></text:span><text:span text:style-name="T885">No exemplo a seguir, o input aceita apenas imagens</text:span><text:span text:style-name="T896">:</text:span></text:p>
        </text:list-item>
      </text:list>
      <text:p text:style-name="P349"><text:span text:style-name="T897">&lt;</text:span><text:span text:style-name="T898">input</text:span><text:span text:style-name="T899"> </text:span><text:span text:style-name="T900">type</text:span><text:span text:style-name="T899">=</text:span><text:span text:style-name="T901">"file"</text:span><text:span text:style-name="T899"> </text:span><text:span text:style-name="T900">name</text:span><text:span text:style-name="T899">=</text:span><text:span text:style-name="T901">""</text:span><text:span text:style-name="T899"> </text:span><text:span text:style-name="T900">id</text:span><text:span text:style-name="T899">=</text:span><text:span text:style-name="T901">""</text:span><text:span text:style-name="T899"> </text:span><text:span text:style-name="T900">accept</text:span><text:span text:style-name="T899">=</text:span><text:span text:style-name="T901">"image/*"</text:span><text:span text:style-name="T897">&gt;</text:span></text:p>
      <text:list text:style-name="L24">
        <text:list-item>
          <text:p text:style-name="P350"><text:span text:style-name="T853">popovertarget</text:span><text:span text:style-name="T902">: associa o botão a um elemento modal</text:span><text:span text:style-name="T903"> através do</text:span><text:span text:style-name="T902"> #id</text:span></text:p>
        </text:list-item>
        <text:list-item>
          <text:p text:style-name="P350"><text:span text:style-name="T853">popovertargetaction</text:span><text:span text:style-name="T902">: especifica o tipo de ação aplicada ao modal: </text:span><text:span text:style-name="T855">hide</text:span><text:span text:style-name="T902">, </text:span><text:span text:style-name="T855">show</text:span><text:span text:style-name="T902"> ou </text:span><text:span text:style-name="T855">toogle</text:span></text:p>
        </text:list-item>
      </text:list>
      <text:p text:style-name="P351"/>
      <text:p text:style-name="P352"><text:span text:style-name="T287">&lt;</text:span><text:span text:style-name="T904">button&gt;</text:span><text:span text:style-name="T905"> elemento interativo. Seus principais atributos são:</text:span></text:p>
      <text:list text:continue-numbering="true" text:style-name="L24">
        <text:list-item>
          <text:p text:style-name="P353"><text:span text:style-name="T853">type</text:span><text:span text:style-name="T902">:</text:span></text:p>
          <text:list>
            <text:list-item>
              <text:p text:style-name="P353"><text:span text:style-name="T855">submit</text:span><text:span text:style-name="T902">: envia os dados</text:span></text:p>
            </text:list-item>
            <text:list-item>
              <text:p text:style-name="P353"><text:span text:style-name="T855">reset</text:span><text:span text:style-name="T902">: limpa os campos</text:span></text:p>
            </text:list-item>
          </text:list>
        </text:list-item>
        <text:list-item>
          <text:p text:style-name="P353"><text:span text:style-name="T853">disabled</text:span><text:span text:style-name="T902">: impede de ser pressionado ou focado</text:span></text:p>
        </text:list-item>
        <text:list-item>
          <text:p text:style-name="P353"><text:span text:style-name="T853">form</text:span><text:span text:style-name="T902">: associa o botão a um formulário específico</text:span></text:p>
        </text:list-item>
        <text:list-item>
          <text:p text:style-name="P353"><text:span text:style-name="T853">formaction</text:span><text:span text:style-name="T902">: especifica a URL para onde enviar os dados</text:span></text:p>
        </text:list-item>
        <text:list-item>
          <text:p text:style-name="P353"><text:span text:style-name="T853">formmethod</text:span><text:span text:style-name="T902">: especifica se o método HTTP será </text:span><text:span text:style-name="T855">GET</text:span><text:span text:style-name="T902"> ou </text:span><text:span text:style-name="T855">POST</text:span></text:p>
        </text:list-item>
        <text:list-item>
          <text:p text:style-name="P353"><text:span text:style-name="T853">formnovalidate</text:span><text:span text:style-name="T902">: o formulário não é validado quando for enviado</text:span></text:p>
        </text:list-item>
        <text:list-item>
          <text:p text:style-name="P353"><text:span text:style-name="T853">formtarget</text:span><text:span text:style-name="T902">: especifica onde abrir a resposta do formulário após o envio. Pode ser </text:span><text:span text:style-name="T855">_blank</text:span><text:span text:style-name="T902">, </text:span><text:span text:style-name="T855">_self</text:span><text:span text:style-name="T902">, </text:span><text:span text:style-name="T855">_parent</text:span><text:span text:style-name="T902"> ou </text:span><text:span text:style-name="T855">_top</text:span><text:span text:style-name="T902">. </text:span></text:p>
        </text:list-item>
        <text:list-item>
          <text:p text:style-name="P353"><text:soft-page-break/><text:span text:style-name="T853">popovertarget</text:span><text:span text:style-name="T902">: associa o botão a um elemento modal</text:span><text:span text:style-name="T903"> através do</text:span><text:span text:style-name="T902"> #id</text:span></text:p>
        </text:list-item>
        <text:list-item>
          <text:p text:style-name="P353"><text:span text:style-name="T853">popovertargetaction</text:span><text:span text:style-name="T902">: especifica o tipo de ação aplicada ao modal: </text:span><text:span text:style-name="T855">hide</text:span><text:span text:style-name="T902">, </text:span><text:span text:style-name="T855">show</text:span><text:span text:style-name="T902"> ou </text:span><text:span text:style-name="T855">toogle</text:span></text:p>
        </text:list-item>
      </text:list>
      <text:p text:style-name="P354"/>
      <text:p text:style-name="P352"><text:span text:style-name="T287">&lt;label&gt;</text:span><text:span text:style-name="T286"> </text:span><text:span text:style-name="T905">além de </text:span><text:span text:style-name="T906">rotular</text:span><text:span text:style-name="T907"> cada campo do </text:span><text:span text:style-name="T905">f</text:span><text:span text:style-name="T907">ormulário, </text:span><text:span text:style-name="T286">é usad</text:span><text:span text:style-name="T905">a</text:span><text:span text:style-name="T286"> para </text:span><text:span text:style-name="T282">referenciar um objeto, ligando-se ao </text:span><text:span text:style-name="T908">seu </text:span><text:span text:style-name="T282">parâmetro </text:span><text:span text:style-name="T909">id</text:span><text:span text:style-name="T286"> </text:span><text:span text:style-name="T910">(</text:span><text:span text:style-name="T286">da tag </text:span><text:span text:style-name="T894">&lt;input&gt;</text:span><text:span text:style-name="T910">)</text:span><text:span text:style-name="T286">, </text:span><text:span text:style-name="T911">assim</text:span><text:span text:style-name="T286"> toda a palavra ou frase se torna</text:span><text:span text:style-name="T878">rá</text:span><text:span text:style-name="T286"> uma área de interação </text:span><text:span text:style-name="T912">clicável</text:span><text:span text:style-name="T286">. Além de seu valor prático, </text:span><text:span text:style-name="T913">possui</text:span><text:span text:style-name="T286"> também um valor semântico, melhorando o SEO. </text:span><text:span text:style-name="T878">Por e</text:span><text:span text:style-name="T910">xemplo: <text:line-break/></text:span><text:span text:style-name="T914">&lt;</text:span><text:span text:style-name="T915">label</text:span><text:span text:style-name="T916"> </text:span><text:span text:style-name="T917">for</text:span><text:span text:style-name="T916">=</text:span><text:span text:style-name="T918">"idnome"</text:span><text:span text:style-name="T914">&gt;</text:span><text:span text:style-name="T916">Nome:</text:span><text:span text:style-name="T914">&lt;/</text:span><text:span text:style-name="T915">label</text:span><text:span text:style-name="T914">&gt;</text:span><text:span text:style-name="T916"><text:tab/></text:span><text:span text:style-name="T919">&lt;</text:span><text:span text:style-name="T920">input</text:span><text:span text:style-name="T921"> </text:span><text:span text:style-name="T922">type</text:span><text:span text:style-name="T921">=</text:span><text:span text:style-name="T923">"text"</text:span><text:span text:style-name="T921"> </text:span><text:span text:style-name="T922">name</text:span><text:span text:style-name="T921">=</text:span><text:span text:style-name="T923">"nome"</text:span><text:span text:style-name="T921"> </text:span><text:span text:style-name="T922">id</text:span><text:span text:style-name="T921">=</text:span><text:span text:style-name="T923">"i</text:span><text:span text:style-name="T924">d</text:span><text:span text:style-name="T923">nome"</text:span><text:span text:style-name="T919">&gt;</text:span></text:p>
      <text:p text:style-name="P355"><text:span text:style-name="T286"><text:line-break/></text:span><text:span text:style-name="T287">&lt;select&gt;</text:span><text:span text:style-name="T286"> combina</text:span><text:span text:style-name="T925">da</text:span><text:span text:style-name="T286"> com a tag </text:span><text:span text:style-name="T894">&lt;option&gt;, </text:span><text:span text:style-name="T286">cria caixas combinadas (</text:span><text:span text:style-name="T925">lista</text:span><text:span text:style-name="T286"> de escolha)<text:line-break/><text:tab/></text:span><text:span text:style-name="T287">&lt;option</text:span><text:span text:style-name="T894"> </text:span><text:span text:style-name="T926">value="</text:span><text:span text:style-name="T927">RJ</text:span><text:span text:style-name="T926">" selected</text:span><text:span text:style-name="T287">&gt;</text:span><text:span text:style-name="T286"> mostra as </text:span><text:span text:style-name="T928">opções</text:span><text:span text:style-name="T286"> da tag &lt;select&gt;.<text:line-break/><text:tab/></text:span><text:span text:style-name="T925">Os parâmetros:</text:span></text:p>
      <text:list text:style-name="L25">
        <text:list-item>
          <text:list>
            <text:list-item>
              <text:p text:style-name="P356"><text:span text:style-name="T853">selected</text:span><text:span text:style-name="T286">: já deixa a opção como </text:span><text:span text:style-name="T905">marcada/</text:span><text:span text:style-name="T286">selecionada</text:span></text:p>
            </text:list-item>
          </text:list>
        </text:list-item>
      </text:list>
      <text:list text:style-name="L26">
        <text:list-item>
          <text:list>
            <text:list-item>
              <text:p text:style-name="P357"><text:span text:style-name="T853">value</text:span><text:span text:style-name="T286">: envia somente o valor “RJ” ao banco de dados.</text:span></text:p>
            </text:list-item>
          </text:list>
        </text:list-item>
      </text:list>
      <text:p text:style-name="P358"><text:span text:style-name="T287"><text:tab/>&lt;optgroup </text:span><text:span text:style-name="T926">label=</text:span><text:span text:style-name="T927">"Região Sul"</text:span><text:span text:style-name="T287">&gt;</text:span><text:span text:style-name="T286"> separa </text:span><text:span text:style-name="T929">&lt;option&gt;</text:span><text:span text:style-name="T930"> </text:span><text:span text:style-name="T286">em áreas</text:span></text:p>
      <text:p text:style-name="P359"/>
      <text:p text:style-name="P360"><text:span text:style-name="T287">&lt;datalist&gt;</text:span><text:span text:style-name="T286"> cria uma lista </text:span><text:span text:style-name="T883">que oferece opções </text:span><text:span text:style-name="T286">de preenchimento automático </text:span><text:span text:style-name="T883">para</text:span><text:span text:style-name="T286"> um </text:span><text:span text:style-name="T883">elemento</text:span><text:span text:style-name="T286"> </text:span><text:span text:style-name="T894">&lt;input&gt;</text:span><text:span text:style-name="T286"> </text:span><text:span text:style-name="T883">do tipo caixa de texto, mas também permite a inserção de dados não contemplados pela mesma (diferente do elemento </text:span><text:span text:style-name="T894">&lt;select&gt; </text:span><text:span text:style-name="T883">que só permite a seleção do</text:span><text:span text:style-name="T878">s</text:span><text:span text:style-name="T883"> dados já configurados nas opções).<text:line-break/>O atributo </text:span><text:span text:style-name="T931">id</text:span><text:span text:style-name="T883"> desse elemento se liga ao atributo </text:span><text:span text:style-name="T931">list</text:span><text:span text:style-name="T883"> do elemento </text:span><text:span text:style-name="T932">&lt;input&gt;</text:span></text:p>
      <text:p text:style-name="P360"><text:span text:style-name="T286"><text:line-break/></text:span><text:span text:style-name="T287">&lt;textarea&gt;</text:span><text:span text:style-name="T286"> </text:span><text:span text:style-name="T883">são caixa de texto</text:span><text:span text:style-name="T905"> </text:span><text:span text:style-name="T286">maiores, usad</text:span><text:span text:style-name="T883">a</text:span><text:span text:style-name="T286">s para </text:span><text:span text:style-name="T883">inserir grandes mensagens ou</text:span><text:span text:style-name="T933"> </text:span><text:span text:style-name="T934">textos</text:span><text:span text:style-name="T933">. </text:span><text:span text:style-name="T935">Exemplo:<text:line-break/></text:span><text:span text:style-name="T936">&lt;</text:span><text:span text:style-name="T937">textarea</text:span><text:span text:style-name="T938"> </text:span><text:span text:style-name="T939">name</text:span><text:span text:style-name="T938">=</text:span><text:span text:style-name="T940">"tMsg"</text:span><text:span text:style-name="T938"> </text:span><text:span text:style-name="T939">id</text:span><text:span text:style-name="T938">=</text:span><text:span text:style-name="T940">"cMsg"</text:span><text:span text:style-name="T938"> </text:span><text:span text:style-name="T939">cols</text:span><text:span text:style-name="T938">=</text:span><text:span text:style-name="T940">"45"</text:span><text:span text:style-name="T938"> </text:span><text:span text:style-name="T939">rows</text:span><text:span text:style-name="T938">=</text:span><text:span text:style-name="T940">"5"</text:span><text:span text:style-name="T938"> </text:span><text:span text:style-name="T939">placeholder</text:span><text:span text:style-name="T938">=</text:span><text:span text:style-name="T940">"</text:span><text:span text:style-name="T941">My</text:span><text:span text:style-name="T942"> m</text:span><text:span text:style-name="T943">e</text:span><text:span text:style-name="T941">s</text:span><text:span text:style-name="T943">sa</text:span><text:span text:style-name="T942">g</text:span><text:span text:style-name="T943">e</text:span><text:span text:style-name="T940">"</text:span><text:span text:style-name="T938"> </text:span><text:span text:style-name="T936">&gt;&lt;/</text:span><text:span text:style-name="T937">textarea</text:span><text:span text:style-name="T936">&gt;</text:span></text:p>
      <text:p text:style-name="P361"/>
      <text:p text:style-name="P362">&lt;progress&gt;<text:span text:style-name="T944"> </text:span><text:span text:style-name="T945">é </text:span><text:span text:style-name="T946">utilizado</text:span><text:span text:style-name="T945"> para visualizar o progresso de uma </text:span><text:span text:style-name="T947">tarefa</text:span><text:span text:style-name="T945">. </text:span><text:span text:style-name="T948">Exemplo:</text:span></text:p>
      <text:p text:style-name="P363">&lt;<text:span text:style-name="T949">progress</text:span> <text:span text:style-name="T401">value</text:span>=<text:span text:style-name="T403">"70"</text:span> <text:span text:style-name="T401">max</text:span>=<text:span text:style-name="T403">"100"</text:span>&gt;<text:span text:style-name="T402">70</text:span> %&lt;/<text:span text:style-name="T401">progress</text:span>&gt;</text:p>
      <text:p text:style-name="P364"><text:span text:style-name="Source_20_Text"><text:span text:style-name="T271">&lt;meter&gt;</text:span></text:span><text:span text:style-name="T950"> </text:span><text:span text:style-name="T951">visualmente parecido com o elemento </text:span><text:span text:style-name="T952">&lt;progress&gt;</text:span><text:span text:style-name="T951">, porém possui propósito diferente pois é</text:span><text:span text:style-name="T953"> </text:span><text:span text:style-name="T950">utilizad</text:span><text:span text:style-name="T953">o</text:span><text:span text:style-name="T950"> para </text:span><text:span text:style-name="T951">visualizar </text:span><text:span text:style-name="T954">a</text:span><text:span text:style-name="T955"> </text:span><text:span text:style-name="T956">medição </text:span><text:span text:style-name="T957">de uma</text:span><text:span text:style-name="T956"> escala</text:span><text:span text:style-name="T955"> </text:span><text:span text:style-name="T956">conhecida</text:span><text:span text:style-name="T950"> </text:span><text:span text:style-name="T958">para, p</text:span><text:span text:style-name="T951">or exemplo,</text:span><text:span text:style-name="T959"> o uso atual d</text:span><text:span text:style-name="T960">e</text:span><text:span text:style-name="T959"> disco </text:span><text:span text:style-name="T961">rígido</text:span><text:span text:style-name="T959"> ou medição de temperatura. </text:span><text:span text:style-name="T962">Esse medidor </text:span><text:span text:style-name="T959">é dividid</text:span><text:span text:style-name="T962">o</text:span><text:span text:style-name="T959"> em três partes: baixa, média e alta. A cor d</text:span><text:span text:style-name="T962">a barra</text:span><text:span text:style-name="T959"> depende de qual dessas partes o valor medido se enquadra. </text:span><text:span text:style-name="T962">Exemplo:</text:span></text:p>
      <text:p text:style-name="P365"><text:span text:style-name="T963">&lt;</text:span><text:span text:style-name="T964">p</text:span><text:span text:style-name="T963">&gt;</text:span><text:span text:style-name="T965">Espaço em disco ocupado </text:span><text:span text:style-name="T963">&lt;</text:span><text:span text:style-name="T964">meter</text:span><text:span text:style-name="T965"> </text:span><text:span text:style-name="T966">min</text:span><text:span text:style-name="T965">=</text:span><text:span text:style-name="T967">"200"</text:span><text:span text:style-name="T965"> </text:span><text:span text:style-name="T966">max</text:span><text:span text:style-name="T965">=</text:span><text:span text:style-name="T967">"500"</text:span><text:span text:style-name="T965"> </text:span><text:span text:style-name="T966">low</text:span><text:span text:style-name="T965">=</text:span><text:span text:style-name="T967">"300"</text:span><text:span text:style-name="T965"> </text:span><text:span text:style-name="T966">high</text:span><text:span text:style-name="T965">=</text:span><text:span text:style-name="T967">"400"</text:span><text:span text:style-name="T965"> </text:span><text:span text:style-name="T966">optimum</text:span><text:span text:style-name="T965">=</text:span><text:span text:style-name="T967">"250"</text:span><text:span text:style-name="T965"> </text:span><text:span text:style-name="T966">value</text:span><text:span text:style-name="T965">=</text:span><text:span text:style-name="T967">"250"</text:span><text:span text:style-name="T963">&gt;</text:span><text:span text:style-name="T965">250 </text:span><text:span text:style-name="T968">Gigabytes</text:span><text:span text:style-name="T963">&lt;/</text:span><text:span text:style-name="T964">meter</text:span><text:span text:style-name="T963">&gt;</text:span><text:span text:style-name="T965">.</text:span><text:span text:style-name="T963">&lt;/</text:span><text:span text:style-name="T964">p</text:span><text:span text:style-name="T963">&gt;</text:span></text:p>
      <text:p text:style-name="P366"/>
      <text:p text:style-name="P367"/>
      <text:p text:style-name="P368"/>
      <text:p text:style-name="P369"><text:span text:style-name="T505">&lt;output&gt;</text:span> <text:span text:style-name="T969">usada para representar, </text:span><text:span text:style-name="T970">de forma simples,</text:span><text:span text:style-name="T969"> o resultado de um cálculo processado via Javascript. Seu valor é referenciado através do atributo </text:span><text:span text:style-name="T971">oninput</text:span><text:span text:style-name="T969"> presente em </text:span><text:span text:style-name="T972">um</text:span><text:span text:style-name="T969"> elemento </text:span><text:span text:style-name="T973">&lt;input&gt;</text:span><text:span text:style-name="T969">. É importante lembrar que o valor contido nessa tag não é enviado ao submeter o formulário. Exemplo:</text:span></text:p>
      <text:p text:style-name="P370"><text:span text:style-name="T552">&lt;</text:span><text:span text:style-name="T553">label</text:span><text:span text:style-name="T545"> </text:span><text:span text:style-name="T544">for</text:span><text:span text:style-name="T545">=</text:span><text:span text:style-name="T546">"iano"</text:span><text:span text:style-name="T552">&gt;</text:span><text:span text:style-name="T545">Em que ano você nasceu? </text:span><text:span text:style-name="T552">&lt;/</text:span><text:span text:style-name="T553">label</text:span><text:span text:style-name="T552">&gt;<text:tab/><text:tab/><text:tab/><text:tab/></text:span></text:p>
      <text:p text:style-name="P370"><text:span text:style-name="T552">&lt;</text:span><text:span text:style-name="T553">input</text:span><text:span text:style-name="T545"> </text:span><text:span text:style-name="T544">type</text:span><text:span text:style-name="T545">=</text:span><text:span text:style-name="T546">"number"</text:span><text:span text:style-name="T545"> </text:span><text:span text:style-name="T544">name</text:span><text:span text:style-name="T545">=</text:span><text:span text:style-name="T546">"ano"</text:span><text:span text:style-name="T545"> </text:span><text:span text:style-name="T544">id</text:span><text:span text:style-name="T545">=</text:span><text:span text:style-name="T546">"iano"</text:span><text:span text:style-name="T545"> </text:span><text:span text:style-name="T544">oninput</text:span><text:span text:style-name="T545">=</text:span><text:span text:style-name="T546">"</text:span><text:span text:style-name="T974">calcIdade</text:span><text:span text:style-name="T546">()"</text:span><text:span text:style-name="T552">&gt;<text:tab/><text:tab/></text:span></text:p>
      <text:p text:style-name="P370"><text:span text:style-name="T552">&lt;</text:span><text:span text:style-name="T553">label</text:span><text:span text:style-name="T545"> </text:span><text:span text:style-name="T544">for</text:span><text:span text:style-name="T545">=</text:span><text:span text:style-name="T546">"iidade"</text:span><text:span text:style-name="T552">&gt;</text:span><text:span text:style-name="T545">Sua idade é: </text:span><text:span text:style-name="T552">&lt;/</text:span><text:span text:style-name="T553">label</text:span><text:span text:style-name="T552">&gt;<text:tab/><text:tab/><text:tab/><text:tab/><text:tab/><text:tab/></text:span></text:p>
      <text:p text:style-name="P370"><text:span text:style-name="T552">&lt;</text:span><text:span text:style-name="T553">output</text:span><text:span text:style-name="T545"> </text:span><text:span text:style-name="T544">id</text:span><text:span text:style-name="T545">=</text:span><text:span text:style-name="T546">"iidade"</text:span><text:span text:style-name="T552">&gt;</text:span><text:span text:style-name="T545">0</text:span><text:span text:style-name="T552">&lt;/</text:span><text:span text:style-name="T553">output</text:span><text:span text:style-name="T552">&gt;<text:tab/><text:tab/><text:tab/><text:tab/><text:tab/><text:tab/><text:tab/><text:tab/></text:span></text:p>
      <text:p text:style-name="P371"><text:span text:style-name="T552">&lt;</text:span><text:span text:style-name="T553">script</text:span><text:span text:style-name="T552">&gt;<text:tab/><text:tab/><text:tab/><text:tab/><text:tab/><text:tab/><text:tab/><text:tab/><text:tab/><text:tab/><text:tab/><text:tab/></text:span></text:p>
      <text:p text:style-name="P371"><text:span text:style-name="T552"><text:tab/></text:span><text:span text:style-name="T553">function</text:span><text:span text:style-name="T545"> </text:span><text:span text:style-name="T974">calcIdade</text:span><text:span text:style-name="T545">() {<text:tab/><text:tab/><text:tab/><text:tab/><text:tab/><text:tab/><text:tab/><text:tab/></text:span></text:p>
      <text:p text:style-name="P372"><text:span text:style-name="T553"><text:tab/><text:tab/>let</text:span><text:span text:style-name="T545"> </text:span><text:span text:style-name="T544">atual</text:span><text:span text:style-name="T545"> = </text:span><text:span text:style-name="T553">new</text:span><text:span text:style-name="T545"> </text:span><text:span text:style-name="T975">Date</text:span><text:span text:style-name="T545">().</text:span><text:span text:style-name="T974">getFullYear</text:span><text:span text:style-name="T545">();<text:tab/><text:tab/><text:tab/><text:tab/><text:tab/></text:span></text:p>
      <text:p text:style-name="P372"><text:span text:style-name="T544"><text:tab/><text:tab/>iidade</text:span><text:span text:style-name="T545">.</text:span><text:span text:style-name="T544">innerHTML</text:span><text:span text:style-name="T545"> = </text:span><text:span text:style-name="T975">Number</text:span><text:span text:style-name="T545">(</text:span><text:span text:style-name="T544">atual</text:span><text:span text:style-name="T545">) - </text:span><text:span text:style-name="T975">Number</text:span><text:span text:style-name="T545">(</text:span><text:span text:style-name="T544">iano</text:span><text:span text:style-name="T545">.</text:span><text:span text:style-name="T544">value</text:span><text:span text:style-name="T545">);<text:tab/></text:span></text:p>
      <text:p text:style-name="P373"><text:tab/>}<text:tab/><text:tab/><text:tab/><text:tab/><text:tab/><text:tab/><text:tab/><text:tab/><text:tab/><text:tab/><text:tab/><text:tab/></text:p>
      <text:p text:style-name="P374"><text:span text:style-name="T542">&lt;/</text:span><text:span text:style-name="T543">script</text:span><text:span text:style-name="T542">&gt;<text:tab/><text:tab/><text:tab/><text:tab/><text:tab/><text:tab/><text:tab/><text:tab/><text:tab/><text:tab/><text:tab/><text:tab/></text:span></text:p>
      <text:p text:style-name="P375"/>
      <text:p text:style-name="P376">Outras tags</text:p>
      <text:p text:style-name="P377"/>
      <text:p text:style-name="P378"><text:span text:style-name="T315">&lt;</text:span><text:span text:style-name="T976">s</text:span><text:span text:style-name="T265">cript&gt;</text:span><text:span text:style-name="T252"> </text:span><text:span text:style-name="T977">incorpora scripts para adicionar interatividade, manipulação de dados e comportamentos dinâmicos</text:span><text:span text:style-name="T252"> </text:span><text:span text:style-name="T977">a uma página.</text:span></text:p>
      <text:p text:style-name="P378"><text:span text:style-name="T315">&lt;</text:span><text:span text:style-name="T265">noscript&gt;</text:span><text:span text:style-name="T252"> usada apenas para fornecer conteúdo </text:span><text:span text:style-name="T978">alternativo</text:span><text:span text:style-name="T252"> que será exibido apenas quando scripts não estiverem disponíveis ou habilitados no navegador do usuário. </text:span></text:p>
      <text:p text:style-name="P378"><text:span text:style-name="T265">&lt;data&gt;</text:span><text:span text:style-name="T979"> usada para encapsular dados que podem ser processados dinamicamente (Javascript). Exemplo:</text:span></text:p>
      <text:p text:style-name="P379"><text:span text:style-name="T380">&lt;</text:span><text:span text:style-name="T381">p</text:span><text:span text:style-name="T380">&gt;</text:span><text:span text:style-name="T379">A temperatura atual é </text:span><text:span text:style-name="T380">&lt;</text:span><text:span text:style-name="T381">data</text:span><text:span text:style-name="T379"> </text:span><text:span text:style-name="T382">value</text:span><text:span text:style-name="T379">=</text:span><text:span text:style-name="T383">"23"</text:span><text:span text:style-name="T380">&gt;</text:span><text:span text:style-name="T379">23°C</text:span><text:span text:style-name="T380">&lt;/</text:span><text:span text:style-name="T381">data</text:span><text:span text:style-name="T380">&gt;</text:span><text:span text:style-name="T379">.</text:span><text:span text:style-name="T380">&lt;/</text:span><text:span text:style-name="T381">p</text:span><text:span text:style-name="T380">&gt;</text:span></text:p>
      <text:p text:style-name="P378"><text:span text:style-name="T315">&lt;</text:span><text:span text:style-name="T265">template&gt;</text:span><text:span text:style-name="T980"> armazena HTML que não deve ser renderizado imediatamente quando uma página é carregada, mas pode ser instanciado posteriormente durante o tempo de execução usando JavaScript.</text:span></text:p>
      <text:p text:style-name="P380"><text:span text:style-name="T981">&lt;slot&gt;</text:span><text:span text:style-name="T982"> é utilizada em Web Components, para definir onde o conteúdo inserido no componente deve ser renderizado. É uma parte fundamental do Shadow DOM, permitindo a criação de elementos reutilizáveis com encapsulamento de estilo e estrutura. </text:span></text:p>
      <text:p text:style-name="P381"/>
      <text:p text:style-name="P382"><text:span text:style-name="T983">&lt;br&gt;</text:span><text:span text:style-name="T984"> b</text:span><text:span text:style-name="T177">reak row: tag que quebra a </text:span><text:span text:style-name="T985">linha</text:span></text:p>
      <text:p text:style-name="P382"><text:span text:style-name="T983">&lt;hr&gt;</text:span><text:span text:style-name="T985"> horizontal row: tag equivalente à </text:span><text:span text:style-name="T986">&lt;br&gt;</text:span><text:span text:style-name="T985"> porém adiciona uma linha horizontal</text:span></text:p>
      <text:p text:style-name="P382"/>
      <text:p text:style-name="P383"/>
      <text:p text:style-name="P384">CSS</text:p>
      <text:p text:style-name="P385"/>
      <text:p text:style-name="P386"><text:span text:style-name="T154">A</text:span><text:span text:style-name="T155">s </text:span><text:span text:style-name="T987">CSS</text:span><text:span text:style-name="T988"> – </text:span><text:span text:style-name="T989">Cascading Style Sheets</text:span><text:span text:style-name="T155"> (Folhas de Estilo em Cascata) - são usadas para </text:span><text:span text:style-name="T990">aplicar estilos visuais aos</text:span><text:span text:style-name="T155"> elementos HTML, </text:span><text:span text:style-name="T991">e</text:span><text:span text:style-name="T992">ssas</text:span><text:span text:style-name="T155"> configurações são </text:span><text:span text:style-name="T990">definidas</text:span><text:span text:style-name="T155"> </text:span><text:span text:style-name="T990">por meio de</text:span><text:span text:style-name="T155"> seletores:</text:span></text:p>
      <text:p text:style-name="P386"/>
      <text:p text:style-name="P385"><draw:frame draw:style-name="fr1" draw:name="Figura5" text:anchor-type="as-char" svg:width="11.081cm" svg:height="6.964cm" draw:z-index="19"><draw:image xlink:href="Pictures/100000000000014B000000D087E36688.jpg" xlink:type="simple" xlink:show="embed" xlink:actuate="onLoad" draw:mime-type="image/jpeg"/></draw:frame></text:p>
      <text:p text:style-name="P387"/>
      <text:p text:style-name="P388"><text:span text:style-name="T184">CSS tem </text:span><text:span text:style-name="T993">seletores</text:span><text:span text:style-name="T184">, e dentro de seletores têm </text:span><text:span text:style-name="T994">propriedades</text:span><text:span text:style-name="T184">, </text:span><text:span text:style-name="T995">que são </text:span><text:span text:style-name="T184">declaraç</text:span><text:span text:style-name="T995">ões</text:span><text:span text:style-name="T184"> composta</text:span><text:span text:style-name="T995">s</text:span><text:span text:style-name="T184"> por par</text:span><text:span text:style-name="T990">es</text:span><text:span text:style-name="T184"> de </text:span><text:span text:style-name="T994">chave</text:span><text:span text:style-name="T993"> </text:span><text:span text:style-name="T996">:</text:span><text:span text:style-name="T997"> </text:span><text:span text:style-name="T993">valor</text:span><text:span text:style-name="T184"> (</text:span><text:span text:style-name="T155">separados por </text:span><text:span text:style-name="T998">dois-pontos</text:span><text:span text:style-name="T172">) </text:span><text:span text:style-name="T990">e contidas por um bloco de chaves </text:span><text:span text:style-name="T998">{}</text:span><text:span text:style-name="T184">. Toda declaração CSS deve terminar com ponto e vírgula (;).</text:span></text:p>
      <text:p text:style-name="P388"/>
      <text:p text:style-name="P389"><text:span text:style-name="T999">O seletor </text:span><text:span text:style-name="T1000">asterisco (*)</text:span><text:span text:style-name="T999"> aplica as propriedades CSS para todos os elementos HTML</text:span></text:p>
      <text:p text:style-name="P390"/>
      <text:p text:style-name="P391"><text:span text:style-name="T1001">Após criar o documento CSS, conecte-o </text:span><text:span text:style-name="T1002">à</text:span><text:span text:style-name="T1001"> </text:span><text:span text:style-name="T1003">&lt;head&gt;</text:span><text:span text:style-name="T1001"> da página HTML através da tag </text:span><text:span text:style-name="T1004">&lt;link&gt;</text:span><text:span text:style-name="T1001">:<text:tab/></text:span><text:span text:style-name="T1005">&lt;</text:span><text:span text:style-name="T1006">link</text:span><text:span text:style-name="T1007"> </text:span><text:span text:style-name="T1008">rel</text:span><text:span text:style-name="T1007">=</text:span><text:span text:style-name="T1009">"stylesheet"</text:span><text:span text:style-name="T1007"> </text:span><text:span text:style-name="T1008">href</text:span><text:span text:style-name="T1007">=</text:span><text:span text:style-name="T1009">"style.css"</text:span><text:span text:style-name="T1005">&gt;</text:span></text:p>
      <text:p text:style-name="P392"><text:span text:style-name="T1010">C</text:span>uidado ao escrever os parâmetros porque <text:span text:style-name="T1011">ESPAÇO</text:span> <text:span text:style-name="T97">indica mudança de parâmetro</text:span></text:p>
      <text:p text:style-name="P393"/>
      <text:p text:style-name="P394"><text:span text:style-name="T1012">A</text:span><text:span text:style-name="T1013">talho:</text:span><text:span text:style-name="T1014"> para criar uma pasta dedicada aos estilos CSS, </text:span><text:span text:style-name="T1015">implemente </text:span><text:span text:style-name="T1014">na </text:span><text:span text:style-name="T1016">&lt;head&gt;</text:span><text:span text:style-name="T1014"> um</text:span><text:span text:style-name="T1017"> link css</text:span><text:span text:style-name="T1014">, como exemplo: </text:span><text:span text:style-name="T1018">&lt;</text:span><text:span text:style-name="T1019">link</text:span><text:span text:style-name="T1020"> </text:span><text:span text:style-name="T1021">rel</text:span><text:span text:style-name="T1020">=</text:span><text:span text:style-name="T1022">"stylesheet"</text:span><text:span text:style-name="T1020"> </text:span><text:span text:style-name="T1021">href</text:span><text:span text:style-name="T1020">=</text:span><text:span text:style-name="T1022">"</text:span><text:span text:style-name="T1023">estilo/</text:span><text:span text:style-name="T1022">style.css"</text:span><text:span text:style-name="T1018">&gt;</text:span></text:p>
      <text:p text:style-name="P390"><text:span text:style-name="T1024">C</text:span><text:span text:style-name="T1025">om o cursor em cima desse link, </text:span><text:span text:style-name="T1026">aperte </text:span><text:span text:style-name="T1027">CONTROL</text:span><text:span text:style-name="T1026"> + </text:span><text:span text:style-name="T1028">ESPAÇO</text:span><text:span text:style-name="T1026"> e o VSCode vai acusar que não conseguiu encontrar a pasta, perguntando se deseja criá-la.</text:span> </text:p>
      <text:p text:style-name="P395"/>
      <text:p text:style-name="P390">Surgiram frameworks CSS, como <text:span text:style-name="T8">Bootstrap</text:span>, e pré-processadores, como <text:span text:style-name="T8">Sass</text:span> e <text:span text:style-name="T8">Less</text:span>, para facilitar o desenvolvimento e melhorar a manutenção do código CSS.</text:p>
      <text:p text:style-name="P396">Formas de aplicar CSS: Inline, Local ou Externo</text:p>
      <text:p text:style-name="P397"/>
      <text:list text:style-name="L27">
        <text:list-item>
          <text:p text:style-name="P398"><text:span text:style-name="T1029">A maneira</text:span><text:span text:style-name="T1030"> </text:span><text:span text:style-name="T1031">Inline</text:span><text:span text:style-name="T1030"> é </text:span><text:span text:style-name="T1032">a </text:span><text:span text:style-name="T1033">mais simples</text:span><text:span text:style-name="T1030">, devendo ser aplicad</text:span><text:span text:style-name="T1029">a</text:span><text:span text:style-name="T1030"> somente para </text:span><text:span text:style-name="T1034">pequenas </text:span><text:span text:style-name="T1035">configurações</text:span><text:span text:style-name="T1034"> </text:span><text:span text:style-name="T1036">pontuais</text:span><text:span text:style-name="T1037">, </text:span><text:span text:style-name="T1033">caso contrário,</text:span><text:span text:style-name="T1038"> o </text:span><text:span text:style-name="T1033">código</text:span><text:span text:style-name="T1038"> fica</text:span><text:span text:style-name="T1033">rá </text:span><text:span text:style-name="T1038">poluído </text:span><text:span text:style-name="T1039">e confuso</text:span><text:span text:style-name="T1037">. Ess</text:span><text:span text:style-name="T1040">a </text:span><text:span text:style-name="T1033">forma de CSS é inserida como </text:span><text:span text:style-name="T1041">parâmetro</text:span><text:span text:style-name="T1042">s</text:span><text:span text:style-name="T1033"> dentro das tags, na área do &lt;body&gt; e</text:span><text:span text:style-name="T1037"> prevalece</text:span><text:span text:style-name="T1033">m</text:span><text:span text:style-name="T1037"> sobre </text:span><text:span text:style-name="T1043">quaisquer outras </text:span><text:span text:style-name="T1037">configurações gerais </text:span><text:span text:style-name="T1033">de estilos </text:span><text:span text:style-name="T1037">(</text:span><text:span text:style-name="T1043">seja</text:span><text:span text:style-name="T1033">m elas</text:span><text:span text:style-name="T1043"> na &lt;head&gt; ou &lt;link&gt;</text:span><text:span text:style-name="T1037">). </text:span><text:span text:style-name="T1033">Para isso, adicione o parâmetro </text:span><text:span text:style-name="T1044">style</text:span><text:span text:style-name="T1045"> </text:span><text:span text:style-name="T1046">e digite as declarações como no exemplo a seguir: </text:span><text:span text:style-name="T542">&lt;</text:span><text:span text:style-name="T543">h1</text:span><text:span text:style-name="T1047"> </text:span><text:span text:style-name="T1048">style</text:span><text:span text:style-name="T1047">=</text:span><text:span text:style-name="T1049">"color:mediumblue; font-size: </text:span><text:span text:style-name="T1050">2</text:span><text:span text:style-name="T1049">em</text:span><text:span text:style-name="T542">&gt; </text:span><text:span text:style-name="T1047">Capítulo 1</text:span><text:span text:style-name="T542">&lt;/</text:span><text:span text:style-name="T543">h1</text:span><text:span text:style-name="T542">&gt;<text:line-break/></text:span></text:p>
        </text:list-item>
        <text:list-item>
          <text:p text:style-name="P398"><text:span text:style-name="T1040">P</text:span><text:span text:style-name="T1051">ara as configurações </text:span><text:span text:style-name="T1052">L</text:span><text:span text:style-name="T1053">ocais</text:span><text:span text:style-name="T1051"> de um documento, </text:span><text:span text:style-name="T1040">p</text:span><text:span text:style-name="T1051">odemos </text:span><text:span text:style-name="T1037">aplicar o estilo </text:span><text:span text:style-name="T1051">adiciona</text:span><text:span text:style-name="T1037">ndo </text:span><text:span text:style-name="T1051">uma </text:span><text:span text:style-name="T1054">tag</text:span><text:span text:style-name="T1051"> </text:span><text:span text:style-name="T1055">&lt;style&gt;</text:span><text:span text:style-name="T1051">,</text:span><text:span text:style-name="T1056"> dentro da área </text:span><text:span text:style-name="T1057">&lt;head&gt;</text:span><text:span text:style-name="T1056">, e então estilizar cada conjunto de tags, como no exemplo </text:span><text:span text:style-name="T1058">a seguir</text:span><text:span text:style-name="T1056">:</text:span></text:p>
        </text:list-item>
      </text:list>
      <text:p text:style-name="P399"><text:span text:style-name="T1059">&lt;</text:span><text:span text:style-name="T1060">style</text:span><text:span text:style-name="T1059">&gt;<text:tab/><text:tab/><text:tab/><text:tab/><text:tab/><text:tab/><text:tab/><text:tab/><text:tab/></text:span></text:p>
      <text:p text:style-name="P400"><text:span text:style-name="T1061"><text:tab/>body</text:span><text:span text:style-name="T545"> {<text:tab/><text:tab/><text:tab/><text:tab/><text:tab/><text:tab/><text:tab/><text:tab/></text:span></text:p>
      <text:p text:style-name="P400"><text:span text:style-name="T544"><text:tab/>background-color</text:span><text:span text:style-name="T545">: </text:span><text:span text:style-name="T546">lightsteelblue</text:span><text:span text:style-name="T545">;<text:tab/><text:tab/><text:tab/></text:span></text:p>
      <text:p text:style-name="P400"><text:span text:style-name="T544"><text:tab/>font-family</text:span><text:span text:style-name="T545">: </text:span><text:span text:style-name="T546">Arial</text:span><text:span text:style-name="T545">, </text:span><text:span text:style-name="T546">Helvetica</text:span><text:span text:style-name="T545">, </text:span><text:span text:style-name="T546">sans-serif</text:span><text:span text:style-name="T545">;<text:tab/><text:tab/></text:span></text:p>
      <text:p text:style-name="P400"><text:span text:style-name="T544"><text:tab/>font-size</text:span><text:span text:style-name="T545">: </text:span><text:span text:style-name="T547">20px</text:span><text:span text:style-name="T545">;<text:tab/><text:tab/><text:tab/><text:tab/><text:tab/><text:tab/><text:tab/></text:span></text:p>
      <text:p text:style-name="P401"><text:tab/>}<text:tab/><text:tab/><text:tab/><text:tab/><text:tab/><text:tab/><text:tab/><text:tab/><text:tab/></text:p>
      <text:p text:style-name="P400"><text:span text:style-name="T1061"><text:tab/>h1</text:span><text:span text:style-name="T545"> {<text:tab/><text:tab/><text:tab/><text:tab/><text:tab/><text:tab/><text:tab/><text:tab/><text:tab/></text:span></text:p>
      <text:p text:style-name="P400"><text:span text:style-name="T544"><text:tab/>color</text:span><text:span text:style-name="T545">: </text:span><text:span text:style-name="T546">darkblue</text:span><text:span text:style-name="T545">;<text:tab/><text:tab/><text:tab/><text:tab/><text:tab/><text:tab/><text:tab/></text:span></text:p>
      <text:p text:style-name="P400"><text:span text:style-name="T544"><text:tab/>background-color</text:span><text:span text:style-name="T545">: </text:span><text:span text:style-name="T546">lightblue</text:span><text:span text:style-name="T545">;<text:tab/><text:tab/><text:tab/><text:tab/></text:span></text:p>
      <text:p text:style-name="P401"><text:tab/>}<text:tab/><text:tab/><text:tab/><text:tab/><text:tab/><text:tab/><text:tab/><text:tab/><text:tab/></text:p>
      <text:p text:style-name="P400"><text:span text:style-name="T1061"><text:tab/>h2</text:span><text:span text:style-name="T545"> {<text:tab/><text:tab/><text:tab/><text:tab/><text:tab/><text:tab/><text:tab/><text:tab/><text:tab/></text:span></text:p>
      <text:p text:style-name="P400"><text:span text:style-name="T544"><text:tab/>color</text:span><text:span text:style-name="T545">: </text:span><text:span text:style-name="T546">darkred</text:span><text:span text:style-name="T545">;<text:tab/><text:tab/><text:tab/><text:tab/><text:tab/><text:tab/><text:tab/></text:span></text:p>
      <text:p text:style-name="P401"><text:tab/>}<text:tab/><text:tab/><text:tab/><text:tab/><text:tab/><text:tab/><text:tab/><text:tab/><text:tab/></text:p>
      <text:p text:style-name="P400"><text:span text:style-name="T1061"><text:tab/>p</text:span><text:span text:style-name="T545"> {<text:tab/><text:tab/><text:tab/><text:tab/><text:tab/><text:tab/><text:tab/><text:tab/><text:tab/></text:span></text:p>
      <text:p text:style-name="P400"><text:span text:style-name="T544"><text:tab/>text-align</text:span><text:span text:style-name="T545">: </text:span><text:span text:style-name="T546">justify</text:span><text:span text:style-name="T545">;<text:tab/><text:tab/><text:tab/><text:tab/><text:tab/><text:tab/></text:span></text:p>
      <text:p text:style-name="P401"><text:tab/>}<text:tab/><text:tab/><text:tab/><text:tab/><text:tab/><text:tab/><text:tab/><text:tab/><text:tab/></text:p>
      <text:p text:style-name="P402"><text:span text:style-name="T1062">&lt;/</text:span><text:span text:style-name="T1063">style</text:span><text:span text:style-name="T1062">&gt;<text:tab/><text:tab/><text:tab/><text:tab/><text:tab/><text:tab/><text:tab/><text:tab/><text:tab/></text:span></text:p>
      <text:p text:style-name="P402"/>
      <text:list text:continue-numbering="true" text:style-name="L27">
        <text:list-item>
          <text:p text:style-name="P398"><text:span text:style-name="T1064">M</text:span><text:span text:style-name="T1051">anter as </text:span><text:span text:style-name="T1064">CSS</text:span><text:span text:style-name="T1051"> fora do código HTML, além de uma maior organização, faz com que tudo seja reaproveitado de maneira mais eficiente nas outras páginas do site. Para isso, utilizamos a tag </text:span><text:span text:style-name="T1065">&lt;link </text:span><text:span text:style-name="T1066">rel=”” href=””</text:span><text:span text:style-name="T1065">&gt;</text:span><text:span text:style-name="T1038"> </text:span><text:span text:style-name="T1051">especialmente configurada para trabalhar com arquivos </text:span><text:span text:style-name="T1053">externos</text:span><text:span text:style-name="T1051"> de estilo. Essa tag deve ser colocada dentro da área </text:span><text:span text:style-name="T1067">&lt;head&gt;</text:span><text:span text:style-name="T1038"> </text:span><text:span text:style-name="T1051">do documento HTML. Opte </text:span><text:span text:style-name="T1068">por</text:span><text:span text:style-name="T1051"> </text:span><text:span text:style-name="T1068">essa</text:span><text:span text:style-name="T1051"> técnica </text:span><text:span text:style-name="T1068">(</text:span><text:span text:style-name="T1051">CSS external style</text:span><text:span text:style-name="T1068">)</text:span><text:span text:style-name="T1051"> sempre que seu estilo for usado em várias páginas dentro do </text:span><text:span text:style-name="T599">mesmo </text:span><text:span text:style-name="T1051">site </text:span><text:span text:style-name="T1068">porque, ao usar </text:span><text:span text:style-name="T599">ess</text:span><text:span text:style-name="T1068">a tag </text:span><text:span text:style-name="T1069">&lt;link&gt;</text:span><text:span text:style-name="T1068">,</text:span><text:span text:style-name="T1051"> você pode compartilhar </text:span><text:span text:style-name="T1068">um</text:span><text:span text:style-name="T1051"> mesmo estilo entre </text:span><text:span text:style-name="T1068">as páginas</text:span><text:span text:style-name="T1051">, </text:span><text:span text:style-name="T599">reaproveitando código e </text:span><text:span text:style-name="T1051">não </text:span><text:span text:style-name="T1068">precisando</text:span><text:span text:style-name="T1051"> </text:span><text:span text:style-name="T1068">alterar</text:span><text:span text:style-name="T1051"> vários arquivos quando o seu cliente solicitar uma pequena mudança no tom de uma determinada cor, por exemplo. </text:span><text:span text:style-name="T599">A</text:span><text:span text:style-name="T1068">baixo, foi criado um arquivo com extensão </text:span><text:span text:style-name="T1069">.css</text:span><text:span text:style-name="T1068"> que </text:span><text:span text:style-name="T1070">configura o estilo dos </text:span><text:span text:style-name="T1071">seletores</text:span><text:span text:style-name="T1068">.</text:span></text:p>
        </text:list-item>
      </text:list>
      <text:p text:style-name="P403"><text:soft-page-break/><text:span text:style-name="T1072">@charset </text:span><text:span text:style-name="T1073">"UTF8"</text:span><text:span text:style-name="T1074">;</text:span><text:span text:style-name="T1075">/*evita incompatibilidade com acentos nas palavras*/<text:tab/></text:span></text:p>
      <text:p text:style-name="P404"><text:span text:style-name="T399">body</text:span> {<text:tab/><text:tab/><text:tab/><text:tab/><text:tab/><text:tab/><text:tab/><text:tab/><text:tab/><text:tab/><text:tab/><text:tab/></text:p>
      <text:p text:style-name="P405"><text:span text:style-name="T544"><text:tab/>background-color</text:span><text:span text:style-name="T545">: </text:span><text:span text:style-name="T546">lightgoldenrodyellow</text:span><text:span text:style-name="T545">;<text:tab/><text:tab/><text:tab/><text:tab/><text:tab/></text:span></text:p>
      <text:p text:style-name="P405"><text:span text:style-name="T544"><text:tab/>font-family</text:span><text:span text:style-name="T545">: </text:span><text:span text:style-name="T546">Arial</text:span><text:span text:style-name="T545">, </text:span><text:span text:style-name="T546">Helvetica</text:span><text:span text:style-name="T545">, </text:span><text:span text:style-name="T546">sans-serif</text:span><text:span text:style-name="T545">;<text:tab/><text:tab/><text:tab/><text:tab/><text:tab/></text:span></text:p>
      <text:p text:style-name="P405"><text:span text:style-name="T544"><text:tab/>font-size</text:span><text:span text:style-name="T545">: </text:span><text:span text:style-name="T547">20px</text:span><text:span text:style-name="T545">;<text:tab/><text:tab/><text:tab/><text:tab/><text:tab/><text:tab/><text:tab/><text:tab/><text:tab/><text:tab/></text:span></text:p>
      <text:p text:style-name="P404">}<text:tab/><text:tab/><text:tab/><text:tab/><text:tab/><text:tab/><text:tab/><text:tab/><text:tab/><text:tab/><text:tab/><text:tab/><text:tab/></text:p>
      <text:p text:style-name="P404"><text:span text:style-name="T399">h1</text:span> {<text:tab/><text:tab/><text:tab/><text:tab/><text:tab/><text:tab/><text:tab/><text:tab/><text:tab/><text:tab/><text:tab/><text:tab/><text:tab/></text:p>
      <text:p text:style-name="P405"><text:span text:style-name="T544"><text:tab/>color</text:span><text:span text:style-name="T545">: </text:span><text:span text:style-name="T546">maroon</text:span><text:span text:style-name="T545">;<text:tab/><text:tab/><text:tab/><text:tab/><text:tab/><text:tab/><text:tab/><text:tab/><text:tab/><text:tab/></text:span></text:p>
      <text:p text:style-name="P405"><text:span text:style-name="T544"><text:tab/>background-color</text:span><text:span text:style-name="T545">: </text:span><text:span text:style-name="T546">goldenrod</text:span><text:span text:style-name="T545">;<text:tab/><text:tab/><text:tab/><text:tab/><text:tab/><text:tab/><text:tab/></text:span></text:p>
      <text:p text:style-name="P404">}<text:tab/><text:tab/><text:tab/><text:tab/><text:tab/><text:tab/><text:tab/><text:tab/><text:tab/><text:tab/><text:tab/><text:tab/><text:tab/></text:p>
      <text:p text:style-name="P404"><text:span text:style-name="T399">h2</text:span> {<text:tab/><text:tab/><text:tab/><text:tab/><text:tab/><text:tab/><text:tab/><text:tab/><text:tab/><text:tab/><text:tab/><text:tab/><text:tab/></text:p>
      <text:p text:style-name="P405"><text:span text:style-name="T544"><text:tab/>color</text:span><text:span text:style-name="T545">: </text:span><text:span text:style-name="T546">darkred</text:span><text:span text:style-name="T545">;<text:tab/><text:tab/><text:tab/><text:tab/><text:tab/><text:tab/><text:tab/><text:tab/><text:tab/><text:tab/></text:span></text:p>
      <text:p text:style-name="P404">}<text:tab/><text:tab/><text:tab/><text:tab/><text:tab/><text:tab/><text:tab/><text:tab/><text:tab/><text:tab/><text:tab/><text:tab/><text:tab/></text:p>
      <text:p text:style-name="P404"><text:span text:style-name="T399">p</text:span> {<text:tab/><text:tab/><text:tab/><text:tab/><text:tab/><text:tab/><text:tab/><text:tab/><text:tab/><text:tab/><text:tab/><text:tab/><text:tab/></text:p>
      <text:p text:style-name="P405"><text:span text:style-name="T544"><text:tab/>text-align</text:span><text:span text:style-name="T545">: </text:span><text:span text:style-name="T546">justify</text:span><text:span text:style-name="T545">;<text:tab/><text:tab/><text:tab/><text:tab/><text:tab/><text:tab/><text:tab/><text:tab/><text:tab/></text:span></text:p>
      <text:p text:style-name="P404">}<text:tab/><text:tab/><text:tab/><text:tab/><text:tab/><text:tab/><text:tab/><text:tab/><text:tab/><text:tab/><text:tab/><text:tab/><text:tab/></text:p>
      <text:h text:style-name="P406" text:outline-level="1" text:is-list-header="true"><text:span text:style-name="T1076">Ordem da cascata</text:span></text:h>
      <text:p text:style-name="P407">A <text:span text:style-name="T8">ordem de leitura</text:span> dos estilos, quando em simultâneo num HTML, é a seguinte:</text:p>
      <text:list text:style-name="L28">
        <text:list-item>
          <text:p text:style-name="P408">CSS existente no browser (default)</text:p>
        </text:list-item>
        <text:list-item>
          <text:p text:style-name="P408">CSS externa</text:p>
        </text:list-item>
        <text:list-item>
          <text:p text:style-name="P408">CSS local</text:p>
        </text:list-item>
        <text:list-item>
          <text:p text:style-name="P408">CSS inline</text:p>
        </text:list-item>
      </text:list>
      <text:p text:style-name="P407"><text:span text:style-name="T1077">E</text:span>m caso de regras iguais com valores diferentes <text:span text:style-name="T1077">aplicados a um seletor</text:span>, <text:span text:style-name="T1077">os estilos</text:span> funcionam em <text:span text:style-name="T97">cascata</text:span> <text:span text:style-name="T1077">e a</text:span> <text:span text:style-name="T8">ordem de prioridade</text:span> é a seguinte:</text:p>
      <text:list text:style-name="L29">
        <text:list-item>
          <text:p text:style-name="P409">CSS Inline</text:p>
        </text:list-item>
        <text:list-item>
          <text:p text:style-name="P409">CSS local</text:p>
        </text:list-item>
        <text:list-item>
          <text:p text:style-name="P409">CSS externa</text:p>
        </text:list-item>
        <text:list-item>
          <text:p text:style-name="P410">CSS existente no browser (default)</text:p>
        </text:list-item>
      </text:list>
      <text:p text:style-name="P411"/>
      <text:p text:style-name="P412"><text:span text:style-name="T1078">inherited</text:span><text:span text:style-name="T1079"> </text:span><text:span text:style-name="T1080">esse valor é</text:span><text:span text:style-name="T1079"> </text:span><text:span text:style-name="T1080">usado para definir que uma propriedade específica de um elemento deve herdar o valor dessa mesma propriedade do elemento pai (ou ancestral mais próximo).</text:span></text:p>
      <text:p text:style-name="P413"><text:span text:style-name="T1076"/></text:p>
      <text:p text:style-name="P413"><text:span text:style-name="T1076">Diferença entre id e class</text:span></text:p>
      <text:p text:style-name="P414"><text:span text:style-name="T251"><text:line-break/></text:span><text:span text:style-name="T209">No CSS, uma hash(#) identifica </text:span><text:span text:style-name="T1081">o</text:span><text:span text:style-name="T209"> "id", já o ponto(.) identifica uma classe.</text:span></text:p>
      <text:p text:style-name="P414"/>
      <text:p text:style-name="P414"><text:span text:style-name="T1082">T</text:span><text:span text:style-name="T209">anto para HTML quanto para CSS um </text:span><text:span text:style-name="T287">id</text:span><text:span text:style-name="T209"> só </text:span><text:span text:style-name="T1083">deve</text:span><text:span text:style-name="T209"> ser aplicado para um </text:span><text:span text:style-name="T1084">único </text:span><text:span text:style-name="T209">objeto e não para vários. Para </text:span><text:span text:style-name="T1085">formatar</text:span><text:span text:style-name="T209"> vários objetos </text:span><text:span text:style-name="T1085">utilize as</text:span><text:span text:style-name="T209"> </text:span><text:span text:style-name="T287">class</text:span></text:p>
      <text:p text:style-name="P415"/>
      <text:p text:style-name="P416"><text:span text:style-name="T1086">Box Model</text:span></text:p>
      <text:p text:style-name="P417"/>
      <text:p text:style-name="P418"><text:span text:style-name="T1087">O</text:span><text:span text:style-name="T1088">s elementos </text:span><text:span text:style-name="T1089">HTML</text:span><text:span text:style-name="T1088"> são como contêiner</text:span><text:span text:style-name="T1090">s</text:span><text:span text:style-name="T1088">: caixas que armazenam conteúdo; </text:span><text:span text:style-name="T1087">eles são</text:span><text:span text:style-name="T1088"> basea</text:span><text:span text:style-name="T1087">dos</text:span><text:span text:style-name="T1088"> no conceito </text:span><text:span text:style-name="T1091">B</text:span><text:span text:style-name="T1092">ox </text:span><text:span text:style-name="T1091">M</text:span><text:span text:style-name="T1092">odel</text:span><text:span text:style-name="T1088">, que é uma representação visual de como os elementos HTML são renderizados na página, considerando as propriedades de conteúdo</text:span><text:span text:style-name="T1093">(</text:span><text:span text:style-name="T271">content</text:span><text:span text:style-name="T1093">),</text:span><text:span text:style-name="T1088"> preenchimento</text:span><text:span text:style-name="T1093">(</text:span><text:span text:style-name="T271">padding</text:span><text:span text:style-name="T1093">),</text:span><text:span text:style-name="T1088"> borda</text:span><text:span text:style-name="T1093">(</text:span><text:span text:style-name="T271">border</text:span><text:span text:style-name="T1093">)</text:span><text:span text:style-name="T1088"> </text:span><text:span text:style-name="T1093">e </text:span><text:span text:style-name="T1088">margem</text:span><text:span text:style-name="T1093">(</text:span><text:span text:style-name="T271">margin</text:span><text:span text:style-name="T1093">)</text:span><text:span text:style-name="T1088">. Juntas, essas áreas definem como os elementos se </text:span><text:span text:style-name="Strong_20_Emphasis"><text:span text:style-name="T1088">relacionam entre si </text:span></text:span><text:span text:style-name="T1088">e como eles </text:span><text:span text:style-name="Strong_20_Emphasis"><text:span text:style-name="T1088">ocupam espaço </text:span></text:span><text:span text:style-name="T1088">na página. </text:span></text:p>
      <text:p text:style-name="P419"/>
      <text:p text:style-name="P419"><text:span text:style-name="T1094">P</text:span>odemos classificar um elemento em <text:span text:style-name="T1094">2</text:span> <text:span text:style-name="T1094">comportamentos</text:span>:</text:p>
      <text:list text:style-name="L30">
        <text:list-item>
          <text:p text:style-name="P420">Caixa do tipo <text:span text:style-name="T166">inline-level:</text:span> <text:span text:style-name="T1094">O</text:span> elemento <text:span text:style-name="T1095">começa</text:span> no ponto exato onde foram definidos <text:span text:style-name="T1095">e ocupam somente a </text:span><text:span text:style-name="T1096">largura</text:span><text:span text:style-name="T97"> seu conteúdo</text:span>. <text:span text:style-name="T1094">Exemplos:</text:span></text:p>
        </text:list-item>
      </text:list>
      <text:p text:style-name="P421">&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422"><text:span text:style-name="T251">Caixa do tipo </text:span><text:span text:style-name="T1097">block-level</text:span><text:span text:style-name="T251">: </text:span><text:span text:style-name="T1098">O</text:span><text:span text:style-name="T251"> elemento sempre vai se iniciar em uma nova linha e ocupar </text:span><text:span text:style-name="T1099">toda a largura do seu elemento pai (o container)</text:span><text:span text:style-name="T1098">. Exemplos:</text:span></text:p>
        </text:list-item>
      </text:list>
      <text:p text:style-name="P423">&lt;address&gt; &lt;article&gt; &lt;aside&gt; &lt;blockquote&gt; &lt;canvas&gt; &lt;dd&gt; &lt;div&gt; &lt;dl&gt; &lt;dt&gt;</text:p>
      <text:p text:style-name="P424">&lt;fieldset&gt; &lt;figcaption&gt; &lt;figure&gt; &lt;footer&gt; &lt;form&gt; &lt;h1-6&gt; &lt;header&gt; &lt;hr&gt; &lt;li&gt; &lt;main&gt; &lt;nav&gt; &lt;ol&gt; &lt;p&gt; &lt;pre&gt; &lt;section&gt; &lt;table&gt; &lt;tfoot&gt; &lt;ul&gt; </text:p>
      <text:p text:style-name="P425"/>
      <text:p text:style-name="P426">Por padrão, toda caixa é composta apenas pelo <text:span text:style-name="T505">content</text:span><text:span text:style-name="T1100"> (</text:span>conteúdo<text:span text:style-name="T1100">)</text:span> e não possui <text:span text:style-name="T505">padding</text:span>, nem <text:span text:style-name="T505">border</text:span>, nem <text:span text:style-name="T505">outline</text:span> e nem <text:span text:style-name="T505">margin</text:span>. </text:p>
      <text:p text:style-name="P426">Todo conteúdo possui uma <text:span text:style-name="T505">width</text:span> (largura) e uma <text:span text:style-name="T505">height</text:span> (altura) e a esse conjunto de propriedades, damos o nome de <text:span text:style-name="T505">box-sizing</text:span></text:p>
      <text:p text:style-name="P426"/>
      <text:p text:style-name="P417"><text:span text:style-name="T287">padding</text:span><text:span text:style-name="T1101">(preenchimento)</text:span><text:span text:style-name="T251">: é o parâmetro </text:span><text:span text:style-name="T1102">que define o espaço </text:span><text:span text:style-name="T318">interno</text:span><text:span text:style-name="T251"> </text:span><text:span text:style-name="T1102">do objeto</text:span><text:span text:style-name="T251"><text:line-break/></text:span><text:span text:style-name="T287">margin</text:span><text:span text:style-name="T251">: é o parâmetro </text:span><text:span text:style-name="T1102">que define o espaço </text:span><text:span text:style-name="T318">externo</text:span><text:span text:style-name="T251"> do objeto<text:line-break/>Entre a margem e a borda, podemos determinar o </text:span><text:span text:style-name="T287">outline</text:span><text:span text:style-name="T251"> (contorn</text:span><text:span text:style-name="T1103">o</text:span><text:span text:style-name="T251">) <text:line-break/></text:span></text:p>
      <text:p text:style-name="P427"><text:span text:style-name="T1104">A shorthand </text:span><text:span text:style-name="T1105">border</text:span><text:span text:style-name="T1104"> simplifica a declaração de </text:span><text:span text:style-name="T1105">border-width</text:span><text:span text:style-name="T1104">, </text:span><text:span text:style-name="T1105">border-style</text:span><text:span text:style-name="T1104"> e </text:span><text:span text:style-name="T1105">border-color</text:span><text:span text:style-name="T1106"> </text:span><text:span text:style-name="T1107">(consecutivamente). </text:span><text:span text:style-name="T1104">Exemplo:<text:tab/></text:span><text:span text:style-name="T679">border</text:span><text:span text:style-name="T574">: </text:span><text:span text:style-name="T1108">10px</text:span><text:span text:style-name="T574"> </text:span><text:span text:style-name="T680">solid</text:span><text:span text:style-name="T574"> </text:span><text:span text:style-name="T680">red</text:span><text:span text:style-name="T574">;</text:span></text:p>
      <text:p text:style-name="P428"/>
      <text:p text:style-name="P428">Todo elemento de caixa possui quatro valores para <text:span text:style-name="T563">padding</text:span> e <text:span text:style-name="T563">margin</text:span>, sempre na mesma ordem <text:span text:style-name="T1109">do relógio</text:span>: -<text:span text:style-name="T1110">top</text:span>, <text:s/>-<text:span text:style-name="T1110">right</text:span>, -<text:span text:style-name="T1110">bottom</text:span>, <text:s/>-<text:span text:style-name="T1110">left</text:span><text:line-break/></text:p>
      <text:p text:style-name="P429"><text:span text:style-name="Source_20_Text"><text:span text:style-name="T1111">A notação </text:span></text:span><text:span text:style-name="T1112">margin:</text:span><text:span text:style-name="Source_20_Text"><text:span text:style-name="T1113">auto</text:span></text:span><text:span text:style-name="T1114"> permite que o </text:span><text:span text:style-name="T1115">navegador calcule automaticamente as margens da esquerda e da direita para que o bloco seja colocado no </text:span><text:span text:style-name="T1114">centro </text:span><text:span text:style-name="T1116">(somente horizontal)</text:span><text:span text:style-name="T1115">, independente do tamanho da janela.</text:span></text:p>
      <text:p text:style-name="P430"/>
      <text:p text:style-name="P431">Posicionamentos</text:p>
      <text:p text:style-name="P432"><text:span text:style-name="T1117"><text:line-break/></text:span><text:span text:style-name="T1118">A</text:span><text:span text:style-name="T1119">s principais</text:span><text:span text:style-name="T1120"> propriedade</text:span><text:span text:style-name="T1119">s para controlar o posicionamento dos elementos são:</text:span></text:p>
      <text:list xml:id="list1220198487" text:style-name="L32">
        <text:list-item>
          <text:p text:style-name="P433"><text:span text:style-name="T1121">position</text:span><text:span text:style-name="T1120">:</text:span><text:span text:style-name="T1119"> controla o método de posicionamento de um elemento em relação ao seu contêiner.</text:span></text:p>
        </text:list-item>
      </text:list>
      <text:list text:style-name="L33">
        <text:list-item>
          <text:list>
            <text:list-item>
              <text:p text:style-name="P434"><text:span text:style-name="Source_20_Text"><text:span text:style-name="T1122">static</text:span></text:span><text:span text:style-name="T1123">: (</text:span><text:span text:style-name="T1124">default</text:span><text:span text:style-name="T1125">), </text:span><text:span text:style-name="T1126">a </text:span><text:span text:style-name="T1127">posição é fixada</text:span><text:span text:style-name="T1125"> de acordo com o fluxo normal do documento, ou seja, </text:span><text:span text:style-name="T1128">na ordem em que aparecem no código </text:span><text:span text:style-name="T1129">HTML. É o único que </text:span><text:span text:style-name="T1130">não permite</text:span><text:span text:style-name="T1131"> </text:span><text:span text:style-name="Source_20_Text"><text:span text:style-name="T1131">deslocamento</text:span></text:span><text:span text:style-name="Source_20_Text"><text:span text:style-name="T1128"> do elemento.</text:span></text:span></text:p>
            </text:list-item>
          </text:list>
        </text:list-item>
      </text:list>
      <text:list text:style-name="L34">
        <text:list-item>
          <text:list>
            <text:list-item>
              <text:p text:style-name="P435"><text:span text:style-name="Source_20_Text"><text:span text:style-name="T1122">relative</text:span></text:span><text:span text:style-name="T228">:</text:span><text:span text:style-name="T1125"> </text:span><text:span text:style-name="T1126">a </text:span><text:span text:style-name="T1127">posição original é a referência</text:span><text:span text:style-name="T1126"> para o deslocamento do elemento, permitindo o uso das propriedades</text:span><text:span text:style-name="T1132"> </text:span><text:span text:style-name="T1133">auxiliares como</text:span><text:span text:style-name="T1125"> </text:span><text:span text:style-name="Source_20_Text"><text:span text:style-name="T1134">top</text:span></text:span><text:span text:style-name="T1125">, </text:span><text:span text:style-name="Source_20_Text"><text:span text:style-name="T1134">right</text:span></text:span><text:span text:style-name="T1125">, </text:span><text:span text:style-name="Source_20_Text"><text:span text:style-name="T1134">b</text:span></text:span><text:span text:style-name="Source_20_Text"><text:span text:style-name="T1135">o</text:span></text:span><text:span text:style-name="Source_20_Text"><text:span text:style-name="T1134">ttom</text:span></text:span><text:span text:style-name="T1125"> e </text:span><text:span text:style-name="Source_20_Text"><text:span text:style-name="T1134">left</text:span></text:span></text:p>
            </text:list-item>
            <text:list-item>
              <text:p text:style-name="P436"><text:span text:style-name="Source_20_Text"><text:span text:style-name="T1122">absolut</text:span></text:span><text:span text:style-name="T1136">:</text:span><text:span text:style-name="T1125"> </text:span><text:span text:style-name="T1126">o canto superior esquerdo do</text:span><text:span text:style-name="T1125"> </text:span><text:span text:style-name="T1137">elemento pai mais próximo</text:span><text:span text:style-name="T1125"> </text:span><text:span text:style-name="T1126">(e </text:span><text:span text:style-name="T1125">que não </text:span><text:span text:style-name="T1126">esteja</text:span><text:span text:style-name="T1125"> </text:span><text:span text:style-name="T1134">static</text:span><text:span text:style-name="T1126">) é a referência para o deslocamento do elemento. </text:span><text:span text:style-name="T1125">Se não houver tal </text:span><text:span text:style-name="T1126">conteiner</text:span><text:span text:style-name="T1125">, ele será posicionado em relação ao </text:span><text:span text:style-name="T1126">elemento root</text:span><text:span text:style-name="T1125"> </text:span><text:span text:style-name="T1134">&lt;html&gt;</text:span><text:span text:style-name="T1125">.</text:span></text:p>
            </text:list-item>
            <text:list-item>
              <text:p text:style-name="P436"><text:span text:style-name="Source_20_Text"><text:span text:style-name="T1122">fixed</text:span></text:span><text:span text:style-name="Source_20_Text"><text:span text:style-name="T1138">:</text:span></text:span><text:span text:style-name="Source_20_Text"><text:span text:style-name="T1125"> posiciona em relação à viewport (janela do navegador). Isso significa que </text:span></text:span><text:span text:style-name="Source_20_Text"><text:span text:style-name="T1139">o elemento</text:span></text:span><text:span text:style-name="Source_20_Text"><text:span text:style-name="T1125"> sempre permanecerá no mesmo lugar, </text:span></text:span><text:span text:style-name="Source_20_Text"><text:span text:style-name="T1126">independente do scroll da</text:span></text:span><text:span text:style-name="Source_20_Text"><text:span text:style-name="T1125"> página;</text:span></text:span></text:p>
            </text:list-item>
            <text:list-item>
              <text:p text:style-name="P437"><text:span text:style-name="Source_20_Text"><text:span text:style-name="T1122">sticky</text:span></text:span><text:span text:style-name="T1125">: é um tipo híbrido entre </text:span><text:span text:style-name="Source_20_Text"><text:span text:style-name="T1134">relative</text:span></text:span><text:span text:style-name="T1125"> e </text:span><text:span text:style-name="Source_20_Text"><text:span text:style-name="T1134">fixed</text:span></text:span><text:span text:style-name="T1125">. Ele é tratado como </text:span><text:span text:style-name="Source_20_Text"><text:span text:style-name="T1134">relative</text:span></text:span><text:span text:style-name="T1125"> até que ele atinja um determinado ponto durante o rolar da página, momento em que se comporta co</text:span><text:span text:style-name="Source_20_Text"><text:span text:style-name="T1140">mo </text:span></text:span><text:span text:style-name="Source_20_Text"><text:span text:style-name="T1141">fixed</text:span></text:span><text:span text:style-name="Source_20_Text"><text:span text:style-name="T1140">. A propriedade seguinte (</text:span></text:span><text:span text:style-name="Source_20_Text"><text:span text:style-name="T1134">top</text:span></text:span><text:span text:style-name="Source_20_Text"><text:span text:style-name="T1140"> ou </text:span></text:span><text:span text:style-name="Source_20_Text"><text:span text:style-name="T1134">right</text:span></text:span><text:span text:style-name="Source_20_Text"><text:span text:style-name="T1140"> ou </text:span></text:span><text:span text:style-name="Source_20_Text"><text:span text:style-name="T1134">b</text:span></text:span><text:span text:style-name="Source_20_Text"><text:span text:style-name="T1135">o</text:span></text:span><text:span text:style-name="Source_20_Text"><text:span text:style-name="T1134">ttom</text:span></text:span><text:span text:style-name="Source_20_Text"><text:span text:style-name="T1125"> </text:span></text:span><text:span text:style-name="Source_20_Text"><text:span text:style-name="T1140">ou</text:span></text:span><text:span text:style-name="Source_20_Text"><text:span text:style-name="T1125"> </text:span></text:span><text:span text:style-name="Source_20_Text"><text:span text:style-name="T1134">left</text:span></text:span><text:span text:style-name="Source_20_Text"><text:span text:style-name="T1140">) define a posição na qual o elemento mudará seu comportamento. É frequentemente utilizado para criar </text:span></text:span><text:span text:style-name="Source_20_Text"><text:span text:style-name="T1142">menus</text:span></text:span><text:span text:style-name="Source_20_Text"><text:span text:style-name="T1143">, </text:span></text:span><text:span text:style-name="Source_20_Text"><text:span text:style-name="T1140">cabeçal</text:span></text:span><text:span text:style-name="T1140">hos de páginas ou barras laterais que permanecem visíveis enquanto o usuário rola o conteúdo.</text:span></text:p>
            </text:list-item>
          </text:list>
        </text:list-item>
      </text:list>
      <text:list text:continue-list="list1220198487" text:style-name="L32">
        <text:list-item>
          <text:p text:style-name="P433"><text:span text:style-name="T1121">top, right, bottom, left</text:span><text:span text:style-name="T1144">: </text:span><text:span text:style-name="T1145">são 4 propriedades </text:span><text:span text:style-name="T1146">auxiliares</text:span><text:span text:style-name="T1145"> </text:span><text:span text:style-name="T1147">de movimentação usadas </text:span><text:span text:style-name="T1145">após alterar a </text:span><text:span text:style-name="T1147">propriedade</text:span><text:span text:style-name="T1145"> </text:span><text:span text:style-name="T1148">position</text:span><text:span text:style-name="T1145"> e </text:span><text:span text:style-name="T1149">c</text:span><text:span text:style-name="T1144">ontrolam o deslocamento do elemento em relação ao seu posicionamento normal.</text:span></text:p>
        </text:list-item>
        <text:list-item>
          <text:p text:style-name="P438"><text:span text:style-name="T1150">z-index</text:span><text:span text:style-name="T1151">:</text:span><text:span text:style-name="Source_20_Text"><text:span text:style-name="T1152"> </text:span></text:span><text:span text:style-name="Source_20_Text"><text:span text:style-name="T1151">d</text:span></text:span><text:span text:style-name="Source_20_Text"><text:span text:style-name="T1152">efine a ordem de empilhamento de elementos posicionados. Elementos com um z-index maior ficam sobre elementos com um z-index menor.</text:span></text:span></text:p>
        </text:list-item>
        <text:list-item>
          <text:p text:style-name="P439"><text:span text:style-name="T1121">float</text:span><text:span text:style-name="T1153">: controla o posicionamento horizontal de um elemento, retirando-o do fluxo normal e permitindo que os elementos seguintes fluam ao redor dele.</text:span></text:p>
        </text:list-item>
        <text:list-item>
          <text:p text:style-name="P439"><text:span text:style-name="T1121">clear</text:span><text:span text:style-name="T1153">: define em qual lado os elementos flutuantes não são permitidos. É frequentemente utilizado após elementos flutuantes para garantir que o próximo elemento não flutue ao seu lado.</text:span></text:p>
        </text:list-item>
        <text:list-item>
          <text:p text:style-name="P440"><text:span text:style-name="Strong_20_Emphasis"><text:span text:style-name="Source_20_Text"><text:span text:style-name="T1150">display</text:span></text:span></text:span><text:span text:style-name="Strong_20_Emphasis"><text:span text:style-name="T1151">: c</text:span></text:span><text:span text:style-name="T1151">ontrola </text:span><text:span text:style-name="T1154">como o elemento interage com outros ao seu redor</text:span><text:span text:style-name="T1151">.</text:span></text:p>
        </text:list-item>
      </text:list>
      <text:list xml:id="list853994839" text:style-name="L35">
        <text:list-item>
          <text:list>
            <text:list-item>
              <text:p text:style-name="P441"><text:span text:style-name="Source_20_Text"><text:span text:style-name="T1122">Inline</text:span></text:span><text:span text:style-name="T1155">: </text:span><text:span text:style-name="T1156">ocupa somente o espaço necessário do conteúdo. Não permite definir largura e altura. Não começa em uma nova linha.</text:span></text:p>
            </text:list-item>
            <text:list-item>
              <text:p text:style-name="P441"><text:span text:style-name="Source_20_Text"><text:span text:style-name="T1122">block</text:span></text:span><text:span text:style-name="T1155">: </text:span><text:span text:style-name="T1156">ocupa toda a largura disponível, formando uma nova linha</text:span></text:p>
            </text:list-item>
            <text:list-item>
              <text:p text:style-name="P441"><text:span text:style-name="Source_20_Text"><text:span text:style-name="T1122">inline-block</text:span></text:span><text:span text:style-name="T1155">: </text:span><text:span text:style-name="T1156">permite que outros elementos fiquem ao seu lado (inline) porém também permite definir sua largura e altura (block)</text:span></text:p>
            </text:list-item>
            <text:list-item>
              <text:p text:style-name="P441"><text:span text:style-name="Source_20_Text"><text:span text:style-name="T1122">none</text:span></text:span><text:span text:style-name="T1156">: remove completamente o elemento da página, não ocupando espaço, como se não existisse. Por outro lado, ao utilizar </text:span><text:span text:style-name="Source_20_Text"><text:span text:style-name="T1150">visibility:</text:span></text:span><text:span text:style-name="Source_20_Text"><text:span text:style-name="T1122"> hidden</text:span></text:span><text:span text:style-name="T1156">, o elemento continua ocupando espaço, mantendo seu posicionamento relativo aos outros elementos na página, mesmo que não seja visível.</text:span></text:p>
            </text:list-item>
            <text:list-item>
              <text:p text:style-name="P442"><text:span text:style-name="Source_20_Text"><text:span text:style-name="T1122">contents</text:span></text:span><text:span text:style-name="Strong_20_Emphasis"><text:span text:style-name="T1157">: causa uma “passagem” dos </text:span></text:span><text:span text:style-name="Strong_20_Emphasis"><text:span text:style-name="T1158">filhos diretos</text:span></text:span><text:span text:style-name="Strong_20_Emphasis"><text:span text:style-name="T1157"> para fora do contêiner, como se eles fossem filhos diretos do avô (elemento pai do contêiner). Essa propriedade é útil </text:span></text:span><text:span text:style-name="Strong_20_Emphasis"><text:span text:style-name="T1159">para</text:span></text:span><text:span text:style-name="Strong_20_Emphasis"><text:span text:style-name="T1157"> controlar o layout dos </text:span></text:span><text:span text:style-name="Strong_20_Emphasis"><text:span text:style-name="T1158">filhos diretos</text:span></text:span><text:span text:style-name="Strong_20_Emphasis"><text:span text:style-name="T1157"> sem afetar o layout do próprio contêiner.</text:span></text:span></text:p>
            </text:list-item>
            <text:list-item>
              <text:p text:style-name="P443"><text:span text:style-name="Source_20_Text"><text:span text:style-name="T1122">list-item</text:span></text:span><text:span text:style-name="T1160">: </text:span><text:span text:style-name="T1157">estiliza </text:span><text:span text:style-name="T1159">um elemento como se ele fosse um </text:span><text:span text:style-name="T1161">&lt;li&gt;</text:span><text:span text:style-name="T1157">, </text:span><text:span text:style-name="T1159">incluindo a adição de um marcador. Geralmente acompanhado da propriedade </text:span><text:span text:style-name="T1150">list-style-type</text:span><text:span text:style-name="T1159">.</text:span></text:p>
            </text:list-item>
            <text:list-item>
              <text:p text:style-name="P443"><text:span text:style-name="Source_20_Text"><text:span text:style-name="T1122">flex</text:span></text:span><text:span text:style-name="T1155">:</text:span><text:span text:style-name="T1156"> </text:span><text:span text:style-name="T1162">torna</text:span><text:span text:style-name="T1163"> o contêiner (elemento pai) </text:span><text:span text:style-name="T1162">em</text:span><text:span text:style-name="Strong_20_Emphasis"><text:span text:style-name="T1162"> uma caixa </text:span></text:span><text:span text:style-name="Strong_20_Emphasis"><text:span text:style-name="T1164">block-level</text:span></text:span><text:span text:style-name="Strong_20_Emphasis"><text:span text:style-name="T1162"> flexível</text:span></text:span><text:span text:style-name="Strong_20_Emphasis"><text:span text:style-name="T1156">, </text:span></text:span><text:span text:style-name="Strong_20_Emphasis"><text:span text:style-name="T1163">transformando seus filhos </text:span></text:span><text:span text:style-name="Strong_20_Emphasis"><text:span text:style-name="T1165">diretos</text:span></text:span><text:span text:style-name="Strong_20_Emphasis"><text:span text:style-name="T1163"> em itens flexíveis. </text:span></text:span><text:span text:style-name="Strong_20_Emphasis"><text:span text:style-name="T1166">Aumenta</text:span></text:span><text:span text:style-name="Strong_20_Emphasis"><text:span text:style-name="T1163"> a </text:span></text:span><text:span text:style-name="Strong_20_Emphasis"><text:span text:style-name="T1165">responsividade</text:span></text:span><text:span text:style-name="Strong_20_Emphasis"><text:span text:style-name="T1163"> pois</text:span></text:span><text:span text:style-name="T1156"> alinha e distribui espaço</text:span><text:span text:style-name="T1167">s</text:span><text:span text:style-name="T1156"> entre itens </text:span><text:span text:style-name="T1163">com</text:span><text:span text:style-name="T1156"> tamanhos desconhecidos.</text:span></text:p>
            </text:list-item>
            <text:list-item>
              <text:p text:style-name="P444"><text:span text:style-name="Source_20_Text"><text:span text:style-name="T1168">i</text:span></text:span><text:span text:style-name="Source_20_Text"><text:span text:style-name="T1122">nline-flex</text:span></text:span><text:span text:style-name="T1162">: torna</text:span><text:span text:style-name="T1163"> o contêiner </text:span><text:span text:style-name="Strong_20_Emphasis"><text:span text:style-name="T1162">em uma caixa </text:span></text:span><text:span text:style-name="Strong_20_Emphasis"><text:span text:style-name="T1164">inline-level</text:span></text:span><text:span text:style-name="Strong_20_Emphasis"><text:span text:style-name="T1162"> flexível</text:span></text:span></text:p>
            </text:list-item>
            <text:list-item>
              <text:p text:style-name="P443"><text:span text:style-name="Source_20_Text"><text:span text:style-name="T1122">grid</text:span></text:span><text:span text:style-name="T1155">:</text:span><text:span text:style-name="T1156"> cria layouts bidimensionais, </text:span><text:span text:style-name="T1169">organizando</text:span><text:span text:style-name="T1156"> os elementos em </text:span><text:span text:style-name="T1169">uma grade de </text:span><text:span text:style-name="T1156">linhas e colunas. </text:span><text:span text:style-name="T1157">O elemento pai é chamado de contêiner de grade e seus elementos filhos são chamados de itens de grade que ocupam células.</text:span></text:p>
            </text:list-item>
          </text:list>
        </text:list-item>
      </text:list>
      <text:p text:style-name="P445"/>
      <text:h text:style-name="P446" text:outline-level="1"><text:span text:style-name="Strong_20_Emphasis"><text:span text:style-name="T26"/></text:span></text:h>
      <text:h text:style-name="P447" text:outline-level="1"><text:span text:style-name="Strong_20_Emphasis"><text:span text:style-name="T1170">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445"/>
      <text:p text:style-name="P448"><text:span text:style-name="T1171">O layout flexível possui um eixo principal </text:span><text:span text:style-name="T1172">(main axis) </text:span><text:span text:style-name="T1171">e um eixo cruzado </text:span><text:span text:style-name="T1172">(cross axis), </text:span><text:span text:style-name="T1173">o</text:span><text:span text:style-name="T1171"> eixo principal é definido pela direção em que os itens flexíveis são organizados, e o eixo cruzado é perpendicular a ele.</text:span></text:p>
      <text:p text:style-name="P449"/>
      <text:p text:style-name="P450"><draw:frame draw:style-name="fr2" draw:name="Figura29" text:anchor-type="as-char" svg:width="17.464cm" svg:height="7.555cm" draw:z-index="20"><draw:image xlink:href="Pictures/1000000100000234000000F482642A34.png" xlink:type="simple" xlink:show="embed" xlink:actuate="onLoad" draw:mime-type="image/png"/></draw:frame></text:p>
      <text:p text:style-name="P445"/>
      <text:p text:style-name="P451"><text:span text:style-name="T1171">A</text:span><text:span text:style-name="T1174">lgumas propriedades são aplicadas ao parent (flex conteiner) e outras para os childrens (flex itens).</text:span></text:p>
      <text:p text:style-name="P451"/>
      <text:list text:style-name="L36">
        <text:list-item>
          <text:h text:style-name="P452" text:outline-level="2">Propriedades para o parent (flex conteiner):</text:h>
        </text:list-item>
      </text:list>
      <text:p text:style-name="P453"><text:span text:style-name="Source_20_Text"><text:span text:style-name="T26"/></text:span></text:p>
      <text:p text:style-name="P453"><text:span text:style-name="Source_20_Text"><text:span text:style-name="T1150">flex-flow</text:span></text:span><text:span text:style-name="Source_20_Text"><text:span text:style-name="T1175"> </text:span></text:span><text:span text:style-name="Source_20_Text"><text:span text:style-name="T1176"><text:s/>é uma </text:span></text:span><text:span text:style-name="Source_20_Text"><text:span text:style-name="T1177">propriedade</text:span></text:span><text:span text:style-name="Source_20_Text"><text:span text:style-name="T1176"> </text:span></text:span><text:span text:style-name="Source_20_Text"><text:span text:style-name="T1178">shorthand</text:span></text:span><text:span text:style-name="Source_20_Text"><text:span text:style-name="T1176"> para as </text:span></text:span><text:span text:style-name="Source_20_Text"><text:span text:style-name="T1179">2</text:span></text:span><text:span text:style-name="Source_20_Text"><text:span text:style-name="T1111"> seguintes </text:span></text:span><text:span text:style-name="Source_20_Text"><text:span text:style-name="T1176">propriedad</text:span></text:span><text:span text:style-name="Source_20_Text"><text:span text:style-name="T1111">es:</text:span></text:span></text:p>
      <text:list text:continue-list="list853994839" text:style-name="L35">
        <text:list-item>
          <text:p text:style-name="P454"><text:span text:style-name="Source_20_Text"><text:span text:style-name="T1150">flex-direction</text:span></text:span><text:span text:style-name="T1156">: </text:span><text:span text:style-name="T1167">d</text:span><text:span text:style-name="T1156">efine a </text:span><text:span text:style-name="T1180">direção</text:span><text:span text:style-name="T1156"> principal dos itens flexíveis. </text:span><text:span text:style-name="T1167">Seus valores são:</text:span></text:p>
          <text:list>
            <text:list-item>
              <text:p text:style-name="P454"><text:span text:style-name="Source_20_Text"><text:span text:style-name="T1122">row</text:span></text:span><text:span text:style-name="T1169"> (default),</text:span></text:p>
            </text:list-item>
            <text:list-item>
              <text:p text:style-name="P454"><text:span text:style-name="Source_20_Text"><text:span text:style-name="T1122">row-reverse</text:span></text:span></text:p>
            </text:list-item>
            <text:list-item>
              <text:p text:style-name="P454"><text:span text:style-name="Source_20_Text"><text:span text:style-name="T1122">collumn</text:span></text:span></text:p>
            </text:list-item>
            <text:list-item>
              <text:p text:style-name="P454"><text:span text:style-name="Source_20_Text"><text:span text:style-name="T1122">column-reverse</text:span></text:span><text:span text:style-name="T1169">. </text:span></text:p>
            </text:list-item>
          </text:list>
        </text:list-item>
      </text:list>
      <text:p text:style-name="P455"><text:soft-page-break/><draw:frame draw:style-name="fr2" draw:name="Figura27" text:anchor-type="as-char" svg:width="16.182cm" svg:height="7.149cm" draw:z-index="21"><draw:image xlink:href="Pictures/1000000100000421000001D3EB40BC04.png" xlink:type="simple" xlink:show="embed" xlink:actuate="onLoad" draw:mime-type="image/png"/></draw:frame></text:p>
      <text:p text:style-name="P456"/>
      <text:list xml:id="list121527436349527" text:continue-numbering="true" text:style-name="L35">
        <text:list-item>
          <text:p text:style-name="P454"><text:span text:style-name="Source_20_Text"><text:span text:style-name="T1150">flex-wrap</text:span></text:span><text:span text:style-name="Source_20_Text"><text:span text:style-name="T1176">:</text:span></text:span><text:span text:style-name="Source_20_Text"><text:span text:style-name="T1111"> </text:span></text:span><text:span text:style-name="Source_20_Text"><text:span text:style-name="T1181">d</text:span></text:span><text:span text:style-name="Source_20_Text"><text:span text:style-name="T1182">efine o </text:span></text:span><text:span text:style-name="Source_20_Text"><text:span text:style-name="T1181">comportamento dos itens flexíveis quando o tamanho do conteiner pai é alterado.</text:span></text:span><text:span text:style-name="Source_20_Text"><text:span text:style-name="T1183"> </text:span></text:span><text:span text:style-name="Source_20_Text"><text:span text:style-name="T1184">Seus valores sã</text:span></text:span><text:span text:style-name="Source_20_Text"><text:span text:style-name="T1185">o:</text:span></text:span></text:p>
          <text:list>
            <text:list-item>
              <text:p text:style-name="P457"><text:span text:style-name="Source_20_Text"><text:span text:style-name="T1122">nowrap</text:span></text:span><text:span text:style-name="Source_20_Text"><text:span text:style-name="T1111"> (default), </text:span></text:span><text:span text:style-name="Source_20_Text"><text:span text:style-name="T1181">redimensiona </text:span></text:span><text:span text:style-name="Source_20_Text"><text:span text:style-name="T1186">os itens flexíveis para </text:span></text:span><text:span text:style-name="Source_20_Text"><text:span text:style-name="T1187">tentar </text:span></text:span><text:span text:style-name="Source_20_Text"><text:span text:style-name="T1186">mantê-los em uma </text:span></text:span><text:span text:style-name="Source_20_Text"><text:span text:style-name="T1188">única linha</text:span></text:span><text:span text:style-name="Source_20_Text"><text:span text:style-name="T1186">.</text:span></text:span></text:p>
            </text:list-item>
            <text:list-item>
              <text:p text:style-name="P457"><text:span text:style-name="Source_20_Text"><text:span text:style-name="T1122">wrap </text:span></text:span><text:span text:style-name="Source_20_Text"><text:span text:style-name="T1189">quebra </text:span></text:span><text:span text:style-name="Source_20_Text"><text:span text:style-name="T1190">a</text:span></text:span><text:span text:style-name="Source_20_Text"><text:span text:style-name="T1189"> linha</text:span></text:span><text:span text:style-name="Source_20_Text"><text:span text:style-name="T1182"> </text:span></text:span><text:span text:style-name="Source_20_Text"><text:span text:style-name="T1181">e move os</text:span></text:span><text:span text:style-name="Source_20_Text"><text:span text:style-name="T1182"> itens </text:span></text:span><text:span text:style-name="Source_20_Text"><text:span text:style-name="T1181">para a próxima sem ajustar os tamanhos</text:span></text:span><text:span text:style-name="Source_20_Text"><text:span text:style-name="T1182">.</text:span></text:span></text:p>
            </text:list-item>
            <text:list-item>
              <text:p text:style-name="P457"><text:span text:style-name="Source_20_Text"><text:span text:style-name="T1122">wrap-reverse</text:span></text:span><text:span text:style-name="Source_20_Text"><text:span text:style-name="T1111">.</text:span></text:span><text:span text:style-name="Source_20_Text"><text:span text:style-name="T1181"> </text:span></text:span><text:span text:style-name="Source_20_Text"><text:span text:style-name="T1186">q</text:span></text:span><text:span text:style-name="Source_20_Text"><text:span text:style-name="T1181">uebra a linha e move os</text:span></text:span><text:span text:style-name="Source_20_Text"><text:span text:style-name="T1182"> itens </text:span></text:span><text:span text:style-name="Source_20_Text"><text:span text:style-name="T1181">para a próxima mas </text:span></text:span><text:span text:style-name="Source_20_Text"><text:span text:style-name="T1191">na</text:span></text:span><text:span text:style-name="Source_20_Text"><text:span text:style-name="T1181"> </text:span></text:span><text:span text:style-name="Source_20_Text"><text:span text:style-name="T1191">direção</text:span></text:span><text:span text:style-name="Source_20_Text"><text:span text:style-name="T1181"> </text:span></text:span><text:span text:style-name="Source_20_Text"><text:span text:style-name="T1190">inversa</text:span></text:span><text:span text:style-name="Source_20_Text"><text:span text:style-name="T1181"> </text:span></text:span><text:span text:style-name="Source_20_Text"><text:span text:style-name="T1191">do cross axis.</text:span></text:span></text:p>
            </text:list-item>
          </text:list>
        </text:list-item>
      </text:list>
      <text:p text:style-name="P458"><text:span text:style-name="Source_20_Text"><text:span text:style-name="T26"/></text:span></text:p>
      <text:p text:style-name="P459"><text:span text:style-name="Source_20_Text"><text:span text:style-name="T1150">justify-content</text:span></text:span><text:span text:style-name="Source_20_Text"><text:span text:style-name="T1192">:</text:span></text:span><text:span text:style-name="T26"> </text:span><text:span text:style-name="T1193">co</text:span><text:span text:style-name="T1156">ntrola </text:span><text:span text:style-name="T1194">o </text:span><text:span text:style-name="T1195">alinhamento e </text:span><text:span text:style-name="T1194">espaçamento</text:span><text:span text:style-name="T1156"> dos itens flexíveis ao longo do </text:span><text:span text:style-name="T1196">eixo principal</text:span><text:span text:style-name="T1183"> </text:span><text:span text:style-name="T1197">(</text:span><text:span text:style-name="T1198">main axis</text:span><text:span text:style-name="T1194">). </text:span><text:span text:style-name="T1199">Seus valores são:</text:span></text:p>
      <text:list text:style-name="L37">
        <text:list-item>
          <text:p text:style-name="P460"><text:span text:style-name="Source_20_Text"><text:span text:style-name="T1200">flex-start</text:span></text:span><text:span text:style-name="Source_20_Text"><text:span text:style-name="T1194">: início da direção do main axis</text:span></text:span></text:p>
        </text:list-item>
        <text:list-item>
          <text:p text:style-name="P460"><text:span text:style-name="Source_20_Text"><text:span text:style-name="T1200">center</text:span></text:span><text:span text:style-name="Source_20_Text"><text:span text:style-name="T1194">: centraliza os itens flexíveis</text:span></text:span></text:p>
        </text:list-item>
        <text:list-item>
          <text:p text:style-name="P460"><text:span text:style-name="Source_20_Text"><text:span text:style-name="T1200">flex-end</text:span></text:span><text:span text:style-name="Source_20_Text"><text:span text:style-name="T1194">: final do main axis</text:span></text:span></text:p>
        </text:list-item>
        <text:list-item>
          <text:p text:style-name="P460"><text:span text:style-name="Source_20_Text"><text:span text:style-name="T1200">space-between</text:span></text:span><text:span text:style-name="Source_20_Text"><text:span text:style-name="T1194">: os itens são igualmente distribuídos ao longo do eixo principal. Cada par de itens tem o mesmo espaçamento, porém o primeiro e o último item </text:span></text:span><text:span text:style-name="Source_20_Text"><text:span text:style-name="T1201">ficam</text:span></text:span><text:span text:style-name="Source_20_Text"><text:span text:style-name="T1194"> alinhados à </text:span></text:span><text:span text:style-name="Source_20_Text"><text:span text:style-name="T1202">borda</text:span></text:span><text:span text:style-name="Source_20_Text"><text:span text:style-name="T1194"> (main-start e main-end).</text:span></text:span></text:p>
        </text:list-item>
        <text:list-item>
          <text:p text:style-name="P461"><text:span text:style-name="Source_20_Text"><text:span text:style-name="T1200">Space-around</text:span></text:span><text:span text:style-name="Source_20_Text"><text:span text:style-name="T1194">: semelhante a </text:span></text:span><text:span text:style-name="Source_20_Text"><text:span text:style-name="T1203">space-between</text:span></text:span><text:span text:style-name="Source_20_Text"><text:span text:style-name="T1194"> porém </text:span></text:span><text:span text:style-name="Source_20_Text"><text:span text:style-name="T1193">o</text:span></text:span><text:span text:style-name="Source_20_Text"><text:span text:style-name="T1194"> espaço vazio antes do primeiro e depois do último item é igual à </text:span></text:span><text:span text:style-name="Source_20_Text"><text:span text:style-name="T1202">metade</text:span></text:span><text:span text:style-name="Source_20_Text"><text:span text:style-name="T1194"> do espaço entre os itens centrais.</text:span></text:span></text:p>
        </text:list-item>
        <text:list-item>
          <text:p text:style-name="P460"><text:span text:style-name="Source_20_Text"><text:span text:style-name="T1200">Space-evenly</text:span></text:span><text:span text:style-name="Source_20_Text"><text:span text:style-name="T1194">: o espaçamento entre todos os itens é </text:span></text:span><text:span text:style-name="Source_20_Text"><text:span text:style-name="T1202">igual</text:span></text:span><text:span text:style-name="Source_20_Text"><text:span text:style-name="T1194">, inclusive o espaço entre a borda e o primeiro/último item.</text:span></text:span></text:p>
        </text:list-item>
        <text:list-item>
          <text:p text:style-name="P460"><text:soft-page-break/><text:span text:style-name="Source_20_Text"><text:span text:style-name="T1200">start</text:span></text:span><text:span text:style-name="Source_20_Text"><text:span text:style-name="T1194">: início da direção de </text:span></text:span><text:span text:style-name="Source_20_Text"><text:span text:style-name="T1202">escrita</text:span></text:span><text:span text:style-name="Source_20_Text"><text:span text:style-name="T1194"> (writing-mode LTR ou RTL)</text:span></text:span></text:p>
        </text:list-item>
        <text:list-item>
          <text:p text:style-name="P460"><text:span text:style-name="Source_20_Text"><text:span text:style-name="T1200">end</text:span></text:span><text:span text:style-name="Source_20_Text"><text:span text:style-name="T1194">: final da direção de </text:span></text:span><text:span text:style-name="Source_20_Text"><text:span text:style-name="T1202">escrita</text:span></text:span><text:span text:style-name="Source_20_Text"><text:span text:style-name="T1194"> (writing-mode LTR ou TRL)</text:span></text:span></text:p>
        </text:list-item>
        <text:list-item>
          <text:p text:style-name="P460"><text:span text:style-name="Source_20_Text"><text:span text:style-name="T1200">left</text:span></text:span><text:span text:style-name="Source_20_Text"><text:span text:style-name="T1194">: alinha em direção à </text:span></text:span><text:span text:style-name="Source_20_Text"><text:span text:style-name="T1202">borda</text:span></text:span><text:span text:style-name="Source_20_Text"><text:span text:style-name="T1194"> esquerda do conteiner</text:span></text:span></text:p>
        </text:list-item>
        <text:list-item>
          <text:p text:style-name="P460"><text:span text:style-name="Source_20_Text"><text:span text:style-name="T1200">right</text:span></text:span><text:span text:style-name="Source_20_Text"><text:span text:style-name="T1194">: alinha em direção à </text:span></text:span><text:span text:style-name="Source_20_Text"><text:span text:style-name="T1202">borda</text:span></text:span><text:span text:style-name="Source_20_Text"><text:span text:style-name="T1194"> direita do conteiner</text:span></text:span></text:p>
        </text:list-item>
      </text:list>
      <text:p text:style-name="P462"/>
      <text:p text:style-name="P463"><text:span text:style-name="Source_20_Text"><text:span text:style-name="T1150">align-items</text:span></text:span><text:span text:style-name="T1156">: </text:span><text:span text:style-name="T1204">semelhante à</text:span><text:span text:style-name="T1205"> propriedade </text:span><text:span text:style-name="T1206">justify-content</text:span><text:span text:style-name="T1205">, </text:span><text:span text:style-name="T1204">porém</text:span><text:span text:style-name="T1205"> </text:span><text:span text:style-name="T1194">controla o </text:span><text:span text:style-name="T1195">alinhamento e </text:span><text:span text:style-name="T1194">espaçamento</text:span><text:span text:style-name="T1156"> dos </text:span><text:span text:style-name="T1196">itens</text:span><text:span text:style-name="T1156"> flexíveis ao longo do </text:span><text:span text:style-name="T1196">eixo cruzado</text:span><text:span text:style-name="T1183"> </text:span><text:span text:style-name="T1197">(</text:span><text:span text:style-name="T1198">cross axis</text:span><text:span text:style-name="T1197">). </text:span><text:span text:style-name="T1207">Seus valores são:</text:span></text:p>
      <text:list text:continue-numbering="true" text:style-name="L37">
        <text:list-item>
          <text:p text:style-name="P464"><text:span text:style-name="Source_20_Text"><text:span text:style-name="T1208">stretch</text:span></text:span><text:span text:style-name="Source_20_Text"><text:span text:style-name="T1197">: </text:span></text:span><text:span text:style-name="Source_20_Text"><text:span text:style-name="T1209">(default) </text:span></text:span><text:span text:style-name="Source_20_Text"><text:span text:style-name="T1210">estica</text:span></text:span><text:span text:style-name="Source_20_Text"><text:span text:style-name="T1209"> para preencher o conteiner, respeitando as propriedades</text:span></text:span><text:span text:style-name="Source_20_Text"><text:span text:style-name="T26"> </text:span></text:span><text:span text:style-name="Source_20_Text"><text:span text:style-name="T1211">min-width </text:span></text:span><text:span text:style-name="Source_20_Text"><text:span text:style-name="T1209">e </text:span></text:span><text:span text:style-name="Source_20_Text"><text:span text:style-name="T1211">max-width.</text:span></text:span></text:p>
        </text:list-item>
        <text:list-item>
          <text:p text:style-name="P464"><text:span text:style-name="Source_20_Text"><text:span text:style-name="T1212">b</text:span></text:span><text:span text:style-name="Source_20_Text"><text:span text:style-name="T1208">aseline</text:span></text:span><text:span text:style-name="Source_20_Text"><text:span text:style-name="T1209">: a </text:span></text:span><text:span text:style-name="Source_20_Text"><text:span text:style-name="T1210">linha base do texto</text:span></text:span><text:span text:style-name="Source_20_Text"><text:span text:style-name="T1209"> torna-se a referência para o alinhamento dos itens</text:span></text:span></text:p>
        </text:list-item>
        <text:list-item>
          <text:p text:style-name="P464"><text:span text:style-name="Source_20_Text"><text:span text:style-name="T1200">flex-start</text:span></text:span><text:span text:style-name="Source_20_Text"><text:span text:style-name="T1194">: início da direção do </text:span></text:span><text:span text:style-name="Source_20_Text"><text:span text:style-name="T1213">cross</text:span></text:span><text:span text:style-name="Source_20_Text"><text:span text:style-name="T1194"> axis</text:span></text:span></text:p>
        </text:list-item>
        <text:list-item>
          <text:p text:style-name="P464"><text:span text:style-name="Source_20_Text"><text:span text:style-name="T1200">center</text:span></text:span><text:span text:style-name="Source_20_Text"><text:span text:style-name="T1194">: centraliza os itens flexíveis</text:span></text:span></text:p>
        </text:list-item>
        <text:list-item>
          <text:p text:style-name="P464"><text:span text:style-name="Source_20_Text"><text:span text:style-name="T1200">flex-end</text:span></text:span><text:span text:style-name="Source_20_Text"><text:span text:style-name="T1194">: final do </text:span></text:span><text:span text:style-name="Source_20_Text"><text:span text:style-name="T1213">cross</text:span></text:span><text:span text:style-name="Source_20_Text"><text:span text:style-name="T1194"> axis</text:span></text:span></text:p>
        </text:list-item>
        <text:list-item>
          <text:p text:style-name="P464"><text:span text:style-name="Source_20_Text"><text:span text:style-name="T1200">space-between</text:span></text:span><text:span text:style-name="Source_20_Text"><text:span text:style-name="T1194">: os itens são igualmente distribuídos ao longo do eixo principal. Cada par de itens tem o mesmo espaçamento, porém o primeiro e o último item são alinhados à </text:span></text:span><text:span text:style-name="Source_20_Text"><text:span text:style-name="T1202">borda</text:span></text:span><text:span text:style-name="Source_20_Text"><text:span text:style-name="T1194"> (</text:span></text:span><text:span text:style-name="Source_20_Text"><text:span text:style-name="T1213">cross</text:span></text:span><text:span text:style-name="Source_20_Text"><text:span text:style-name="T1194">-start e </text:span></text:span><text:span text:style-name="Source_20_Text"><text:span text:style-name="T1213">cross</text:span></text:span><text:span text:style-name="Source_20_Text"><text:span text:style-name="T1194">-end).</text:span></text:span></text:p>
        </text:list-item>
        <text:list-item>
          <text:p text:style-name="P464"><text:span text:style-name="Source_20_Text"><text:span text:style-name="T1200">Space-around</text:span></text:span><text:span text:style-name="Source_20_Text"><text:span text:style-name="T1194">: semelhante a </text:span></text:span><text:span text:style-name="Source_20_Text"><text:span text:style-name="T1203">space-between</text:span></text:span><text:span text:style-name="Source_20_Text"><text:span text:style-name="T1194"> porém </text:span></text:span><text:span text:style-name="Source_20_Text"><text:span text:style-name="T1193">o</text:span></text:span><text:span text:style-name="Source_20_Text"><text:span text:style-name="T1194"> espaço vazio antes do primeiro e depois do último item é igual à </text:span></text:span><text:span text:style-name="Source_20_Text"><text:span text:style-name="T1202">metade</text:span></text:span><text:span text:style-name="Source_20_Text"><text:span text:style-name="T1194"> do espaço entre os itens centrais.</text:span></text:span></text:p>
        </text:list-item>
        <text:list-item>
          <text:p text:style-name="P464"><text:span text:style-name="Source_20_Text"><text:span text:style-name="T1200">Space-evenly</text:span></text:span><text:span text:style-name="Source_20_Text"><text:span text:style-name="T1194">: o espaçamento entre todos os itens é </text:span></text:span><text:span text:style-name="Source_20_Text"><text:span text:style-name="T1202">igual</text:span></text:span><text:span text:style-name="Source_20_Text"><text:span text:style-name="T1194">, inclusive o espaço entre a borda e o primeiro/último item.</text:span></text:span></text:p>
        </text:list-item>
        <text:list-item>
          <text:p text:style-name="P464"><text:span text:style-name="Source_20_Text"><text:span text:style-name="T1200">start</text:span></text:span><text:span text:style-name="Source_20_Text"><text:span text:style-name="T1194">: início da direção de </text:span></text:span><text:span text:style-name="Source_20_Text"><text:span text:style-name="T1202">escrita</text:span></text:span><text:span text:style-name="Source_20_Text"><text:span text:style-name="T1194"> (writing-mode LTR ou RTL)</text:span></text:span></text:p>
        </text:list-item>
        <text:list-item>
          <text:p text:style-name="P464"><text:span text:style-name="Source_20_Text"><text:span text:style-name="T1200">end</text:span></text:span><text:span text:style-name="Source_20_Text"><text:span text:style-name="T1194">: final da direção de </text:span></text:span><text:span text:style-name="Source_20_Text"><text:span text:style-name="T1202">escrita</text:span></text:span><text:span text:style-name="Source_20_Text"><text:span text:style-name="T1194"> (writing-mode LTR ou TRL)</text:span></text:span></text:p>
        </text:list-item>
        <text:list-item>
          <text:p text:style-name="P464"><text:span text:style-name="Source_20_Text"><text:span text:style-name="T1200">left</text:span></text:span><text:span text:style-name="Source_20_Text"><text:span text:style-name="T1194">: alinha em direção à </text:span></text:span><text:span text:style-name="Source_20_Text"><text:span text:style-name="T1202">borda</text:span></text:span><text:span text:style-name="Source_20_Text"><text:span text:style-name="T1194"> esquerda do conteiner</text:span></text:span></text:p>
        </text:list-item>
        <text:list-item>
          <text:p text:style-name="P464"><text:span text:style-name="Source_20_Text"><text:span text:style-name="T1214">right</text:span></text:span><text:span text:style-name="Source_20_Text"><text:span text:style-name="T1197">: alinha em direção à </text:span></text:span><text:span text:style-name="Source_20_Text"><text:span text:style-name="T1198">borda</text:span></text:span><text:span text:style-name="Source_20_Text"><text:span text:style-name="T1197"> direita do conteiner</text:span></text:span></text:p>
        </text:list-item>
      </text:list>
      <text:p text:style-name="P465"/>
      <text:p text:style-name="P463"><text:span text:style-name="Source_20_Text"><text:span text:style-name="T1215">align-</text:span></text:span><text:span text:style-name="Source_20_Text"><text:span text:style-name="T1216">content</text:span></text:span><text:span text:style-name="T1183">: </text:span><text:span text:style-name="T1217">controla o alinhamento das linhas de itens (e não somente dos itens como em </text:span><text:span text:style-name="T1218">align-ite</text:span><text:span text:style-name="T1219">m</text:span><text:span text:style-name="T1218">s</text:span><text:span text:style-name="T1217">), mas é preciso que hajam </text:span><text:span text:style-name="T1220">múltiplas linhas</text:span><text:span text:style-name="T1217"> para que essa propriedade tenha efeito, portanto a propriedade </text:span><text:span text:style-name="T1218">flex-wrap</text:span><text:span text:style-name="T1217"> deve ter valor diferente de </text:span><text:span text:style-name="T1218">nowrap</text:span><text:span text:style-name="T1217">. S</text:span><text:span text:style-name="T1221">eus</text:span><text:span text:style-name="T1217"> valores são os mesmos da propriedade </text:span><text:span text:style-name="T1222">align-itens</text:span><text:span text:style-name="T1217">.</text:span></text:p>
      <text:p text:style-name="P466"><text:span text:style-name="Source_20_Text"><text:span text:style-name="T1223">D</text:span></text:span><text:span text:style-name="Source_20_Text"><text:span text:style-name="T1202">ata loss overflow</text:span></text:span><text:span text:style-name="Source_20_Text"><text:span text:style-name="T1194"> é a perda de dados quando parte do conteúdo desaparece. Para evitar essa perda acidental de dados causada por alinhamentos, existe a palavras-chave </text:span></text:span><text:span text:style-name="Source_20_Text"><text:span text:style-name="T1224">safe</text:span></text:span><text:span text:style-name="Source_20_Text"><text:span text:style-name="T1194"> que podem ser usada junto com as propriedades de alinhamento. Assim, </text:span></text:span><text:span text:style-name="Source_20_Text"><text:span text:style-name="T1225">s</text:span></text:span><text:span text:style-name="Source_20_Text"><text:span text:style-name="T1194">e o item ultrapassar o alinhamento do contêiner, o item será alinhado como se o valor do alinhamento fosse </text:span></text:span><text:span text:style-name="Source_20_Text"><text:span text:style-name="T1203">start</text:span></text:span><text:span text:style-name="Source_20_Text"><text:span text:style-name="T1194">, não implementando o alinhamento definido após </text:span></text:span><text:span text:style-name="Source_20_Text"><text:span text:style-name="T1225">essa</text:span></text:span><text:span text:style-name="Source_20_Text"><text:span text:style-name="T1194"> keyword.<text:line-break/>Exemplo: </text:span></text:span><text:span text:style-name="Source_20_Text"><text:span text:style-name="T1226">align-items</text:span></text:span><text:span text:style-name="Source_20_Text"><text:span text:style-name="T1227">: safe </text:span></text:span><text:span text:style-name="Source_20_Text"><text:span text:style-name="T1228">center</text:span></text:span></text:p>
      <text:p text:style-name="P467"><text:span text:style-name="Source_20_Text"><text:span text:style-name="T1194">Caso desej</text:span></text:span><text:span text:style-name="Source_20_Text"><text:span text:style-name="T1225">e</text:span></text:span><text:span text:style-name="Source_20_Text"><text:span text:style-name="T1194"> o alinhamento (mesmo que isso cause overflow), use a keyword </text:span></text:span><text:span text:style-name="Source_20_Text"><text:span text:style-name="T1224">unsafe</text:span></text:span><text:span text:style-name="Source_20_Text"><text:span text:style-name="T1194">, indicando para o navegador que faça o alinhamento escolhido, não importa o que aconteça.</text:span></text:span></text:p>
      <text:p text:style-name="Text_20_body"><text:span text:style-name="Source_20_Text"><text:span text:style-name="T1194"/></text:span></text:p>
      <text:p text:style-name="P468"/>
      <text:p text:style-name="P463"><text:span text:style-name="Source_20_Text"><text:span text:style-name="T1229">g</text:span></text:span><text:span text:style-name="Source_20_Text"><text:span text:style-name="T1230">ap:</text:span></text:span><text:span text:style-name="T1183"> </text:span><text:span text:style-name="T1197">controla</text:span><text:span text:style-name="T1183"> </text:span><text:span text:style-name="T1231">espaçamento mínimo </text:span><text:span text:style-name="T1232">entre</text:span><text:span text:style-name="T1231"> os itens</text:span><text:span text:style-name="T1197">. </text:span><text:span text:style-name="T1231">É uma </text:span><text:span text:style-name="T1232">shorthand</text:span><text:span text:style-name="T1231"> para as propriedades </text:span><text:span text:style-name="Source_20_Text"><text:span text:style-name="T1230">row-gap</text:span></text:span><text:span text:style-name="Source_20_Text"><text:span text:style-name="T1231"> e </text:span></text:span><text:span text:style-name="Source_20_Text"><text:span text:style-name="T1230">column-gap</text:span></text:span><text:span text:style-name="Source_20_Text"><text:span text:style-name="T1231">. </text:span></text:span><text:span text:style-name="Source_20_Text"><text:span text:style-name="T1233">Aceita valores em: </text:span></text:span><text:span text:style-name="Source_20_Text"><text:span text:style-name="T1200">px</text:span></text:span><text:span text:style-name="Source_20_Text"><text:span text:style-name="T1233">, </text:span></text:span><text:span text:style-name="Source_20_Text"><text:span text:style-name="T1200">em</text:span></text:span><text:span text:style-name="Source_20_Text"><text:span text:style-name="T1233">, </text:span></text:span><text:span text:style-name="Source_20_Text"><text:span text:style-name="T1234">%</text:span></text:span><text:span text:style-name="Source_20_Text"><text:span text:style-name="T1233">, </text:span></text:span><text:span text:style-name="Source_20_Text"><text:span text:style-name="T1200">vmin</text:span></text:span><text:span text:style-name="Source_20_Text"><text:span text:style-name="T1233">, </text:span></text:span><text:span text:style-name="Source_20_Text"><text:span text:style-name="T1200">cm</text:span></text:span><text:span text:style-name="Source_20_Text"><text:span text:style-name="T1233">, </text:span></text:span><text:span text:style-name="Source_20_Text"><text:span text:style-name="T1200">calc()</text:span></text:span><text:span text:style-name="Source_20_Text"><text:span text:style-name="T1233">, etc</text:span></text:span></text:p>
      <text:list text:style-name="L38">
        <text:list-item>
          <text:h text:style-name="P469" text:outline-level="2">Propriedades para os childrens (flex itens):</text:h>
        </text:list-item>
      </text:list>
      <text:p text:style-name="P445"/>
      <text:p text:style-name="P470"><text:span text:style-name="Source_20_Text"><text:span text:style-name="T1150">flex</text:span></text:span><text:span text:style-name="Source_20_Text"><text:span text:style-name="T1176"> é uma </text:span></text:span><text:span text:style-name="Source_20_Text"><text:span text:style-name="T1177">propriedade</text:span></text:span><text:span text:style-name="Source_20_Text"><text:span text:style-name="T1176"> </text:span></text:span><text:span text:style-name="Source_20_Text"><text:span text:style-name="T1178">shorthand</text:span></text:span><text:span text:style-name="Source_20_Text"><text:span text:style-name="T1176"> para as </text:span></text:span><text:span text:style-name="Source_20_Text"><text:span text:style-name="T1111">3 seguintes </text:span></text:span><text:span text:style-name="Source_20_Text"><text:span text:style-name="T1176">propriedad</text:span></text:span><text:span text:style-name="Source_20_Text"><text:span text:style-name="T1111">es:</text:span></text:span></text:p>
      <text:list text:continue-list="list121527436349527" text:style-name="L35">
        <text:list-item>
          <text:p text:style-name="P471"><text:span text:style-name="Source_20_Text"><text:span text:style-name="T1150">flex-grow</text:span></text:span><text:span text:style-name="Source_20_Text"><text:span text:style-name="T1192">:</text:span></text:span><text:span text:style-name="Source_20_Text"><text:span text:style-name="T1111"> recebe um valor </text:span></text:span><text:span text:style-name="Source_20_Text"><text:span text:style-name="T1235">numérico</text:span></text:span><text:span text:style-name="Source_20_Text"><text:span text:style-name="T1111"> que representa o fator de </text:span></text:span><text:span text:style-name="Source_20_Text"><text:span text:style-name="T1178">crescimento</text:span></text:span><text:span text:style-name="Source_20_Text"><text:span text:style-name="T1111"> do item. Quanto maior for o valor, mais espaço o item ocupará em relação aos outros itens dentro do contêiner. </text:span></text:span><text:span text:style-name="Source_20_Text"><text:span text:style-name="T1236">Seu valor </text:span></text:span><text:span text:style-name="Source_20_Text"><text:span text:style-name="T1237">default </text:span></text:span><text:span text:style-name="Source_20_Text"><text:span text:style-name="T1236">é </text:span></text:span><text:span text:style-name="Source_20_Text"><text:span text:style-name="T1237">0, </text:span></text:span><text:span text:style-name="Source_20_Text"><text:span text:style-name="T1236">ou seja, não cresce automaticamente</text:span></text:span><text:span text:style-name="Source_20_Text"><text:span text:style-name="T1111">.<text:line-break/></text:span></text:span><text:span text:style-name="Source_20_Text"><text:span text:style-name="T1238">Exemplos de valores</text:span></text:span><text:span text:style-name="Source_20_Text"><text:span text:style-name="T1207">: </text:span></text:span><text:span text:style-name="Source_20_Text"><text:span text:style-name="T1239">0.17</text:span></text:span><text:span text:style-name="Source_20_Text"><text:span text:style-name="T1240">, </text:span></text:span><text:span text:style-name="Source_20_Text"><text:span text:style-name="T1239">0.</text:span></text:span><text:span text:style-name="Source_20_Text"><text:span text:style-name="T1241">6</text:span></text:span><text:span text:style-name="Source_20_Text"><text:span text:style-name="T1242">, </text:span></text:span><text:span text:style-name="Source_20_Text"><text:span text:style-name="T1241">1</text:span></text:span><text:span text:style-name="Source_20_Text"><text:span text:style-name="T1242">, </text:span></text:span><text:span text:style-name="Source_20_Text"><text:span text:style-name="T1239">2</text:span></text:span><text:span text:style-name="Source_20_Text"><text:span text:style-name="T1242">, </text:span></text:span><text:span text:style-name="Source_20_Text"><text:span text:style-name="T1241">3</text:span></text:span><text:span text:style-name="Source_20_Text"><text:span text:style-name="T1243">...</text:span></text:span></text:p>
        </text:list-item>
        <text:list-item>
          <text:p text:style-name="P472"><text:span text:style-name="Source_20_Text"><text:span text:style-name="T1150">flex-shrink</text:span></text:span><text:span text:style-name="Source_20_Text"><text:span text:style-name="T1192">:</text:span></text:span><text:span text:style-name="Source_20_Text"><text:span text:style-name="T1111"> ao contrário da </text:span></text:span><text:span text:style-name="Source_20_Text"><text:span text:style-name="T1244">flex-</text:span></text:span><text:span text:style-name="Source_20_Text"><text:span text:style-name="T1245">grow</text:span></text:span><text:span text:style-name="Source_20_Text"><text:span text:style-name="T1111">, recebe um valor numérico que representa o fator de </text:span></text:span><text:span text:style-name="Source_20_Text"><text:span text:style-name="T1178">encolhimento</text:span></text:span><text:span text:style-name="Source_20_Text"><text:span text:style-name="T1111"> em relação aos outros itens </text:span></text:span><text:span text:style-name="Source_20_Text"><text:span text:style-name="T1236">para </text:span></text:span><text:span text:style-name="Source_20_Text"><text:span text:style-name="T1246">evitar o </text:span></text:span><text:span text:style-name="Source_20_Text"><text:span text:style-name="T1247">vazamento (</text:span></text:span><text:span text:style-name="Source_20_Text"><text:span text:style-name="T1246">overflow</text:span></text:span><text:span text:style-name="Source_20_Text"><text:span text:style-name="T1247">)</text:span></text:span><text:span text:style-name="Source_20_Text"><text:span text:style-name="T1111">. </text:span></text:span><text:span text:style-name="Source_20_Text"><text:span text:style-name="T1236">Seu valor </text:span></text:span><text:span text:style-name="Source_20_Text"><text:span text:style-name="T1237">default </text:span></text:span><text:span text:style-name="Source_20_Text"><text:span text:style-name="T1236">é </text:span></text:span><text:span text:style-name="Source_20_Text"><text:span text:style-name="T1237">1.<text:line-break/></text:span></text:span><text:span text:style-name="Source_20_Text"><text:span text:style-name="T1238">Exemplos de valores</text:span></text:span><text:span text:style-name="Source_20_Text"><text:span text:style-name="T1207">: </text:span></text:span><text:span text:style-name="Source_20_Text"><text:span text:style-name="T1239">0.17</text:span></text:span><text:span text:style-name="Source_20_Text"><text:span text:style-name="T1240">, </text:span></text:span><text:span text:style-name="Source_20_Text"><text:span text:style-name="T1239">0.</text:span></text:span><text:span text:style-name="Source_20_Text"><text:span text:style-name="T1241">6</text:span></text:span><text:span text:style-name="Source_20_Text"><text:span text:style-name="T1242">, </text:span></text:span><text:span text:style-name="Source_20_Text"><text:span text:style-name="T1241">1</text:span></text:span><text:span text:style-name="Source_20_Text"><text:span text:style-name="T1242">, </text:span></text:span><text:span text:style-name="Source_20_Text"><text:span text:style-name="T1239">2</text:span></text:span><text:span text:style-name="Source_20_Text"><text:span text:style-name="T1242">, </text:span></text:span><text:span text:style-name="Source_20_Text"><text:span text:style-name="T1241">3</text:span></text:span><text:span text:style-name="Source_20_Text"><text:span text:style-name="T1243">...</text:span></text:span></text:p>
        </text:list-item>
        <text:list-item>
          <text:p text:style-name="P473"><text:span text:style-name="Source_20_Text"><text:span text:style-name="T1150">flex-basis</text:span></text:span><text:span text:style-name="Source_20_Text"><text:span text:style-name="T1111">:</text:span></text:span><text:span text:style-name="Source_20_Text"><text:span text:style-name="T1122"> </text:span></text:span><text:span text:style-name="Source_20_Text"><text:span text:style-name="T1111">define o </text:span></text:span><text:span text:style-name="Source_20_Text"><text:span text:style-name="T1178">tamanho inicial</text:span></text:span><text:span text:style-name="Source_20_Text"><text:span text:style-name="T1111"> dos itens flexíveis. </text:span></text:span><text:span text:style-name="Source_20_Text"><text:span text:style-name="T1238">Exemplos de valores: </text:span></text:span><text:span text:style-name="Source_20_Text"><text:span text:style-name="T1248">10em, 3px, 50%, max-content, min-content, fit-content, content,</text:span></text:span><text:span text:style-name="Source_20_Text"><text:span text:style-name="T1111"> </text:span></text:span><text:span text:style-name="Source_20_Text"><text:span text:style-name="T1248">auto</text:span></text:span></text:p>
          <text:list>
            <text:list-item>
              <text:p text:style-name="P474"><text:span text:style-name="Source_20_Text"><text:span text:style-name="T1249">a</text:span></text:span><text:span text:style-name="Source_20_Text"><text:span text:style-name="T1248">uto</text:span></text:span><text:span text:style-name="Source_20_Text"><text:span text:style-name="T1238">: a largura dos itens é dada através do tamanho </text:span></text:span><text:span text:style-name="Source_20_Text"><text:span text:style-name="T1250">do</text:span></text:span><text:span text:style-name="Source_20_Text"><text:span text:style-name="T1238"> seu conteúdo, por exemplo, o tamanho se ajusta com o </text:span></text:span><text:span text:style-name="Source_20_Text"><text:span text:style-name="T1251">comprimento</text:span></text:span><text:span text:style-name="Source_20_Text"><text:span text:style-name="T1238"> da </text:span></text:span><text:span text:style-name="Source_20_Text"><text:span text:style-name="T1251">frase</text:span></text:span><text:span text:style-name="Source_20_Text"><text:span text:style-name="T1238">.</text:span></text:span></text:p>
            </text:list-item>
          </text:list>
        </text:list-item>
      </text:list>
      <text:p text:style-name="P412"><text:span text:style-name="Source_20_Text"><text:span text:style-name="T1111">A notação </text:span></text:span><text:span text:style-name="Source_20_Text"><text:span text:style-name="T1113">flex</text:span></text:span><text:span text:style-name="Source_20_Text"><text:span text:style-name="T1192">:</text:span></text:span><text:span text:style-name="Source_20_Text"><text:span text:style-name="T1252"> </text:span></text:span><text:span text:style-name="Source_20_Text"><text:span text:style-name="T1113">auto</text:span></text:span><text:span text:style-name="Source_20_Text"><text:span text:style-name="T1111"> é </text:span></text:span><text:span text:style-name="Source_20_Text"><text:span text:style-name="T1253">a </text:span></text:span><text:span text:style-name="Source_20_Text"><text:span text:style-name="T1254">configuração </text:span></text:span><text:span text:style-name="Source_20_Text"><text:span text:style-name="T1255">mais flexível</text:span></text:span><text:span text:style-name="Source_20_Text"><text:span text:style-name="T1111"> </text:span></text:span><text:span text:style-name="Source_20_Text"><text:span text:style-name="T1256">para impedir espaços em branco dentro do </text:span></text:span><text:span text:style-name="Source_20_Text"><text:span text:style-name="T1254">conteiner com itens flexíveis</text:span></text:span><text:span text:style-name="Source_20_Text"><text:span text:style-name="T1256"> pois define </text:span></text:span><text:span text:style-name="Source_20_Text"><text:span text:style-name="T1111">os </text:span></text:span><text:span text:style-name="Source_20_Text"><text:span text:style-name="T1257">seguintes </text:span></text:span><text:span text:style-name="Source_20_Text"><text:span text:style-name="T1111">valores: <text:line-break/></text:span></text:span><text:span text:style-name="Source_20_Text"><text:span text:style-name="T1211">flex-grow: 1</text:span></text:span><text:span text:style-name="Source_20_Text"><text:span text:style-name="T1111">, </text:span></text:span><text:span text:style-name="Source_20_Text"><text:span text:style-name="T1211">flex-shrink: 1</text:span></text:span><text:span text:style-name="Source_20_Text"><text:span text:style-name="T1111">, </text:span></text:span><text:span text:style-name="Source_20_Text"><text:span text:style-name="T1211">flex-basis: auto</text:span></text:span><text:span text:style-name="Source_20_Text"><text:span text:style-name="T1111">.<text:line-break/></text:span></text:span><text:span text:style-name="Source_20_Text"><text:span text:style-name="T1258">É importante observar que essas propriedades só funcionarão devidamente se a propriedade </text:span></text:span><text:span text:style-name="Source_20_Text"><text:span text:style-name="T1259">flex-wrap</text:span></text:span><text:span text:style-name="Source_20_Text"><text:span text:style-name="T1258"> não receber o valor </text:span></text:span><text:span text:style-name="Source_20_Text"><text:span text:style-name="T1259">wrap</text:span></text:span><text:span text:style-name="Source_20_Text"><text:span text:style-name="T1258">, do contrário, os itens quebrarão para a próxima linha em vez de reajustarem seus tamanhos.</text:span></text:span></text:p>
      <text:p text:style-name="P475"><text:span text:style-name="Source_20_Text"><text:span text:style-name="T26"/></text:span></text:p>
      <text:p text:style-name="P476"><text:span text:style-name="Source_20_Text"><text:span text:style-name="T1260">o</text:span></text:span><text:span text:style-name="Source_20_Text"><text:span text:style-name="T1261">rder</text:span></text:span><text:span text:style-name="Source_20_Text"><text:span text:style-name="T1183"> controla a </text:span></text:span><text:span text:style-name="Source_20_Text"><text:span text:style-name="T1262">ordem</text:span></text:span><text:span text:style-name="Source_20_Text"><text:span text:style-name="T1183"> na qual cada item se apresenta dentro do contêiner.</text:span></text:span><text:span text:style-name="Source_20_Text"><text:span text:style-name="T1197"> </text:span></text:span><text:span text:style-name="Source_20_Text"><text:span text:style-name="T1238">Exemplos de valores</text:span></text:span><text:span text:style-name="Source_20_Text"><text:span text:style-name="T1207">: </text:span></text:span><text:span text:style-name="Source_20_Text"><text:span text:style-name="T1239">-</text:span></text:span><text:span text:style-name="Source_20_Text"><text:span text:style-name="T1263">2</text:span></text:span><text:span text:style-name="Source_20_Text"><text:span text:style-name="T1242">, </text:span></text:span><text:span text:style-name="Source_20_Text"><text:span text:style-name="T1263">-1</text:span></text:span><text:span text:style-name="Source_20_Text"><text:span text:style-name="T1242">, </text:span></text:span><text:span text:style-name="Source_20_Text"><text:span text:style-name="T1264">1</text:span></text:span><text:span text:style-name="Source_20_Text"><text:span text:style-name="T1242">, </text:span></text:span><text:span text:style-name="Source_20_Text"><text:span text:style-name="T1264">1</text:span></text:span><text:span text:style-name="Source_20_Text"><text:span text:style-name="T1242">, </text:span></text:span><text:span text:style-name="Source_20_Text"><text:span text:style-name="T1239">1</text:span></text:span><text:span text:style-name="Source_20_Text"><text:span text:style-name="T1242">, </text:span></text:span><text:span text:style-name="Source_20_Text"><text:span text:style-name="T1239">2</text:span></text:span><text:span text:style-name="Source_20_Text"><text:span text:style-name="T1242">, </text:span></text:span><text:span text:style-name="Source_20_Text"><text:span text:style-name="T1264">3</text:span></text:span><text:span text:style-name="Source_20_Text"><text:span text:style-name="T1242">, </text:span></text:span><text:span text:style-name="Source_20_Text"><text:span text:style-name="T1264">99</text:span></text:span><text:span text:style-name="Source_20_Text"><text:span text:style-name="T1242">...</text:span></text:span></text:p>
      <text:p text:style-name="P475"><text:span text:style-name="Source_20_Text"><text:span text:style-name="T26"/></text:span></text:p>
      <text:p text:style-name="P477"><text:span text:style-name="Source_20_Text"><text:span text:style-name="T1215">align-self</text:span></text:span><text:span text:style-name="Source_20_Text"><text:span text:style-name="T1183">: </text:span></text:span><text:span text:style-name="Source_20_Text"><text:span text:style-name="T1265">p</text:span></text:span><text:span text:style-name="Source_20_Text"><text:span text:style-name="T1183">ermite ajustar o alinhamento de um item flexível </text:span></text:span><text:span text:style-name="Source_20_Text"><text:span text:style-name="T1262">específico</text:span></text:span><text:span text:style-name="Source_20_Text"><text:span text:style-name="T1183">.</text:span></text:span><text:span text:style-name="Source_20_Text"><text:span text:style-name="T1197"> </text:span></text:span><text:span text:style-name="Source_20_Text"><text:span text:style-name="T1217">S</text:span></text:span><text:span text:style-name="Source_20_Text"><text:span text:style-name="T1221">eus</text:span></text:span><text:span text:style-name="Source_20_Text"><text:span text:style-name="T1217"> valores são os mesmos da propriedade </text:span></text:span><text:span text:style-name="Source_20_Text"><text:span text:style-name="T1222">align-ite</text:span></text:span><text:span text:style-name="Source_20_Text"><text:span text:style-name="T1219">m</text:span></text:span><text:span text:style-name="Source_20_Text"><text:span text:style-name="T1222">s</text:span></text:span><text:span text:style-name="Source_20_Text"><text:span text:style-name="T1217">, </text:span></text:span><text:span text:style-name="Source_20_Text"><text:span text:style-name="T1266">com adição do valor </text:span></text:span><text:span text:style-name="Source_20_Text"><text:span text:style-name="T1267">auto</text:span></text:span><text:span text:style-name="Source_20_Text"><text:span text:style-name="T1266">, que </text:span></text:span><text:span text:style-name="Source_20_Text"><text:span text:style-name="T1268">herda</text:span></text:span><text:span text:style-name="Source_20_Text"><text:span text:style-name="T1266"> o valor do conteiner pai.</text:span></text:span></text:p>
      <text:p text:style-name="P478"><text:span text:style-name="Source_20_Text"><text:span text:style-name="T26"/></text:span></text:p>
      <text:list text:style-name="L39">
        <text:list-item>
          <text:p text:style-name="P479"><text:a xlink:type="simple" xlink:href="https://yoksel.github.io/flex-cheatsheet/" text:style-name="Internet_20_link" text:visited-style-name="Visited_20_Internet_20_Link">CheatSheet FlexBox</text:a><text:span text:style-name="T1269"><text:tab/></text:span><text:a xlink:type="simple" xlink:href="https://www.digitalocean.com/community/cheatsheets/css-flexbox" text:style-name="Internet_20_link" text:visited-style-name="Visited_20_Internet_20_Link"><text:span text:style-name="Strong_20_Emphasis"><text:span text:style-name="T1269">another </text:span></text:span><text:span text:style-name="Strong_20_Emphasis"><text:span text:style-name="T1270">C</text:span></text:span><text:span text:style-name="Strong_20_Emphasis"><text:span text:style-name="T1269">heatSheet</text:span></text:span></text:a><text:span text:style-name="T1269"><text:tab/></text:span><text:a xlink:type="simple" xlink:href="https://flexboxfroggy.com/" text:style-name="Internet_20_link" text:visited-style-name="Visited_20_Internet_20_Link"><text:span text:style-name="Strong_20_Emphasis"><text:span text:style-name="T1271">flexbox froggy</text:span></text:span></text:a></text:p>
        </text:list-item>
      </text:list>
      <text:p text:style-name="P480"><text:span text:style-name="Strong_20_Emphasis"><text:span text:style-name="T26"/></text:span></text:p>
      <text:h text:style-name="P481" text:outline-level="1"><text:span text:style-name="Strong_20_Emphasis"><text:span text:style-name="T1272">Propriedades relacionadas ao </text:span></text:span><text:a xlink:type="simple" xlink:href="https://css-tricks.com/snippets/css/complete-guide-grid/" text:style-name="Internet_20_link" text:visited-style-name="Visited_20_Internet_20_Link"><text:span text:style-name="Strong_20_Emphasis">Módulo Grid Layout</text:span></text:a></text:h>
      <text:p text:style-name="P482"><text:span text:style-name="Strong_20_Emphasis"><text:span text:style-name="T1273"/></text:span></text:p>
      <text:p text:style-name="P483"><text:span text:style-name="Source_20_Text"><text:span text:style-name="T1150">grid-template-rows</text:span></text:span><text:span text:style-name="Strong_20_Emphasis"><text:span text:style-name="T1157">: define número e tamanho das linhas;</text:span></text:span></text:p>
      <text:p text:style-name="P483"><text:span text:style-name="Source_20_Text"><text:span text:style-name="T1150">grid-template-columns</text:span></text:span><text:span text:style-name="Strong_20_Emphasis"><text:span text:style-name="T1157">: define número e tamanho das colunas;</text:span></text:span></text:p>
      <text:p text:style-name="P483"><text:span text:style-name="Source_20_Text"><text:span text:style-name="T1150">grid-row e grid-column</text:span></text:span><text:span text:style-name="Strong_20_Emphasis"><text:span text:style-name="T1157">: </text:span></text:span><text:span text:style-name="T1157">posicionam um item na grade;</text:span></text:p>
      <text:p text:style-name="P483"><text:span text:style-name="Source_20_Text"><text:span text:style-name="T1150">grid-gap</text:span></text:span><text:span text:style-name="Strong_20_Emphasis"><text:span text:style-name="T1157">: define</text:span></text:span><text:span text:style-name="T1157"> o espaço entre as células da grade.</text:span></text:p>
      <text:p text:style-name="P483"><text:span text:style-name="Strong_20_Emphasis"><text:span text:style-name="T26"/></text:span></text:p>
      <text:p text:style-name="P483"><text:span text:style-name="Strong_20_Emphasis"><text:span text:style-name="T26"/></text:span></text:p>
      <text:p text:style-name="P484"/>
      <text:p text:style-name="P485"/>
      <text:p text:style-name="P485"/>
      <text:h text:style-name="P486" text:outline-level="1"><text:span text:style-name="T1274">C</text:span>entralizar totalmente um elemento</text:h>
      <text:p text:style-name="P487"/>
      <text:p text:style-name="P487"><text:span text:style-name="T1275">Uma das soluções </text:span><text:span text:style-name="T1276">(tanto vertical quanto horizontal) </text:span><text:span text:style-name="T1275">é configurando a posição do container como </text:span><text:span text:style-name="T1277">relative</text:span><text:span text:style-name="T1275"> e a posição do bloco interno(</text:span><text:span text:style-name="T1278">content</text:span><text:span text:style-name="T1275">) como </text:span><text:span text:style-name="T1277">absolut</text:span><text:span text:style-name="T1275">, assim permitindo alterar as propriedades </text:span><text:span text:style-name="T1277">left</text:span><text:span text:style-name="T1275"> e </text:span><text:span text:style-name="T1277">top</text:span><text:span text:style-name="T1275"> para os valores </text:span><text:span text:style-name="T1277">50%</text:span><text:span text:style-name="T1275"> da view port e, em seguida, utilizar a propriedade </text:span><text:span text:style-name="T1121">transform: translate(-50%,-50%)</text:span><text:span text:style-name="T1275"> para deslocar o bloco interno, centralizando-o (já que seu ponto de referência fica no canto superior esquerdo e não no centro).<text:line-break/>Exemplo:</text:span></text:p>
      <text:p text:style-name="P488"><text:span text:style-name="T1279"><text:tab/></text:span><text:span text:style-name="T1280">.container</text:span><text:span text:style-name="T1279"> {<text:tab/><text:tab/><text:tab/><text:tab/><text:tab/><text:tab/></text:span></text:p>
      <text:p text:style-name="P489"><text:span text:style-name="T389"><text:tab/><text:tab/>position</text:span><text:span text:style-name="T388">: </text:span><text:span text:style-name="T390">relative</text:span><text:span text:style-name="T388">;<text:tab/><text:tab/><text:tab/><text:tab/></text:span></text:p>
      <text:p text:style-name="P490"><text:tab/>}<text:tab/><text:tab/><text:tab/><text:tab/><text:tab/><text:tab/><text:tab/><text:tab/></text:p>
      <text:p text:style-name="P489"><text:span text:style-name="T840"><text:tab/>.content</text:span><text:span text:style-name="T388"> {<text:tab/><text:tab/><text:tab/><text:tab/><text:tab/><text:tab/><text:tab/></text:span></text:p>
      <text:p text:style-name="P489"><text:span text:style-name="T389"><text:tab/><text:tab/>position</text:span><text:span text:style-name="T388">: </text:span><text:span text:style-name="T390">absolute</text:span><text:span text:style-name="T388">;<text:tab/><text:tab/><text:tab/><text:tab/></text:span></text:p>
      <text:p text:style-name="P489"><text:span text:style-name="T389"><text:tab/><text:tab/>top</text:span><text:span text:style-name="T388">: </text:span><text:span text:style-name="T827">50%</text:span><text:span text:style-name="T388">;<text:tab/><text:tab/><text:tab/><text:tab/><text:tab/><text:tab/></text:span></text:p>
      <text:p text:style-name="P489"><text:span text:style-name="T389"><text:tab/><text:tab/>left</text:span><text:span text:style-name="T388">: </text:span><text:span text:style-name="T827">50%</text:span><text:span text:style-name="T388">;<text:tab/><text:tab/><text:tab/><text:tab/><text:tab/><text:tab/></text:span></text:p>
      <text:p text:style-name="P489"><text:span text:style-name="T389"><text:tab/><text:tab/>transform</text:span><text:span text:style-name="T388">: </text:span><text:span text:style-name="T1281">translate</text:span><text:span text:style-name="T388">(</text:span><text:span text:style-name="T827">-50%</text:span><text:span text:style-name="T388">, </text:span><text:span text:style-name="T827">-50%</text:span><text:span text:style-name="T388">);<text:tab/></text:span></text:p>
      <text:p text:style-name="P490"><text:tab/>}<text:tab/><text:tab/><text:tab/><text:tab/><text:tab/><text:tab/><text:tab/><text:tab/></text:p>
      <text:p text:style-name="P491"><text:span text:style-name="Source_20_Text"><text:span text:style-name="T1282"/></text:span></text:p>
      <text:p text:style-name="P491"><text:span text:style-name="Source_20_Text"><text:span text:style-name="T1282">Outra </text:span></text:span><text:span text:style-name="Source_20_Text"><text:span text:style-name="T1283">abordagem alternativa se você não quiser usar o Flexbox:<text:line-break/></text:span></text:span><text:span text:style-name="T1283">Qualquer coisa que não seja texto pode ser centralizada aplicando uma margem automática à esquerda e à direita e definindo a largura do elemento:</text:span></text:p>
      <text:p text:style-name="P492"><text:span text:style-name="T1283"><text:line-break/></text:span><text:span text:style-name="T1284">section</text:span><text:span text:style-name="T1285"> {<text:tab/><text:tab/><text:tab/></text:span></text:p>
      <text:p text:style-name="P492"><text:span text:style-name="T1285"><text:s text:c="4"/></text:span><text:span text:style-name="T1286">margin</text:span><text:span text:style-name="T1287">: </text:span><text:span text:style-name="T1288">0</text:span><text:span text:style-name="T1287"> </text:span><text:span text:style-name="T1289">auto</text:span><text:span text:style-name="T1287">;<text:tab/><text:line-break/> <text:s/></text:span><text:span text:style-name="T1286">width</text:span><text:span text:style-name="T1287">: </text:span><text:span text:style-name="T1288">50%</text:span><text:span text:style-name="T1287">;<text:tab/><text:tab/><text:line-break/>}<text:tab/><text:tab/><text:tab/><text:tab/></text:span></text:p>
      <text:p text:style-name="P493"><text:span text:style-name="Source_20_Text"><text:span text:style-name="T1194"><text:line-break/></text:span></text:span><text:span text:style-name="Source_20_Text"><text:span text:style-name="T1290">o</text:span></text:span><text:span text:style-name="Source_20_Text"><text:span text:style-name="T1230">verflow-wrap</text:span></text:span><text:span text:style-name="Source_20_Text"><text:span text:style-name="T1194">: </text:span></text:span><text:span text:style-name="Source_20_Text"><text:span text:style-name="T1291">s</text:span></text:span><text:span text:style-name="Source_20_Text"><text:span text:style-name="T1194">e uma palavra for muito longa para caber em uma linha, ela pode transbordar para fora do contêiner. Essa propriedade também é conhecida como </text:span></text:span><text:span text:style-name="Source_20_Text"><text:span text:style-name="T1230">word-wrap</text:span></text:span><text:span text:style-name="Source_20_Text"><text:span text:style-name="T1194"> (embora não seja padrão ainda funciona como um alias)<text:line-break/></text:span></text:span><text:span text:style-name="Source_20_Text"><text:span text:style-name="T1150">text-overflow</text:span></text:span><text:span text:style-name="T1283"> controla como o conteúdo de um elemento deve ser tratado quando ele é maior do que a largura do contêiner que o envolve. Essa propriedade é comumente usada em conjunto com </text:span><text:span text:style-name="Source_20_Text"><text:span text:style-name="T1150">white-space:</text:span></text:span><text:span text:style-name="Source_20_Text"><text:span text:style-name="T1283"> </text:span></text:span><text:span text:style-name="Source_20_Text"><text:span text:style-name="T1122">nowrap</text:span></text:span><text:span text:style-name="T1283"> e </text:span><text:span text:style-name="Source_20_Text"><text:span text:style-name="T1150">overflow: </text:span></text:span><text:span text:style-name="Source_20_Text"><text:span text:style-name="T1122">hidden</text:span></text:span><text:span text:style-name="T1283"> para lidar com casos em que o texto ultrapassa os limites do c</text:span><text:span text:style-name="T1116">ontêiner. </text:span><text:span text:style-name="T1292">Os valores para atribuir </text:span><text:span text:style-name="T1116">à propriedade </text:span><text:span text:style-name="Source_20_Text"><text:span text:style-name="T1293">text-overflow</text:span></text:span><text:span text:style-name="Source_20_Text"><text:span text:style-name="T1116"> </text:span></text:span><text:span text:style-name="Source_20_Text"><text:span text:style-name="T1292">são</text:span></text:span><text:span text:style-name="T1116">:</text:span></text:p>
      <text:list text:style-name="L40">
        <text:list-item>
          <text:p text:style-name="P494"><text:span text:style-name="Source_20_Text"><text:span text:style-name="T1122">clip</text:span></text:span><text:span text:style-name="T1116">: O conteúdo é cortado e não exibido além dos limites do contêiner.</text:span></text:p>
        </text:list-item>
        <text:list-item>
          <text:p text:style-name="P495"><text:span text:style-name="Source_20_Text"><text:span text:style-name="T1122">ellipsis</text:span></text:span><text:span text:style-name="T1116">: Exibe reticências (...) para indicar que o texto foi truncado.</text:span></text:p>
        </text:list-item>
      </text:list>
      <text:p text:style-name="P496"><text:span text:style-name="T1116"/></text:p>
      <text:p text:style-name="P497"><text:span text:style-name="T1294">C</text:span>ores</text:p>
      <text:p text:style-name="P498"/>
      <text:list text:style-name="L41">
        <text:list-item>
          <text:p text:style-name="P499"><text:span text:style-name="T1295">HSB</text:span><text:span text:style-name="T292"> (matiz, saturação e luminosidade). Podendo apresentar ou não o parâmetro de </text:span><text:span text:style-name="T559">opacidade/transparência</text:span><text:span text:style-name="T292">, sendo 1 = 100% e 0.5 = 50%. Por exemplo: </text:span><text:span text:style-name="T1296">color: hsla(</text:span><text:span text:style-name="T1297">202º, 82%, 76%, 0.6</text:span><text:span text:style-name="T1296">)</text:span><text:span text:style-name="T1297">;</text:span></text:p>
        </text:list-item>
        <text:list-item>
          <text:p text:style-name="P499"><text:span text:style-name="T1298">R</text:span><text:span text:style-name="T1299">G</text:span><text:span text:style-name="T1300">B</text:span><text:span text:style-name="T292"> (</text:span><text:span text:style-name="T1301">red</text:span><text:span text:style-name="T292">, </text:span><text:span text:style-name="T1302">green</text:span><text:span text:style-name="T292">, </text:span><text:span text:style-name="T1297">blue</text:span><text:span text:style-name="T292">) Podendo apresentar ou não o parâmetro de </text:span><text:span text:style-name="T559">opacidade</text:span><text:span text:style-name="T292">, por exemplo: </text:span><text:span text:style-name="T1296">color: rgb</text:span><text:span text:style-name="T1303">a</text:span><text:span text:style-name="T1296">(</text:span><text:span text:style-name="T1297">35, 137, 195, 0.3</text:span><text:span text:style-name="T1296">)</text:span><text:span text:style-name="T1297">;</text:span></text:p>
        </text:list-item>
        <text:list-item>
          <text:p text:style-name="P500"><text:span text:style-name="T1295">Hexadecimal</text:span><text:span text:style-name="T292">. Por exemplo: </text:span><text:span text:style-name="T1304">#002233. </text:span><text:span text:style-name="T292">Podendo apresentar ou não o parâmetro de </text:span><text:span text:style-name="T559">opacidade</text:span><text:span text:style-name="T292">, por exemplo: </text:span><text:span text:style-name="T1296">#</text:span><text:span text:style-name="T1304">1b4e21</text:span><text:span text:style-name="T1305">60</text:span><text:span text:style-name="T1297">;</text:span></text:p>
        </text:list-item>
      </text:list>
      <text:p text:style-name="P501"/>
      <text:p text:style-name="P502"><text:span text:style-name="T287">opacity</text:span><text:span text:style-name="T1306"> controla a transparência de um elemento, </text:span><text:span text:style-name="T1307">A</text:span><text:span text:style-name="T1306">ceita valores entre 0 e 1.</text:span></text:p>
      <text:p text:style-name="P501"/>
      <text:p text:style-name="P503"><text:span text:style-name="T1308">3 sites/ferramentas para trabalhar com </text:span><text:span text:style-name="T1309">web design de </text:span><text:span text:style-name="T1308">cores e ajudar na escolha da </text:span><text:span text:style-name="T1310">paleta</text:span><text:span text:style-name="T1308"> de cores </text:span><text:span text:style-name="T1311">que harmonize com o conteúdo de</text:span><text:span text:style-name="T1308"> um site:</text:span></text:p>
      <text:p text:style-name="P504"><text:a xlink:type="simple" xlink:href="https://color.adobe.com/pt/create/color-wheel" text:style-name="Internet_20_link" text:visited-style-name="Visited_20_Internet_20_Link"><text:span text:style-name="T471">Adobe Color Wheel</text:span></text:a><text:span text:style-name="T1312"><text:tab/></text:span><text:a xlink:type="simple" xlink:href="https://coolors.co/" text:style-name="Internet_20_link" text:visited-style-name="Visited_20_Internet_20_Link"><text:span text:style-name="T471">Coolors</text:span></text:a><text:span text:style-name="T1312"><text:tab/></text:span><text:a xlink:type="simple" xlink:href="https://paletton.com/" text:style-name="Internet_20_link" text:visited-style-name="Visited_20_Internet_20_Link"><text:span text:style-name="T471">Paletton</text:span></text:a><text:span text:style-name="T1312"><text:tab/></text:span><text:a xlink:type="simple" xlink:href="https://colorhunt.co/" text:style-name="Internet_20_link" text:visited-style-name="Visited_20_Internet_20_Link"><text:span text:style-name="T471">Color Hunt</text:span></text:a><text:span text:style-name="T1312"><text:tab/><text:tab/></text:span><text:a xlink:type="simple" xlink:href="https://m3.material.io/styles/color/system/how-the-system-works" text:style-name="Internet_20_link" text:visited-style-name="Visited_20_Internet_20_Link"><text:span text:style-name="T471">Color Tool</text:span></text:a></text:p>
      <text:p text:style-name="P505"/>
      <text:p text:style-name="P506"/>
      <text:p text:style-name="P507">Gradientes</text:p>
      <text:p text:style-name="P507"/>
      <text:p text:style-name="P508"><text:span text:style-name="Strong_20_Emphasis"><text:span text:style-name="T1313">São transições</text:span></text:span><text:span text:style-name="Strong_20_Emphasis"><text:span text:style-name="T1314"> suave</text:span></text:span><text:span text:style-name="Strong_20_Emphasis"><text:span text:style-name="T1313">s</text:span></text:span><text:span text:style-name="Strong_20_Emphasis"><text:span text:style-name="T1314"> entre duas ou mais cores.</text:span></text:span><text:span text:style-name="T1314"> Considerado pelo navegador como se fosse uma imagem, por isso usamos a propriedade </text:span><text:span text:style-name="T271">background-image</text:span><text:span text:style-name="T1314"> na declaração CSS. A função </text:span><text:span text:style-name="T271">linear-gradient</text:span><text:span text:style-name="T1315">()</text:span><text:span text:style-name="T1314"> gera um </text:span><text:span text:style-name="T1316">gradiente </text:span><text:span text:style-name="T1317">linear</text:span><text:span text:style-name="T1316"> angular</text:span><text:span text:style-name="T1314">. O primeiro parâmetro da função indica </text:span><text:span text:style-name="T1318">a direção ou</text:span><text:span text:style-name="T1314"> o ângulo de inclinação e </text:span><text:span text:style-name="T1319">o</text:span><text:span text:style-name="T1314">s </text:span><text:span text:style-name="T1318">parâmetros </text:span><text:span text:style-name="T1314">seguintes indicam as cores do degradê a ser criado. </text:span><text:span text:style-name="T1319">É possível</text:span><text:span text:style-name="T1314"> indicar quantas cores quiser e o navegador </text:span><text:span text:style-name="T1320">gerará</text:span><text:span text:style-name="T1314"> </text:span><text:span text:style-name="T1319">o</text:span><text:span text:style-name="T1314"> degradê personalizado. Experimente </text:span><text:span text:style-name="T1319">também </text:span><text:span text:style-name="T1314">outros valores de ângulo, incluindo negativos (45deg, -90deg, 25deg,…) e note as diferenças. Também é possível gerar os chamados </text:span><text:span text:style-name="T1316">gradientes </text:span><text:span text:style-name="T1317">radiais</text:span><text:span text:style-name="T1314">, </text:span><text:span text:style-name="T1319">através da função CSS </text:span><text:span text:style-name="T271">radial-gradient</text:span><text:span text:style-name="T1315">()</text:span><text:span text:style-name="T1316">. </text:span><text:span text:style-name="T1321">Exemplos:</text:span></text:p>
      <text:p text:style-name="P509"><text:span text:style-name="T1322">background-image</text:span><text:span text:style-name="T1323">: </text:span><text:span text:style-name="T1324">linear-gradient</text:span><text:span text:style-name="T1323">(</text:span><text:span text:style-name="T1325">-</text:span><text:span text:style-name="T1326">45</text:span><text:span text:style-name="T1325">deg</text:span><text:span text:style-name="T1323">, </text:span><text:span text:style-name="T1327">red </text:span><text:span text:style-name="T1328">20%</text:span><text:span text:style-name="T1323">, </text:span><text:span text:style-name="T1327">blue </text:span><text:span text:style-name="T1328">40%, purple</text:span><text:span text:style-name="T1323">);<text:tab/></text:span></text:p>
      <text:p text:style-name="P509"><text:span text:style-name="T1322">background-image</text:span><text:span text:style-name="T1323">: </text:span><text:span text:style-name="T1324">linear-gradient</text:span><text:span text:style-name="T1323">(</text:span><text:span text:style-name="T1326">to right</text:span><text:span text:style-name="T1323">, </text:span><text:span text:style-name="T1327">green</text:span><text:span text:style-name="T1323">, </text:span><text:span text:style-name="T1327">yellow</text:span><text:span text:style-name="T1323">);<text:tab/><text:tab/><text:tab/></text:span></text:p>
      <text:p text:style-name="P509"><text:span text:style-name="T1322">background-image</text:span><text:span text:style-name="T1323">: </text:span><text:span text:style-name="T1324">radial-gradient</text:span><text:span text:style-name="T1323">(</text:span><text:span text:style-name="T1326">circle</text:span><text:span text:style-name="T1323">, </text:span><text:span text:style-name="T1327">green</text:span><text:span text:style-name="T1323">, </text:span><text:span text:style-name="T1327">yellow</text:span><text:span text:style-name="T1323">);<text:tab/><text:tab/><text:tab/><text:tab/></text:span></text:p>
      <text:p text:style-name="P510"><text:span text:style-name="T1329">background</text:span><text:span text:style-name="T1330">: </text:span><text:span text:style-name="T1331">radial-gradient</text:span><text:span text:style-name="T1330">(</text:span><text:span text:style-name="T1332">circle</text:span><text:span text:style-name="T1330">, </text:span><text:span text:style-name="T1332">red</text:span><text:span text:style-name="T1330">, </text:span><text:span text:style-name="T1332">yellow</text:span><text:span text:style-name="T1330">);<text:tab/><text:tab/><text:tab/><text:tab/><text:tab/></text:span></text:p>
      <text:p text:style-name="P506"/>
      <text:p text:style-name="P511">Sombras</text:p>
      <text:p text:style-name="P512"/>
      <text:p text:style-name="P512"><text:span text:style-name="T276">box-shadow</text:span><text:span text:style-name="T760"> </text:span><text:span text:style-name="T1333">e </text:span><text:span text:style-name="T1334">text</text:span><text:span text:style-name="T276">-shadow</text:span><text:span text:style-name="T1333"> </text:span><text:span text:style-name="T1335">tem 4</text:span><text:span text:style-name="T760"> </text:span><text:span text:style-name="T1335">parâmetros, respectivamente na ordem</text:span><text:span text:style-name="T760">:</text:span></text:p>
      <text:list text:style-name="L42">
        <text:list-item>
          <text:p text:style-name="P513">Deslocamento horizontal (offset-x): é o quanto a sombra vai deslocar para o lado direito (valores negativos causam deslocamento à esquerda)</text:p>
        </text:list-item>
        <text:list-item>
          <text:p text:style-name="P513">Deslocamento vertical (offset-y): é o quanto a sombra vai andar para baixo (valores negativos causam deslocamento para cima)</text:p>
        </text:list-item>
        <text:list-item>
          <text:p text:style-name="P514"><text:span text:style-name="Source_20_Text"><text:span text:style-name="T1336">Embaçamento </text:span></text:span><text:span text:style-name="Source_20_Text"><text:span text:style-name="T1337">radial (</text:span></text:span><text:span text:style-name="Source_20_Text"><text:span text:style-name="T1336">blur-radius</text:span></text:span><text:span text:style-name="Source_20_Text"><text:span text:style-name="T1337">): </text:span></text:span></text:p>
        </text:list-item>
        <text:list-item>
          <text:p text:style-name="P515"><text:span text:style-name="T772">Embaçamento (</text:span><text:span text:style-name="T1338">spread-radius</text:span><text:span text:style-name="T772">): é o espalhamento da sombra pelo fundo</text:span></text:p>
        </text:list-item>
        <text:list-item>
          <text:p text:style-name="P515"><text:span text:style-name="T772">Cor (color): cor da sombra. É possível usar transparência. <text:line-break/></text:span><text:span text:style-name="T1338">Exemplo: </text:span><text:span text:style-name="T1339">box-shadow</text:span><text:span text:style-name="T1340">: 2px 2px 2px 1px rgba(0, 0, 0, 0</text:span><text:span text:style-name="T1341">.2</text:span><text:span text:style-name="T1340">);</text:span></text:p>
        </text:list-item>
      </text:list>
      <text:p text:style-name="P516"/>
      <text:p text:style-name="P517">Raios</text:p>
      <text:p text:style-name="P516"/>
      <text:p text:style-name="P518"><text:span text:style-name="T287">border-radius</text:span><text:span text:style-name="T1338"> arredonda os vértices de um elemento. As figuras a seguir ilustram a ordem dos valores que alteram o </text:span><text:span text:style-name="T1342">tamanho</text:span><text:span text:style-name="T1338">:</text:span></text:p>
      <text:p text:style-name="P516"/>
      <text:p text:style-name="P519"><draw:frame draw:style-name="fr2" draw:name="Figura17" text:anchor-type="as-char" svg:width="12.594cm" svg:height="5.159cm" draw:z-index="22"><draw:image xlink:href="Pictures/10000000000001DC000000C33BECE3EA.jpg" xlink:type="simple" xlink:show="embed" xlink:actuate="onLoad" draw:mime-type="image/jpeg"/></draw:frame></text:p>
      <text:p text:style-name="P519"/>
      <text:p text:style-name="P519"><draw:frame draw:style-name="fr2" draw:name="Figura18" text:anchor-type="as-char" svg:width="12.726cm" svg:height="5.292cm" draw:z-index="23"><draw:image xlink:href="Pictures/10000000000001E1000000C80C4FFE45.jpg" xlink:type="simple" xlink:show="embed" xlink:actuate="onLoad" draw:mime-type="image/jpeg"/></draw:frame></text:p>
      <text:p text:style-name="P519"/>
      <text:p text:style-name="P520"><text:span text:style-name="T1343">Também é possível criar </text:span><text:span text:style-name="T1344">bolas</text:span><text:span text:style-name="T1343">, para isso, crie uma </text:span><text:span text:style-name="T1345">&lt;div&gt;</text:span><text:span text:style-name="T1343"> quadrada e adicione a propriedade </text:span><text:span text:style-name="T679">border-radius</text:span><text:span text:style-name="T574">: </text:span><text:span text:style-name="T1108">50%</text:span><text:span text:style-name="T574">;</text:span></text:p>
      <text:p text:style-name="P521"/>
      <text:p text:style-name="P522">Variáveis</text:p>
      <text:p text:style-name="P523"/>
      <text:p text:style-name="P524"><text:span text:style-name="T1346">P</text:span><text:span text:style-name="T1347">ermitem definir </text:span><text:span text:style-name="Strong_20_Emphasis"><text:span text:style-name="T1347">valores </text:span></text:span><text:span text:style-name="T1347">que podem ser </text:span><text:span text:style-name="Strong_20_Emphasis"><text:span text:style-name="T1347">reutilizados em todo o arquivo CSS</text:span></text:span><text:span text:style-name="T1347">, aumentando a </text:span><text:span text:style-name="Strong_20_Emphasis"><text:span text:style-name="T1347">eficiência</text:span></text:span><text:span text:style-name="T1347"> </text:span><text:span text:style-name="T1346">e a </text:span><text:span text:style-name="Strong_20_Emphasis"><text:span text:style-name="T1348">manutenibilidade</text:span></text:span><text:span text:style-name="Strong_20_Emphasis"><text:span text:style-name="T1347"> </text:span></text:span><text:span text:style-name="T1347">do código.<text:line-break/>Para criar variáveis CSS utilize traços duplos. Exemplo:</text:span></text:p>
      <text:p text:style-name="P523"/>
      <text:p text:style-name="P525"><text:span text:style-name="T399">:root</text:span> { <text:span text:style-name="T1349">/*essa pseudo-classe aplica CSS a todo o documento<text:tab/><text:tab/><text:line-break/></text:span><text:span text:style-name="T1350">e armazena as variáveis CSS</text:span><text:span text:style-name="T1349">*/<text:tab/><text:tab/><text:tab/><text:tab/><text:tab/><text:tab/></text:span>    <text:tab/></text:p>
      <text:p text:style-name="P526"><text:span text:style-name="T544"><text:tab/>--cor1</text:span><text:span text:style-name="T545">: </text:span><text:span text:style-name="T546">#85D085</text:span><text:span text:style-name="T545">;                                        <text:tab/></text:span></text:p>
      <text:p text:style-name="P526"><text:span text:style-name="T544"><text:tab/>--cor2</text:span><text:span text:style-name="T545">: </text:span><text:span text:style-name="T546">#5EA35E</text:span><text:span text:style-name="T545">;                                        <text:tab/></text:span></text:p>
      <text:p text:style-name="P526"><text:span text:style-name="T544"><text:tab/>--cor3</text:span><text:span text:style-name="T545">: </text:span><text:span text:style-name="T546">#2F882F</text:span><text:span text:style-name="T545">;                                        <text:tab/></text:span></text:p>
      <text:p text:style-name="P526"><text:span text:style-name="T544"><text:tab/>--cor4</text:span><text:span text:style-name="T545">: </text:span><text:span text:style-name="T546">#0B6D0B</text:span><text:span text:style-name="T545">;                                        <text:tab/></text:span></text:p>
      <text:p text:style-name="P526"><text:span text:style-name="T544"><text:tab/>--cor5</text:span><text:span text:style-name="T545">: </text:span><text:span text:style-name="T546">#005300</text:span><text:span text:style-name="T545">;                                        <text:tab/></text:span></text:p>
      <text:p text:style-name="P525">}                                                           <text:tab/></text:p>
      <text:p text:style-name="P527"><text:span text:style-name="T1351">body</text:span><text:span text:style-name="T1047"> {<text:tab/><text:tab/><text:tab/><text:tab/><text:tab/><text:tab/><text:tab/><text:tab/><text:tab/><text:tab/><text:tab/></text:span></text:p>
      <text:p text:style-name="P526"><text:span text:style-name="T544"><text:tab/>background-color</text:span><text:span text:style-name="T545">: </text:span><text:span text:style-name="T974">var</text:span><text:span text:style-name="T545">(</text:span><text:span text:style-name="T544">--cor1</text:span><text:span text:style-name="T545">);</text:span><text:span text:style-name="T1352"> /**para referenciar a <text:tab/><text:tab/><text:line-break/>variável é necessário usar a função var()*/<text:tab/><text:tab/><text:tab/><text:tab/></text:span></text:p>
      <text:p text:style-name="P525">}<text:tab/><text:tab/><text:tab/><text:tab/><text:tab/><text:tab/><text:tab/><text:tab/><text:tab/><text:tab/><text:tab/><text:tab/></text:p>
      <text:p text:style-name="P525"/>
      <text:p text:style-name="P389"/>
      <text:p text:style-name="P528">Propriedades Background</text:p>
      <text:p text:style-name="P389"/>
      <text:p text:style-name="P529"><text:span text:style-name="T1353">Existem 3 maneiras de adicionar uma </text:span><text:span text:style-name="T1354">imagem de fundo</text:span><text:span text:style-name="T1353">:</text:span></text:p>
      <text:list text:style-name="L43">
        <text:list-item>
          <text:p text:style-name="P530">Cor sólida: <text:span text:style-name="T1355">background-color</text:span><text:span text:style-name="T1356">: </text:span><text:span text:style-name="T1357">skyblue</text:span><text:span text:style-name="T1356">;</text:span></text:p>
        </text:list-item>
        <text:list-item>
          <text:p text:style-name="P531">Degradê: <text:span text:style-name="T1355">background-image</text:span><text:span text:style-name="T1356">: </text:span><text:span text:style-name="T1358">linear-gradient</text:span><text:span text:style-name="T1356">(to </text:span><text:span text:style-name="T1357">bottom</text:span><text:span text:style-name="T1356">, </text:span><text:span text:style-name="T1357">yellow</text:span><text:span text:style-name="T1356">, </text:span><text:span text:style-name="T1357">red</text:span><text:span text:style-name="T1356">);</text:span></text:p>
        </text:list-item>
        <text:list-item>
          <text:p text:style-name="P532"><text:span text:style-name="T1359">URL: </text:span><text:span text:style-name="T1360">background-image</text:span><text:span text:style-name="T1361">: </text:span><text:span text:style-name="T1362">url</text:span><text:span text:style-name="T1361">(</text:span><text:span text:style-name="T1360">’imagens/pattern003.png’</text:span><text:span text:style-name="T1361">);</text:span></text:p>
        </text:list-item>
      </text:list>
      <text:p text:style-name="P533"/>
      <text:p text:style-name="P529"><text:span text:style-name="T1363">Quando o tamanho da </text:span><text:span text:style-name="T1364">box</text:span><text:span text:style-name="T1363"> é maior que o tamanho da imagem, por padrão, a imagem será repetida nos dois eixos (eixo x e eixo y) quantas vezes for necessário para cobrir a extensão da caixa contêiner. É possível alterar esse comportamento usando a propriedade </text:span><text:span text:style-name="T1121">background-repeat</text:span><text:span text:style-name="T1363">, que aceita os seguintes valores:</text:span></text:p>
      <text:list text:style-name="L44">
        <text:list-item>
          <text:p text:style-name="P534"><text:span text:style-name="T1365">background-repeat</text:span><text:span text:style-name="T1366">: </text:span><text:span text:style-name="T1367">repeat</text:span><text:span text:style-name="T1366">;</text:span></text:p>
        </text:list-item>
        <text:list-item>
          <text:p text:style-name="P534"><text:span text:style-name="T1365">background-repeat</text:span><text:span text:style-name="T1366">: </text:span><text:span text:style-name="T1367">repeat-x</text:span><text:span text:style-name="T1366">;</text:span></text:p>
        </text:list-item>
        <text:list-item>
          <text:p text:style-name="P534"><text:span text:style-name="T1365">background-repeat</text:span><text:span text:style-name="T1366">: </text:span><text:span text:style-name="T1367">repeat-y</text:span><text:span text:style-name="T1366">;</text:span></text:p>
        </text:list-item>
        <text:list-item>
          <text:p text:style-name="P534"><text:span text:style-name="T1365">background-repeat</text:span><text:span text:style-name="T1366">: </text:span><text:span text:style-name="T1367">no-repeat</text:span><text:span text:style-name="T1366">;</text:span></text:p>
        </text:list-item>
      </text:list>
      <text:p text:style-name="P529"/>
      <text:p text:style-name="P529"/>
      <text:p text:style-name="P535"><text:span text:style-name="T1368">Para alterar</text:span><text:span text:style-name="T1363"> a posição de </text:span><text:span text:style-name="T1369">referência (ancoragem) de uma</text:span><text:span text:style-name="T1363"> </text:span><text:span text:style-name="T1369">imagem, </text:span><text:span text:style-name="T1368">use a propriedade </text:span><text:span text:style-name="T1121">background-position</text:span><text:span text:style-name="T1363">, </text:span><text:span text:style-name="T1369">aplicando </text:span><text:span text:style-name="T1368">os parâmetros </text:span><text:span text:style-name="T1369">abaixo</text:span><text:span text:style-name="T1368">:</text:span></text:p>
      <text:p text:style-name="P529"/>
      <text:p text:style-name="P536"><draw:frame draw:style-name="fr2" draw:name="Figura19" text:anchor-type="as-char" svg:width="4.997cm" svg:height="4.941cm" draw:z-index="24"><draw:image xlink:href="Pictures/10000001000001680000016422FE00C9.png" xlink:type="simple" xlink:show="embed" xlink:actuate="onLoad" draw:mime-type="image/png"/></draw:frame></text:p>
      <text:p text:style-name="P537"><text:span text:style-name="T1370">background-position</text:span><text:span text:style-name="T1371">: </text:span><text:span text:style-name="T1372">right</text:span><text:span text:style-name="T1371"> </text:span><text:span text:style-name="T1372">bottom</text:span><text:span text:style-name="T1371">;</text:span></text:p>
      <text:p text:style-name="P538"/>
      <text:p text:style-name="P538"/>
      <text:p text:style-name="P529"><text:span text:style-name="T1368">A </text:span><text:span text:style-name="T1369">propriedade </text:span><text:span text:style-name="T1121">background-size</text:span><text:span text:style-name="T1369"> redimensiona imagens e possui 4 diferentes parâmetros:</text:span></text:p>
      <text:list text:style-name="L45">
        <text:list-item>
          <text:p text:style-name="P539"><text:span text:style-name="T1370">background-size</text:span><text:span text:style-name="T1371">: </text:span><text:span text:style-name="T1373">auto</text:span><text:span text:style-name="T1371">;</text:span><text:span text:style-name="T1369"> (padrão) a imagem de fundo será aplicada em seu tamanho original. </text:span></text:p>
        </text:list-item>
        <text:list-item>
          <text:p text:style-name="P539"><text:span text:style-name="T1370">Background-size</text:span><text:span text:style-name="T1371">: </text:span><text:span text:style-name="T1374">100% 100%</text:span><text:span text:style-name="T1371">; </text:span><text:span text:style-name="T1369"><text:s/></text:span><text:span text:style-name="T1375">Tamanho fixo: </text:span><text:span text:style-name="T1369">Redimensiona a largura da imagem e faz a altura se adaptar automaticamente. Podemos também informar as duas dimensões</text:span><text:span text:style-name="T1375">(px)</text:span><text:span text:style-name="T1369"> na sequência ou também usar valores percentuais</text:span><text:span text:style-name="T1375">(%)</text:span><text:span text:style-name="T1369">. </text:span></text:p>
        </text:list-item>
        <text:list-item>
          <text:p text:style-name="P539"><text:span text:style-name="T1370">background-size</text:span><text:span text:style-name="T1371">: </text:span><text:span text:style-name="T1374">contain</text:span><text:span text:style-name="T1371">;</text:span><text:span text:style-name="T1369"> </text:span><text:span text:style-name="T1375">exibe 100% da imagem na tela mesmo que, para isso, apresente barras verticais ou horizontais ao lado da imagem.</text:span></text:p>
        </text:list-item>
        <text:list-item>
          <text:p text:style-name="P539"><text:span text:style-name="T1370">background-size</text:span><text:span text:style-name="T1371">: </text:span><text:span text:style-name="T1372">cover</text:span><text:span text:style-name="T1371">;</text:span><text:span text:style-name="T1375"> </text:span><text:span text:style-name="T1376">ajusta com zoom a imagem para cobrir</text:span><text:span text:style-name="T1375"> todo o conteiner, adaptando-a de acordo com o tamanho da viewport(janela), ou seja, não exibe 100% da imagem mas ocupa 100% da viewport (responsividade)</text:span></text:p>
        </text:list-item>
      </text:list>
      <text:p text:style-name="P540"/>
      <text:p text:style-name="P540"/>
      <text:p text:style-name="P529"><text:span text:style-name="T251">A propriedade </text:span><text:span text:style-name="T1121">background-attachment</text:span><text:span text:style-name="T251"> configura o vínculo (attachment) da imagem de fundo com o resto do documento, principalmente se o conteúdo for maior do que a altura da página e seja necessário vazar uma rolagem vertical. </text:span><text:span text:style-name="T1377">Possui 2 parâmetros:</text:span></text:p>
      <text:list text:style-name="L46">
        <text:list-item>
          <text:p text:style-name="P541"><text:span text:style-name="T1378">background-attachment</text:span><text:span text:style-name="T1379">: </text:span><text:span text:style-name="T1380">scroll</text:span><text:span text:style-name="T1377"> (padrão) a imagem de fundo vai rolar junto com o conteúdo.</text:span></text:p>
        </text:list-item>
        <text:list-item>
          <text:p text:style-name="P541"><text:span text:style-name="T1378">background-attachment</text:span><text:span text:style-name="T1379">: </text:span><text:span text:style-name="T1381">fixed</text:span><text:span text:style-name="T1382"> </text:span><text:span text:style-name="T1377">A </text:span><text:span text:style-name="T1383">imagem </text:span><text:span text:style-name="T1377">de fundo vai ficar </text:span><text:span text:style-name="T1384">fixada</text:span><text:span text:style-name="T1377"> enquanto o conteúdo vai sendo rolado. </text:span></text:p>
        </text:list-item>
      </text:list>
      <text:p text:style-name="P540"/>
      <text:p text:style-name="P535"><text:span text:style-name="T251">A </text:span><text:span text:style-name="T1385">shortcut</text:span><text:span text:style-name="T1386"> </text:span><text:span text:style-name="T1385">(</text:span><text:span text:style-name="T251">propriedade abreviada</text:span><text:span text:style-name="T1385">)</text:span><text:span text:style-name="T251"> </text:span><text:span text:style-name="T1121">background</text:span><text:span text:style-name="T251"> </text:span><text:span text:style-name="T1387">define todas as propriedades relacionadas a</text:span><text:span text:style-name="T1388">o</text:span><text:span text:style-name="T1387"> plano de fundo de uma só vez (propriedades não declaradas assumem seu valor padrão)</text:span><text:span text:style-name="T251">. </text:span><text:span text:style-name="T1387">São elas:</text:span></text:p>
      <text:list text:style-name="L47">
        <text:list-item>
          <text:p text:style-name="P542">background-color</text:p>
        </text:list-item>
        <text:list-item>
          <text:p text:style-name="P542">background-image</text:p>
        </text:list-item>
        <text:list-item>
          <text:p text:style-name="P542">background-position</text:p>
        </text:list-item>
        <text:list-item>
          <text:p text:style-name="P542">background-<text:span text:style-name="T1389">size</text:span></text:p>
        </text:list-item>
        <text:list-item>
          <text:p text:style-name="P542">background-repeat</text:p>
        </text:list-item>
        <text:list-item>
          <text:p text:style-name="P542">background-attachment</text:p>
        </text:list-item>
        <text:list-item>
          <text:p text:style-name="P543"><text:span text:style-name="T1150">background-origin</text:span><text:span text:style-name="T1390">:</text:span><text:span text:style-name="T1150"> </text:span><text:span text:style-name="T1391">border-box, padding-box, content-box</text:span></text:p>
        </text:list-item>
        <text:list-item>
          <text:p text:style-name="P544"><text:span text:style-name="T1392">background-clip</text:span><text:span text:style-name="T1389">: </text:span><text:span text:style-name="T1393">border-box, padding-box, content-box, </text:span><text:span text:style-name="T1394">text</text:span></text:p>
        </text:list-item>
      </text:list>
      <text:p text:style-name="P529"><text:span text:style-name="T251">E</text:span><text:span text:style-name="T1385">xemplo: </text:span><text:span text:style-name="T1395">background</text:span><text:span text:style-name="T1396">: </text:span><text:span text:style-name="T1397">black</text:span><text:span text:style-name="T1396"> </text:span><text:span text:style-name="T1398">url</text:span><text:span text:style-name="T1396">(</text:span><text:span text:style-name="T1397">'imagens/wallpaper003.jpg'</text:span><text:span text:style-name="T1396">) </text:span><text:span text:style-name="T1399">center</text:span><text:span text:style-name="T1396"> </text:span><text:span text:style-name="T1399">top cover </text:span><text:span text:style-name="T1397">no-repeat</text:span><text:span text:style-name="T1396"> </text:span><text:span text:style-name="T1397">fixed </text:span><text:span text:style-name="T1400">padding-box content-box</text:span><text:span text:style-name="T1396">;</text:span></text:p>
      <text:p text:style-name="P545"/>
      <text:h text:style-name="P546" text:outline-level="1"><text:span text:style-name="T1401">Fo</text:span><text:span text:style-name="T1402">ntes</text:span></text:h>
      <text:h text:style-name="P547" text:outline-level="1"><text:span text:style-name="T1403">F</text:span><text:span text:style-name="T1404">ontes seguras</text:span></text:h>
      <text:list text:style-name="L48">
        <text:list-item>
          <text:p text:style-name="P548"><text:span text:style-name="T1405">Arial (sans-serif):</text:span> <text:span text:style-name="T1406">mais utilizada no mundo</text:span></text:p>
        </text:list-item>
        <text:list-item>
          <text:p text:style-name="P549"><text:span text:style-name="T1407">Verdana (sans-serif):</text:span> <text:span text:style-name="T1408">fácil leitura para fontes pequenas</text:span></text:p>
        </text:list-item>
        <text:list-item>
          <text:p text:style-name="P550"><text:span text:style-name="T1409">Tahoma (sans-serif):</text:span> <text:span text:style-name="T1410">economia, menor espaçamento entre os caracteres</text:span></text:p>
        </text:list-item>
        <text:list-item>
          <text:p text:style-name="P549"><text:span text:style-name="T1411">Trebuchet MS (sans-serif):</text:span><text:span text:style-name="T1412"> </text:span><text:span text:style-name="T1413">legado, desenhada pela Microsoft em 1996</text:span></text:p>
        </text:list-item>
        <text:list-item>
          <text:p text:style-name="P549"><text:span text:style-name="T1414">Times New Roman (serif):</text:span> <text:span text:style-name="T1415">mais profissional, muito utilizada em jornais, </text:span><text:span text:style-name="T1416">títulos.</text:span></text:p>
        </text:list-item>
        <text:list-item>
          <text:p text:style-name="P551"><text:span text:style-name="T1417">Georgia (serif):</text:span><text:span text:style-name="T1418"> </text:span><text:span text:style-name="T1419">elegante, good candidate for mobile-responsive design </text:span><text:span text:style-name="T1420">(porém os números ficam desalinhados, exemplo: </text:span><text:span text:style-name="Strong_20_Emphasis"><text:span text:style-name="T1421">2308R00D590</text:span></text:span><text:span text:style-name="T1420">) </text:span><text:span text:style-name="T1419">.</text:span><text:span text:style-name="T1422"> </text:span></text:p>
        </text:list-item>
        <text:list-item>
          <text:p text:style-name="P549"><text:span text:style-name="T1423">Garamond (serif):</text:span> <text:span text:style-name="T1424">clássica, muito utilizada em livros impressos</text:span></text:p>
        </text:list-item>
        <text:list-item>
          <text:p text:style-name="P549"><text:span text:style-name="T1425">Courier New (monospace):</text:span> <text:span text:style-name="T1426">popular em código-fonte e legendas</text:span></text:p>
        </text:list-item>
        <text:list-item>
          <text:p text:style-name="P552"><text:span text:style-name="T1427">Brush Script MT (cursive):</text:span> <text:span text:style-name="T1428">sofisticada, imita a caligrafia humana</text:span></text:p>
        </text:list-item>
      </text:list>
      <text:h text:style-name="P553" text:outline-level="1"><text:span text:style-name="T8">Categoria</text:span><text:span text:style-name="T1429">s</text:span></text:h>
      <text:p text:style-name="P554"><text:span text:style-name="T1430">As fontes </text:span><text:span text:style-name="T1431">são baseadas principalmente na presença </text:span><text:span text:style-name="T1430">(serif)</text:span><text:span text:style-name="T1431"> ou ausência da serifa </text:span><text:span text:style-name="T1430">(em francês, Sans-Serif) </text:span><text:span text:style-name="T1432">e se dividem em 4</text:span><text:span text:style-name="T1431"> categorias:</text:span></text:p>
      <text:list text:style-name="L49">
        <text:list-item>
          <text:p text:style-name="P555"><text:span text:style-name="T1433">Serif</text:span><text:span text:style-name="T1430">: </text:span><text:span text:style-name="T893">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430">Existem também sub-categorias para cada fonte serifada, como as </text:span><text:span text:style-name="T1434">old style</text:span><text:span text:style-name="T1430">, </text:span><text:span text:style-name="T1434">transitional</text:span><text:span text:style-name="T1430">, </text:span><text:span text:style-name="T1434">didone</text:span><text:span text:style-name="T1430">, </text:span><text:span text:style-name="T1434">slab</text:span><text:span text:style-name="T1430">, </text:span><text:span text:style-name="T1434">clarendon</text:span><text:span text:style-name="T1430"> e </text:span><text:span text:style-name="T1434">glyphic</text:span><text:span text:style-name="T1430">.</text:span></text:p>
        </text:list-item>
        <text:list-item>
          <text:p text:style-name="P556"><text:span text:style-name="T1435">Sans-Serif</text:span><text:span text:style-name="T1436">: uma </text:span><text:span text:style-name="T1437">fonte não serifada muito popular </text:span><text:span text:style-name="T1436">é a</text:span><text:span text:style-name="T1437"> </text:span><text:span text:style-name="T1436">Verdana.</text:span></text:p>
        </text:list-item>
        <text:list-item>
          <text:p text:style-name="P556"><text:span text:style-name="T1438">Monospace</text:span><text:span text:style-name="T1436">: </text:span><text:span text:style-name="T1437">possuem a mesma largura para todas as letras.</text:span></text:p>
        </text:list-item>
        <text:list-item>
          <text:p text:style-name="P555"><text:soft-page-break/><text:span text:style-name="T1439">Script</text:span><text:span text:style-name="T1430">: </text:span><text:span text:style-name="T893">Também chamadas de fontes handwriting, </text:span><text:span text:style-name="T1430">oferecem </text:span><text:span text:style-name="T1440">delicadeza</text:span><text:span text:style-name="T1430">, </text:span><text:span text:style-name="T893">são aquelas que tentam imitar a escrita humana </text:span><text:span text:style-name="T1430">de forma cursiva</text:span><text:span text:style-name="T893">. Seu uso deve ser bem controlado e jamais será aplicado a textos muito longos, pois causam cansaço visual e tornam-se difíceis de ler.</text:span></text:p>
        </text:list-item>
      </text:list>
      <text:p text:style-name="P557"><draw:frame draw:style-name="fr7" draw:name="Figura15" text:anchor-type="char" svg:x="1.27cm" svg:y="0.247cm" svg:width="4.212cm" svg:height="1.836cm" draw:z-index="5"><draw:image xlink:href="Pictures/1000000100000400000001821A0910FB.png" xlink:type="simple" xlink:show="embed" xlink:actuate="onLoad" draw:mime-type="image/png"/></draw:frame><text:span text:style-name="T1430">servem para </text:span><text:span text:style-name="T1440">decorar</text:span><text:span text:style-name="T1430">, possuem</text:span><text:span text:style-name="T893"> bastante efeitos visuais, enfeitadas e curios</text:span><text:span text:style-name="T1441">a</text:span><text:span text:style-name="T893">s. Também são chamadas de fontes comemorativas e algumas delas sequer representam letras, podendo ser desenhos de animais, objetos, pessoas, personagens de quadrinhos, etc. </text:span></text:p>
      <text:p text:style-name="P558"><text:span text:style-name="T271">font-family </text:span><text:span text:style-name="T1442">configura a família tipográfica que será aplicada.<text:line-break/><text:line-break/></text:span><text:span text:style-name="T1443">@font-face {}:</text:span><text:span text:style-name="T1444"> use ess</text:span><text:span text:style-name="T1445">a </text:span><text:span text:style-name="T1446">regra</text:span><text:span text:style-name="T1444"> no topo do documento CSS para </text:span><text:span text:style-name="T1447">importar</text:span><text:span text:style-name="T230"> </text:span><text:span text:style-name="T1448">e declarar</text:span><text:span text:style-name="T1449"> </text:span><text:span text:style-name="T1444">uma fonte</text:span><text:span text:style-name="T1450"> extern</text:span><text:span text:style-name="T1449">a</text:span><text:span text:style-name="T1444">. O</text:span><text:span text:style-name="T26"> </text:span><text:a xlink:type="simple" xlink:href="https://fonts.google.com/" text:style-name="Internet_20_link" text:visited-style-name="Visited_20_Internet_20_Link">Go<text:span text:style-name="T1451">ogle Fonts</text:span></text:a><text:span text:style-name="T26"> </text:span><text:span text:style-name="T1444">é um </text:span><text:span text:style-name="T1452">ótimo </text:span><text:span text:style-name="T1444">repositório. </text:span><text:span text:style-name="T1445">Exemplo:</text:span></text:p>
      <text:p text:style-name="P559"><text:span text:style-name="T1453">@font-face</text:span><text:span text:style-name="T533"> {</text:span></text:p>
      <text:p text:style-name="P559"><text:span text:style-name="T534"><text:tab/>font-family</text:span><text:span text:style-name="T533">: </text:span><text:span text:style-name="T535">'NomeDaFonte'</text:span><text:span text:style-name="T533">;</text:span></text:p>
      <text:p text:style-name="P559"><text:span text:style-name="T534"><text:tab/>src</text:span><text:span text:style-name="T533">: <text:s/></text:span><text:span text:style-name="T1454">url</text:span><text:span text:style-name="T533">(</text:span><text:span text:style-name="T535">'caminho/para/a/fonte.woff2'</text:span><text:span text:style-name="T533">) </text:span><text:span text:style-name="T1454">format</text:span><text:span text:style-name="T533">(</text:span><text:span text:style-name="T535">'woff2'</text:span><text:span text:style-name="T533">),</text:span></text:p>
      <text:p text:style-name="P559"><text:span text:style-name="T1454"><text:tab/><text:tab/>url</text:span><text:span text:style-name="T533">(</text:span><text:span text:style-name="T535">'caminho/para/a/fonte.woff'</text:span><text:span text:style-name="T533">) </text:span><text:span text:style-name="T1454">format</text:span><text:span text:style-name="T533">(</text:span><text:span text:style-name="T535">'woff'</text:span><text:span text:style-name="T533">);</text:span></text:p>
      <text:p text:style-name="P559"><text:span text:style-name="T534"><text:tab/>font-weight</text:span><text:span text:style-name="T533">: </text:span><text:span text:style-name="T535">normal</text:span><text:span text:style-name="T533">;</text:span></text:p>
      <text:p text:style-name="P559"><text:span text:style-name="T534"><text:tab/>font-style</text:span><text:span text:style-name="T533">: </text:span><text:span text:style-name="T535">normal</text:span><text:span text:style-name="T533">;</text:span></text:p>
      <text:p text:style-name="P560">}</text:p>
      <text:p text:style-name="P558"/>
      <text:p text:style-name="P561"/>
      <text:p text:style-name="P562"><text:a xlink:type="simple" xlink:href="https://css-tricks.com/fun-viewport-units/" text:style-name="Internet_20_link" text:visited-style-name="Visited_20_Internet_20_Link"><text:span text:style-name="T1455"/></text:a></text:p>
      <text:p text:style-name="P563"><text:a xlink:type="simple" xlink:href="https://css-tricks.com/fun-viewport-units/" text:style-name="Internet_20_link" text:visited-style-name="Visited_20_Internet_20_Link"><text:span text:style-name="T1455">Tamanh</text:span><text:span text:style-name="T1456">os</text:span></text:a></text:p>
      <text:p text:style-name="P564"><text:span text:style-name="T700">Existem várias medidas, </text:span><text:span text:style-name="T1457">que podem ser divididas em:</text:span></text:p>
      <text:list text:style-name="L50">
        <text:list-item>
          <text:p text:style-name="P565"><text:span text:style-name="T1458">Absolutas</text:span><text:span text:style-name="T1459">: </text:span><text:span text:style-name="T287">px</text:span><text:span text:style-name="T1431"> (pixels), </text:span><text:span text:style-name="T287">pt</text:span><text:span text:style-name="T1431"> (pontos </text:span><text:span text:style-name="T1460">[</text:span><text:span text:style-name="T1461">somente para impressões</text:span><text:span text:style-name="T1460">]</text:span><text:span text:style-name="T1431">), </text:span><text:span text:style-name="T287">m</text:span><text:span text:style-name="T1462">m</text:span><text:span text:style-name="T1431"> (</text:span><text:span text:style-name="T1459">mil</text:span><text:span text:style-name="T1431">ímetros),</text:span><text:span text:style-name="T1463"> </text:span><text:span text:style-name="T287">cm</text:span><text:span text:style-name="T1431"> (centímetros),</text:span><text:span text:style-name="T1463"> </text:span><text:span text:style-name="T287">in</text:span><text:span text:style-name="T1431"> (polegadas), </text:span><text:span text:style-name="T287">pc</text:span><text:span text:style-name="T1431"> (paicas).</text:span></text:p>
        </text:list-item>
        <text:list-item>
          <text:p text:style-name="P566"><text:span text:style-name="T1458">Relativas</text:span><text:span text:style-name="T1464">: </text:span></text:p>
          <text:list>
            <text:list-item>
              <text:p text:style-name="P566"><text:span text:style-name="T287">em:</text:span><text:span text:style-name="T893"> relativa à altura do </text:span><text:span text:style-name="T1465">M</text:span><text:span text:style-name="T893"> maiúsculo da fonte atual</text:span><text:span text:style-name="T1466">, </text:span></text:p>
            </text:list-item>
            <text:list-item>
              <text:p text:style-name="P566"><text:span text:style-name="T287">e</text:span><text:span text:style-name="T1467">x: </text:span><text:span text:style-name="T893">relativa à </text:span><text:span text:style-name="T1468">altura do </text:span><text:span text:style-name="T1469">x</text:span><text:span text:style-name="T893"> minúsculo da fonte atua</text:span><text:span text:style-name="T1470">l</text:span><text:span text:style-name="T1466">, </text:span></text:p>
            </text:list-item>
            <text:list-item>
              <text:p text:style-name="P566"><text:span text:style-name="T287">rem: </text:span><text:span text:style-name="T893">root-</text:span><text:span text:style-name="T1471">em</text:span><text:span text:style-name="T893">, ou seja, a fonte </text:span><text:span text:style-name="T1432">declarada</text:span><text:span text:style-name="T893"> no </text:span><text:span text:style-name="T1472">&lt;</text:span><text:span text:style-name="T1473">html</text:span><text:span text:style-name="T1472">&gt;</text:span><text:span text:style-name="T893"> </text:span><text:span text:style-name="T1470">(default </text:span><text:span text:style-name="T1471">16px</text:span><text:span text:style-name="T1431">)</text:span><text:span text:style-name="T1466">, </text:span></text:p>
            </text:list-item>
            <text:list-item>
              <text:p text:style-name="P566"><text:span text:style-name="T287">vw: </text:span><text:span text:style-name="T893">porcentagem do </text:span><text:span text:style-name="T1466">view width – </text:span><text:span text:style-name="T893">largura da tela</text:span><text:span text:style-name="T1466">, </text:span></text:p>
            </text:list-item>
            <text:list-item>
              <text:p text:style-name="P565"><text:span text:style-name="T287">vh: </text:span><text:span text:style-name="T1459">porcenta</text:span><text:span text:style-name="T1466">gem do view hight – altura da tela.</text:span></text:p>
            </text:list-item>
            <text:list-item>
              <text:p text:style-name="P567"><text:span text:style-name="T287">vmin: </text:span><text:span text:style-name="T1466">menor dimensão da viewport, seja a largura ou a altura</text:span></text:p>
            </text:list-item>
            <text:list-item>
              <text:p text:style-name="P567"><text:span text:style-name="T287">vmax: </text:span><text:span text:style-name="T1466">maior dimensão da viewport </text:span><text:span text:style-name="T1474">(1 vmin = 1%)</text:span></text:p>
            </text:list-item>
            <text:list-item>
              <text:p text:style-name="P565"><text:span text:style-name="T1475">%</text:span><text:span text:style-name="T287">: </text:span><text:span text:style-name="T1476">relativa ao tamanho do conteiner (elemento pai), </text:span><text:span text:style-name="T1477">contexto local</text:span></text:p>
            </text:list-item>
            <text:list-item>
              <text:p text:style-name="P568"><text:span text:style-name="T287">ch: </text:span><text:span text:style-name="T1476">relativa à </text:span><text:span text:style-name="T1478">largura</text:span><text:span text:style-name="T1476"> do caractere </text:span><text:span text:style-name="T1479">0</text:span><text:span text:style-name="T1476"> (zero), para fontes monospace</text:span></text:p>
            </text:list-item>
          </text:list>
        </text:list-item>
      </text:list>
      <text:p text:style-name="P569"/>
      <text:p text:style-name="P570"><text:span text:style-name="T1480">Hardware pixel</text:span><text:span text:style-name="T1455">: </text:span><text:span text:style-name="T1308">se refere à </text:span><text:span text:style-name="T1310">menor unidade física</text:span><text:span text:style-name="T1308"> em uma tela</text:span></text:p>
      <text:p text:style-name="P570"><text:span text:style-name="T1481">R</text:span><text:span text:style-name="T1482">eference pixel</text:span><text:span text:style-name="T1431">: é uma unidade </text:span><text:span text:style-name="T1310">abstrata</text:span><text:span text:style-name="T1431"> que </text:span><text:span text:style-name="T1483">leva em consideração a </text:span><text:span text:style-name="T1484">proximidade</text:span><text:span text:style-name="T1483"> da tela.</text:span></text:p>
      <text:p text:style-name="P570"/>
      <text:p text:style-name="P571"><text:span text:style-name="T1316">Para tamanhos de fonte a serem </text:span><text:span text:style-name="T1485">exibidos na tela</text:span><text:span text:style-name="T1316">, o W3C recomenda o uso do </text:span><text:span text:style-name="T1486">px</text:span><text:span text:style-name="T1316"> ou </text:span><text:span text:style-name="T1486">em</text:span><text:span text:style-name="T1316"> </text:span><text:span text:style-name="T1487">por existirem dispositivos de exibição com diferentes tamanhos e resoluções</text:span><text:span text:style-name="T1316">, </text:span><text:span text:style-name="T1488">todavia o </text:span><text:span text:style-name="T1489">em</text:span><text:span text:style-name="T1487"> é a unidade mais recomendável devido à sua alta portabilidade, </text:span><text:span text:style-name="T1488">já que é uma medida relacional</text:span><text:span text:style-name="T1487">. </text:span><text:span text:style-name="T1490">Já as</text:span><text:span text:style-name="T1314"> medida</text:span><text:span text:style-name="T1491">s</text:span><text:span text:style-name="T1314"> </text:span><text:span text:style-name="Source_20_Text"><text:span text:style-name="T1486">pt</text:span></text:span><text:span text:style-name="T1492">, </text:span><text:span text:style-name="Source_20_Text"><text:span text:style-name="T1486">cm</text:span></text:span><text:span text:style-name="T1493"> </text:span><text:span text:style-name="T1494">ou</text:span><text:span text:style-name="T1493"> </text:span><text:span text:style-name="Source_20_Text"><text:span text:style-name="T1486">in</text:span></text:span><text:span text:style-name="T1493"> </text:span><text:span text:style-name="T1494">são</text:span><text:span text:style-name="T1314"> </text:span><text:span text:style-name="T1494">mais </text:span><text:span text:style-name="T1495">recomendada</text:span><text:span text:style-name="T1494">s</text:span><text:span text:style-name="T1314"> para referenciar</text:span><text:span text:style-name="T1494">em</text:span><text:span text:style-name="T1314"> conteúdos que serão </text:span><text:span text:style-name="T1485">impressos</text:span><text:span text:style-name="T1314">.</text:span></text:p>
      <text:p text:style-name="P571"><text:span text:style-name="T1314">O </text:span><text:span text:style-name="Source_20_Text"><text:span text:style-name="T1496">tamanho padrão</text:span></text:span><text:span text:style-name="T1314"> de fonte </text:span><text:span text:style-name="T1497">dos navegadores</text:span><text:span text:style-name="T1314"> </text:span><text:span text:style-name="T1498">é</text:span><text:span text:style-name="T1497"> </text:span><text:span text:style-name="Source_20_Text"><text:span text:style-name="T1499">16px</text:span></text:span><text:span text:style-name="T1485">, equivale</text:span><text:span text:style-name="T1500">nte </text:span><text:span text:style-name="T1485">a </text:span><text:span text:style-name="Source_20_Text"><text:span text:style-name="T1499">1em</text:span></text:span><text:span text:style-name="T1314">. A partir daí, podemos configurar o tamanho de um título </text:span><text:span text:style-name="T1501">&lt;</text:span><text:span text:style-name="T1502">h1&gt;</text:span><text:span text:style-name="T1314">, por exemplo, como sendo 2 vezes maior que a fonte padrão usando o valor </text:span><text:span text:style-name="T1501">2em</text:span><text:span text:style-name="T1314"> para a propriedade, </text:span><text:span text:style-name="T1495">e o subtítulo </text:span><text:span text:style-name="T1502">&lt;h2&gt;</text:span><text:span text:style-name="T1495"> com valor </text:span><text:span text:style-name="T1502">1.5em</text:span><text:span text:style-name="T1314">.</text:span></text:p>
      <text:p text:style-name="P572"><text:span text:style-name="T1498">O</text:span><text:span text:style-name="T1314"> </text:span><text:span text:style-name="Source_20_Text"><text:span text:style-name="T1503">em</text:span></text:span><text:span text:style-name="T1314">, </text:span><text:span text:style-name="T1498">é relativo ao tamanho da fonte do elemento pai imediato</text:span><text:span text:style-name="T1314">, </text:span><text:span text:style-name="T1498">já </text:span><text:span text:style-name="T1314">o </text:span><text:span text:style-name="Source_20_Text"><text:span text:style-name="T1486">rem</text:span></text:span><text:span text:style-name="Source_20_Text"><text:span text:style-name="T1314"> </text:span></text:span><text:span text:style-name="T1314">é constante em todo o documento </text:span><text:span text:style-name="T1498">pois é relativo somente com o elemento raiz </text:span><text:span text:style-name="T1504">&lt;html&gt;</text:span><text:span text:style-name="T1498">. Esses tamanhos são muitos utilizados em componentização.</text:span></text:p>
      <text:p text:style-name="P573"><text:span text:style-name="T1314">Outras </text:span><text:span text:style-name="T1505">medidas </text:span><text:span text:style-name="T1314">permitem especificar tamanhos relativos à janela do leitor: </text:span><text:span text:style-name="T1494">a</text:span><text:span text:style-name="T1314"> </text:span><text:span text:style-name="Source_20_Text"><text:span text:style-name="T1486">vw</text:span></text:span><text:span text:style-name="Source_20_Text"><text:span text:style-name="T1314"> </text:span></text:span><text:span text:style-name="T1314">é </text:span><text:span text:style-name="T1491">a porcentagem, ou seja, </text:span><text:span text:style-name="T1314">1/100 da largura da janela. </text:span><text:span text:style-name="T1491">Já</text:span><text:span text:style-name="T1314"> </text:span><text:span text:style-name="T1494">a</text:span><text:span text:style-name="T1314"> </text:span><text:span text:style-name="Source_20_Text"><text:span text:style-name="T1486">vh</text:span></text:span><text:span text:style-name="Source_20_Text"><text:span text:style-name="T1314"> </text:span></text:span><text:span text:style-name="T1314">é 1/100 da </text:span><text:span text:style-name="T1316">altura</text:span><text:span text:style-name="T1314"> da janela.</text:span></text:p>
      <text:p text:style-name="P574"><text:span text:style-name="T1308">I</text:span><text:span text:style-name="T1174">mportante lembrar que não pode haver espaço entre o valor a e s</text:span><text:span text:style-name="T1506">ua</text:span><text:span text:style-name="T1174"> medida!<text:line-break/>Exemplo: </text:span><text:span text:style-name="T1507">1 em</text:span><text:span text:style-name="T1508"> → 1em</text:span></text:p>
      <text:p text:style-name="P575"><text:span text:style-name="T1509">Para configurar </text:span><text:span text:style-name="T1510">o tamanho da fonte</text:span><text:span text:style-name="T1509"> que será aplicad</text:span><text:span text:style-name="T1510">o</text:span><text:span text:style-name="T1509"> a um determinado texto, usamos a propriedade </text:span><text:span text:style-name="T1105">font-</text:span><text:span text:style-name="T1511">size</text:span><text:span text:style-name="T1509"> das CSS.</text:span></text:p>
      <text:p text:style-name="P576"><text:soft-page-break/><text:span text:style-name="T1512">Para </text:span><text:span text:style-name="T1513">adaptar o tamanho da fonte ao tamanho da tela </text:span><text:span text:style-name="T1512">aplique </text:span><text:span text:style-name="T1514">vh(view-width)</text:span><text:span text:style-name="T1512"> na unidade de medida</text:span><text:span text:style-name="T1513">. </text:span><text:span text:style-name="T1515">Exemplo: </text:span><text:span text:style-name="T1516">font-size</text:span><text:span text:style-name="T1517">: </text:span><text:span text:style-name="T1518">10vw</text:span><text:span text:style-name="T1517">; </text:span><text:span text:style-name="T1519">/*ajusta o tamanho da fonte </text:span><text:span text:style-name="T1520">dinamicamente </text:span><text:span text:style-name="T1519">em 10% em relação à largura da viewport*/</text:span></text:p>
      <text:p text:style-name="P577"/>
      <text:p text:style-name="P578"><text:span text:style-name="T1455">Formatações<text:line-break/></text:span><text:span text:style-name="T287">font-weight:</text:span><text:span text:style-name="T1308"> para aplicar o negrito.<text:line-break/></text:span><text:span text:style-name="T287">font-style:</text:span><text:span text:style-name="T1308"> para aplicar o itálico.<text:line-break/></text:span><text:span text:style-name="T1521">text</text:span><text:span text:style-name="T287">-</text:span><text:span text:style-name="T1521">decoration</text:span><text:span text:style-name="T287">:</text:span><text:span text:style-name="T1308"> para aplicar o </text:span><text:span text:style-name="T1522">sublinhado</text:span><text:span text:style-name="T1308">.</text:span></text:p>
      <text:p text:style-name="P579"><text:s/></text:p>
      <text:p text:style-name="P580">Existe uma <text:span text:style-name="T1523">shorthand </text:span><text:span text:style-name="T1524">(mãozinha)</text:span> para fontes que é a propriedade <text:span text:style-name="T1110">font</text:span>: <text:span text:style-name="T1525">em vez</text:span> de fazer várias configurações em múltiplas linhas, podemos simplificar tudo de maneira muito simples. <text:span text:style-name="T1525">Exemplo:</text:span></text:p>
      <text:p text:style-name="P581"><text:span text:style-name="T1526">font</text:span><text:span text:style-name="T1527">: </text:span><text:span text:style-name="T1528">italic</text:span><text:span text:style-name="T1527"> </text:span><text:span text:style-name="T1528">bold</text:span><text:span text:style-name="T1527"> </text:span><text:span text:style-name="T1529">1em</text:span><text:span text:style-name="T1527"> </text:span><text:span text:style-name="T1528">georgia</text:span><text:span text:style-name="T1527">, </text:span><text:span text:style-name="T1528">helvetica</text:span><text:span text:style-name="T1527">, </text:span><text:span text:style-name="T1528">sans-serif</text:span><text:span text:style-name="T1527">;</text:span></text:p>
      <text:p text:style-name="P582">A ordem dos atributos de uma <text:span text:style-name="T1523">shorthand</text:span> em CSS é importante!<text:line-break/>(<text:span text:style-name="T1530">style</text:span><text:span text:style-name="T1524">→ </text:span><text:span text:style-name="T1530">weight</text:span><text:span text:style-name="T1524"> → </text:span><text:span text:style-name="T1530">size</text:span><text:span text:style-name="T1524"> → </text:span><text:span text:style-name="T1530">family</text:span>)</text:p>
      <text:p text:style-name="P583"/>
      <text:p text:style-name="P584"><text:span text:style-name="T1531">A</text:span><text:span text:style-name="T1455">linhamento</text:span><text:span text:style-name="T1531">s</text:span></text:p>
      <text:p text:style-name="P585"><text:span text:style-name="T287">text-align: </text:span><text:span text:style-name="T1532">left</text:span><text:span text:style-name="T287">;</text:span><text:span text:style-name="T1533">right</text:span><text:span text:style-name="T287">;</text:span><text:span text:style-name="T1533">center</text:span><text:span text:style-name="T287">;</text:span><text:span text:style-name="T1533">justify</text:span><text:span text:style-name="T287">;</text:span></text:p>
      <text:p text:style-name="P586"/>
      <text:p text:style-name="P587">Legibilidade</text:p>
      <text:p text:style-name="P588"><text:span text:style-name="T287">text-</text:span><text:span text:style-name="T1534">indent</text:span><text:span text:style-name="T1535"> </text:span><text:span text:style-name="T1536">recua</text:span><text:span text:style-name="T1535"> </text:span><text:span text:style-name="T1536">a primeira linha do parágrafo, </text:span><text:span text:style-name="T1537">melhor identificando-os em textos longos</text:span><text:span text:style-name="T1536">.</text:span></text:p>
      <text:p text:style-name="P589"><text:span text:style-name="Strong_20_Emphasis"><text:span text:style-name="Source_20_Text"><text:span text:style-name="T1538">line-height</text:span></text:span></text:span><text:span text:style-name="T1539"> controla a altura da linha dentro de um elemento </text:span><text:span text:style-name="T1540">e, consequentemente, </text:span><text:span text:style-name="T1539">o espaçamento entre as linhas.</text:span></text:p>
      <text:p text:style-name="P589"><text:span text:style-name="Source_20_Text"><text:span text:style-name="T1538">letter-spacing</text:span></text:span><text:span text:style-name="T1539"> controla o espaçamento entre os </text:span><text:span text:style-name="T1541">caracteres</text:span></text:p>
      <text:p text:style-name="P590"><text:span text:style-name="Source_20_Text"><text:span text:style-name="T1542">w</text:span></text:span><text:span text:style-name="Source_20_Text"><text:span text:style-name="T1538">ord-spacing</text:span></text:span><text:span text:style-name="T1539"> controla o espaçamento entre as </text:span><text:span text:style-name="T1541">palavras</text:span><text:span text:style-name="T1539">.</text:span></text:p>
      <text:p text:style-name="P591"><text:span text:style-name="T1539"/></text:p>
      <text:p text:style-name="P592">Seletores</text:p>
      <text:p text:style-name="P593"/>
      <text:p text:style-name="P594"><text:span text:style-name="T1543">D</text:span>efinem quais elementos um conjunto de regras CSS se aplica. <text:span text:style-name="T1543">Baseados</text:span> em:</text:p>
      <text:list text:style-name="L51">
        <text:list-item>
          <text:p text:style-name="P595">Tags</text:p>
        </text:list-item>
        <text:list-item>
          <text:p text:style-name="P596"><text:span text:style-name="T8">Universais</text:span> <text:span text:style-name="T1544">*</text:span></text:p>
        </text:list-item>
        <text:list-item>
          <text:p text:style-name="P597"><text:span text:style-name="T1545">ID</text:span><text:span text:style-name="T1546"> </text:span><text:span text:style-name="T1547"># </text:span><text:span text:style-name="T1548">e </text:span><text:span text:style-name="T1545">Classes</text:span><text:span text:style-name="T1546"> </text:span><text:span text:style-name="T1547">.</text:span></text:p>
        </text:list-item>
        <text:list-item>
          <text:p text:style-name="P597"><text:span text:style-name="T1545">Atributos </text:span><text:span text:style-name="T1549">[ ]</text:span><text:span text:style-name="T1546">: pode se basear no próprio atributo ou usando operadores para especificar atributos de valor:</text:span></text:p>
          <text:list>
            <text:list-item>
              <text:p text:style-name="P598"><text:span text:style-name="Strong_20_Emphasis"><text:span text:style-name="T1550">exato</text:span></text:span><text:span text:style-name="Strong_20_Emphasis"><text:span text:style-name="T1551"> </text:span></text:span><text:span text:style-name="Strong_20_Emphasis"><text:span text:style-name="T1552">[atributo</text:span></text:span><text:span text:style-name="Strong_20_Emphasis"><text:span text:style-name="T1553">=</text:span></text:span><text:span text:style-name="Strong_20_Emphasis"><text:span text:style-name="T1552">"valor"]<text:tab/></text:span></text:span><text:span text:style-name="Strong_20_Emphasis"><text:span text:style-name="T1551"><text:line-break/>Exemplo prático: </text:span></text:span><text:span text:style-name="Strong_20_Emphasis"><text:span text:style-name="T1552">a[href</text:span></text:span><text:span text:style-name="Strong_20_Emphasis"><text:span text:style-name="T1553">=</text:span></text:span><text:span text:style-name="Strong_20_Emphasis"><text:span text:style-name="T1552">"https://www.exemplo.com"]</text:span></text:span><text:span text:style-name="Strong_20_Emphasis"><text:span text:style-name="T1551"> </text:span></text:span></text:p>
            </text:list-item>
            <text:list-item>
              <text:p text:style-name="P598"><text:span text:style-name="Strong_20_Emphasis"><text:span text:style-name="T1550">contendo palavra</text:span></text:span><text:span text:style-name="Strong_20_Emphasis"><text:span text:style-name="T1551"> </text:span></text:span><text:span text:style-name="Strong_20_Emphasis"><text:span text:style-name="T1552">[atributo</text:span></text:span><text:span text:style-name="Strong_20_Emphasis"><text:span text:style-name="T1553">~=</text:span></text:span><text:span text:style-name="Strong_20_Emphasis"><text:span text:style-name="T1552">"valor"]</text:span></text:span><text:span text:style-name="Strong_20_Emphasis"><text:span text:style-name="T1551"><text:tab/></text:span></text:span><text:span text:style-name="Strong_20_Emphasis"><text:span text:style-name="T1552">[class</text:span></text:span><text:span text:style-name="Strong_20_Emphasis"><text:span text:style-name="T1553">~</text:span></text:span><text:span text:style-name="Strong_20_Emphasis"><text:span text:style-name="T1552">="destaque"] </text:span></text:span></text:p>
            </text:list-item>
            <text:list-item>
              <text:p text:style-name="P598"><text:span text:style-name="Strong_20_Emphasis"><text:span text:style-name="T1550">contendo substring</text:span></text:span><text:span text:style-name="Strong_20_Emphasis"><text:span text:style-name="T1551"> </text:span></text:span><text:span text:style-name="Strong_20_Emphasis"><text:span text:style-name="T1552">[atributo</text:span></text:span><text:span text:style-name="Strong_20_Emphasis"><text:span text:style-name="T1553">*=</text:span></text:span><text:span text:style-name="Strong_20_Emphasis"><text:span text:style-name="T1552">"valor"]</text:span></text:span><text:span text:style-name="Strong_20_Emphasis"><text:span text:style-name="T1551"> <text:tab/></text:span></text:span><text:span text:style-name="Strong_20_Emphasis"><text:span text:style-name="T1552">[title</text:span></text:span><text:span text:style-name="Strong_20_Emphasis"><text:span text:style-name="T1553">*</text:span></text:span><text:span text:style-name="Strong_20_Emphasis"><text:span text:style-name="T1552">="tutorial"]</text:span></text:span></text:p>
            </text:list-item>
            <text:list-item>
              <text:p text:style-name="P598"><text:span text:style-name="Strong_20_Emphasis"><text:span text:style-name="T1550">iniciando com</text:span></text:span><text:span text:style-name="Strong_20_Emphasis"><text:span text:style-name="T1551"> </text:span></text:span><text:span text:style-name="Strong_20_Emphasis"><text:span text:style-name="T1552">[atributo</text:span></text:span><text:span text:style-name="Strong_20_Emphasis"><text:span text:style-name="T1553">^=</text:span></text:span><text:span text:style-name="Strong_20_Emphasis"><text:span text:style-name="T1552">"valor"]</text:span></text:span><text:span text:style-name="Strong_20_Emphasis"><text:span text:style-name="T1551"><text:tab/><text:tab/></text:span></text:span><text:span text:style-name="Strong_20_Emphasis"><text:span text:style-name="T1552">[src</text:span></text:span><text:span text:style-name="Strong_20_Emphasis"><text:span text:style-name="T1553">^</text:span></text:span><text:span text:style-name="Strong_20_Emphasis"><text:span text:style-name="T1552">="imagens/"]</text:span></text:span><text:span text:style-name="Strong_20_Emphasis"><text:span text:style-name="T1551"> </text:span></text:span></text:p>
            </text:list-item>
            <text:list-item>
              <text:p text:style-name="P598"><text:span text:style-name="Strong_20_Emphasis"><text:span text:style-name="T1550">terminando com</text:span></text:span><text:span text:style-name="Strong_20_Emphasis"><text:span text:style-name="T1551"> </text:span></text:span><text:span text:style-name="Strong_20_Emphasis"><text:span text:style-name="T1552">[atributo</text:span></text:span><text:span text:style-name="Strong_20_Emphasis"><text:span text:style-name="T1553">$=</text:span></text:span><text:span text:style-name="Strong_20_Emphasis"><text:span text:style-name="T1552">"valor"]</text:span></text:span><text:span text:style-name="Strong_20_Emphasis"><text:span text:style-name="T1551"><text:tab/></text:span></text:span><text:span text:style-name="Strong_20_Emphasis"><text:span text:style-name="T1552">[href</text:span></text:span><text:span text:style-name="Strong_20_Emphasis"><text:span text:style-name="T1553">$</text:span></text:span><text:span text:style-name="Strong_20_Emphasis"><text:span text:style-name="T1552">=".pdf"]</text:span></text:span></text:p>
            </text:list-item>
          </text:list>
        </text:list-item>
        <text:list-item>
          <text:p text:style-name="P599"><text:span text:style-name="Strong_20_Emphasis"><text:span text:style-name="T1554">Aninhamentos</text:span></text:span><text:span text:style-name="Strong_20_Emphasis"><text:span text:style-name="T1555"> </text:span></text:span><text:span text:style-name="Strong_20_Emphasis"><text:span text:style-name="T1556">&amp;</text:span></text:span><text:span text:style-name="Strong_20_Emphasis"><text:span text:style-name="T1551">: declara as regras de aninhamento entre pai e filho</text:span></text:span></text:p>
        </text:list-item>
      </text:list>
      <text:p text:style-name="P600"/>
      <text:p text:style-name="P600"><text:span text:style-name="T1557">C</text:span><text:span text:style-name="T1558">ombinadores</text:span></text:p>
      <text:list text:continue-numbering="true" text:style-name="L51">
        <text:list-item>
          <text:list>
            <text:list-item>
              <text:p text:style-name="P601"><text:span text:style-name="Strong_20_Emphasis"><text:span text:style-name="T1559">E D</text:span></text:span><text:span text:style-name="Strong_20_Emphasis"><text:span text:style-name="T39"> </text:span></text:span><text:span text:style-name="Strong_20_Emphasis"><text:span text:style-name="T1560">(tecla espaço)</text:span></text:span> todos os <text:span text:style-name="T8">descendentes</text:span>, independente do nível de aninhamento, que tenham algum <text:span text:style-name="T1561">elemento </text:span>pai em comum.</text:p>
            </text:list-item>
            <text:list-item>
              <text:p text:style-name="P601"><text:span text:style-name="Strong_20_Emphasis"><text:span text:style-name="T1559">E </text:span></text:span><text:span text:style-name="Strong_20_Emphasis"><text:span text:style-name="T1562">&gt;</text:span></text:span><text:span text:style-name="Strong_20_Emphasis"><text:span text:style-name="T1559"> </text:span></text:span>F <text:span text:style-name="T8">filho</text:span> <text:span text:style-name="T97">direto</text:span></text:p>
            </text:list-item>
            <text:list-item>
              <text:p text:style-name="P602"><text:span text:style-name="Strong_20_Emphasis"><text:span text:style-name="T1563">E </text:span></text:span><text:span text:style-name="Strong_20_Emphasis"><text:span text:style-name="T1564">+</text:span></text:span><text:span text:style-name="Strong_20_Emphasis"><text:span text:style-name="T1563"> </text:span></text:span><text:span text:style-name="Strong_20_Emphasis"><text:span text:style-name="T1565">I</text:span></text:span><text:span text:style-name="T1442"> </text:span><text:span text:style-name="T1566">i</text:span><text:span text:style-name="T1567">rmão</text:span><text:span text:style-name="T1566"> </text:span><text:span text:style-name="T1568">adjacente</text:span><text:span text:style-name="T1569">, </text:span><text:span text:style-name="T1570">é o elemento que vem imediatamente depois</text:span></text:p>
            </text:list-item>
            <text:list-item>
              <text:p text:style-name="P601"><text:span text:style-name="Strong_20_Emphasis"><text:span text:style-name="T1559">E </text:span></text:span><text:span text:style-name="Strong_20_Emphasis"><text:span text:style-name="T1571">~</text:span></text:span><text:span text:style-name="Strong_20_Emphasis"><text:span text:style-name="T1559"> <text:s/></text:span></text:span><text:span text:style-name="Strong_20_Emphasis"><text:span text:style-name="T1572">I</text:span></text:span> <text:span text:style-name="T1573">irmão </text:span><text:span text:style-name="T1574">geral</text:span><text:span text:style-name="T1575">, são </text:span>todos os <text:span text:style-name="T1561">irmãos</text:span> <text:span text:style-name="T1576">seguintes</text:span><text:span text:style-name="T1561"> que dividem o </text:span><text:span text:style-name="T1576">mesmo</text:span><text:span text:style-name="T1561"> elemento pai</text:span></text:p>
            </text:list-item>
            <text:list-item>
              <text:p text:style-name="P603"><text:span text:style-name="Strong_20_Emphasis"><text:span text:style-name="T1559">E</text:span></text:span><text:span text:style-name="Strong_20_Emphasis"><text:span text:style-name="T1577">,</text:span></text:span><text:span text:style-name="Strong_20_Emphasis"><text:span text:style-name="T1562"> </text:span></text:span><text:span text:style-name="Strong_20_Emphasis"><text:span text:style-name="T1559">F</text:span></text:span><text:span text:style-name="Strong_20_Emphasis"><text:span text:style-name="T1577">,</text:span></text:span><text:span text:style-name="Strong_20_Emphasis"><text:span text:style-name="T1562"> </text:span></text:span><text:span text:style-name="Strong_20_Emphasis"><text:span text:style-name="T1559">G</text:span></text:span><text:span text:style-name="Strong_20_Emphasis"><text:span text:style-name="T1577">,</text:span></text:span><text:span text:style-name="Strong_20_Emphasis"><text:span text:style-name="T1562"> </text:span></text:span><text:span text:style-name="Strong_20_Emphasis"><text:span text:style-name="T1559">H</text:span></text:span> <text:span text:style-name="T8">lista</text:span> <text:span text:style-name="T1561">para agrupar os seletores e compartilhar o mesmo estilo</text:span></text:p>
            </text:list-item>
          </text:list>
        </text:list-item>
      </text:list>
      <text:p text:style-name="P604"/>
      <text:p text:style-name="P605"/>
      <text:p text:style-name="P606"/>
      <text:p text:style-name="P607">Pseudo-classes</text:p>
      <text:p text:style-name="P608"/>
      <text:p text:style-name="P609"><text:span text:style-name="T287">pseudo-classe</text:span><text:span text:style-name="T1578">s</text:span><text:span text:style-name="T209"> </text:span><text:span text:style-name="T1579">são</text:span><text:span text:style-name="T772"> </text:span><text:span text:style-name="T1580">seletores especiais</text:span><text:span text:style-name="T772"> </text:span><text:span text:style-name="T1580">usados em conjunto com os</text:span><text:span text:style-name="T772"> seletor</text:span><text:span text:style-name="T1579">es</text:span><text:span text:style-name="T772"> após</text:span><text:span text:style-name="T209"> um sinal de </text:span><text:span text:style-name="T262">dois pontos</text:span><text:span text:style-name="T209"> </text:span><text:span text:style-name="T1581">(</text:span><text:span text:style-name="T287">:</text:span><text:span text:style-name="T1581">)</text:span><text:span text:style-name="T209"> e </text:span><text:span text:style-name="T1582">permitem estilizar </text:span><text:span text:style-name="T1583">ou localizar </text:span><text:span text:style-name="T1582">elementos com base em seu </text:span><text:span text:style-name="T1584">estado</text:span><text:span text:style-name="T1582"> ou </text:span><text:span text:style-name="T1584">posição</text:span><text:span text:style-name="T1582"> no DOM. Frequentemente usados</text:span><text:span text:style-name="T1585"> na personalização de links</text:span><text:span text:style-name="T209">. </text:span><text:span text:style-name="T1586">As principais são</text:span><text:span text:style-name="T209">:</text:span></text:p>
      <text:list text:style-name="L52">
        <text:list-item>
          <text:p text:style-name="P610"><text:span text:style-name="T1587">estado</text:span><text:span text:style-name="T1588"> </text:span><text:span text:style-name="T1589">:hover</text:span><text:span text:style-name="T209">, </text:span><text:span text:style-name="T1590">:</text:span><text:span text:style-name="T1589">link</text:span><text:span text:style-name="T1591">, </text:span><text:span text:style-name="T1589">:visited</text:span><text:span text:style-name="T209">, </text:span><text:span text:style-name="T1589">:active</text:span><text:span text:style-name="T209">, </text:span><text:span text:style-name="T1589">:checked</text:span><text:span text:style-name="T209">, </text:span><text:span text:style-name="T1589">:empty,<text:line-break/>:</text:span><text:span text:style-name="T1592">modal, :popover-open, :</text:span><text:span text:style-name="T1593">focus</text:span></text:p>
        </text:list-item>
        <text:list-item>
          <text:p text:style-name="P611"><text:span text:style-name="T1587">posição</text:span><text:span text:style-name="T1588"> </text:span><text:span text:style-name="T1589">:</text:span><text:span text:style-name="T1590">root</text:span><text:span text:style-name="T209">, </text:span><text:span text:style-name="T1589">:</text:span><text:span text:style-name="T1594">firs</text:span><text:span text:style-name="T1595">t</text:span><text:span text:style-name="T1594">-child</text:span><text:span text:style-name="T209">, </text:span><text:span text:style-name="T1594">:last-child</text:span><text:span text:style-name="T1596">, </text:span><text:span text:style-name="T1590">:</text:span><text:span text:style-name="T1594">nth-child()</text:span><text:span text:style-name="T209">, </text:span><text:span text:style-name="T1594">nth-of-type()</text:span></text:p>
        </text:list-item>
      </text:list>
      <text:p text:style-name="P612"/>
      <text:p text:style-name="P613"><text:span text:style-name="T1597">P</text:span><text:span text:style-name="T1598">rincipais </text:span><text:span text:style-name="T8">funções</text:span> de pseudo-classes <text:span text:style-name="T1598">para selecionar elementos:</text:span></text:p>
      <text:list text:continue-numbering="true" text:style-name="L52">
        <text:list-item>
          <text:p text:style-name="P614"><text:span text:style-name="T1599">:</text:span><text:span text:style-name="T1600">not()</text:span></text:p>
        </text:list-item>
        <text:list-item>
          <text:p text:style-name="P615">:has()</text:p>
        </text:list-item>
        <text:list-item>
          <text:p text:style-name="P616">:is()</text:p>
        </text:list-item>
        <text:list-item>
          <text:p text:style-name="P616">:where()</text:p>
        </text:list-item>
      </text:list>
      <text:p text:style-name="P606"/>
      <text:p text:style-name="P606">Pseudo-elementos</text:p>
      <text:p text:style-name="P617"/>
      <text:p text:style-name="P618"><text:span text:style-name="T287">pseudo-elemento</text:span><text:span text:style-name="T1578">s</text:span><text:span text:style-name="T1601"> </text:span><text:span text:style-name="T1602">são</text:span><text:span text:style-name="T1601"> </text:span><text:span text:style-name="T1603">seletores especiais</text:span><text:span text:style-name="T1601"> </text:span><text:span text:style-name="T1603">usados em conjunto com os</text:span><text:span text:style-name="T1601"> seletor</text:span><text:span text:style-name="T1602">es</text:span><text:span text:style-name="T1601"> após </text:span><text:span text:style-name="T1604">duplos</text:span><text:span text:style-name="T1605"> sinais de dois pontos</text:span><text:span text:style-name="T1601"> </text:span><text:span text:style-name="T1606">(</text:span><text:span text:style-name="T287">::</text:span><text:span text:style-name="T1606">)</text:span><text:span text:style-name="T1601"> e </text:span><text:span text:style-name="T1602">formatam</text:span><text:span text:style-name="T1601"> um pedaço </text:span><text:span text:style-name="T1607">de </text:span><text:span text:style-name="T1608">conteúdo</text:span><text:span text:style-name="T1607"> </text:span><text:span text:style-name="T1601">específico do elemento referenciado, </text:span><text:span text:style-name="T1603">sem precisar criar novos elementos no DOM</text:span><text:span text:style-name="T1601">. </text:span><text:span text:style-name="T1603">Alguns exemplos </text:span><text:span text:style-name="T1607">entre</text:span><text:span text:style-name="T1601"> principais </text:span><text:span text:style-name="T1607">est</text:span><text:span text:style-name="T1601">ão:</text:span></text:p>
      <text:list text:style-name="L53">
        <text:list-item>
          <text:p text:style-name="P619"><text:span text:style-name="T1609">::before</text:span><text:span text:style-name="T1610"> </text:span><text:span text:style-name="T772">e</text:span><text:span text:style-name="T1611"> </text:span><text:span text:style-name="T1609">::after</text:span><text:span text:style-name="T772">: adiciona</text:span><text:span text:style-name="T1580">m</text:span><text:span text:style-name="T772"> conteúdo antes ou depois do conteúdo real do elemento.</text:span></text:p>
        </text:list-item>
        <text:list-item>
          <text:p text:style-name="P619"><text:span text:style-name="T1609">::first-line</text:span><text:span text:style-name="T772">: seleciona a primeira linha de texto dentro de um elemento </text:span><text:span text:style-name="T1580">como, por exemplo, um parágrafo.</text:span></text:p>
        </text:list-item>
        <text:list-item>
          <text:p text:style-name="P619"><text:span text:style-name="T1609">::first-letter</text:span><text:span text:style-name="T772">: seleciona a primeira </text:span><text:span text:style-name="T1580">letra</text:span><text:span text:style-name="T772"> de</text:span><text:span text:style-name="T1580">ntro de um elemento</text:span></text:p>
        </text:list-item>
        <text:list-item>
          <text:p text:style-name="P619"><text:span text:style-name="T1609">::selection</text:span><text:span text:style-name="T1580">: seleciona o texto destacado pelo usuário.</text:span></text:p>
        </text:list-item>
        <text:list-item>
          <text:p text:style-name="P619"><text:span text:style-name="T1609">::placeholder</text:span><text:span text:style-name="T1580">: seleciona o texto do espaço reservado (placeholder) em campos de formulário. </text:span></text:p>
        </text:list-item>
      </text:list>
      <text:p text:style-name="P620"/>
      <text:p text:style-name="P621"><text:span text:style-name="T399">.exemplo::before</text:span> {<text:tab/><text:tab/><text:tab/></text:p>
      <text:p text:style-name="P622"><text:span text:style-name="T544"><text:tab/>content</text:span><text:span text:style-name="T545">: </text:span><text:span text:style-name="T546">'&gt;&gt;'</text:span><text:span text:style-name="T545">;<text:tab/><text:tab/><text:tab/></text:span></text:p>
      <text:p text:style-name="P622"><text:span text:style-name="T544"><text:tab/>font-weight</text:span><text:span text:style-name="T545">: </text:span><text:span text:style-name="T546">lighter</text:span><text:span text:style-name="T545">;<text:tab/><text:tab/></text:span></text:p>
      <text:p text:style-name="P623">}<text:tab/><text:tab/><text:tab/><text:tab/><text:tab/><text:tab/></text:p>
      <text:p text:style-name="P621"><text:span text:style-name="T399">.exemplo::after</text:span> {<text:tab/><text:tab/><text:tab/></text:p>
      <text:p text:style-name="P622"><text:span text:style-name="T544"><text:tab/>content</text:span><text:span text:style-name="T545">: </text:span><text:span text:style-name="T546">'&lt;&lt;'</text:span><text:span text:style-name="T545">;<text:tab/><text:tab/><text:tab/></text:span></text:p>
      <text:p text:style-name="P622"><text:span text:style-name="T544"><text:tab/>font-weight</text:span><text:span text:style-name="T545">: </text:span><text:span text:style-name="T546">lighter</text:span><text:span text:style-name="T545">;<text:tab/><text:tab/></text:span></text:p>
      <text:p text:style-name="P621">}<text:tab/><text:tab/><text:tab/><text:tab/><text:tab/><text:tab/></text:p>
      <text:p text:style-name="P624">At-rules</text:p>
      <text:p text:style-name="Text_20_body"><text:span text:style-name="T1612">R</text:span><text:span text:style-name="T1613">egras</text:span><text:span text:style-name="T1614"> </text:span><text:span text:style-name="T1615">at-</text:span><text:span text:style-name="T1616">rules</text:span><text:span text:style-name="T1613"> são instruções </text:span><text:span text:style-name="T1617">CSS </text:span><text:span text:style-name="T1613">que começam com o símbolo </text:span><text:span text:style-name="Source_20_Text"><text:span text:style-name="T1618">@</text:span></text:span><text:span text:style-name="T1613"> para definir configurações especiais ou diferentes comportamentos. </text:span><text:span text:style-name="T1612">Cada regra tem</text:span><text:span text:style-name="T1613"> uma sintaxe diferente e </text:span><text:span text:style-name="T1619">as</text:span><text:span text:style-name="T1613"> principais são:</text:span></text:p>
      <text:list text:style-name="L54">
        <text:list-item>
          <text:p text:style-name="P625"><text:span text:style-name="Source_20_Text"><text:span text:style-name="Strong_20_Emphasis"><text:span text:style-name="T1620">@charset</text:span></text:span></text:span><text:span text:style-name="Source_20_Text"><text:span text:style-name="Strong_20_Emphasis"><text:span text:style-name="T1613">: d</text:span></text:span></text:span><text:span text:style-name="T1613">efine a </text:span><text:span text:style-name="T1621">codificação</text:span><text:span text:style-name="T1613"> de caracteres do arquivo CSS.</text:span></text:p>
        </text:list-item>
        <text:list-item>
          <text:p text:style-name="P625"><text:span text:style-name="Strong_20_Emphasis"><text:span text:style-name="T1622">@media</text:span></text:span><text:span text:style-name="Source_20_Text"><text:span text:style-name="T1617">: usado em media queries, d</text:span></text:span><text:span text:style-name="Source_20_Text"><text:span text:style-name="T1613">efine regras de estilo condicionais com base </text:span></text:span><text:span text:style-name="Source_20_Text"><text:span text:style-name="T1617">em</text:span></text:span><text:span text:style-name="Source_20_Text"><text:span text:style-name="T1613"> características como </text:span></text:span><text:span text:style-name="Source_20_Text"><text:span text:style-name="T1621">largura</text:span></text:span><text:span text:style-name="Source_20_Text"><text:span text:style-name="T1613"> de tela, </text:span></text:span><text:span text:style-name="Source_20_Text"><text:span text:style-name="T1621">orientação</text:span></text:span><text:span text:style-name="Source_20_Text"><text:span text:style-name="T1613">, etc. </text:span></text:span></text:p>
        </text:list-item>
        <text:list-item>
          <text:p text:style-name="P625"><text:span text:style-name="Strong_20_Emphasis"><text:span text:style-name="T1622">@font-face</text:span></text:span><text:span text:style-name="Source_20_Text"><text:span text:style-name="Strong_20_Emphasis"><text:span text:style-name="T1613">: i</text:span></text:span></text:span><text:span text:style-name="T1613">ncorpora </text:span><text:span text:style-name="T1621">fontes</text:span><text:span text:style-name="T1613"> personalizadas</text:span></text:p>
        </text:list-item>
        <text:list-item>
          <text:p text:style-name="P625"><text:span text:style-name="Strong_20_Emphasis"><text:span text:style-name="T1622">@keyframes</text:span></text:span><text:span text:style-name="Source_20_Text"><text:span text:style-name="Strong_20_Emphasis"><text:span text:style-name="T1613">: d</text:span></text:span></text:span><text:span text:style-name="T1613">efine </text:span><text:span text:style-name="T1621">animações</text:span><text:span text:style-name="T1613"> </text:span></text:p>
        </text:list-item>
        <text:list-item>
          <text:p text:style-name="P625"><text:span text:style-name="Strong_20_Emphasis"><text:span text:style-name="T1622">@import</text:span></text:span><text:span text:style-name="Source_20_Text"><text:span text:style-name="Strong_20_Emphasis"><text:span text:style-name="T1614">:</text:span></text:span></text:span><text:span text:style-name="Source_20_Text"><text:span text:style-name="Strong_20_Emphasis"><text:span text:style-name="T1613"> i</text:span></text:span></text:span><text:span text:style-name="T1613">mporta </text:span><text:span text:style-name="T1621">estilos de outros arquivos</text:span><text:span text:style-name="T1613"> CSS.</text:span></text:p>
        </text:list-item>
        <text:list-item>
          <text:p text:style-name="P625"><text:span text:style-name="Strong_20_Emphasis"><text:span text:style-name="T1622">@supports</text:span></text:span><text:span text:style-name="Source_20_Text"><text:span text:style-name="Strong_20_Emphasis"><text:span text:style-name="T1613">: v</text:span></text:span></text:span><text:span text:style-name="T1613">erifica se o </text:span><text:span text:style-name="T1621">navegador suporta</text:span><text:span text:style-name="T1613"> uma determinada funcionalidade antes de aplicar as regras de estilo.</text:span></text:p>
        </text:list-item>
        <text:list-item>
          <text:p text:style-name="P625"><text:span text:style-name="Strong_20_Emphasis"><text:span text:style-name="T1622">@page</text:span></text:span><text:span text:style-name="Source_20_Text"><text:span text:style-name="Strong_20_Emphasis"><text:span text:style-name="T1613">: d</text:span></text:span></text:span><text:span text:style-name="T1613">efine estilos específicos para a página ao ser </text:span><text:span text:style-name="T1621">impressa</text:span><text:span text:style-name="T1613">.</text:span></text:p>
        </text:list-item>
        <text:list-item>
          <text:p text:style-name="P625"><text:span text:style-name="Strong_20_Emphasis"><text:span text:style-name="T1622">@namespace</text:span></text:span><text:span text:style-name="Source_20_Text"><text:span text:style-name="Strong_20_Emphasis"><text:span text:style-name="T1613">: </text:span></text:span></text:span><text:span text:style-name="Source_20_Text"><text:span text:style-name="Strong_20_Emphasis"><text:span text:style-name="T1617">d</text:span></text:span></text:span><text:span text:style-name="T1613">efine o namespace para seletores XML.<text:line-break/>Exemplo: @namespace </text:span><text:span text:style-name="T1621">svg</text:span><text:span text:style-name="T1613"> url(http://www.w3.org/2000/svg); </text:span></text:p>
        </text:list-item>
        <text:list-item>
          <text:p text:style-name="P626"><text:span text:style-name="Strong_20_Emphasis"><text:span text:style-name="T1622">@layer</text:span></text:span><text:span text:style-name="T1613">: permit</text:span><text:span text:style-name="T1617">e</text:span><text:span text:style-name="T1613"> controlar a or</text:span><text:span text:style-name="T1623">dem de carregamento dos estilos, para fornecer maior controle sobre a renderização da página e </text:span><text:span text:style-name="T1624">otimizar o desempenho</text:span><text:span text:style-name="T1623">. </text:span><text:span text:style-name="T1625">P</text:span><text:span text:style-name="T1623">or exemplo, os estilos </text:span><text:span text:style-name="T1625">podem ser</text:span><text:span text:style-name="T1623"> divididos em d</text:span><text:span text:style-name="T1625">ua</text:span><text:span text:style-name="T1623">s layers: </text:span><text:span text:style-name="Source_20_Text"><text:span text:style-name="T1623">base</text:span></text:span><text:span text:style-name="T1623"> e </text:span><text:span text:style-name="Source_20_Text"><text:span text:style-name="T1623">component:</text:span></text:span><text:span text:style-name="T1623"> </text:span><text:span text:style-name="T1625">a </text:span><text:span text:style-name="T1623">intenção é indicar que os estilos dentro do layer </text:span><text:span text:style-name="Source_20_Text"><text:span text:style-name="T1623">base</text:span></text:span><text:span text:style-name="T1623"> são fundamentais para a estrutura básica da página, enquanto </text:span><text:span text:style-name="T1625">que</text:span><text:span text:style-name="T1623"> os estilos dentro do layer </text:span><text:span text:style-name="Source_20_Text"><text:span text:style-name="T1623">component</text:span></text:span><text:span text:style-name="T1623"> estão relacionados a componentes específicos.</text:span></text:p>
        </text:list-item>
      </text:list>
      <text:p text:style-name="P627"/>
      <text:p text:style-name="P628">Funções</text:p>
      <text:p text:style-name="P629"/>
      <text:list text:style-name="L55">
        <text:list-item>
          <text:p text:style-name="P630"><text:span text:style-name="T1626">cor</text:span><text:span text:style-name="T1627">: </text:span><text:span text:style-name="T1628">rgb()</text:span><text:span text:style-name="T1627">, </text:span><text:span text:style-name="T1628">rgba()</text:span><text:span text:style-name="T1627">,</text:span><text:span text:style-name="T1628"> hsl()</text:span><text:span text:style-name="T1627"> e </text:span><text:span text:style-name="T1628">hsla()</text:span><text:span text:style-name="T1627"><text:tab/><text:line-break/></text:span><text:span text:style-name="T1629">co</text:span><text:span text:style-name="T1630">lor</text:span><text:span text:style-name="T1631">: </text:span><text:span text:style-name="T1632">rgb</text:span><text:span text:style-name="T1631">(</text:span><text:span text:style-name="T1633">128</text:span><text:span text:style-name="T1631">,</text:span><text:span text:style-name="T1633">128</text:span><text:span text:style-name="T1631">,</text:span><text:span text:style-name="T1633">128</text:span><text:span text:style-name="T1631">); </text:span><text:span text:style-name="T1630">color</text:span><text:span text:style-name="T1631">: </text:span><text:span text:style-name="T1632">hsla</text:span><text:span text:style-name="T1631">(</text:span><text:span text:style-name="T1633">120</text:span><text:span text:style-name="T1631">,</text:span><text:span text:style-name="T1633">60%</text:span><text:span text:style-name="T1631">,</text:span><text:span text:style-name="T1633">70%</text:span><text:span text:style-name="T1631">, </text:span><text:span text:style-name="T1633">0.7</text:span><text:span text:style-name="T1631">);</text:span></text:p>
        </text:list-item>
        <text:list-item>
          <text:p text:style-name="P630"><text:span text:style-name="T1626">recurso</text:span><text:span text:style-name="T1627">: </text:span><text:span text:style-name="T1628">url()</text:span><text:span text:style-name="T1627"><text:tab/></text:span><text:span text:style-name="T1629">background-image</text:span><text:span text:style-name="T1634">: </text:span><text:span text:style-name="T1635">url</text:span><text:span text:style-name="T1634">(</text:span><text:span text:style-name="T1629">https://www.ranoya.com/Assets/Logotipos/UFPESmall.png</text:span><text:span text:style-name="T1634">);</text:span></text:p>
        </text:list-item>
        <text:list-item>
          <text:p text:style-name="P630"><text:span text:style-name="T1626">calcular</text:span><text:span text:style-name="T1627">: </text:span><text:span text:style-name="T1628">cal</text:span><text:span text:style-name="T1636">c</text:span><text:span text:style-name="T1628">()</text:span><text:span text:style-name="T1627"><text:tab/></text:span><text:span text:style-name="T1629">width</text:span><text:span text:style-name="T1634">: </text:span><text:span text:style-name="T1635">calc</text:span><text:span text:style-name="T1634">(</text:span><text:span text:style-name="T1637">100%</text:span><text:span text:style-name="T1634"> - </text:span><text:span text:style-name="T1637">60px</text:span><text:span text:style-name="T1634">); </text:span></text:p>
        </text:list-item>
        <text:list-item>
          <text:p text:style-name="P630"><text:span text:style-name="T1626">variáveis</text:span><text:span text:style-name="T1627">: </text:span><text:span text:style-name="T1628">var()<text:tab/></text:span><text:span text:style-name="T1627"><text:tab/></text:span><text:span text:style-name="T1629">background-color</text:span><text:span text:style-name="T1634">: </text:span><text:span text:style-name="T1635">var</text:span><text:span text:style-name="T1634">(</text:span><text:span text:style-name="T1629">--main-bg-color</text:span><text:span text:style-name="T1634">);</text:span></text:p>
        </text:list-item>
        <text:list-item>
          <text:p text:style-name="P630"><text:span text:style-name="T1626">atributos</text:span><text:span text:style-name="T1627">: </text:span><text:span text:style-name="T1628">attr()</text:span><text:span text:style-name="T1627"><text:tab/></text:span><text:span text:style-name="T1630">content</text:span><text:span text:style-name="T1631">: </text:span><text:span text:style-name="T1638">" ["</text:span><text:span text:style-name="T1631"> </text:span><text:span text:style-name="T1632">attr</text:span><text:span text:style-name="T1631">(</text:span><text:span text:style-name="T1630">href</text:span><text:span text:style-name="T1631">) </text:span><text:span text:style-name="T1638">"]"</text:span><text:span text:style-name="T1631">;</text:span></text:p>
        </text:list-item>
        <text:list-item>
          <text:p text:style-name="P630"><text:span text:style-name="T1626">gradientes</text:span><text:span text:style-name="T1627">: </text:span><text:span text:style-name="T1628">linear-gradient()</text:span><text:span text:style-name="T1627"> e </text:span><text:span text:style-name="T1628">radial-gradient()</text:span><text:span text:style-name="T1627"><text:line-break/></text:span><text:span text:style-name="T1630">background-color</text:span><text:span text:style-name="T1631">: (to </text:span><text:span text:style-name="T1638">top</text:span><text:span text:style-name="T1631"> </text:span><text:span text:style-name="T1638">right</text:span><text:span text:style-name="T1631">, </text:span><text:span text:style-name="T1638">red</text:span><text:span text:style-name="T1631">,</text:span><text:span text:style-name="T1638">orange</text:span><text:span text:style-name="T1631">,</text:span><text:span text:style-name="T1638">yellow</text:span><text:span text:style-name="T1631">,</text:span><text:span text:style-name="T1638">green</text:span><text:span text:style-name="T1631">,</text:span><text:span text:style-name="T1638">#000000</text:span><text:span text:style-name="T1631">);</text:span></text:p>
        </text:list-item>
        <text:list-item>
          <text:p text:style-name="P631"><text:span text:style-name="T1639">animações</text:span><text:span text:style-name="T1640">: </text:span><text:span text:style-name="T1641">translate(</text:span><text:span text:style-name="T1642">20px</text:span><text:span text:style-name="T1643">,</text:span><text:span text:style-name="T1642">30px</text:span><text:span text:style-name="T1641">)</text:span><text:span text:style-name="T1640">, </text:span><text:span text:style-name="T1641">rotate()</text:span><text:span text:style-name="T1640">, </text:span><text:span text:style-name="T1641">scale()</text:span><text:span text:style-name="T1640"> e </text:span><text:span text:style-name="T1641">skew()</text:span></text:p>
        </text:list-item>
        <text:list-item>
          <text:p text:style-name="P631"><text:span text:style-name="T1639">filtros</text:span><text:span text:style-name="T1640">: </text:span><text:span text:style-name="T1641">blur(</text:span><text:span text:style-name="T1642">5px</text:span><text:span text:style-name="T1641">)</text:span><text:span text:style-name="T1640">, </text:span><text:span text:style-name="T1641">opacity()</text:span><text:span text:style-name="T1640"> e </text:span><text:span text:style-name="T1641">brightness(</text:span><text:span text:style-name="T1642">80%</text:span><text:span text:style-name="T1641">)</text:span></text:p>
        </text:list-item>
      </text:list>
      <text:p text:style-name="P632"><text:soft-page-break/>Animações</text:p>
      <text:p text:style-name="P633"><text:span text:style-name="Source_20_Text"><text:span text:style-name="T1644">cursor</text:span></text:span><text:span text:style-name="T1645"> define o tipo de cursor que será exibido quando o ponteiro do mouse estiver sobre um determinado elemento. </text:span><text:span text:style-name="T1646">Os valores mais comuns são: </text:span><text:span text:style-name="T1647">auto</text:span><text:span text:style-name="T1646">, </text:span><text:span text:style-name="T1647">default</text:span><text:span text:style-name="T1646">, </text:span><text:span text:style-name="T1647">pointer</text:span><text:span text:style-name="T1646">, </text:span><text:span text:style-name="T1647">move</text:span><text:span text:style-name="T1646">, </text:span><text:span text:style-name="T1647">text</text:span><text:span text:style-name="T1646">, </text:span><text:span text:style-name="T1647">alias</text:span><text:span text:style-name="T1646">, </text:span><text:span text:style-name="T1647">help</text:span></text:p>
      <text:p text:style-name="P634"><text:span text:style-name="Source_20_Text"><text:span text:style-name="T1538">transition</text:span></text:span><text:span text:style-name="T1539"> </text:span><text:span text:style-name="T1648">é uma shorthand para as propriedades de animação baseadas em iteração, identificadas por pseudo-classes. </text:span><text:span text:style-name="T1539">Sintaxe:</text:span><text:span text:style-name="T1649"> </text:span><text:span text:style-name="T1650">transition</text:span><text:span text:style-name="T1651">: [</text:span><text:span text:style-name="T1652">propriedade]</text:span><text:span text:style-name="T1651"> [</text:span><text:span text:style-name="T1652">duração]</text:span><text:span text:style-name="T1651"> [</text:span><text:span text:style-name="T1652">função-de-tempo</text:span><text:span text:style-name="T1651">] [</text:span><text:span text:style-name="T1652">atraso</text:span><text:span text:style-name="T1651">] [</text:span><text:span text:style-name="T1652">comportamento</text:span><text:span text:style-name="T1651">];</text:span></text:p>
      <text:list text:style-name="L56">
        <text:list-item>
          <text:p text:style-name="P635"><text:span text:style-name="Source_20_Text"><text:span text:style-name="T1653">transition-property: </text:span></text:span><text:span text:style-name="Source_20_Text"><text:span text:style-name="T1239">none</text:span></text:span><text:span text:style-name="Source_20_Text"><text:span text:style-name="T1648">, </text:span></text:span><text:span text:style-name="Source_20_Text"><text:span text:style-name="T1239">all</text:span></text:span><text:span text:style-name="Source_20_Text"><text:span text:style-name="T1648">, </text:span></text:span><text:span text:style-name="Source_20_Text"><text:span text:style-name="T1239">background-color</text:span></text:span><text:span text:style-name="Source_20_Text"><text:span text:style-name="T1648">, </text:span></text:span><text:span text:style-name="Source_20_Text"><text:span text:style-name="T1239">font-size</text:span></text:span><text:span text:style-name="Source_20_Text"><text:span text:style-name="T1648">, etc</text:span></text:span></text:p>
        </text:list-item>
        <text:list-item>
          <text:p text:style-name="P636"><text:span text:style-name="Source_20_Text"><text:span text:style-name="T1653">transition-duration:</text:span></text:span><text:span text:style-name="Source_20_Text"><text:span text:style-name="T1648"> </text:span></text:span><text:span text:style-name="Source_20_Text"><text:span text:style-name="T1239">0s</text:span></text:span><text:span text:style-name="Source_20_Text"><text:span text:style-name="T1648">, </text:span></text:span><text:span text:style-name="Source_20_Text"><text:span text:style-name="T1239">500ms</text:span></text:span><text:span text:style-name="Source_20_Text"><text:span text:style-name="T1648">, </text:span></text:span><text:span text:style-name="Source_20_Text"><text:span text:style-name="T1239">1s</text:span></text:span><text:span text:style-name="Source_20_Text"><text:span text:style-name="T1648">, </text:span></text:span><text:span text:style-name="Source_20_Text"><text:span text:style-name="T1239">2s</text:span></text:span><text:span text:style-name="Source_20_Text"><text:span text:style-name="T1243">...</text:span></text:span></text:p>
        </text:list-item>
        <text:list-item>
          <text:p text:style-name="P635"><text:span text:style-name="Source_20_Text"><text:span text:style-name="T1653">transition-timing-function:</text:span></text:span><text:span text:style-name="Source_20_Text"><text:span text:style-name="T1239"> linear</text:span></text:span><text:span text:style-name="Source_20_Text"><text:span text:style-name="T1648">, </text:span></text:span><text:span text:style-name="Source_20_Text"><text:span text:style-name="T1239">ease</text:span></text:span><text:span text:style-name="Source_20_Text"><text:span text:style-name="T1648">, </text:span></text:span><text:span text:style-name="Source_20_Text"><text:span text:style-name="T1239">ease-in</text:span></text:span><text:span text:style-name="Source_20_Text"><text:span text:style-name="T1648">, </text:span></text:span><text:span text:style-name="Source_20_Text"><text:span text:style-name="T1239">ease-out</text:span></text:span><text:span text:style-name="Source_20_Text"><text:span text:style-name="T1648">, </text:span></text:span><text:span text:style-name="Source_20_Text"><text:span text:style-name="T1239">ease-in-out</text:span></text:span><text:span text:style-name="Source_20_Text"><text:span text:style-name="T1648">, </text:span></text:span><text:span text:style-name="Source_20_Text"><text:span text:style-name="T1239">step-start</text:span></text:span><text:span text:style-name="Source_20_Text"><text:span text:style-name="T1648">, </text:span></text:span><text:span text:style-name="Source_20_Text"><text:span text:style-name="T1239">step-end</text:span></text:span><text:span text:style-name="Source_20_Text"><text:span text:style-name="T1648">, </text:span></text:span><text:span text:style-name="Source_20_Text"><text:span text:style-name="T1239">steps()</text:span></text:span><text:span text:style-name="Source_20_Text"><text:span text:style-name="T1648">, </text:span></text:span><text:span text:style-name="Source_20_Text"><text:span text:style-name="T1239">cubic-bezier()</text:span></text:span></text:p>
        </text:list-item>
        <text:list-item>
          <text:p text:style-name="P636"><text:span text:style-name="Source_20_Text"><text:span text:style-name="T1653">transition-delay:</text:span></text:span><text:span text:style-name="Source_20_Text"><text:span text:style-name="T1242"> </text:span></text:span><text:span text:style-name="Source_20_Text"><text:span text:style-name="T1239">0s</text:span></text:span><text:span text:style-name="Source_20_Text"><text:span text:style-name="T1242">, </text:span></text:span><text:span text:style-name="Source_20_Text"><text:span text:style-name="T1239">500ms</text:span></text:span><text:span text:style-name="Source_20_Text"><text:span text:style-name="T1242">, </text:span></text:span><text:span text:style-name="Source_20_Text"><text:span text:style-name="T1239">1s</text:span></text:span><text:span text:style-name="Source_20_Text"><text:span text:style-name="T1242">, </text:span></text:span><text:span text:style-name="Source_20_Text"><text:span text:style-name="T1239">2s</text:span></text:span><text:span text:style-name="Source_20_Text"><text:span text:style-name="T1243">...</text:span></text:span></text:p>
        </text:list-item>
        <text:list-item>
          <text:p text:style-name="P635"><text:span text:style-name="Source_20_Text"><text:span text:style-name="T1653">transition-behavior:</text:span></text:span><text:span text:style-name="Source_20_Text"><text:span text:style-name="T1239">normal</text:span></text:span><text:span text:style-name="Source_20_Text"><text:span text:style-name="T1648">, </text:span></text:span><text:span text:style-name="Source_20_Text"><text:span text:style-name="T1239">allow-discrete</text:span></text:span></text:p>
        </text:list-item>
      </text:list>
      <text:p text:style-name="P634"><text:span text:style-name="Source_20_Text"><text:span text:style-name="T26"/></text:span></text:p>
      <text:p text:style-name="P637"><text:span text:style-name="Source_20_Text"><text:span text:style-name="T1538">trans</text:span></text:span><text:span text:style-name="Source_20_Text"><text:span text:style-name="T1654">form</text:span></text:span><text:span text:style-name="Source_20_Text"><text:span text:style-name="T1655"> </text:span></text:span><text:span text:style-name="Source_20_Text"><text:span text:style-name="T1242">é uma shorthand que permite </text:span></text:span><text:span text:style-name="Source_20_Text"><text:span text:style-name="T1656">transformar animações 2D e 3D com translação, </text:span></text:span><text:span text:style-name="Source_20_Text"><text:span text:style-name="T1242">girar, dimensionar</text:span></text:span><text:span text:style-name="Source_20_Text"><text:span text:style-name="T1656">(scale)</text:span></text:span><text:span text:style-name="Source_20_Text"><text:span text:style-name="T1242"> </text:span></text:span><text:span text:style-name="Source_20_Text"><text:span text:style-name="T1656">ou </text:span></text:span><text:span text:style-name="Source_20_Text"><text:span text:style-name="T1242">inclinar</text:span></text:span><text:span text:style-name="Source_20_Text"><text:span text:style-name="T1656">(skew)</text:span></text:span><text:span text:style-name="Source_20_Text"><text:span text:style-name="T1242"> elemento</text:span></text:span><text:span text:style-name="Source_20_Text"><text:span text:style-name="T1656">s</text:span></text:span><text:span text:style-name="Source_20_Text"><text:span text:style-name="T1242">. </text:span></text:span><text:span text:style-name="Source_20_Text"><text:span text:style-name="T1657">Suas funções são: </text:span></text:span><text:span text:style-name="Source_20_Text"><text:span text:style-name="T1658">matrix()</text:span></text:span><text:span text:style-name="Source_20_Text"><text:span text:style-name="T1657">, </text:span></text:span><text:span text:style-name="Source_20_Text"><text:span text:style-name="T1658">translate()</text:span></text:span><text:span text:style-name="Source_20_Text"><text:span text:style-name="T1657">, </text:span></text:span><text:span text:style-name="Source_20_Text"><text:span text:style-name="T1658">scale()</text:span></text:span><text:span text:style-name="Source_20_Text"><text:span text:style-name="T1657">, </text:span></text:span><text:span text:style-name="Source_20_Text"><text:span text:style-name="T1658">rotate()</text:span></text:span><text:span text:style-name="Source_20_Text"><text:span text:style-name="T1657">, </text:span></text:span><text:span text:style-name="Source_20_Text"><text:span text:style-name="T1658">skew()</text:span></text:span><text:span text:style-name="Source_20_Text"><text:span text:style-name="T1657"> e </text:span></text:span><text:span text:style-name="Source_20_Text"><text:span text:style-name="T1658">scale()</text:span></text:span></text:p>
      <text:p text:style-name="P638"><text:span text:style-name="Source_20_Text"><text:span text:style-name="T26"/></text:span></text:p>
      <text:p text:style-name="P639"><text:span text:style-name="Source_20_Text"><text:span text:style-name="T1654">animation</text:span></text:span><text:span text:style-name="Source_20_Text"><text:span text:style-name="T1656"> é uma shorthand para aplicar animações </text:span></text:span><text:span text:style-name="Source_20_Text"><text:span text:style-name="T1659">em</text:span></text:span><text:span text:style-name="Source_20_Text"><text:span text:style-name="T1656"> elementos.</text:span></text:span></text:p>
      <text:list text:style-name="L57">
        <text:list-item>
          <text:p text:style-name="P640"><text:span text:style-name="Source_20_Text"><text:span text:style-name="T1660">a</text:span></text:span><text:span text:style-name="Source_20_Text"><text:span text:style-name="T1661">nimation-name</text:span></text:span><text:span text:style-name="Source_20_Text"><text:span text:style-name="T26">: </text:span></text:span><text:span text:style-name="Source_20_Text"><text:span text:style-name="T1239">none</text:span></text:span><text:span text:style-name="Source_20_Text"><text:span text:style-name="T1662">, </text:span></text:span><text:span text:style-name="Source_20_Text"><text:span text:style-name="T1239">slide</text:span></text:span><text:span text:style-name="Source_20_Text"><text:span text:style-name="T1662">, </text:span></text:span><text:span text:style-name="Source_20_Text"><text:span text:style-name="T1239">bounce</text:span></text:span></text:p>
        </text:list-item>
        <text:list-item>
          <text:p text:style-name="P641"><text:span text:style-name="Source_20_Text"><text:span text:style-name="T1661">animation-duration</text:span></text:span><text:span text:style-name="Source_20_Text"><text:span text:style-name="T26">: </text:span></text:span><text:span text:style-name="Source_20_Text"><text:span text:style-name="T1239">0s</text:span></text:span><text:span text:style-name="Source_20_Text"><text:span text:style-name="T1242">, </text:span></text:span><text:span text:style-name="Source_20_Text"><text:span text:style-name="T1239">500ms</text:span></text:span><text:span text:style-name="Source_20_Text"><text:span text:style-name="T1242">, </text:span></text:span><text:span text:style-name="Source_20_Text"><text:span text:style-name="T1239">1s</text:span></text:span><text:span text:style-name="Source_20_Text"><text:span text:style-name="T1242">, </text:span></text:span><text:span text:style-name="Source_20_Text"><text:span text:style-name="T1239">2s </text:span></text:span></text:p>
        </text:list-item>
        <text:list-item>
          <text:p text:style-name="P642"><text:span text:style-name="Source_20_Text"><text:span text:style-name="T1661">animation-timing-function</text:span></text:span><text:span text:style-name="Source_20_Text"><text:span text:style-name="T26">: </text:span></text:span><text:span text:style-name="Source_20_Text"><text:span text:style-name="T1239">linear</text:span></text:span><text:span text:style-name="Source_20_Text"><text:span text:style-name="T1648">, </text:span></text:span><text:span text:style-name="Source_20_Text"><text:span text:style-name="T1239">ease</text:span></text:span><text:span text:style-name="Source_20_Text"><text:span text:style-name="T1648">, </text:span></text:span><text:span text:style-name="Source_20_Text"><text:span text:style-name="T1239">ease-in</text:span></text:span><text:span text:style-name="Source_20_Text"><text:span text:style-name="T1648">, </text:span></text:span><text:span text:style-name="Source_20_Text"><text:span text:style-name="T1239">ease-out</text:span></text:span><text:span text:style-name="Source_20_Text"><text:span text:style-name="T1648">, </text:span></text:span><text:span text:style-name="Source_20_Text"><text:span text:style-name="T1239">ease-in-out</text:span></text:span><text:span text:style-name="Source_20_Text"><text:span text:style-name="T1648">, </text:span></text:span><text:span text:style-name="Source_20_Text"><text:span text:style-name="T1239">step-start</text:span></text:span><text:span text:style-name="Source_20_Text"><text:span text:style-name="T1648">, </text:span></text:span><text:span text:style-name="Source_20_Text"><text:span text:style-name="T1239">step-end</text:span></text:span><text:span text:style-name="Source_20_Text"><text:span text:style-name="T1648">, </text:span></text:span><text:span text:style-name="Source_20_Text"><text:span text:style-name="T1239">steps()</text:span></text:span><text:span text:style-name="Source_20_Text"><text:span text:style-name="T1648">, </text:span></text:span><text:span text:style-name="Source_20_Text"><text:span text:style-name="T1239">cubic-bezier()</text:span></text:span></text:p>
        </text:list-item>
        <text:list-item>
          <text:p text:style-name="P642"><text:span text:style-name="Source_20_Text"><text:span text:style-name="T1661">animation-delay</text:span></text:span><text:span text:style-name="Source_20_Text"><text:span text:style-name="T26">:</text:span></text:span><text:span text:style-name="Source_20_Text"><text:span text:style-name="T1239">-</text:span></text:span><text:span text:style-name="Source_20_Text"><text:span text:style-name="T1263">2s</text:span></text:span><text:span text:style-name="Source_20_Text"><text:span text:style-name="T1242">, </text:span></text:span><text:span text:style-name="Source_20_Text"><text:span text:style-name="T1263">-1s</text:span></text:span><text:span text:style-name="Source_20_Text"><text:span text:style-name="T1242">, </text:span></text:span><text:span text:style-name="Source_20_Text"><text:span text:style-name="T1239">0s</text:span></text:span><text:span text:style-name="Source_20_Text"><text:span text:style-name="T1648">, </text:span></text:span><text:span text:style-name="Source_20_Text"><text:span text:style-name="T1239">500ms</text:span></text:span><text:span text:style-name="Source_20_Text"><text:span text:style-name="T1648">, </text:span></text:span><text:span text:style-name="Source_20_Text"><text:span text:style-name="T1239">1s</text:span></text:span><text:span text:style-name="Source_20_Text"><text:span text:style-name="T1648">, </text:span></text:span><text:span text:style-name="Source_20_Text"><text:span text:style-name="T1239">2s</text:span></text:span><text:span text:style-name="Source_20_Text"><text:span text:style-name="T1648">...</text:span></text:span></text:p>
        </text:list-item>
        <text:list-item>
          <text:p text:style-name="P640"><text:span text:style-name="Source_20_Text"><text:span text:style-name="T1661">animation-iteration-count</text:span></text:span><text:span text:style-name="Source_20_Text"><text:span text:style-name="T26">: </text:span></text:span><text:span text:style-name="Source_20_Text"><text:span text:style-name="T1239">infinite</text:span></text:span><text:span text:style-name="Source_20_Text"><text:span text:style-name="T1663">, </text:span></text:span><text:span text:style-name="Source_20_Text"><text:span text:style-name="T1239">0</text:span></text:span><text:span text:style-name="Source_20_Text"><text:span text:style-name="T1663">, </text:span></text:span><text:span text:style-name="Source_20_Text"><text:span text:style-name="T1239">2</text:span></text:span><text:span text:style-name="Source_20_Text"><text:span text:style-name="T1663">, </text:span></text:span><text:span text:style-name="Source_20_Text"><text:span text:style-name="T1239">1.5</text:span></text:span><text:span text:style-name="Source_20_Text"><text:span text:style-name="T1663"> ...</text:span></text:span></text:p>
        </text:list-item>
        <text:list-item>
          <text:p text:style-name="P640"><text:span text:style-name="Source_20_Text"><text:span text:style-name="T1661">animation-direction</text:span></text:span><text:span text:style-name="Source_20_Text"><text:span text:style-name="T26">: </text:span></text:span><text:span text:style-name="Source_20_Text"><text:span text:style-name="T1239">normal</text:span></text:span><text:span text:style-name="Source_20_Text"><text:span text:style-name="T1664">, </text:span></text:span><text:span text:style-name="Source_20_Text"><text:span text:style-name="T1239">reverse</text:span></text:span><text:span text:style-name="Source_20_Text"><text:span text:style-name="T1664">, </text:span></text:span><text:span text:style-name="Source_20_Text"><text:span text:style-name="T1239">alternate</text:span></text:span><text:span text:style-name="Source_20_Text"><text:span text:style-name="T1664">, </text:span></text:span><text:span text:style-name="Source_20_Text"><text:span text:style-name="T1239">alternate-reverse</text:span></text:span></text:p>
        </text:list-item>
        <text:list-item>
          <text:p text:style-name="P640"><text:span text:style-name="Source_20_Text"><text:span text:style-name="T1661">animation-fill-mode</text:span></text:span><text:span text:style-name="Source_20_Text"><text:span text:style-name="T26">: </text:span></text:span><text:span text:style-name="Source_20_Text"><text:span text:style-name="T1239">none</text:span></text:span><text:span text:style-name="Source_20_Text"><text:span text:style-name="T1665">, </text:span></text:span><text:span text:style-name="Source_20_Text"><text:span text:style-name="T1239">forwards</text:span></text:span><text:span text:style-name="Source_20_Text"><text:span text:style-name="T1665">, </text:span></text:span><text:span text:style-name="Source_20_Text"><text:span text:style-name="T1239">backwards</text:span></text:span><text:span text:style-name="Source_20_Text"><text:span text:style-name="T1665">, </text:span></text:span><text:span text:style-name="Source_20_Text"><text:span text:style-name="T1239">both</text:span></text:span></text:p>
        </text:list-item>
        <text:list-item>
          <text:p text:style-name="P640"><text:span text:style-name="Source_20_Text"><text:span text:style-name="T1661">animation-play-state</text:span></text:span><text:span text:style-name="Source_20_Text"><text:span text:style-name="T26">: </text:span></text:span><text:span text:style-name="Source_20_Text"><text:span text:style-name="T1239">paused</text:span></text:span><text:span text:style-name="Source_20_Text"><text:span text:style-name="T1665">, </text:span></text:span><text:span text:style-name="Source_20_Text"><text:span text:style-name="T1239">running</text:span></text:span></text:p>
        </text:list-item>
      </text:list>
      <text:p text:style-name="P643"><text:span text:style-name="Source_20_Text"><text:span text:style-name="T26"/></text:span></text:p>
      <text:p text:style-name="P644"><text:span text:style-name="Source_20_Text"><text:span text:style-name="T1242">É possível obter maior controle sobre as animações quando uma </text:span></text:span><text:span text:style-name="Source_20_Text"><text:span text:style-name="T1666">propriedade </text:span></text:span><text:span text:style-name="Source_20_Text"><text:span text:style-name="T1667">transition</text:span></text:span><text:span text:style-name="Source_20_Text"><text:span text:style-name="T1242"> ou </text:span></text:span><text:span text:style-name="Source_20_Text"><text:span text:style-name="T1667">animation</text:span></text:span><text:span text:style-name="Source_20_Text"><text:span text:style-name="T1242"> termina através dos </text:span></text:span><text:span text:style-name="Source_20_Text"><text:span text:style-name="T1668">eventos</text:span></text:span><text:span text:style-name="Source_20_Text"><text:span text:style-name="T1242"> </text:span></text:span><text:span text:style-name="Source_20_Text"><text:span text:style-name="T1661">animationend</text:span></text:span><text:span text:style-name="Source_20_Text"><text:span text:style-name="T1242"> e </text:span></text:span><text:span text:style-name="Source_20_Text"><text:span text:style-name="T1661">transitionend</text:span></text:span><text:span text:style-name="Source_20_Text"><text:span text:style-name="T1242">. Exemplo:</text:span></text:span></text:p>
      <text:p text:style-name="P645"><text:span text:style-name="Source_20_Text"><text:span text:style-name="T1669">elemento</text:span></text:span><text:span text:style-name="Source_20_Text"><text:span text:style-name="T1670">.</text:span></text:span><text:span text:style-name="Source_20_Text"><text:span text:style-name="T1671">addEventListener</text:span></text:span><text:span text:style-name="Source_20_Text"><text:span text:style-name="T1670">(</text:span></text:span><text:span text:style-name="Source_20_Text"><text:span text:style-name="T1672">"animationend"</text:span></text:span><text:span text:style-name="Source_20_Text"><text:span text:style-name="T1670">, (</text:span></text:span><text:span text:style-name="Source_20_Text"><text:span text:style-name="T1669">event</text:span></text:span><text:span text:style-name="Source_20_Text"><text:span text:style-name="T1670">) </text:span></text:span><text:span text:style-name="Source_20_Text"><text:span text:style-name="T1673">=&gt;</text:span></text:span><text:span text:style-name="Source_20_Text"><text:span text:style-name="T1670"> {});</text:span></text:span></text:p>
      <text:p text:style-name="P645"><text:span text:style-name="Source_20_Text"><text:span text:style-name="T26"/></text:span></text:p>
      <text:p text:style-name="Standard"><text:a xlink:type="simple" xlink:href="https://gsap.com/pricing/" text:style-name="Internet_20_link" text:visited-style-name="Visited_20_Internet_20_Link"><text:span text:style-name="Source_20_Text"><text:span text:style-name="T1674">GSAP - GreenSock Animation Platform</text:span></text:span></text:a><text:span text:style-name="Source_20_Text"><text:span text:style-name="T1242"> é uma biblioteca JavaScript extremamente poderosa e flexível para criar animações na web.</text:span></text:span></text:p>
      <text:p text:style-name="Standard"><text:span text:style-name="Source_20_Text"><text:span text:style-name="T26"/></text:span></text:p>
      <text:p text:style-name="P646"><text:a xlink:type="simple" xlink:href="https://airbnb.design/introducing-lottie/" text:style-name="Internet_20_link" text:visited-style-name="Visited_20_Internet_20_Link"><text:span text:style-name="Source_20_Text"><text:span text:style-name="T1675">Lottie</text:span></text:span></text:a><text:span text:style-name="Source_20_Text"><text:span text:style-name="T1657"> é uma biblioteca open-source criada pela Airbnb.</text:span></text:span></text:p>
      <text:p text:style-name="P647"><text:span text:style-name="Source_20_Text"><text:span text:style-name="T1676">Sua</text:span></text:span><text:span text:style-name="Source_20_Text"><text:span text:style-name="T1657"> principal vantagem é a capacidade de criar animações complexas no Adobe After Effects, exportá-las como arquivos </text:span></text:span><text:span text:style-name="Source_20_Text"><text:span text:style-name="T1677">JSON</text:span></text:span><text:span text:style-name="Source_20_Text"><text:span text:style-name="T1657">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48"><text:span text:style-name="Source_20_Text"><text:span text:style-name="T1657">Como as animações são vetoriais e renderizadas em tempo de execução, elas podem ser dimensionadas para diferentes tamanhos de tela sem perder qualidade, o que melhora a </text:span></text:span><text:span text:style-name="Source_20_Text"><text:span text:style-name="T1677">performance</text:span></text:span><text:span text:style-name="Source_20_Text"><text:span text:style-name="T1657"> em comparação com animações de vídeo ou imagens bitmap.</text:span></text:span></text:p>
      <text:p text:style-name="P648"><text:span text:style-name="Source_20_Text"><text:span text:style-name="T26"/></text:span></text:p>
      <text:p text:style-name="P648"><text:span text:style-name="Source_20_Text"><text:span text:style-name="T271">@keyframes</text:span></text:span><text:span text:style-name="T1678">, seguid</text:span><text:span text:style-name="T1679">as</text:span><text:span text:style-name="T1678"> por um </text:span><text:span text:style-name="T1680">nome exclusivo</text:span><text:span text:style-name="T1678">, </text:span><text:span text:style-name="T1679">são</text:span><text:span text:style-name="T1681"> bloco</text:span><text:span text:style-name="T1679">s</text:span><text:span text:style-name="T1678"> </text:span><text:span text:style-name="T1679">que</text:span><text:span text:style-name="T1678"> defin</text:span><text:span text:style-name="T1679">em</text:span><text:span text:style-name="T1678"> as etapas intermediárias de uma animação. </text:span><text:span text:style-name="T1681">Essa</text:span><text:span text:style-name="T1679">s</text:span><text:span text:style-name="T1681"> </text:span><text:span text:style-name="T1682">regra</text:span><text:span text:style-name="T1679">s</text:span><text:span text:style-name="T1682"> </text:span><text:span text:style-name="T1681">at-rule</text:span><text:span text:style-name="T1678"> permite</text:span><text:span text:style-name="T1679">m</text:span><text:span text:style-name="T1678"> especificar como uma animação progride ao longo do tempo, dividindo-a em vários </text:span><text:span text:style-name="T1683">estágios</text:span><text:span text:style-name="T1678">, </text:span><text:span text:style-name="T1681">através de</text:span><text:span text:style-name="T1678"> porcentagens </text:span><text:span text:style-name="T1684">%</text:span><text:span text:style-name="T1678"> ou os valores </text:span><text:span text:style-name="Source_20_Text"><text:span text:style-name="T1685">from</text:span></text:span><text:span text:style-name="T1678"> e </text:span><text:span text:style-name="Source_20_Text"><text:span text:style-name="T1685">to</text:span></text:span><text:span text:style-name="T1678">.</text:span></text:p>
      <text:p text:style-name="P649"/>
      <text:p text:style-name="P650"><text:span text:style-name="T1686">@keyframes</text:span><text:span text:style-name="T1687"> </text:span><text:span text:style-name="T389">nome-da-animacao</text:span><text:span text:style-name="T1687"> {<text:tab/><text:tab/><text:tab/></text:span></text:p>
      <text:p text:style-name="P651"><text:tab/>from {<text:tab/><text:tab/><text:tab/><text:tab/><text:tab/><text:tab/><text:tab/></text:p>
      <text:p text:style-name="P650"><text:span text:style-name="T1687"><text:tab/><text:tab/></text:span><text:span text:style-name="T828">/* Estilo inicial */<text:tab/><text:tab/><text:tab/></text:span></text:p>
      <text:p text:style-name="P651"><text:tab/>}<text:tab/><text:tab/><text:tab/><text:tab/><text:tab/><text:tab/><text:tab/><text:tab/></text:p>
      <text:p text:style-name="P651"><text:tab/>to {<text:tab/><text:tab/><text:tab/><text:tab/><text:tab/><text:tab/><text:tab/><text:tab/></text:p>
      <text:p text:style-name="P652"><text:tab/><text:tab/>/* Estilo final */<text:tab/><text:tab/><text:tab/><text:tab/></text:p>
      <text:p text:style-name="P651"><text:tab/>}<text:tab/><text:tab/><text:tab/><text:tab/><text:tab/><text:tab/><text:tab/><text:tab/></text:p>
      <text:p text:style-name="P651"><text:tab/><text:tab/><text:tab/><text:tab/><text:tab/><text:tab/><text:tab/><text:tab/><text:tab/></text:p>
      <text:p text:style-name="P652">/* Ou, especificando percentuais */<text:tab/><text:tab/></text:p>
      <text:p text:style-name="P652"><text:tab/><text:tab/><text:tab/><text:tab/><text:tab/><text:tab/><text:tab/><text:tab/><text:tab/></text:p>
      <text:p text:style-name="P651"><text:tab/>0% {<text:tab/><text:tab/><text:tab/><text:tab/><text:tab/><text:tab/><text:tab/><text:tab/></text:p>
      <text:p text:style-name="P652"><text:tab/><text:tab/>/* Estilo inicial */<text:tab/><text:tab/><text:tab/></text:p>
      <text:p text:style-name="P651"><text:tab/>}<text:tab/><text:tab/><text:tab/><text:tab/><text:tab/><text:tab/><text:tab/><text:tab/></text:p>
      <text:p text:style-name="P651"><text:tab/>50% {<text:tab/><text:tab/><text:tab/><text:tab/><text:tab/><text:tab/><text:tab/></text:p>
      <text:p text:style-name="P652"><text:tab/><text:tab/>/* Estilo intermediário */<text:tab/><text:tab/></text:p>
      <text:p text:style-name="P651"><text:tab/>}<text:tab/><text:tab/><text:tab/><text:tab/><text:tab/><text:tab/><text:tab/><text:tab/></text:p>
      <text:p text:style-name="P651"><text:tab/>100% {<text:tab/><text:tab/><text:tab/><text:tab/><text:tab/><text:tab/><text:tab/></text:p>
      <text:p text:style-name="P652"><text:tab/><text:tab/>/* Estilo final */<text:tab/><text:tab/><text:tab/><text:tab/></text:p>
      <text:p text:style-name="P653"><text:span text:style-name="T828"><text:tab/></text:span><text:span text:style-name="T388">}<text:tab/><text:tab/><text:tab/><text:tab/><text:tab/><text:tab/><text:tab/><text:tab/></text:span></text:p>
      <text:p text:style-name="P654">}<text:tab/><text:tab/><text:tab/><text:tab/><text:tab/><text:tab/><text:tab/><text:tab/><text:tab/></text:p>
      <text:p text:style-name="P655">Media Queries</text:p>
      <text:p text:style-name="P656"/>
      <text:p text:style-name="P657"><text:span text:style-name="T1688">Os </text:span><text:span text:style-name="T1689">media types</text:span><text:span text:style-name="T1688">(ou content-Type) definem em qual tipo de mídia o documento será apresentado. Quando um servidor responde uma requisição HTTP, ele devolve o recurso e o seu tipo, chamado de </text:span><text:span text:style-name="Strong_20_Emphasis"><text:span text:style-name="T1690">Content-Type.</text:span></text:span></text:p>
      <text:p text:style-name="P658"><text:span text:style-name="Strong_20_Emphasis"><text:span text:style-name="T1690">O </text:span></text:span><text:span text:style-name="Strong_20_Emphasis"><text:span text:style-name="Source_20_Text"><text:span text:style-name="T1690">content-type tem</text:span></text:span></text:span><text:span text:style-name="Strong_20_Emphasis"><text:span text:style-name="T1690"> duas partes: tipo e subtipo. Por exemplo: um servidor pode devolver uma imagem no formato png. O content-type da resposta viria como </text:span></text:span><text:span text:style-name="Strong_20_Emphasis"><text:span text:style-name="Source_20_Text"><text:span text:style-name="T1690">image/png</text:span></text:span></text:span><text:span text:style-name="Strong_20_Emphasis"><text:span text:style-name="T1690">. Se fosse um jpg, o content-type seria </text:span></text:span><text:span text:style-name="Strong_20_Emphasis"><text:span text:style-name="Source_20_Text"><text:span text:style-name="T1690">image/jpg</text:span></text:span></text:span><text:span text:style-name="Strong_20_Emphasis"><text:span text:style-name="T1690">. E se fosse um arquivo html? </text:span></text:span><text:span text:style-name="Strong_20_Emphasis"><text:span text:style-name="Source_20_Text"><text:span text:style-name="T1690">text/html</text:span></text:span></text:span><text:span text:style-name="Strong_20_Emphasis"><text:span text:style-name="T1690">. E um </text:span></text:span><text:span text:style-name="Strong_20_Emphasis"><text:span text:style-name="T1691">JSON</text:span></text:span><text:span text:style-name="Strong_20_Emphasis"><text:span text:style-name="T1690">? </text:span></text:span><text:span text:style-name="Strong_20_Emphasis"><text:span text:style-name="Source_20_Text"><text:span text:style-name="T1690">text/json</text:span></text:span></text:span><text:span text:style-name="Strong_20_Emphasis"><text:span text:style-name="T1690">. O navegador olha o Media Type pa</text:span></text:span><text:span text:style-name="Strong_20_Emphasis"><text:span text:style-name="T1692">ra saber como renderizar o arquivo.</text:span></text:span></text:p>
      <text:p text:style-name="P658"><text:span text:style-name="Strong_20_Emphasis"><text:span text:style-name="T1692">Como o servidor vai saber em que formato deverá enviar o recurso? É aí que entra o mecanismo de Content Negotiation especificado pelo protocolo HTTP:</text:span></text:span></text:p>
      <text:list text:style-name="L58">
        <text:list-item>
          <text:p text:style-name="P659"><text:span text:style-name="Strong_20_Emphasis"><text:span text:style-name="T1693">Screen</text:span></text:span><text:span text:style-name="T1688">: Para monitores ou outros dispositivos com telas coloridas e com resolução adequada.</text:span></text:p>
        </text:list-item>
        <text:list-item>
          <text:p text:style-name="P659"><text:span text:style-name="Strong_20_Emphasis"><text:span text:style-name="T1693">Print</text:span></text:span><text:span text:style-name="T1688">: Para impressão em papel.</text:span></text:p>
        </text:list-item>
        <text:list-item>
          <text:p text:style-name="P659"><text:span text:style-name="Strong_20_Emphasis"><text:span text:style-name="T1693">TV</text:span></text:span><text:span text:style-name="T1688">: Para dispositivos como televisores, ou seja, com baixa resolução, quantidade de cores e scroll limitado.</text:span></text:p>
        </text:list-item>
        <text:list-item>
          <text:p text:style-name="P659"><text:span text:style-name="Strong_20_Emphasis"><text:span text:style-name="T1693">All</text:span></text:span><text:span text:style-name="T1688">: Para todos os dispositivos.</text:span></text:p>
        </text:list-item>
      </text:list>
      <text:p text:style-name="P660"><draw:frame draw:style-name="fr2" draw:name="Figura21" text:anchor-type="as-char" svg:width="8.784cm" svg:height="6.262cm" draw:z-index="17"><draw:image xlink:href="Pictures/10000001000001F200000163A5B4712D.png" xlink:type="simple" xlink:show="embed" xlink:actuate="onLoad" draw:mime-type="image/png"/></draw:frame></text:p>
      <text:p text:style-name="P661"/>
      <text:p text:style-name="P662"><text:span text:style-name="T1694"><text:tab/>Como existem uma diversidade enorme de dispositivos com tamanhos de tela(scree</text:span><text:span text:style-name="T1695">n</text:span><text:span text:style-name="T1694">) diferentes, surgiram as</text:span><text:span text:style-name="T1696"> </text:span><text:span text:style-name="T1697">Media Queries</text:span><text:span text:style-name="T1696"> </text:span><text:span text:style-name="T1694">para trazer melhor </text:span><text:span text:style-name="T1698">responsividade</text:span><text:span text:style-name="T1696">, permitindo configurar a página para se ajustar a diferentes tamanhos de tela.</text:span></text:p>
      <text:p text:style-name="P662"><text:span text:style-name="T1696"><text:tab/>Para declará-las, em primeiro lugar indicamos o </text:span><text:span text:style-name="T1699">media type</text:span><text:span text:style-name="T1696"> e depois as </text:span><text:span text:style-name="T1699">media features </text:span><text:span text:style-name="T1696">delimitadas por parênteses. Isso é obrigatório. Usamos também os operadores </text:span><text:span text:style-name="T1700">and</text:span><text:span text:style-name="T1696">, </text:span><text:span text:style-name="T1700">or</text:span><text:span text:style-name="T1696">, </text:span><text:span text:style-name="T1700">not</text:span><text:span text:style-name="T1696"> ou </text:span><text:span text:style-name="T1700">only</text:span><text:span text:style-name="T1696"> para manter o relacionamento entre as especificações.</text:span></text:p>
      <text:p text:style-name="P663"/>
      <text:p text:style-name="P664"/>
      <text:p text:style-name="P665">Existem 2 maneiras de declarar media queries:</text:p>
      <text:p text:style-name="P664"/>
      <text:list text:style-name="L59">
        <text:list-item>
          <text:p text:style-name="P666"><text:span text:style-name="T1696">Através do atributo </text:span><text:span text:style-name="T204">media</text:span><text:span text:style-name="T1696"> em </text:span><text:span text:style-name="T1701">vários </text:span><text:span text:style-name="T1696">arquivos </text:span><text:span text:style-name="T1702">HTML</text:span><text:span text:style-name="T1703"> </text:span><text:span text:style-name="T1701">diferentes</text:span></text:p>
        </text:list-item>
      </text:list>
      <text:p text:style-name="P667"><text:span text:style-name="T1704">&lt;!</text:span><text:span text:style-name="T1705">DOCTYPE</text:span><text:span text:style-name="T1706"> </text:span><text:span text:style-name="T1707">html</text:span><text:span text:style-name="T1704">&gt;<text:tab/><text:tab/><text:tab/><text:tab/><text:tab/><text:tab/><text:tab/><text:tab/><text:tab/><text:tab/><text:tab/><text:tab/><text:tab/><text:tab/></text:span></text:p>
      <text:p text:style-name="P668"><text:span text:style-name="T384">&lt;</text:span><text:span text:style-name="T385">html</text:span> <text:span text:style-name="T401">lang</text:span>=<text:span text:style-name="T403">"pt-br"</text:span><text:span text:style-name="T384">&gt;<text:tab/><text:tab/><text:tab/><text:tab/><text:tab/><text:tab/><text:tab/><text:tab/><text:tab/><text:tab/><text:tab/><text:tab/><text:tab/></text:span></text:p>
      <text:p text:style-name="P668"><text:span text:style-name="T384">&lt;</text:span><text:span text:style-name="T385">head</text:span><text:span text:style-name="T384">&gt;<text:tab/><text:tab/><text:tab/><text:tab/><text:tab/><text:tab/><text:tab/><text:tab/><text:tab/><text:tab/><text:tab/><text:tab/><text:tab/><text:tab/><text:tab/></text:span></text:p>
      <text:p text:style-name="P668"><text:span text:style-name="T384"><text:s text:c="4"/>&lt;</text:span><text:span text:style-name="T385">meta</text:span> <text:span text:style-name="T401">charset</text:span>=<text:span text:style-name="T403">"UTF-8"</text:span><text:span text:style-name="T384">&gt;<text:tab/><text:tab/><text:tab/><text:tab/><text:tab/><text:tab/><text:tab/><text:tab/><text:tab/><text:tab/><text:tab/><text:tab/></text:span></text:p>
      <text:p text:style-name="P668"><text:span text:style-name="T384"><text:s text:c="4"/>&lt;</text:span><text:span text:style-name="T385">meta</text:span> <text:span text:style-name="T401">name</text:span>=<text:span text:style-name="T403">"viewport"</text:span> <text:span text:style-name="T401">content</text:span>=<text:span text:style-name="T403">"width=device-width, initial-scale=1.0"</text:span><text:span text:style-name="T384">&gt;<text:tab/><text:tab/><text:tab/><text:tab/><text:tab/><text:tab/></text:span></text:p>
      <text:p text:style-name="P668"><text:span text:style-name="T384"><text:s text:c="4"/>&lt;</text:span><text:span text:style-name="T385">title</text:span><text:span text:style-name="T384">&gt;</text:span>Media Query<text:span text:style-name="T384">&lt;/</text:span><text:span text:style-name="T385">title</text:span><text:span text:style-name="T384">&gt;<text:tab/><text:tab/><text:tab/><text:tab/><text:tab/><text:tab/><text:tab/><text:tab/><text:tab/><text:tab/><text:tab/><text:tab/></text:span></text:p>
      <text:p text:style-name="P668"><text:span text:style-name="T384"><text:s text:c="4"/>&lt;</text:span><text:span text:style-name="T385">link</text:span> <text:span text:style-name="T401">rel</text:span>=<text:span text:style-name="T403">"stylesheet"</text:span> <text:span text:style-name="T401">href</text:span>=<text:span text:style-name="T403">"estilos/geral.css"</text:span> <text:span text:style-name="T1708">media</text:span>=<text:span text:style-name="T403">"all"</text:span><text:span text:style-name="T384">&gt;<text:tab/><text:tab/><text:tab/><text:tab/><text:tab/><text:tab/><text:tab/><text:tab/></text:span></text:p>
      <text:p text:style-name="P669"><text:s text:c="4"/>&lt;!-- Extra small devices (phones, 600px and down) --&gt;<text:tab/><text:tab/><text:tab/><text:tab/><text:tab/><text:tab/><text:tab/><text:tab/></text:p>
      <text:p text:style-name="P668"><text:span text:style-name="T384"><text:s text:c="4"/>&lt;</text:span><text:span text:style-name="T385">link</text:span> <text:span text:style-name="T401">rel</text:span>=<text:span text:style-name="T403">"stylesheet"</text:span> <text:span text:style-name="T401">href</text:span>=<text:span text:style-name="T403">"estilos/small-screen.css"</text:span> <text:span text:style-name="T1708">media</text:span>=<text:span text:style-name="T403">"screen and (max-width: 600px)"</text:span><text:span text:style-name="T384">&gt;<text:tab/><text:tab/><text:tab/></text:span></text:p>
      <text:p text:style-name="P669"><text:s text:c="4"/>&lt;!-- Small devices (portrait tablets and large phones, 600px and up) →<text:tab/><text:tab/><text:tab/><text:tab/><text:tab/><text:tab/></text:p>
      <text:p text:style-name="P668"><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08">media</text:span>=<text:span text:style-name="T403">"screen and (min-width: 600px) and (max-width: 768px)"</text:span><text:span text:style-name="T384">&gt;<text:tab/></text:span></text:p>
      <text:p text:style-name="P669"><text:s text:c="4"/>&lt;!-- Medium devices (landscape tablets, 768px and up) --&gt;<text:tab/><text:tab/><text:tab/><text:tab/><text:tab/><text:tab/><text:tab/><text:tab/></text:p>
      <text:p text:style-name="P668"><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08">media</text:span>=<text:span text:style-name="T403">"screen and (min-width: 768px) and (max-width: 992px)"</text:span><text:span text:style-name="T384">&gt;<text:tab/></text:span></text:p>
      <text:p text:style-name="P669"><text:s text:c="4"/>&lt;!-- Large devices (laptops/desktops, 992px and up) --&gt;<text:tab/><text:tab/><text:tab/><text:tab/><text:tab/><text:tab/><text:tab/><text:tab/></text:p>
      <text:p text:style-name="P670"><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08">media</text:span>=<text:span text:style-name="T403">"screen and (min-width: 992px) and (max-width: 1200px)"</text:span><text:span text:style-name="T384">&gt;<text:tab/></text:span></text:p>
      <text:p text:style-name="P669"><text:s text:c="4"/>&lt;!-- Extra large devices (large laptops and desktops, 1200px and up) --&gt;<text:tab/><text:tab/><text:tab/><text:tab/><text:tab/><text:tab/></text:p>
      <text:p text:style-name="P668"><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08">media</text:span>=<text:span text:style-name="T403">"screen and (min-width: 1200px)"</text:span><text:span text:style-name="T384">&gt;<text:tab/><text:tab/><text:tab/><text:tab/></text:span></text:p>
      <text:p text:style-name="P669"><text:s text:c="4"/>&lt;!-- Imprimir em modo retrato --&gt;<text:tab/><text:tab/><text:tab/><text:tab/><text:tab/><text:tab/><text:tab/><text:tab/><text:tab/><text:tab/><text:tab/></text:p>
      <text:p text:style-name="P668"><text:span text:style-name="T384"><text:s text:c="4"/>&lt;</text:span><text:span text:style-name="T385">link</text:span> <text:span text:style-name="T401">rel</text:span>=<text:span text:style-name="T403">"stylesheet"</text:span> <text:span text:style-name="T401">href</text:span>=<text:span text:style-name="T403">"estilos/retrato.css"</text:span> <text:span text:style-name="T1708">media</text:span>=<text:span text:style-name="T403">"print and (orientation: portrait)"</text:span><text:span text:style-name="T384">&gt;<text:tab/><text:tab/><text:tab/><text:tab/></text:span></text:p>
      <text:p text:style-name="P669"><text:s text:c="4"/>&lt;!-- Imprimir em modo paisagen --&gt;<text:tab/><text:tab/><text:tab/><text:tab/><text:tab/><text:tab/><text:tab/><text:tab/><text:tab/><text:tab/><text:tab/></text:p>
      <text:p text:style-name="P668"><text:span text:style-name="T384"><text:s text:c="4"/>&lt;</text:span><text:span text:style-name="T385">link</text:span> <text:span text:style-name="T401">rel</text:span>=<text:span text:style-name="T403">"stylesheet"</text:span> <text:span text:style-name="T401">href</text:span>=<text:span text:style-name="T403">"estilos/paisagem.css"</text:span> <text:span text:style-name="T1708">media</text:span>=<text:span text:style-name="T403">"print and (orientation: landscape)"</text:span><text:span text:style-name="T384">&gt;<text:tab/><text:tab/><text:tab/></text:span></text:p>
      <text:p text:style-name="P668"><text:span text:style-name="T384">&lt;/</text:span><text:span text:style-name="T385">head</text:span><text:span text:style-name="T384">&gt;<text:tab/><text:tab/><text:tab/><text:tab/><text:tab/><text:tab/><text:tab/><text:tab/><text:tab/><text:tab/><text:tab/><text:tab/><text:tab/><text:tab/><text:tab/></text:span></text:p>
      <text:p text:style-name="P668"><text:span text:style-name="T384">&lt;</text:span><text:span text:style-name="T385">body</text:span><text:span text:style-name="T384">&gt;<text:tab/><text:tab/><text:tab/><text:tab/><text:tab/><text:tab/><text:tab/><text:tab/><text:tab/><text:tab/><text:tab/><text:tab/><text:tab/><text:tab/><text:tab/></text:span></text:p>
      <text:p text:style-name="P668"><text:span text:style-name="T384"><text:s text:c="4"/>&lt;</text:span><text:span text:style-name="T385">h1</text:span><text:span text:style-name="T384">&gt;</text:span>Typical Device Breakpoints<text:span text:style-name="T384">&lt;/</text:span><text:span text:style-name="T385">h1</text:span><text:span text:style-name="T384">&gt;<text:tab/><text:tab/><text:tab/><text:tab/><text:tab/><text:tab/><text:tab/><text:tab/><text:tab/><text:tab/><text:tab/></text:span></text:p>
      <text:p text:style-name="P668"><text:span text:style-name="T384">&lt;/</text:span><text:span text:style-name="T385">body</text:span><text:span text:style-name="T384">&gt;<text:tab/><text:tab/><text:tab/><text:tab/><text:tab/><text:tab/><text:tab/><text:tab/><text:tab/><text:tab/><text:tab/><text:tab/><text:tab/><text:tab/><text:tab/></text:span></text:p>
      <text:p text:style-name="P668"><text:span text:style-name="T384">&lt;/</text:span><text:span text:style-name="T385">html</text:span><text:span text:style-name="T384">&gt;<text:tab/><text:tab/><text:tab/><text:tab/><text:tab/><text:tab/><text:tab/><text:tab/><text:tab/><text:tab/><text:tab/><text:tab/><text:tab/><text:tab/><text:tab/></text:span></text:p>
      <text:p text:style-name="P671"><text:span text:style-name="T1709">Nota</text:span><text:span text:style-name="T1710">: As medidas de tela utilizadas foram recomendadas pela W3Schools (</text:span><text:a xlink:type="simple" xlink:href="https://www.w3schools.com/howto/howto_css_media_query_breakpoints.asp" text:style-name="Internet_20_link" text:visited-style-name="Visited_20_Internet_20_Link"><text:span text:style-name="T1711">Typical Device Breakpoints</text:span></text:a><text:span text:style-name="T1710">)</text:span></text:p>
      <text:p text:style-name="P664"/>
      <text:list text:style-name="L60">
        <text:list-item>
          <text:p text:style-name="P672"><text:span text:style-name="T1696">Usando a regra </text:span><text:span text:style-name="T1712">@media</text:span><text:span text:style-name="T1696"> em arquivos </text:span><text:span text:style-name="T1703">CSS</text:span><text:span text:style-name="T1696">.</text:span></text:p>
        </text:list-item>
      </text:list>
      <text:p text:style-name="P673"/>
      <text:p text:style-name="P674"><text:span text:style-name="T1713">@charset</text:span><text:span text:style-name="T1714"> </text:span><text:span text:style-name="T1715">"UTF-8"</text:span><text:span text:style-name="T1714">;<text:tab/><text:tab/><text:tab/><text:tab/><text:tab/><text:tab/><text:tab/><text:tab/><text:tab/></text:span></text:p>
      <text:p text:style-name="P675"><text:tab/><text:tab/><text:tab/><text:tab/><text:tab/><text:tab/><text:tab/><text:tab/><text:tab/><text:tab/><text:tab/></text:p>
      <text:p text:style-name="P676">/* declarações gerais */<text:tab/><text:tab/><text:tab/><text:tab/><text:tab/><text:tab/><text:tab/><text:tab/></text:p>
      <text:p text:style-name="P677"><text:span text:style-name="T1716">@media</text:span> <text:span text:style-name="T403">all</text:span> {<text:tab/><text:tab/><text:tab/><text:tab/><text:tab/><text:tab/><text:tab/><text:tab/><text:tab/><text:tab/></text:p>
      <text:p text:style-name="P678"><text:span text:style-name="T532"><text:s text:c="2"/>*</text:span><text:span text:style-name="T533"> {<text:tab/><text:tab/><text:tab/><text:tab/><text:tab/><text:tab/><text:tab/><text:tab/><text:tab/><text:tab/><text:tab/></text:span></text:p>
      <text:p text:style-name="P678"><text:span text:style-name="T534"><text:tab/>margin</text:span><text:span text:style-name="T533">: </text:span><text:span text:style-name="T1717">0px</text:span><text:span text:style-name="T533">;<text:tab/><text:tab/><text:tab/><text:tab/><text:tab/><text:tab/><text:tab/><text:tab/><text:tab/></text:span></text:p>
      <text:p text:style-name="P678"><text:span text:style-name="T534"><text:tab/>padding</text:span><text:span text:style-name="T533">: </text:span><text:span text:style-name="T1717">0px</text:span><text:span text:style-name="T533">;<text:tab/><text:tab/><text:tab/><text:tab/><text:tab/><text:tab/><text:tab/><text:tab/></text:span></text:p>
      <text:p text:style-name="P678"><text:span text:style-name="T534"><text:tab/>font-family</text:span><text:span text:style-name="T533">: </text:span><text:span text:style-name="T535">Arial</text:span><text:span text:style-name="T533">, </text:span><text:span text:style-name="T535">Helvetica</text:span><text:span text:style-name="T533">, </text:span><text:span text:style-name="T535">sans-serif</text:span><text:span text:style-name="T533">;<text:tab/><text:tab/><text:tab/><text:tab/></text:span></text:p>
      <text:p text:style-name="P677"><text:tab/>}<text:tab/><text:tab/><text:tab/><text:tab/><text:tab/><text:tab/><text:tab/><text:tab/><text:tab/><text:tab/></text:p>
      <text:p text:style-name="P678"><text:span text:style-name="T1718"><text:tab/>html</text:span><text:span text:style-name="T533">, </text:span><text:span text:style-name="T1718">body</text:span><text:span text:style-name="T533"> {<text:tab/><text:tab/><text:tab/></text:span><text:span text:style-name="T1719"><text:tab/><text:tab/><text:tab/><text:tab/><text:tab/><text:tab/></text:span></text:p>
      <text:p text:style-name="P678"><text:span text:style-name="T534"><text:tab/>width</text:span><text:span text:style-name="T533">: </text:span><text:span text:style-name="T1717">100vw</text:span><text:span text:style-name="T533">;<text:tab/><text:tab/><text:tab/><text:tab/><text:tab/><text:tab/><text:tab/><text:tab/></text:span></text:p>
      <text:p text:style-name="P678"><text:span text:style-name="T534"><text:tab/>height</text:span><text:span text:style-name="T533">: </text:span><text:span text:style-name="T1717">100vh</text:span><text:span text:style-name="T533">;<text:tab/><text:tab/><text:tab/><text:tab/><text:tab/><text:tab/><text:tab/><text:tab/></text:span></text:p>
      <text:p text:style-name="P678"><text:span text:style-name="T534"><text:tab/>background-color</text:span><text:span text:style-name="T533">: </text:span><text:span text:style-name="T535">#233eff</text:span><text:span text:style-name="T533">;<text:tab/><text:tab/><text:tab/></text:span><text:span text:style-name="T1719"><text:tab/><text:tab/><text:tab/></text:span></text:p>
      <text:p text:style-name="P678"><text:span text:style-name="T534"><text:tab/>background-size</text:span><text:span text:style-name="T533">: </text:span><text:span text:style-name="T535">contain</text:span><text:span text:style-name="T533">;<text:tab/><text:tab/><text:tab/><text:tab/><text:tab/><text:tab/></text:span></text:p>
      <text:p text:style-name="P678"><text:span text:style-name="T534"><text:tab/>background-repeat</text:span><text:span text:style-name="T533">: </text:span><text:span text:style-name="T535">no-repeat</text:span><text:span text:style-name="T533">;<text:tab/><text:tab/><text:tab/><text:tab/><text:tab/><text:tab/></text:span></text:p>
      <text:p text:style-name="P677"><text:s text:c="2"/>}<text:tab/><text:tab/><text:tab/><text:tab/><text:tab/><text:tab/><text:tab/><text:tab/><text:tab/><text:tab/><text:tab/></text:p>
      <text:p text:style-name="P679">}<text:tab/><text:tab/><text:tab/><text:tab/><text:tab/><text:tab/><text:tab/><text:tab/><text:tab/><text:tab/><text:tab/></text:p>
      <text:p text:style-name="P678"><text:span text:style-name="T1718"><text:s text:c="2"/>h1</text:span><text:span text:style-name="T533"> {<text:tab/><text:tab/><text:tab/><text:tab/><text:tab/><text:tab/><text:tab/><text:tab/><text:tab/><text:tab/><text:tab/></text:span></text:p>
      <text:p text:style-name="P678"><text:span text:style-name="T534"><text:tab/>color</text:span><text:span text:style-name="T533">: </text:span><text:span text:style-name="T535">white</text:span><text:span text:style-name="T533">;<text:tab/><text:tab/><text:tab/><text:tab/><text:tab/><text:tab/><text:tab/><text:tab/></text:span></text:p>
      <text:p text:style-name="P678"><text:span text:style-name="T534"><text:tab/>text-shadow</text:span><text:span text:style-name="T533">: </text:span><text:span text:style-name="T1717">2px</text:span><text:span text:style-name="T533"> </text:span><text:span text:style-name="T1717">2px</text:span><text:span text:style-name="T533"> </text:span><text:span text:style-name="T1717">0px</text:span><text:span text:style-name="T533"> </text:span><text:span text:style-name="T535">#1526a7</text:span><text:span text:style-name="T533">;<text:tab/><text:tab/><text:tab/><text:tab/><text:tab/></text:span></text:p>
      <text:p text:style-name="P678"><text:span text:style-name="T534"><text:tab/>padding</text:span><text:span text:style-name="T533">: </text:span><text:span text:style-name="T1717">10px</text:span><text:span text:style-name="T533">;<text:tab/><text:tab/><text:tab/><text:tab/><text:tab/><text:tab/><text:tab/><text:tab/></text:span></text:p>
      <text:p text:style-name="P677"><text:s text:c="2"/>}<text:tab/><text:tab/><text:tab/><text:tab/><text:tab/><text:tab/><text:tab/><text:tab/><text:tab/><text:tab/><text:tab/></text:p>
      <text:p text:style-name="P677">}<text:tab/><text:tab/><text:tab/><text:tab/><text:tab/><text:tab/><text:tab/><text:tab/><text:tab/><text:tab/><text:tab/></text:p>
      <text:p text:style-name="P680"/>
      <text:p text:style-name="P676">/* declarações retrato */<text:tab/><text:tab/><text:tab/><text:tab/><text:tab/><text:tab/><text:tab/></text:p>
      <text:p text:style-name="P677"><text:soft-page-break/><text:span text:style-name="T1716">@media</text:span> <text:span text:style-name="T403">screen</text:span> <text:span text:style-name="T400">and</text:span> (<text:span text:style-name="T401">orientation</text:span>: <text:span text:style-name="T403">portrait</text:span>) {<text:tab/><text:tab/><text:tab/><text:tab/></text:p>
      <text:p text:style-name="P678"><text:span text:style-name="T1718">body</text:span><text:span text:style-name="T533"> {<text:tab/><text:tab/><text:tab/><text:tab/><text:tab/><text:tab/><text:tab/><text:tab/><text:tab/><text:tab/><text:tab/></text:span></text:p>
      <text:p text:style-name="P678"><text:span text:style-name="T534"><text:tab/>background-image</text:span><text:span text:style-name="T533">: </text:span><text:span text:style-name="T1454">url</text:span><text:span text:style-name="T533">(</text:span><text:span text:style-name="T534">../imagens/cev-portrait.jpg</text:span><text:span text:style-name="T533">);<text:tab/><text:tab/></text:span></text:p>
      <text:p text:style-name="P678"><text:span text:style-name="T534"><text:tab/>background-position</text:span><text:span text:style-name="T533">: </text:span><text:span text:style-name="T535">center</text:span><text:span text:style-name="T533"> </text:span><text:span text:style-name="T535">bottom</text:span><text:span text:style-name="T533">;<text:tab/><text:tab/><text:tab/><text:tab/><text:tab/></text:span></text:p>
      <text:p text:style-name="P677">}<text:tab/><text:tab/><text:tab/><text:tab/><text:tab/><text:tab/><text:tab/><text:tab/><text:tab/><text:tab/><text:tab/></text:p>
      <text:p text:style-name="P677"><text:tab/><text:tab/><text:tab/><text:tab/><text:tab/><text:tab/><text:tab/><text:tab/><text:tab/><text:tab/><text:tab/></text:p>
      <text:p text:style-name="P676">/* declarações paisagem */<text:tab/><text:tab/><text:tab/><text:tab/><text:tab/><text:tab/><text:tab/></text:p>
      <text:p text:style-name="P677"><text:span text:style-name="T1716">@media</text:span> <text:span text:style-name="T403">screen</text:span> <text:span text:style-name="T400">and</text:span> (<text:span text:style-name="T401">orientation</text:span>: <text:span text:style-name="T403">landscape</text:span>) {<text:tab/><text:tab/><text:tab/><text:tab/></text:p>
      <text:p text:style-name="P678"><text:span text:style-name="T1718"><text:tab/>body</text:span><text:span text:style-name="T533"> {<text:tab/><text:tab/><text:tab/><text:tab/><text:tab/><text:tab/><text:tab/><text:tab/><text:tab/><text:tab/></text:span></text:p>
      <text:p text:style-name="P678"><text:span text:style-name="T534"><text:tab/><text:tab/>background-image</text:span><text:span text:style-name="T533">: </text:span><text:span text:style-name="T1454">url</text:span><text:span text:style-name="T533">(</text:span><text:span text:style-name="T534">../imagens/cev-landscape.jpg</text:span><text:span text:style-name="T533">);<text:tab/></text:span></text:p>
      <text:p text:style-name="P678"><text:span text:style-name="T534"><text:tab/><text:tab/>background-position</text:span><text:span text:style-name="T533">: </text:span><text:span text:style-name="T535">left</text:span><text:span text:style-name="T533"> </text:span><text:span text:style-name="T535">bottom</text:span><text:span text:style-name="T533">;<text:tab/><text:tab/><text:tab/><text:tab/></text:span></text:p>
      <text:p text:style-name="P677"><text:tab/>}<text:tab/><text:tab/><text:tab/><text:tab/><text:tab/><text:tab/><text:tab/><text:tab/><text:tab/><text:tab/></text:p>
      <text:p text:style-name="P677">}<text:tab/><text:tab/><text:tab/><text:tab/><text:tab/><text:tab/><text:tab/><text:tab/><text:tab/><text:tab/><text:tab/></text:p>
      <text:p text:style-name="P681"><text:span text:style-name="T1720">N</text:span><text:span text:style-name="T1721">ota</text:span><text:span text:style-name="T1722">: </text:span><text:span text:style-name="T1723">Se </text:span><text:span text:style-name="T1722">uma configuração</text:span><text:span text:style-name="T1723"> não </text:span><text:span text:style-name="T1722">for</text:span><text:span text:style-name="T1723"> definida na media query personalizada, </text:span><text:span text:style-name="T1695">valerá</text:span><text:span text:style-name="T1723"> o que foi definido nas configurações gerais </text:span><text:span text:style-name="T1722">do estilo.</text:span></text:p>
      <text:p text:style-name="P681"><text:span text:style-name="T1722"/></text:p>
      <text:p text:style-name="P682"><text:span text:style-name="T1722">D</text:span><text:span text:style-name="T1723">icas de estilos para páginas de impressão:</text:span></text:p>
      <text:p text:style-name="P683"><text:span text:style-name="T1724">@media</text:span><text:span text:style-name="T1725"> </text:span><text:span text:style-name="T1726">print</text:span><text:span text:style-name="T1725"> { </text:span><text:span text:style-name="T1727">/*apresenta a URL dos links (somente os links externos)*/<text:tab/></text:span></text:p>
      <text:p text:style-name="P683"><text:span text:style-name="T1718"><text:s text:c="4"/>a</text:span><text:span text:style-name="T533">[</text:span><text:span text:style-name="T534">href</text:span><text:span text:style-name="T1728">*=</text:span><text:span text:style-name="T535">'//'</text:span><text:span text:style-name="T533">]</text:span><text:span text:style-name="T1718">:after</text:span><text:span text:style-name="T533"> {<text:tab/><text:tab/><text:tab/><text:tab/><text:tab/><text:tab/><text:tab/><text:tab/></text:span></text:p>
      <text:p text:style-name="P683"><text:span text:style-name="T534"><text:s text:c="4"/>content</text:span><text:span text:style-name="T533">: </text:span><text:span text:style-name="T535">" ("</text:span><text:span text:style-name="T533"> </text:span><text:span text:style-name="T1454">attr</text:span><text:span text:style-name="T533">(</text:span><text:span text:style-name="T534">href</text:span><text:span text:style-name="T533">) </text:span><text:span text:style-name="T535">") "</text:span><text:span text:style-name="T533">;<text:tab/><text:tab/><text:tab/><text:tab/><text:tab/><text:tab/><text:tab/></text:span></text:p>
      <text:p text:style-name="P683"><text:span text:style-name="T534"><text:s text:c="4"/>color</text:span><text:span text:style-name="T533">: $primary;<text:tab/><text:tab/><text:tab/><text:tab/><text:tab/><text:tab/><text:tab/><text:tab/><text:tab/></text:span></text:p>
      <text:p text:style-name="P683"><text:span text:style-name="T533"><text:s text:c="2"/>}<text:tab/><text:tab/><text:tab/><text:tab/><text:tab/><text:tab/><text:tab/><text:tab/><text:tab/><text:tab/><text:tab/><text:tab/></text:span></text:p>
      <text:p text:style-name="P684"><text:span text:style-name="T1729">}<text:tab/><text:tab/><text:tab/><text:tab/><text:tab/><text:tab/><text:tab/><text:tab/><text:tab/><text:tab/><text:tab/><text:tab/></text:span></text:p>
      <text:p text:style-name="P685"><text:tab/><text:tab/><text:tab/><text:tab/><text:tab/><text:tab/><text:tab/><text:tab/><text:tab/><text:tab/><text:tab/><text:tab/></text:p>
      <text:p text:style-name="P683"><text:span text:style-name="T1453">@page</text:span><text:span text:style-name="T533"> { </text:span><text:span text:style-name="T1730">/*cm ou in são boas unidades para impressão em papel.*/<text:tab/><text:tab/></text:span></text:p>
      <text:p text:style-name="P683"><text:span text:style-name="T534">margin-top</text:span><text:span text:style-name="T533">: </text:span><text:span text:style-name="T1717">2cm</text:span><text:span text:style-name="T533">;<text:tab/><text:tab/><text:tab/><text:tab/><text:tab/><text:tab/><text:tab/><text:tab/><text:tab/><text:tab/></text:span></text:p>
      <text:p text:style-name="P683"><text:span text:style-name="T534">margin-bottom</text:span><text:span text:style-name="T533">: </text:span><text:span text:style-name="T1717">2cm</text:span><text:span text:style-name="T533">;<text:tab/><text:tab/><text:tab/><text:tab/><text:tab/><text:tab/><text:tab/><text:tab/><text:tab/></text:span></text:p>
      <text:p text:style-name="P683"><text:span text:style-name="T534">margin-left</text:span><text:span text:style-name="T533">: </text:span><text:span text:style-name="T1717">2cm</text:span><text:span text:style-name="T533">;<text:tab/><text:tab/><text:tab/><text:tab/><text:tab/><text:tab/><text:tab/><text:tab/><text:tab/><text:tab/></text:span></text:p>
      <text:p text:style-name="P683"><text:span text:style-name="T534">margin-right</text:span><text:span text:style-name="T533">: </text:span><text:span text:style-name="T1717">2cm</text:span><text:span text:style-name="T533">;<text:tab/><text:tab/><text:tab/><text:tab/><text:tab/><text:tab/><text:tab/><text:tab/><text:tab/><text:tab/></text:span></text:p>
      <text:p text:style-name="P683"><text:span text:style-name="T533">}<text:tab/><text:tab/><text:tab/><text:tab/><text:tab/><text:tab/><text:tab/><text:tab/><text:tab/><text:tab/><text:tab/><text:tab/></text:span></text:p>
      <text:p text:style-name="P686"><text:span text:style-name="T1729"><text:tab/><text:tab/><text:tab/><text:tab/><text:tab/><text:tab/><text:tab/><text:tab/><text:tab/><text:tab/><text:tab/><text:tab/></text:span></text:p>
      <text:p text:style-name="P683"><text:span text:style-name="T1718">.post-content</text:span><text:span text:style-name="T533"> { </text:span><text:span text:style-name="T1730">/*adiciona uma quebra de página após o elemento*/<text:tab/><text:tab/></text:span></text:p>
      <text:p text:style-name="P683"><text:span text:style-name="T534">page-break-before</text:span><text:span text:style-name="T533">: </text:span><text:span text:style-name="T535">always</text:span><text:span text:style-name="T533">;<text:tab/><text:tab/><text:tab/><text:tab/><text:tab/><text:tab/><text:tab/><text:tab/></text:span></text:p>
      <text:p text:style-name="P683"><text:span text:style-name="T533">}<text:tab/><text:tab/><text:tab/><text:tab/><text:tab/><text:tab/><text:tab/><text:tab/><text:tab/><text:tab/><text:tab/><text:tab/></text:span></text:p>
      <text:p text:style-name="P686"><text:span text:style-name="T1729"><text:tab/><text:tab/><text:tab/><text:tab/><text:tab/><text:tab/><text:tab/><text:tab/><text:tab/><text:tab/><text:tab/><text:tab/></text:span></text:p>
      <text:p text:style-name="P683"><text:span text:style-name="T1718">p</text:span><text:span text:style-name="T533"> { </text:span><text:span text:style-name="T1730">/*evita quebrar imagens no meio, para isso, encapsule-as na tag &lt;p&gt;*/<text:tab/></text:span></text:p>
      <text:p text:style-name="P683"><text:span text:style-name="T534">page-break-inside</text:span><text:span text:style-name="T533">: </text:span><text:span text:style-name="T535">avoid</text:span><text:span text:style-name="T533">;<text:tab/><text:tab/><text:tab/><text:tab/><text:tab/><text:tab/><text:tab/><text:tab/></text:span></text:p>
      <text:p text:style-name="P685">}<text:tab/><text:tab/><text:tab/><text:tab/><text:tab/><text:tab/><text:tab/><text:tab/><text:tab/><text:tab/><text:tab/><text:tab/></text:p>
      <text:p text:style-name="P687"/>
      <text:p text:style-name="Standard"/>
      <text:p text:style-name="Standard"><text:span text:style-name="T26"/></text:p>
      <text:p text:style-name="P682"/>
      <text:p text:style-name="P688">Metodologias</text:p>
      <text:p text:style-name="P689"/>
      <text:p text:style-name="P690"><text:span text:style-name="T1731">Organizam</text:span> e estrutur<text:span text:style-name="T1731">am</text:span> CSS de uma forma que facilite a manutenção, <text:span text:style-name="T1731">o </text:span>reuso e <text:span text:style-name="T1731">o </text:span>crescimento de projetos complexos. Existem várias metodologias que orientam a arquitetura do CSS, incluindo:</text:p>
      <text:list text:style-name="L61">
        <text:list-item>
          <text:p text:style-name="P691"><text:a xlink:type="simple" xlink:href="https://en.bem.info/" text:style-name="Internet_20_link" text:visited-style-name="Visited_20_Internet_20_Link"><text:span text:style-name="T1732">BEM</text:span></text:a><text:span text:style-name="T1733"> – Block Element Modifier: recomenda uma maneira específica </text:span><text:span text:style-name="T1734">e mais </text:span><text:span text:style-name="T1735">compreensível</text:span><text:span text:style-name="T1734"> </text:span><text:span text:style-name="T1736">para</text:span><text:span text:style-name="T1733"> </text:span><text:span text:style-name="T1737">nomear classes</text:span><text:span text:style-name="T1733">, </text:span><text:span text:style-name="T1738">com o intuito de criar componentes reutilizáveis e</text:span><text:span text:style-name="T1733"> </text:span><text:span text:style-name="T1739">de fácil</text:span><text:span text:style-name="T1740"> </text:span><text:span text:style-name="T1739">compreensão sobre seu propósito pois estabelece uma relação entre o elemento pai como um bloco, o filho como um elemento e o modificador como uma variação ou estado diferente</text:span><text:span text:style-name="T1740">:</text:span><text:span text:style-name="T1733"><text:line-break/></text:span><text:span text:style-name="T1741">.nome-do-bloco__nome-do-elemento--modificador </text:span></text:p>
          <text:list>
            <text:list-item>
              <text:p text:style-name="P691"><text:span text:style-name="Strong_20_Emphasis"><text:span text:style-name="T1742">Block</text:span></text:span><text:span text:style-name="Strong_20_Emphasis"><text:span text:style-name="T1732"> –</text:span></text:span><text:span text:style-name="T1733"> é qualquer componente que possa ser reutilizado em várias páginas. Escrito em letras minúsculas e separado por </text:span><text:span text:style-name="T1737">hífens</text:span><text:span text:style-name="T1733"> </text:span></text:p>
            </text:list-item>
            <text:list-item>
              <text:p text:style-name="P692"><text:span text:style-name="Strong_20_Emphasis"><text:span text:style-name="T1743">Element</text:span></text:span><text:span text:style-name="T1733"> – </text:span><text:span text:style-name="T1744">é </text:span><text:span text:style-name="T1733">a parte de um bloco que não pode ser usada isoladamente. O nome do elemento é separado do bloco por </text:span><text:span text:style-name="T1737">dois underscores</text:span><text:span text:style-name="T1733">. </text:span></text:p>
            </text:list-item>
            <text:list-item>
              <text:p text:style-name="P692"><text:span text:style-name="Strong_20_Emphasis"><text:span text:style-name="T1743">Modifier</text:span></text:span><text:span text:style-name="T1733"> - Representa uma variação ou estado diferente de um bloco ou elemento. O nome do modificador é separado do bloco ou elemento por </text:span><text:span text:style-name="T1737">dois hífens</text:span><text:span text:style-name="T1733">. </text:span></text:p>
            </text:list-item>
          </text:list>
        </text:list-item>
        <text:list-item>
          <text:p text:style-name="P693"><text:a xlink:type="simple" xlink:href="http://oocss.org/" text:style-name="Internet_20_link" text:visited-style-name="Visited_20_Internet_20_Link"><text:span text:style-name="T1745">OOCSS</text:span></text:a><text:span text:style-name="T1746"> – Object Oriented CSS: incentiva a separação entre </text:span><text:span text:style-name="T1747">estrutura</text:span><text:span text:style-name="T1746"> e </text:span><text:span text:style-name="T1747">aparência</text:span><text:span text:style-name="T1746">, promovendo reusabilidade</text:span></text:p>
        </text:list-item>
        <text:list-item>
          <text:p text:style-name="P694"><text:a xlink:type="simple" xlink:href="https://smacss.com/" text:style-name="Internet_20_link" text:visited-style-name="Visited_20_Internet_20_Link"><text:span text:style-name="Strong_20_Emphasis"><text:span text:style-name="T1732">SMACSS</text:span></text:span></text:a><text:span text:style-name="Strong_20_Emphasis"><text:span text:style-name="T1733"> - Scalable and Modular Architecture for CSS:</text:span></text:span><text:span text:style-name="T1733"> </text:span><text:span text:style-name="T1748">é um guia de boas práticas que divide e </text:span><text:span text:style-name="T1733">organiza </text:span><text:span text:style-name="T1748">o CSS</text:span><text:span text:style-name="T1733"> em 5 módulos </text:span><text:span text:style-name="T1737">independentes</text:span><text:span text:style-name="T1733"> e escaláveis:</text:span></text:p>
          <text:list>
            <text:list-item>
              <text:p text:style-name="P695"><text:span text:style-name="T166">Base</text:span>: é o estilo base de todas as páginas (reset, container, etc )</text:p>
            </text:list-item>
            <text:list-item>
              <text:p text:style-name="P695"><text:span text:style-name="T166">Layout</text:span>: é o estilo específico de cada página (courses.css, carreiras.css, etc )</text:p>
            </text:list-item>
            <text:list-item>
              <text:p text:style-name="P695"><text:span text:style-name="T166">Module</text:span>: é o estilo de componentes que se repetem em várias páginas ( box.css )</text:p>
            </text:list-item>
            <text:list-item>
              <text:p text:style-name="P695"><text:span text:style-name="T166">State</text:span>: crie uma classe para seu estado, coloque ou tire ela do elemento conforme você precisar modificar o estado.</text:p>
            </text:list-item>
            <text:list-item>
              <text:p text:style-name="P695"><text:span text:style-name="T166">Theme</text:span>: organiza CSS quando lidamos com projetos que podem ter toda a sua interface visual modificada rapidamente por outra. (tema claro ou escuro)</text:p>
            </text:list-item>
          </text:list>
        </text:list-item>
        <text:list-item>
          <text:p text:style-name="P696"><text:span text:style-name="T1745">ITCSS</text:span><text:span text:style-name="T1746"> – Inverted Triangle CSS: organiza estilos em </text:span><text:span text:style-name="T1747">camadas</text:span><text:span text:style-name="T1746">, começando com estilos globais e ficando mais específico à medida que você avança. As camadas incluem Settings, Tools, Generic, Base, Objects, Components, e Trumps.</text:span></text:p>
        </text:list-item>
        <text:list-item>
          <text:p text:style-name="P697"><text:soft-page-break/><text:span text:style-name="T1745">Atomic CSS</text:span><text:span text:style-name="T1746">: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98"><text:span text:style-name="T1745">ACSS – </text:span><text:span text:style-name="T1749">Attribute Component CSS</text:span><text:span text:style-name="T1750">: os</text:span><text:span text:style-name="T1746"> estilos são aplicados diretamente a elementos com base em seus </text:span><text:span text:style-name="T1747">atributos</text:span><text:span text:style-name="T1746">. Essa arquitetura é mais usada em conjunto com bibliotecas ou frameworks específicos.</text:span></text:p>
        </text:list-item>
      </text:list>
      <text:p text:style-name="P699"/>
      <text:p text:style-name="P700"><text:span text:style-name="T1746">Princípios Alura </text:span><text:span text:style-name="T1751">para </text:span><text:span text:style-name="T1752">nomear classes</text:span><text:span text:style-name="T1751">:</text:span></text:p>
      <text:list text:style-name="L62">
        <text:list-item>
          <text:p text:style-name="P701">Evitar nome genérico demais, como title;</text:p>
        </text:list-item>
        <text:list-item>
          <text:p text:style-name="P701">Evitar nome preso a tag, como inputText;</text:p>
        </text:list-item>
        <text:list-item>
          <text:p text:style-name="P701">Não dar nome com associação a uma propriedade CSS, como floatLeft;</text:p>
        </text:list-item>
        <text:list-item>
          <text:p text:style-name="P701">Não dar nome que descreva o valor de um<text:span text:style-name="T1731">a</text:span> propriedade CSS, como colorBlue;</text:p>
        </text:list-item>
        <text:list-item>
          <text:p text:style-name="P701">Utilizar o hífen para identificar o filho lendo apenas o nome da class, como pai-filho.<text:line-break/><text:span text:style-name="T1753">O</text:span> underline para adicionar um modificador, como pai-filho_modificador;</text:p>
        </text:list-item>
        <text:list-item>
          <text:p text:style-name="P701">O nome de uma class tem que começar com uma analogia com o mundo real e a segunda parte quando necessário, representar o conteúdo do elemento, por exemplo: cardCourse.</text:p>
        </text:list-item>
      </text:list>
      <text:p text:style-name="P702"/>
      <text:p text:style-name="P703">Princípios Alura para <text:span text:style-name="T8">organizar o CSS,</text:span> evitando altos valores de especificidades:</text:p>
      <text:list text:style-name="L63">
        <text:list-item>
          <text:p text:style-name="P704">A ordem dos seletores no arquivo CSS devem respeitar a ordem do HTML;</text:p>
        </text:list-item>
        <text:list-item>
          <text:p text:style-name="P704">Evitar seletores com id e tag;</text:p>
        </text:list-item>
        <text:list-item>
          <text:p text:style-name="P704">Evitar o uso de seletores avançados e pseudo-class.</text:p>
        </text:list-item>
      </text:list>
      <text:p text:style-name="P705"/>
      <text:list text:continue-numbering="true" text:style-name="L63">
        <text:list-item>
          <text:p text:style-name="P704">A especificidade é calculada usando uma convenção:<text:line-break/><text:span text:style-name="T667">!important inline #id .class &lt;tag&gt;<text:tab/></text:span><text:span text:style-name="T1754">(0 0 0 0)</text:span></text:p>
        </text:list-item>
      </text:list>
      <text:p text:style-name="P706">Pré-processadores</text:p>
      <text:p text:style-name="P707"/>
      <text:p text:style-name="P708">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709"><text:span text:style-name="Strong_20_Emphasis"><text:span text:style-name="T1755">Sass</text:span></text:span><text:span text:style-name="Strong_20_Emphasis"><text:span text:style-name="T1756"> - Syntactically Awesome Stylesheets: amplamente utilizado, ele oferece funcionalidades avançadas como variáveis, aninhamento, </text:span></text:span><text:span text:style-name="Strong_20_Emphasis"><text:span text:style-name="T1757">mixins</text:span></text:span><text:span text:style-name="Strong_20_Emphasis"><text:span text:style-name="T1756">, herança, operadores matemáticos, entre outros. Seu código é </text:span></text:span><text:span text:style-name="Strong_20_Emphasis"><text:span text:style-name="T1757">compilado</text:span></text:span><text:span text:style-name="Strong_20_Emphasis"><text:span text:style-name="T1756"> para CSS. Existem duas sintaxes principais:</text:span></text:span></text:p>
          <text:list>
            <text:list-item>
              <text:p text:style-name="P709"><text:span text:style-name="Strong_20_Emphasis"><text:span text:style-name="T1756">Sass (indentação)</text:span></text:span></text:p>
            </text:list-item>
            <text:list-item>
              <text:p text:style-name="P709"><text:span text:style-name="Strong_20_Emphasis"><text:span text:style-name="T1756">SCSS (mais próxima do CSS com chaves e ponto e vírgula). </text:span></text:span></text:p>
            </text:list-item>
          </text:list>
        </text:list-item>
        <text:list-item>
          <text:p text:style-name="P710"><text:span text:style-name="T1758">Less</text:span><text:span text:style-name="Strong_20_Emphasis"><text:span text:style-name="T1759"> oferece funcionalidades avançadas, como variáveis, aninhamento, mixins e operadores. A sintaxe do Less é semelhante à do CSS.</text:span></text:span></text:p>
        </text:list-item>
        <text:list-item>
          <text:p text:style-name="P711"><text:span text:style-name="T1745">Stylus</text:span><text:span text:style-name="T1746"> é conhecido por sua sintaxe bastante concisa, mínima e flexível. Ele suporta variáveis, aninhamento, mixins e operadores matemáticos.</text:span></text:p>
        </text:list-item>
      </text:list>
      <text:p text:style-name="P712"/>
      <text:p text:style-name="P713"><text:span text:style-name="T1760">@mixin</text:span><text:span text:style-name="T1761"> é uma diretiva em pré-processadores de CSS, como Sass, que permite criar blocos reutilizáveis de estilos, </text:span><text:span text:style-name="T1762">agrupando um conjunto de declarações</text:span><text:span text:style-name="T1761"> CSS para serem usadas em diferentes partes do código, facilitando a manutenção e trazendo maior modularização ao CSS. Exemplo:</text:span></text:p>
      <text:p text:style-name="P714"/>
      <text:p text:style-name="P715"><text:span text:style-name="T1761"><draw:frame draw:style-name="fr2" draw:name="Figura16" text:anchor-type="as-char" svg:width="8.218cm" svg:height="7.087cm" draw:z-index="25"><draw:image xlink:href="Pictures/10000001000001730000014059F26EEB.png" xlink:type="simple" xlink:show="embed" xlink:actuate="onLoad" draw:mime-type="image/png"/></draw:frame></text:span><text:span text:style-name="T1761"><draw:frame draw:style-name="fr2" draw:name="Figura26" text:anchor-type="as-char" svg:width="9.317cm" svg:height="5.318cm" draw:z-index="26"><draw:image xlink:href="Pictures/100000010000018A000000E155331B7F.png" xlink:type="simple" xlink:show="embed" xlink:actuate="onLoad" draw:mime-type="image/png"/></draw:frame></text:span></text:p>
      <text:p text:style-name="P715"/>
      <text:p text:style-name="P716"><text:a xlink:type="simple" xlink:href="https://engageinteractive.co.uk/blog/top-10-scss-mixins" text:style-name="Internet_20_link" text:visited-style-name="Visited_20_Internet_20_Link"><text:span text:style-name="T1763">A</text:span><text:span text:style-name="T1764">rtigo: 1</text:span><text:span text:style-name="T1765">0 mixins em Sass que você deveria usar em seus projetos</text:span></text:a></text:p>
      <text:p text:style-name="P717"/>
      <text:p text:style-name="P718"><text:span text:style-name="Strong_20_Emphasis"><text:span text:style-name="T1766">Renderização das páginas em navegadores Web</text:span></text:span></text:p>
      <text:p text:style-name="P719"><text:span text:style-name="Strong_20_Emphasis"><text:span text:style-name="T1767"/></text:span></text:p>
      <text:p text:style-name="P720"><text:span text:style-name="Strong_20_Emphasis"><text:span text:style-name="T1767">Motor de renderização</text:span></text:span><text:span text:style-name="T225"> é um componente essencial dos navegadores, responsável por interpretar e exibir o conteúdo das páginas web. Ele transforma o código HTML, CSS e JavaScript em uma interface visual que o usuário vê e interage. Cada navegador utiliza um motor específico, e isso pode resultar em variações na forma como as páginas são exibidas entre diferentes navegadores. </text:span></text:p>
      <text:p text:style-name="P721">Principais Motores de Renderização</text:p>
      <text:list text:style-name="L65">
        <text:list-item>
          <text:p text:style-name="P722"><text:span text:style-name="Strong_20_Emphasis"><text:span text:style-name="T1767">WebKit</text:span></text:span><text:span text:style-name="T225">: Criado pela Apple e utilizado principalmente pelo Safari.</text:span></text:p>
        </text:list-item>
        <text:list-item>
          <text:p text:style-name="P722"><text:span text:style-name="Strong_20_Emphasis"><text:span text:style-name="T1767">Blink</text:span></text:span><text:span text:style-name="T225">: Desenvolvido pelo Google, Blink é um </text:span><text:span text:style-name="Emphasis"><text:span text:style-name="T225">fork</text:span></text:span><text:span text:style-name="T225"> do WebKit e é usado pelos navegadores Google Chrome, Microsoft Edge, Opera, Brave, e outros baseados no Chromium.</text:span></text:p>
        </text:list-item>
        <text:list-item>
          <text:p text:style-name="P723"><text:span text:style-name="Strong_20_Emphasis"><text:span text:style-name="T1767">Gecko</text:span></text:span><text:span text:style-name="T225">: Desenvolvido pela Mozilla, Gecko é o motor de renderização do Firefox</text:span></text:p>
        </text:list-item>
      </text:list>
      <text:p text:style-name="P721">O processo de renderização de uma página web passa por várias etapas:</text:p>
      <text:list text:style-name="L66">
        <text:list-item>
          <text:p text:style-name="P724"><text:span text:style-name="Strong_20_Emphasis"><text:span text:style-name="T1767">Interpretação</text:span></text:span><text:span text:style-name="Strong_20_Emphasis"><text:span text:style-name="T225"> do HTML e CSS</text:span></text:span><text:span text:style-name="T225">: O motor de renderização analisa o HTML e o CSS para construir uma estrutura interna da página, chamada </text:span><text:span text:style-name="Strong_20_Emphasis"><text:span text:style-name="T225">árvore DOM (Document Object Model)</text:span></text:span><text:span text:style-name="T225"> para o HTML e uma </text:span><text:span text:style-name="Strong_20_Emphasis"><text:span text:style-name="T225">árvore CSSOM</text:span></text:span><text:span text:style-name="T225"> (CSS Object Model) para o CSS.</text:span></text:p>
        </text:list-item>
        <text:list-item>
          <text:p text:style-name="P724"><text:span text:style-name="Strong_20_Emphasis"><text:span text:style-name="T1767">Construção</text:span></text:span><text:span text:style-name="Strong_20_Emphasis"><text:span text:style-name="T225"> da Render Tree</text:span></text:span><text:span text:style-name="T225">: Com o DOM e CSSOM em mãos, o motor cria a </text:span><text:span text:style-name="Strong_20_Emphasis"><text:span text:style-name="T225">árvore de renderização</text:span></text:span><text:span text:style-name="T225">, que representa todos os elementos visuais da página. Essa árvore define o que será exibido, mas ainda não determina exatamente onde cada elemento será posicionado.</text:span></text:p>
        </text:list-item>
        <text:list-item>
          <text:p text:style-name="P724"><text:span text:style-name="Strong_20_Emphasis"><text:span text:style-name="T1767">Layout</text:span></text:span><text:span text:style-name="T225">: Nesta fase, o motor de renderização calcula a posição e as dimensões de cada elemento na página, criando um modelo que diz onde cada componente deve ser exibido na tela.</text:span></text:p>
        </text:list-item>
        <text:list-item>
          <text:p text:style-name="P724"><text:span text:style-name="Strong_20_Emphasis"><text:span text:style-name="T1767">Pintura</text:span></text:span><text:span text:style-name="T225">: Após o layout, o motor pinta ou desenha os pixels na tela, transformando a render tree em uma representação visual, que inclui cores, bordas, imagens e textos.</text:span></text:p>
        </text:list-item>
        <text:list-item>
          <text:p text:style-name="P724"><text:span text:style-name="Strong_20_Emphasis"><text:span text:style-name="T225">Reflows e Repaints</text:span></text:span><text:span text:style-name="T225">: Quando o conteúdo ou o layout da página muda (por exemplo, devido a uma animação ou redimensionamento da janela), o motor de renderização pode precisar recalcular o layout (reflow) ou redesenhar alguns elementos (repaint).</text:span></text:p>
        </text:list-item>
      </text:list>
      <text:p text:style-name="P720"><text:span text:style-name="T225"/></text:p>
      <text:p text:style-name="P720"><text:span text:style-name="T225">Motores de renderização geralmente introduzem propriedades CSS e </text:span><text:span text:style-name="T1767">funcionalidades experimentais</text:span><text:span text:style-name="T225"> que podem variar entre navegadores. Esses recursos costumam ter prefixos específicos (como </text:span><text:span text:style-name="Source_20_Text"><text:span text:style-name="T1768">-webkit-</text:span></text:span><text:span text:style-name="T225">, </text:span><text:span text:style-name="Source_20_Text"><text:span text:style-name="T1768">-moz-</text:span></text:span><text:span text:style-name="T225">, </text:span><text:span text:style-name="Source_20_Text"><text:span text:style-name="T1768">-ms-</text:span></text:span><text:span text:style-name="T225">). </text:span></text:p>
      <text:p text:style-name="P720"><text:soft-page-break/><text:span text:style-name="T225">Os </text:span><text:span text:style-name="T1767">prefixos</text:span><text:span text:style-name="T225"> dos fabricantes de navegadores são uma maneira que os navegadores usam para fornecer aos desenvolvedores de CSS acesso a recursos mais recentes que ainda não são considerados estáveis. </text:span><text:span text:style-name="T1769">E</text:span><text:span text:style-name="T225">ssa abordagem está perdendo popularidade </text:span><text:span text:style-name="T1769">pois agora é </text:span><text:span text:style-name="T1770">recomendável</text:span><text:span text:style-name="T225"> usar sinalizadores experimentais, que devem ser ativados explicitamente no </text:span><text:span text:style-name="T1771">navegador do usuário</text:span><text:span text:style-name="T225">.</text:span></text:p>
      <text:p text:style-name="P725">Os prefixos usados ​​são:</text:p>
      <text:p text:style-name="P719"><text:span text:style-name="Source_20_Text"><text:span text:style-name="T1772">-webkit-</text:span></text:span><text:span text:style-name="T225"> (Chrome, Safari, iOS Safari / iOS WebView, Android)</text:span></text:p>
      <text:p text:style-name="P726"><text:span text:style-name="Source_20_Text"><text:span text:style-name="T1772">-moz-</text:span></text:span><text:span text:style-name="T225"> (Safari)</text:span></text:p>
      <text:p text:style-name="P726"><text:span text:style-name="T1773"/></text:p>
      <text:p text:style-name="P727"><text:span text:style-name="T1766">Miscelâneas</text:span></text:p>
      <text:p text:style-name="P728"><text:span text:style-name="T225"/></text:p>
      <text:p text:style-name="P729"><text:span text:style-name="T1767">R</text:span><text:span text:style-name="T1774">eset CSS</text:span><text:span text:style-name="T1775"> é uma técnica que sobrepõe </text:span><text:span text:style-name="T225">a formatação original do browsers com uma folha de estilo. O </text:span><text:a xlink:type="simple" xlink:href="https://meyerweb.com/eric/tools/css/reset/reset.css" text:style-name="Internet_20_link" text:visited-style-name="Visited_20_Internet_20_Link"><text:span text:style-name="T1776">arquivo</text:span><text:span text:style-name="T1777"> </text:span><text:span text:style-name="T1778">r</text:span><text:span text:style-name="T1779">eset.CSS</text:span></text:a><text:span text:style-name="T1777"> </text:span><text:span text:style-name="T1775">possui</text:span><text:span text:style-name="T225"> um conjunto de estilos</text:span><text:span text:style-name="T1775"> </text:span><text:span text:style-name="T225">projetados para normalizar os elementos em todos os navegadores da web. </text:span><text:span text:style-name="T1775">Seu</text:span><text:span text:style-name="T225"> objetivo é criar uma base consistente e </text:span><text:span text:style-name="T1771">previsível</text:span><text:span text:style-name="T225">, independentemente das variações de estilo padrão entre diferentes navegadores.<text:line-break/></text:span><text:span text:style-name="T1775">Já o </text:span><text:a xlink:type="simple" xlink:href="https://necolas.github.io/normalize.css/" text:style-name="Internet_20_link" text:visited-style-name="Visited_20_Internet_20_Link"><text:span text:style-name="T1776">arquivo</text:span><text:span text:style-name="T1777"> </text:span><text:span text:style-name="T1779">normalize.css</text:span></text:a><text:span text:style-name="T1768"> </text:span><text:span text:style-name="T225">atua preservando alguns estilos padrão considerados úteis e consistentes, enquanto ajusta outros </text:span><text:span text:style-name="T1780">bugs</text:span><text:span text:style-name="T1781"> </text:span><text:span text:style-name="T225">para garantir uma experiência mais uniforme. Ele não redefine todos os estilos para zero, como um "reset CSS" faria, mas normaliza os estilos para criar uma base mais previsível.</text:span></text:p>
      <text:p text:style-name="P729"><text:a xlink:type="simple" xlink:href="https://www.freecodecamp.org/portuguese/news/manual-do-css-um-guia-pratico-de-css-para-desenvolvedores/" text:style-name="Internet_20_link" text:visited-style-name="Visited_20_Internet_20_Link"><text:span text:style-name="T225"/></text:a></text:p>
      <text:p text:style-name="P729"><text:a xlink:type="simple" xlink:href="https://www.freecodecamp.org/portuguese/news/manual-do-css-um-guia-pratico-de-css-para-desenvolvedores/" text:style-name="Internet_20_link" text:visited-style-name="Visited_20_Internet_20_Link"><text:span text:style-name="T1782">Link</text:span></text:a><text:span text:style-name="T1783"> para manual do CSS</text:span></text:p>
      <text:p text:style-name="P729"><text:span text:style-name="T1783"/></text:p>
      <text:p text:style-name="P730"><text:a xlink:type="simple" xlink:href="https://csslint.net/" text:style-name="Internet_20_link" text:visited-style-name="Visited_20_Internet_20_Link"><text:span text:style-name="T1784">Link</text:span></text:a><text:span text:style-name="T1785"> para ferramenta de tratamento de erros CSS</text:span></text:p>
      <text:p text:style-name="P730"><text:span text:style-name="T1785"/></text:p>
      <text:p text:style-name="P729"><text:span text:style-name="T1786">O</text:span><text:span text:style-name="T251"> site </text:span><text:a xlink:type="simple" xlink:href="https://expressprefixr.herokuapp.com/" text:style-name="Internet_20_link" text:visited-style-name="Visited_20_Internet_20_Link"><text:span text:style-name="T1787">prefixr</text:span></text:a><text:span text:style-name="T251"> reduz consideravelmente o código CSS e ajuda </text:span><text:span text:style-name="T1786">também</text:span><text:span text:style-name="T251"> na </text:span><text:span text:style-name="T1788">retrocompatibilidade</text:span><text:span text:style-name="T251"> de navegadores.</text:span></text:p>
      <text:p text:style-name="P731">Emmet</text:p>
      <text:p text:style-name="P732"><text:span text:style-name="T1789">O </text:span><text:a xlink:type="simple" xlink:href="https://docs.emmet.io/abbreviations/syntax/" text:style-name="Internet_20_link" text:visited-style-name="Visited_20_Internet_20_Link"><text:span text:style-name="T1790">Emmet</text:span></text:a><text:span text:style-name="T1789"> é uma extensão, </text:span><text:span text:style-name="T1791">também disponível no </text:span><text:span text:style-name="T1789">VSCode, </text:span><text:span text:style-name="T1791">para abreviação ou expansão de código</text:span><text:span text:style-name="T1789"> </text:span><text:span text:style-name="T1791">que traz produtividade na escrita de estruturas aninhadas </text:span><text:span text:style-name="T1789">de código HTML e CSS, economizando tempo e evitando erros comuns. </text:span><text:span text:style-name="T1791">Ele também p</text:span><text:span text:style-name="T1789">ermite realizar operações em grupos de elementos, como aumentar </text:span><text:span text:style-name="Source_20_Text"><text:span text:style-name="T1789">ou diminuir números, reorganizar, entre outros. Seus operadores são:</text:span></text:span></text:p>
      <text:list text:style-name="L67">
        <text:list-item>
          <text:p text:style-name="P733"><text:span text:style-name="Source_20_Text"><text:span text:style-name="T1792">Exclamação </text:span></text:span><text:span text:style-name="Source_20_Text"><text:span text:style-name="T1793">!</text:span></text:span><text:span text:style-name="Source_20_Text"><text:span text:style-name="T1790"> </text:span></text:span><text:span text:style-name="Source_20_Text"><text:span text:style-name="T1789">Gera a estrutura básica de um documento HTML.</text:span></text:span></text:p>
        </text:list-item>
        <text:list-item>
          <text:h text:style-name="P734" text:outline-level="3"><text:span text:style-name="Source_20_Text"><text:span text:style-name="T1790">Filho </text:span></text:span><text:span text:style-name="Source_20_Text"><text:span text:style-name="T1793">&gt;</text:span></text:span><text:span text:style-name="Source_20_Text"><text:span text:style-name="T1789"> </text:span></text:span><text:span text:style-name="Source_20_Text"><text:span text:style-name="T1794">div&gt;ul&gt;li</text:span></text:span></text:h>
        </text:list-item>
        <text:list-item>
          <text:p text:style-name="P733"><text:span text:style-name="Source_20_Text"><text:span text:style-name="T1790">Irmão </text:span></text:span><text:span text:style-name="Source_20_Text"><text:span text:style-name="T1793">+</text:span></text:span><text:span text:style-name="Source_20_Text"><text:span text:style-name="T1789"> </text:span></text:span><text:span text:style-name="Source_20_Text"><text:span text:style-name="T1794">div+p+bq</text:span></text:span></text:p>
        </text:list-item>
        <text:list-item>
          <text:p text:style-name="P733"><text:span text:style-name="Source_20_Text"><text:span text:style-name="T1790">Tio </text:span></text:span><text:span text:style-name="Source_20_Text"><text:span text:style-name="T1793">^</text:span></text:span><text:span text:style-name="Source_20_Text"><text:span text:style-name="T1789"> </text:span></text:span><text:span text:style-name="Source_20_Text"><text:span text:style-name="T1794">div+div&gt;p&gt;span+em^bq</text:span></text:span></text:p>
        </text:list-item>
        <text:list-item>
          <text:p text:style-name="P733"><text:span text:style-name="Source_20_Text"><text:span text:style-name="T1790">Multiplicação </text:span></text:span><text:span text:style-name="Source_20_Text"><text:span text:style-name="T1793">*</text:span></text:span><text:span text:style-name="Source_20_Text"><text:span text:style-name="T1789"> </text:span></text:span><text:span text:style-name="Source_20_Text"><text:span text:style-name="T1794">lorem*5</text:span></text:span><text:span text:style-name="Source_20_Text"><text:span text:style-name="T1789">: gera automaticamente 5 parágrafos de Lorem Ipsum, que é um texto usado como modelo para simular conteúdo.</text:span></text:span></text:p>
        </text:list-item>
        <text:list-item>
          <text:p text:style-name="P733"><text:span text:style-name="Source_20_Text"><text:span text:style-name="T1790">Agrupamento </text:span></text:span><text:span text:style-name="Source_20_Text"><text:span text:style-name="T1793">( )</text:span></text:span><text:span text:style-name="Source_20_Text"><text:span text:style-name="T1789"><text:tab/></text:span></text:span><text:span text:style-name="Source_20_Text"><text:span text:style-name="T1794">(div&gt;dl&gt;(dt+dd)*3)+footer&gt;p</text:span></text:span></text:p>
        </text:list-item>
        <text:list-item>
          <text:p text:style-name="P733"><text:span text:style-name="Source_20_Text"><text:span text:style-name="T1793">#</text:span></text:span><text:span text:style-name="Source_20_Text"><text:span text:style-name="T1790">id </text:span></text:span><text:span text:style-name="Source_20_Text"><text:span text:style-name="T1789">e </text:span></text:span><text:span text:style-name="Source_20_Text"><text:span text:style-name="T1793">.</text:span></text:span><text:span text:style-name="Source_20_Text"><text:span text:style-name="T1790">class</text:span></text:span></text:p>
          <text:p text:style-name="P733"><text:span text:style-name="Source_20_Text"><text:span text:style-name="T1794">div#header+div.page+div#footer.class1.class2.class3</text:span></text:span></text:p>
        </text:list-item>
        <text:list-item>
          <text:p text:style-name="P733"><text:span text:style-name="Source_20_Text"><text:span text:style-name="T1790">adicionar texto ao elemento </text:span></text:span><text:span text:style-name="Source_20_Text"><text:span text:style-name="T1793">{ }</text:span></text:span><text:span text:style-name="Source_20_Text"><text:span text:style-name="T1789"> </text:span></text:span><text:span text:style-name="Source_20_Text"><text:span text:style-name="T1794">a{Click here}</text:span></text:span></text:p>
        </text:list-item>
        <text:list-item>
          <text:p text:style-name="P733"><text:span text:style-name="Source_20_Text"><text:span text:style-name="T1790">Atributos personalizados </text:span></text:span><text:span text:style-name="Source_20_Text"><text:span text:style-name="T1793">[ ]</text:span></text:span><text:span text:style-name="Source_20_Text"><text:span text:style-name="T1789"><text:line-break/></text:span></text:span><text:span text:style-name="Source_20_Text"><text:span text:style-name="T1794">&lt;li&gt;essa lista é span.louca[atributo=doido]{maluca}&lt;/li&gt;</text:span></text:span></text:p>
          <text:p text:style-name="P733"><text:span text:style-name="Source_20_Text"><text:span text:style-name="T1789">&lt;li&gt;essa lista é &lt;span class="louca" atributo="doido"&gt;maluca&lt;/span&gt;&lt;/li&gt;</text:span></text:span></text:p>
        </text:list-item>
        <text:list-item>
          <text:p text:style-name="P733"><text:span text:style-name="Source_20_Text"><text:span text:style-name="T1790">numeração de itens </text:span></text:span><text:span text:style-name="Source_20_Text"><text:span text:style-name="T1793">$</text:span></text:span><text:span text:style-name="Source_20_Text"><text:span text:style-name="T1789"> </text:span></text:span><text:span text:style-name="Source_20_Text"><text:span text:style-name="T1794">ul&gt;li.item$*5</text:span></text:span><text:span text:style-name="Source_20_Text"><text:span text:style-name="T1789"> ou </text:span></text:span><text:span text:style-name="Source_20_Text"><text:span text:style-name="T1794">ul&gt;li.item$$$*5</text:span></text:span></text:p>
        </text:list-item>
        <text:list-item>
          <text:p text:style-name="P733"><text:span text:style-name="Source_20_Text"><text:span text:style-name="T1790">valor base descendente da numeração </text:span></text:span><text:span text:style-name="Source_20_Text"><text:span text:style-name="T1793">@-</text:span></text:span><text:span text:style-name="Source_20_Text"><text:span text:style-name="T1789"> </text:span></text:span><text:span text:style-name="Source_20_Text"><text:span text:style-name="T1794">ul&gt;li.item$@-*5</text:span></text:span></text:p>
        </text:list-item>
        <text:list-item>
          <text:p text:style-name="P733"><text:span text:style-name="Source_20_Text"><text:span text:style-name="T1790">troca valor base da numeração </text:span></text:span><text:span text:style-name="Source_20_Text"><text:span text:style-name="T1795">@nº</text:span></text:span><text:span text:style-name="Source_20_Text"><text:span text:style-name="T1789"> </text:span></text:span><text:span text:style-name="Source_20_Text"><text:span text:style-name="T1794">ul&gt;li.item$@3*5</text:span></text:span></text:p>
        </text:list-item>
      </text:list>
      <text:p text:style-name="P735"><text:span text:style-name="Source_20_Text"><text:span text:style-name="T26"/></text:span></text:p>
      <text:p text:style-name="P735"><text:span text:style-name="Source_20_Text"><text:span text:style-name="T1789">Nota: É </text:span></text:span><text:span text:style-name="Source_20_Text"><text:span text:style-name="T1796">a tecla</text:span></text:span><text:span text:style-name="Source_20_Text"><text:span text:style-name="T1789"> </text:span></text:span><text:span text:style-name="Source_20_Text"><text:span text:style-name="T1794">&lt;kbd&gt;espaço&lt;/kbd&gt;</text:span></text:span><text:span text:style-name="Source_20_Text"><text:span text:style-name="T1789"> que indica ao Emmet quando ele deve parar de analisar (stop parsing).</text:span></text:span></text:p>
      <text:p text:style-name="P735"><text:span text:style-name="Source_20_Text"><text:span text:style-name="T26"/></text:span></text:p>
      <text:p text:style-name="P735"><text:span text:style-name="Source_20_Text"><text:span text:style-name="T1797">Link da documentação oficial </text:span></text:span><text:span text:style-name="Source_20_Text"><text:span text:style-name="T1798">contendo diversos atalhos</text:span></text:span><text:span text:style-name="Source_20_Text"><text:span text:style-name="T1797">: </text:span></text:span><text:a xlink:type="simple" xlink:href="https://docs.emmet.io/" text:style-name="Internet_20_link" text:visited-style-name="Visited_20_Internet_20_Link"><text:span text:style-name="Source_20_Text"><text:span text:style-name="T1799">https://docs.emmet.io/</text:span></text:span></text:a></text:p>
      <text:p text:style-name="P735"><text:span text:style-name="Source_20_Text"><text:span text:style-name="T26"/></text:span></text:p>
      <text:p text:style-name="P735"><text:a xlink:type="simple" xlink:href="https://docs.emmet.io/cheat-sheet/" text:style-name="Internet_20_link" text:visited-style-name="Visited_20_Internet_20_Link"><text:span text:style-name="Source_20_Text"><text:span text:style-name="T1800">CheatSheet com todos os atalhos</text:span></text:span></text:a></text:p>
      <text:p text:style-name="P735"><text:span text:style-name="Source_20_Text"><text:span text:style-name="T26"/></text:span></text:p>
      <text:p text:style-name="P736">Atalhos VSCode:</text:p>
      <text:list text:style-name="L68">
        <text:list-item>
          <text:p text:style-name="P737"><text:span text:style-name="T1801">Wrap with abbreviat</text:span><text:span text:style-name="T1802">ion</text:span><text:span text:style-name="T164"> </text:span><text:span text:style-name="T1803">(abra a paleta de comandos usando o atalho </text:span><text:span text:style-name="T164">Control + Shift + P</text:span><text:span text:style-name="T1803">)</text:span><text:span text:style-name="T164">: </text:span><text:span text:style-name="T1804">n</text:span><text:span text:style-name="T164">ele, você </text:span><text:span text:style-name="T1805">coloca</text:span><text:span text:style-name="T1806"> um trecho selecionado </text:span><text:span text:style-name="T1805">dentro de</text:span><text:span text:style-name="T1807"> uma tag escolhida</text:span><text:span text:style-name="T1808">.</text:span></text:p>
        </text:list-item>
        <text:list-item>
          <text:p text:style-name="P737"><text:span text:style-name="T1809">Shift</text:span><text:span text:style-name="T1810"> + </text:span><text:span text:style-name="T1809">Tab</text:span><text:span text:style-name="T1810"> para </text:span><text:span text:style-name="T1811">i</text:span><text:span text:style-name="T1804">n</text:span><text:span text:style-name="T1811">dentar</text:span><text:span text:style-name="T1812"> para a esquerda</text:span><text:span text:style-name="T1810">, ou </text:span><text:span text:style-name="T1809">Tab</text:span><text:span text:style-name="T1810"> para a direita.</text:span></text:p>
        </text:list-item>
        <text:list-item>
          <text:p text:style-name="P737"><text:span text:style-name="T1811">Tecla </text:span><text:span text:style-name="T1809">ALT </text:span><text:span text:style-name="T1811">para criar vários cursores e fazer</text:span><text:span text:style-name="T165"> edições simultâneas</text:span></text:p>
        </text:list-item>
        <text:list-item>
          <text:p text:style-name="P737"><text:span text:style-name="T1801">Control</text:span><text:span text:style-name="T164"> + </text:span><text:span text:style-name="T1813">L</text:span><text:span text:style-name="T165"> para selecionar todos os caracteres iguais</text:span></text:p>
        </text:list-item>
      </text:list>
      <text:h text:style-name="P738" text:outline-level="1">DOM – Document Object Model</text:h>
      <text:p text:style-name="P739">O DOM é uma API <text:span text:style-name="T1814">(interface de programação </text:span><text:span text:style-name="T1815">que traduz</text:span><text:span text:style-name="T1814">). </text:span><text:span text:style-name="T1816">Ele</text:span> representa a estrutura do documento web na memória do dispositivo assim que o navegador conclui o carregamento da página. <text:span text:style-name="T1816">Sua principal função é converter elementos para objetos e, através de métodos presentes nesses objetos, é possível acessar e alterar o conteúdo da página web durante sua exibição.</text:span></text:p>
      <text:p text:style-name="P740"><text:span text:style-name="T1817">Sua</text:span><text:span text:style-name="T165"> representação </text:span><text:span text:style-name="T1817">é uma estrutura</text:span><text:span text:style-name="T165"> </text:span><text:span text:style-name="T1818">hierárquica</text:span><text:span text:style-name="T165"> </text:span><text:span text:style-name="T1817">de</text:span><text:span text:style-name="T165"> documentos HTML, XML ou XHTML, </text:span><text:span text:style-name="T1817">para permitir</text:span><text:span text:style-name="T165"> que scripts manipulem </text:span><text:span text:style-name="T1819">a </text:span><text:span text:style-name="T1817">su</text:span><text:span text:style-name="T165">a </text:span><text:span text:style-name="T1817">organização</text:span><text:span text:style-name="T165">, </text:span><text:span text:style-name="T1819">seu </text:span><text:span text:style-name="T165">estilo e conteúdo.</text:span></text:p>
      <text:p text:style-name="P741">O DOM <text:span text:style-name="T1814">é organizado</text:span> como uma <text:span text:style-name="T97">árvore</text:span>, onde cada elemento, atributo e pedaço de texto são representados como nós na árvore.</text:p>
      <text:p text:style-name="P740"><text:span text:style-name="T165">Cada elemento no documento é representado como um </text:span><text:span text:style-name="T1818">objeto</text:span><text:span text:style-name="T165"> </text:span><text:span text:style-name="T1820">que</text:span><text:span text:style-name="T165"> pode ser </text:span><text:span text:style-name="T1818">manipulado</text:span><text:span text:style-name="T165"> através d</text:span><text:span text:style-name="T1821">e</text:span><text:span text:style-name="T165"> JavaScript, </text:span><text:span text:style-name="T1820">isso permite a </text:span><text:span text:style-name="T1822">interação dinâmica</text:span><text:span text:style-name="T1820"> para validação de formulários, animações e atualização </text:span><text:span text:style-name="T1822">assíncrona</text:span><text:span text:style-name="T1820"> do conteúdo em tempo real, ou seja, sem a necessidade de recarregar a página.</text:span></text:p>
      <text:p text:style-name="P742"><draw:frame draw:style-name="fr8" draw:name="Figura25" text:anchor-type="as-char" svg:width="13.13cm" svg:height="13.589cm" draw:z-index="27"><draw:image xlink:href="Pictures/10000001000002E6000003006C00F571.png" xlink:type="simple" xlink:show="embed" xlink:actuate="onLoad" draw:mime-type="image/png"/></draw:frame></text:p>
      <text:p text:style-name="P743">Enti<text:span text:style-name="T1823">dades de caracteres</text:span></text:p>
      <text:p text:style-name="P744"/>
      <text:p text:style-name="P745"><text:span text:style-name="T1824"><text:tab/></text:span><text:span text:style-name="T1825">Entities</text:span><text:span text:style-name="T1826"> é um</text:span><text:span text:style-name="T1824"> mecanismo que permite representar caracteres </text:span><text:span text:style-name="T165">especiais que podem causar </text:span><text:span text:style-name="T1818">conflitos com a sintaxe</text:span><text:span text:style-name="T165"> do código HTML </text:span><text:span text:style-name="T1827">ou quando se trabalha com </text:span><text:span text:style-name="T1828">codificações de caracteres diferentes</text:span><text:span text:style-name="T1827"> (como a ISO-8859-1)</text:span><text:span text:style-name="T165">. </text:span><text:span text:style-name="T1826">Elas são</text:span><text:span text:style-name="T1824"> representada</text:span><text:span text:style-name="T159">s</text:span><text:span text:style-name="T1824"> p</text:span><text:span text:style-name="T1829">elo símbolo</text:span><text:span text:style-name="T1824"> </text:span><text:span text:style-name="T1830">ampersands (&amp;)</text:span><text:span text:style-name="T1824"> e finalizad</text:span><text:span text:style-name="T1829">as</text:span><text:span text:style-name="T1824"> com um ponto-e</text:span><text:span text:style-name="T1830">-</text:span><text:span text:style-name="T1824">vírgula. </text:span><text:span text:style-name="T1829">Exemplos:</text:span></text:p>
      <text:p text:style-name="P746"><text:span text:style-name="T1831"><draw:frame draw:style-name="fr9" draw:name="Figura8" text:anchor-type="as-char" svg:y="-10.821cm" svg:width="9.215cm" svg:height="10.98cm" draw:z-index="6"><draw:image xlink:href="Pictures/10000000000001A2000001EFA58DF16D.jpg" xlink:type="simple" xlink:show="embed" xlink:actuate="onLoad" draw:mime-type="image/jpeg"/></draw:frame></text:span><text:span text:style-name="T1831"><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747">&lt;</text:p>
          </table:table-cell>
          <table:table-cell table:style-name="Tabela2.A1" office:value-type="string">
            <text:p text:style-name="P748">less than</text:p>
          </table:table-cell>
          <table:table-cell table:style-name="Tabela2.C1" office:value-type="string">
            <text:p text:style-name="P748">&amp;lt;</text:p>
          </table:table-cell>
        </table:table-row>
        <table:table-row>
          <table:table-cell table:style-name="Tabela2.A2" office:value-type="string">
            <text:p text:style-name="P747">&gt;</text:p>
          </table:table-cell>
          <table:table-cell table:style-name="Tabela2.A2" office:value-type="string">
            <text:p text:style-name="P748">greater than</text:p>
          </table:table-cell>
          <table:table-cell table:style-name="Tabela2.C2" office:value-type="string">
            <text:p text:style-name="P748">&amp;gt;</text:p>
          </table:table-cell>
        </table:table-row>
        <table:table-row>
          <table:table-cell table:style-name="Tabela2.A2" office:value-type="string">
            <text:p text:style-name="P747">À</text:p>
          </table:table-cell>
          <table:table-cell table:style-name="Tabela2.A2" office:value-type="string">
            <text:p text:style-name="P748">crase</text:p>
          </table:table-cell>
          <table:table-cell table:style-name="Tabela2.C2" office:value-type="string">
            <text:p text:style-name="P748">&amp;Agrave;</text:p>
          </table:table-cell>
        </table:table-row>
        <table:table-row>
          <table:table-cell table:style-name="Tabela2.A2" office:value-type="string">
            <text:p text:style-name="P747">Á</text:p>
          </table:table-cell>
          <table:table-cell table:style-name="Tabela2.A2" office:value-type="string">
            <text:p text:style-name="P748">acento agudo</text:p>
          </table:table-cell>
          <table:table-cell table:style-name="Tabela2.C2" office:value-type="string">
            <text:p text:style-name="P748">&amp;Aacute;</text:p>
          </table:table-cell>
        </table:table-row>
        <table:table-row>
          <table:table-cell table:style-name="Tabela2.A2" office:value-type="string">
            <text:p text:style-name="P747">Â</text:p>
          </table:table-cell>
          <table:table-cell table:style-name="Tabela2.A2" office:value-type="string">
            <text:p text:style-name="P748">acento circunflexo</text:p>
          </table:table-cell>
          <table:table-cell table:style-name="Tabela2.C2" office:value-type="string">
            <text:p text:style-name="P748">&amp;Acirc;</text:p>
          </table:table-cell>
        </table:table-row>
        <table:table-row>
          <table:table-cell table:style-name="Tabela2.A2" office:value-type="string">
            <text:p text:style-name="P747">Ã</text:p>
          </table:table-cell>
          <table:table-cell table:style-name="Tabela2.A2" office:value-type="string">
            <text:p text:style-name="P748">acento til</text:p>
          </table:table-cell>
          <table:table-cell table:style-name="Tabela2.C2" office:value-type="string">
            <text:p text:style-name="P748">&amp;Atilde;</text:p>
          </table:table-cell>
        </table:table-row>
        <table:table-row>
          <table:table-cell table:style-name="Tabela2.A2" office:value-type="string">
            <text:p text:style-name="P747">Ç</text:p>
          </table:table-cell>
          <table:table-cell table:style-name="Tabela2.A2" office:value-type="string">
            <text:p text:style-name="P748">cedilha</text:p>
          </table:table-cell>
          <table:table-cell table:style-name="Tabela2.C2" office:value-type="string">
            <text:p text:style-name="P748">&amp;Ccedil;</text:p>
          </table:table-cell>
        </table:table-row>
      </table:table>
      <text:p text:style-name="P749"><text:span text:style-name="T1831">E</text:span><text:span text:style-name="T1824">ste</text:span><text:span text:style-name="T1832">s</text:span><text:span text:style-name="T1824"> site</text:span><text:span text:style-name="T1832">s</text:span><text:span text:style-name="T1824"> apresenta</text:span><text:span text:style-name="T1832">m</text:span><text:span text:style-name="T1824"> vários exemplos:</text:span></text:p>
      <text:p text:style-name="P750"><text:a xlink:type="simple" xlink:href="https://www.toptal.com/designers/htmlarrows/" text:style-name="Internet_20_link" text:visited-style-name="Visited_20_Internet_20_Link"><text:span text:style-name="T1833">https://www.toptal.com/designers/htmlarrows/</text:span></text:a></text:p>
      <text:p text:style-name="P751"><text:a xlink:type="simple" xlink:href="https://www.w3schools.com/charsets/ref_utf_symbols.asp" text:style-name="Internet_20_link" text:visited-style-name="Visited_20_Internet_20_Link"><text:span text:style-name="T1833">https://www.w3schools.com/charsets/ref_utf_symbols.asp</text:span></text:a></text:p>
      <text:p text:style-name="P752"/>
      <text:p text:style-name="P751"><text:span text:style-name="T1834">Além d</text:span><text:span text:style-name="T1835">as Entities</text:span><text:span text:style-name="T1834">, </text:span><text:span text:style-name="T1835">também existem os </text:span><text:span text:style-name="Strong_20_Emphasis"><text:span text:style-name="T1836">códigos numéricos para caracteres especiais</text:span></text:span><text:span text:style-name="T1834">. </text:span><text:span text:style-name="T1835">C</text:span><text:span text:style-name="T1834">omeçam com </text:span><text:span text:style-name="T1837">ampersands-</text:span><text:span text:style-name="T1835">hash</text:span><text:span text:style-name="T1837"> (</text:span><text:span text:style-name="Source_20_Text"><text:span text:style-name="T1834">&amp;#</text:span></text:span><text:span text:style-name="Source_20_Text"><text:span text:style-name="T1835">)</text:span></text:span><text:span text:style-name="Source_20_Text"><text:span text:style-name="T1834"> </text:span></text:span><text:span text:style-name="T1834">e terminam com </text:span><text:span text:style-name="T1838">um ponto-e</text:span><text:span text:style-name="T1837">-</text:span><text:span text:style-name="T1838">vírgula</text:span><text:span text:style-name="Source_20_Text"><text:span text:style-name="T1834">. </text:span></text:span><text:span text:style-name="T1834">Por exemplo:</text:span></text:p>
      <text:p text:style-name="P753"><text:soft-page-break/><text:span text:style-name="Source_20_Text"><text:span text:style-name="T1834"/></text:span></text:p>
      <text:section text:style-name="Sect1" text:name="Seção1">
        <text:p text:style-name="P753"><text:span text:style-name="Source_20_Text"><text:span text:style-name="T1834"><draw:frame draw:style-name="fr10" draw:name="Figura28" text:anchor-type="as-char" svg:y="0.099cm" svg:width="2.937cm" svg:height="4.207cm" draw:z-index="28"><draw:image xlink:href="Pictures/100000010000006F0000009F8420996B.png" xlink:type="simple" xlink:show="embed" xlink:actuate="onLoad" draw:mime-type="image/png"/></draw:frame></text:span></text:span></text:p>
        <text:p text:style-name="P753"><text:span text:style-name="Source_20_Text"><text:span text:style-name="T1834">&amp;#169; </text:span></text:span><text:span text:style-name="T1834">exibe o símbolo de direitos autorais </text:span><text:span text:style-name="Source_20_Text"><text:span text:style-name="T1834">©</text:span></text:span><text:span text:style-name="T1834">;</text:span></text:p>
        <text:p text:style-name="P754"><text:span text:style-name="Source_20_Text"><text:span text:style-name="T1834">&amp;#174; </text:span></text:span><text:span text:style-name="T1834">exibe o símbolo de marca registrada </text:span><text:span text:style-name="Source_20_Text"><text:span text:style-name="T1834">®</text:span></text:span><text:span text:style-name="T1834">;</text:span></text:p>
        <text:p text:style-name="P755"><text:span text:style-name="Source_20_Text"><text:span text:style-name="T1834">&amp;#8482; </text:span></text:span><text:span text:style-name="T1834">exibe o símbolo de marca comercial </text:span><text:span text:style-name="Source_20_Text"><text:span text:style-name="T1834">™</text:span></text:span><text:span text:style-name="T1834">.</text:span></text:p>
        <text:p text:style-name="P750"><text:span text:style-name="T1834">Site para</text:span><text:span text:style-name="T1839"> </text:span><text:span text:style-name="T1840">emojis</text:span><text:span text:style-name="T1839">: </text:span><text:a xlink:type="simple" xlink:href="http://emojipedia.org/" text:style-name="Internet_20_link" text:visited-style-name="Visited_20_Internet_20_Link"><text:span text:style-name="T1841">emojipedia.org</text:span></text:a><text:span text:style-name="T1834"><text:tab/><text:line-break/>(digite</text:span><text:span text:style-name="T1842"> </text:span><text:span text:style-name="T1843">&amp;#x</text:span><text:span text:style-name="T1834"> + código. </text:span><text:span text:style-name="T1835">E</text:span><text:span text:style-name="T1834">xemplo: </text:span><text:span text:style-name="T1844">&amp;#x</text:span><text:span text:style-name="T1845">1F913</text:span><text:span text:style-name="T1844">;</text:span><text:span text:style-name="T1846">)</text:span></text:p>
      </text:section>
      <text:h text:style-name="P756" text:outline-level="1">Design responsivo x Mobile First</text:h>
      <text:p text:style-name="P757"><text:span text:style-name="T1847">O </text:span><text:span text:style-name="T1848">Design responsivo</text:span><text:span text:style-name="T1847"> é um conceito mais tradicional, no qual o projeto é implementado primeiro em um desktop e depois adaptado para telas menores. Já a abordagem do </text:span><text:span text:style-name="T1848">Mobile First</text:span><text:span text:style-name="T1847"> trilha o caminho contrário: pensa inicialmente </text:span><text:span text:style-name="T1696">no layout e funcionalidades da versão móvel e depois adapta tudo a telas maiores, </text:span><text:span text:style-name="T1847">em razão de que a grande maioria dos acessos são via smartphones.</text:span></text:p>
      <text:h text:style-name="P756" text:outline-level="1">UX x UI</text:h>
      <text:p text:style-name="P758">São termos relacionados, mas referem-se a aspectos diferentes no design de produtos digitais.</text:p>
      <text:list xml:id="list1787428711" text:style-name="L69">
        <text:list-item>
          <text:p text:style-name="P759"><text:span text:style-name="Strong_20_Emphasis"><text:span text:style-name="T1709">User Experience (UX)</text:span></text:span><text:span text:style-name="Strong_20_Emphasis"><text:span text:style-name="T1710">:</text:span></text:span></text:p>
        </text:list-item>
      </text:list>
      <text:list text:style-name="L70">
        <text:list-item>
          <text:list>
            <text:list-item>
              <text:p text:style-name="P760"><text:span text:style-name="Strong_20_Emphasis"><text:span text:style-name="T1710">Definição:</text:span></text:span><text:span text:style-name="T1710"> Refere-se à experiência geral que um usuário tem ao interagir com um produto ou serviço.</text:span></text:p>
            </text:list-item>
            <text:list-item>
              <text:p text:style-name="P760"><text:span text:style-name="Strong_20_Emphasis"><text:span text:style-name="T1710">Foco:</text:span></text:span><text:span text:style-name="T1710"> Concentra-se em aspectos emocionais, práticos e afetivos da interação do usuário.</text:span></text:p>
            </text:list-item>
            <text:list-item>
              <text:p text:style-name="P760"><text:span text:style-name="Strong_20_Emphasis"><text:span text:style-name="T1710">Inclui:</text:span></text:span><text:span text:style-name="T1710"> Pesquisas de usuário, arquitetura de informação, design de interação e usabilidade.</text:span></text:p>
            </text:list-item>
            <text:list-item>
              <text:p text:style-name="P760"><text:span text:style-name="Strong_20_Emphasis"><text:span text:style-name="T1710">Objetivo: Garantir que o usuário tenha uma experiência positiva, eficiente e significativa ao usar o produto.</text:span></text:span></text:p>
            </text:list-item>
          </text:list>
        </text:list-item>
      </text:list>
      <text:p text:style-name="P761"><text:span text:style-name="Strong_20_Emphasis"><text:span text:style-name="T1710"/></text:span></text:p>
      <text:list text:continue-list="list1787428711" text:style-name="L69">
        <text:list-item>
          <text:p text:style-name="P759"><text:span text:style-name="Strong_20_Emphasis"><text:span text:style-name="T1709">User Interface (UI)</text:span></text:span><text:span text:style-name="Strong_20_Emphasis"><text:span text:style-name="T1710">:</text:span></text:span></text:p>
        </text:list-item>
      </text:list>
      <text:list text:style-name="L71">
        <text:list-item>
          <text:list>
            <text:list-item>
              <text:p text:style-name="P762"><text:span text:style-name="Strong_20_Emphasis"><text:span text:style-name="T1710">Definição:</text:span></text:span><text:span text:style-name="T1710"> Diz respeito aos elementos visuais e interativos do produto com os quais os usuários interagem.</text:span></text:p>
            </text:list-item>
            <text:list-item>
              <text:p text:style-name="P762"><text:span text:style-name="Strong_20_Emphasis"><text:span text:style-name="T1710">Foco:</text:span></text:span><text:span text:style-name="T1710"> Envolve o design de botões, ícones, cores, tipografia e todos os componentes visíveis na interface do usuário.</text:span></text:p>
            </text:list-item>
            <text:list-item>
              <text:p text:style-name="P762"><text:span text:style-name="Strong_20_Emphasis"><text:span text:style-name="T1710">Inclui:</text:span></text:span><text:span text:style-name="T1710"> Layouts, design gráfico, animações e microinterações.</text:span></text:p>
            </text:list-item>
            <text:list-item>
              <text:p text:style-name="P762"><text:span text:style-name="Strong_20_Emphasis"><text:span text:style-name="T1710">Objetivo:</text:span></text:span><text:span text:style-name="T1710"> Criar uma interface visualmente atraente e funcional que seja intuitiva e facilmente compreendida pelo usuário.</text:span></text:p>
            </text:list-item>
          </text:list>
        </text:list-item>
      </text:list>
      <text:p text:style-name="P763">Em resumo, UX está mais relacionado à experiência global e satisfação do usuário, enquanto UI está focada nos aspectos visuais e interativos que compõem a interface do usuário.</text:p>
      <text:h text:style-name="P764" text:outline-level="1">Acessibilidade</text:h>
      <text:p text:style-name="P765"/>
      <text:p text:style-name="P765"><text:span text:style-name="T195">Para aprimorar a questão de </text:span><text:span text:style-name="T1849">acessibilidade</text:span><text:span text:style-name="T195"> do site é possível usar o </text:span><text:span text:style-name="T1850">WAI-ARIA</text:span><text:span text:style-name="T195">, um conjunto de atributos e propriedades que fornece recursos adicionais para descrever a função, o estado e o comportamento dos elementos; como menus, formulários, carrosséis e outros, tornando-os mais compreensíveis para leitores de tela.</text:span></text:p>
      <text:h text:style-name="P766" text:outline-level="2"><text:span text:style-name="T1851">P</text:span>ráticas e diretrizes de acessibilidade <text:span text:style-name="T1851">para a</text:span> web:</text:h>
      <text:list text:style-name="L72">
        <text:list-item>
          <text:p text:style-name="P767"><text:span text:style-name="Strong_20_Emphasis"><text:span text:style-name="T1852">Texto Alternativo Equivalente:</text:span></text:span><text:span text:style-name="T1852"> Forneça texto alternativo descritivo para conteúdo não textual, auxiliando usuários que dependem de leitores de tela, garantindo acessibilidade.</text:span></text:p>
        </text:list-item>
        <text:list-item>
          <text:p text:style-name="P767"><text:span text:style-name="Strong_20_Emphasis"><text:span text:style-name="T1852">Estrutura Lógica do Documento:</text:span></text:span><text:span text:style-name="T1852"> Utilize cabeçalhos, listas e elementos estruturais para criar uma estrutura de documento significativa e bem organizada, aprimorando a navegação para usuários de teclado.</text:span></text:p>
        </text:list-item>
        <text:list-item>
          <text:p text:style-name="P767"><text:span text:style-name="Strong_20_Emphasis"><text:span text:style-name="T1852">Cabeçalhos para Tabelas de Dados:</text:span></text:span><text:span text:style-name="T1852"> Use cabeçalhos de linha e coluna em tabelas de dados para associá-los programaticamente às células de dados, facilitando a navegação e compreensão para usuários de leitores de tela.</text:span></text:p>
        </text:list-item>
        <text:list-item>
          <text:p text:style-name="P767"><text:span text:style-name="Strong_20_Emphasis"><text:span text:style-name="T1852">Completar e Enviar Formulários:</text:span></text:span><text:span text:style-name="T1852"> Garanta que todos os elementos do formulário tenham rótulos associados programaticamente, permitindo que os usuários completem e enviem formulários com facilidade, incluindo a recuperação de erros.</text:span></text:p>
        </text:list-item>
        <text:list-item>
          <text:p text:style-name="P767"><text:span text:style-name="Strong_20_Emphasis"><text:span text:style-name="T1852">Links Significativos:</text:span></text:span><text:span text:style-name="T1852"> Escreva links que sejam contextualmente significativos por si só, evitando frases vagas como "clique aqui" para aprimorar a experiência de usuários de leitores de tela.</text:span></text:p>
        </text:list-item>
        <text:list-item>
          <text:p text:style-name="P767"><text:span text:style-name="Strong_20_Emphasis"><text:span text:style-name="T1852">Legenda e Transcrições para Mídia:</text:span></text:span><text:span text:style-name="T1852"> Forneça legendas e transcrições para vídeos e áudios ao vivo, garantindo acessibilidade para usuários com diversas necessidades.</text:span></text:p>
        </text:list-item>
        <text:list-item>
          <text:p text:style-name="P767"><text:span text:style-name="Strong_20_Emphasis"><text:span text:style-name="T1852">Conteúdo Não-HTML Acessível:</text:span></text:span><text:span text:style-name="T1852"> Torne os PDFs e outros conteúdos não-HTML o mais acessíveis possível ou forneça alternativas acessíveis, promovendo a inclusão.</text:span></text:p>
        </text:list-item>
        <text:list-item>
          <text:p text:style-name="P767"><text:soft-page-break/><text:span text:style-name="Strong_20_Emphasis"><text:span text:style-name="T1852">Pular Elementos Repetitivos:</text:span></text:span><text:span text:style-name="T1852"> Inclua um link "Pular para o Conteúdo Principal" para permitir que os usuários ignorem elementos repetitivos, como navegação, melhorando a eficiência para usuários de leitores de tela.</text:span></text:p>
        </text:list-item>
        <text:list-item>
          <text:p text:style-name="P767"><text:span text:style-name="Strong_20_Emphasis"><text:span text:style-name="T1852">Evitar Dependência Apenas de Cor:</text:span></text:span><text:span text:style-name="T1852"> Não transmita informações cruciais apenas por meio de cor, pois isso pode excluir usuários com daltonismo e aqueles que usam leitores de tela.</text:span></text:p>
        </text:list-item>
        <text:list-item>
          <text:p text:style-name="P767"><text:span text:style-name="Strong_20_Emphasis"><text:span text:style-name="T1852">Conteúdo Claro e Legível:</text:span></text:span><text:span text:style-name="T1852"> Escreva o conteúdo de forma clara, use fontes legíveis e estruture as informações logicamente com cabeçalhos e listas para uma legibilidade aprimorada.</text:span></text:p>
        </text:list-item>
        <text:list-item>
          <text:p text:style-name="P767"><text:span text:style-name="Strong_20_Emphasis"><text:span text:style-name="T1852">JavaScript Acessível:</text:span></text:span><text:span text:style-name="T1852"> Garanta que os manipuladores de eventos JavaScript sejam independentes de dispositivos, acomodando vários métodos de entrada e promovendo a acessibilidade.</text:span></text:p>
        </text:list-item>
        <text:list-item>
          <text:p text:style-name="P767"><text:span text:style-name="Strong_20_Emphasis"><text:span text:style-name="T1852">Design Conforme Padrões:</text:span></text:span><text:span text:style-name="T1852">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Mono" svg:font-family="'Roboto Mono', monospac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pple-system" svg:font-family="apple-system, BlinkMacSystemFont, 'Segoe UI', Roboto, Oxygen, Ubuntu, Cantarell, 'Open Sans', 'Helvetica Neue', sans-serif"/>
    <style:font-face style:name="arial" svg:font-family="arial, sans-serif"/>
    <style:font-face style:name="inherit" svg:font-family="inherit"/>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2.1$Windows_X86_64 LibreOffice_project/0f794b6e29741098670a3b95d60478a65d05ef13</meta:generator>
    <dc:date>2024-10-29T12:15:25.210000000</dc:date>
    <meta:editing-duration>P20DT4H3M41S</meta:editing-duration>
    <meta:editing-cycles>614</meta:editing-cycles>
    <meta:document-statistic meta:table-count="1" meta:image-count="29" meta:object-count="0" meta:page-count="74" meta:paragraph-count="1204" meta:word-count="15945" meta:character-count="106860" meta:non-whitespace-character-count="89404"/>
  </office:meta>
</office:document-meta>
</file>